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Lucida Sans Unicode" style:language-asian="en" style:country-asian="US" style:font-name-complex="Tahoma" style:font-size-complex="5.65000009536743pt" style:language-complex="en" style:country-complex="US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$date1</text:p>
          </table:table-cell>
          <table:table-cell office:value-type="string">
            <text:p>$temp1</text:p>
          </table:table-cell>
          <table:table-cell office:value-type="string">
            <text:p>$hum1</text:p>
          </table:table-cell>
          <table:table-cell/>
          <table:table-cell table:formula="of:=[.B5]&amp;&quot;$&quot;" office:value-type="string" office:string-value="$date1$">
            <text:p>$date1$</text:p>
          </table:table-cell>
          <table:table-cell table:formula="of:=[.C5]&amp;&quot;$&quot;" office:value-type="string" office:string-value="$temp1$">
            <text:p>$temp1$</text:p>
          </table:table-cell>
          <table:table-cell table:formula="of:=[.D5]&amp;&quot;$&quot;" office:value-type="string" office:string-value="$hum1$">
            <text:p>$hum1$</text:p>
          </table:table-cell>
        </table:table-row>
        <table:table-row table:style-name="ro1">
          <table:table-cell/>
          <table:table-cell office:value-type="string">
            <text:p>$date2</text:p>
          </table:table-cell>
          <table:table-cell office:value-type="string">
            <text:p>$temp2</text:p>
          </table:table-cell>
          <table:table-cell office:value-type="string">
            <text:p>$hum2</text:p>
          </table:table-cell>
          <table:table-cell/>
          <table:table-cell table:formula="of:=[.B6]&amp;&quot;$&quot;" office:value-type="string" office:string-value="$date2$">
            <text:p>$date2$</text:p>
          </table:table-cell>
          <table:table-cell table:formula="of:=[.C6]&amp;&quot;$&quot;" office:value-type="string" office:string-value="$temp2$">
            <text:p>$temp2$</text:p>
          </table:table-cell>
          <table:table-cell table:formula="of:=[.D6]&amp;&quot;$&quot;" office:value-type="string" office:string-value="$hum2$">
            <text:p>$hum2$</text:p>
          </table:table-cell>
        </table:table-row>
        <table:table-row table:style-name="ro1">
          <table:table-cell/>
          <table:table-cell office:value-type="string">
            <text:p>$date3</text:p>
          </table:table-cell>
          <table:table-cell office:value-type="string">
            <text:p>$temp3</text:p>
          </table:table-cell>
          <table:table-cell office:value-type="string">
            <text:p>$hum3</text:p>
          </table:table-cell>
          <table:table-cell/>
          <table:table-cell table:formula="of:=[.B7]&amp;&quot;$&quot;" office:value-type="string" office:string-value="$date3$">
            <text:p>$date3$</text:p>
          </table:table-cell>
          <table:table-cell table:formula="of:=[.C7]&amp;&quot;$&quot;" office:value-type="string" office:string-value="$temp3$">
            <text:p>$temp3$</text:p>
          </table:table-cell>
          <table:table-cell table:formula="of:=[.D7]&amp;&quot;$&quot;" office:value-type="string" office:string-value="$hum3$">
            <text:p>$hum3$</text:p>
          </table:table-cell>
        </table:table-row>
        <table:table-row table:style-name="ro1">
          <table:table-cell/>
          <table:table-cell office:value-type="string">
            <text:p>$date4</text:p>
          </table:table-cell>
          <table:table-cell office:value-type="string">
            <text:p>$temp4</text:p>
          </table:table-cell>
          <table:table-cell office:value-type="string">
            <text:p>$hum4</text:p>
          </table:table-cell>
          <table:table-cell/>
          <table:table-cell table:formula="of:=[.B8]&amp;&quot;$&quot;" office:value-type="string" office:string-value="$date4$">
            <text:p>$date4$</text:p>
          </table:table-cell>
          <table:table-cell table:formula="of:=[.C8]&amp;&quot;$&quot;" office:value-type="string" office:string-value="$temp4$">
            <text:p>$temp4$</text:p>
          </table:table-cell>
          <table:table-cell table:formula="of:=[.D8]&amp;&quot;$&quot;" office:value-type="string" office:string-value="$hum4$">
            <text:p>$hum4$</text:p>
          </table:table-cell>
        </table:table-row>
        <table:table-row table:style-name="ro1">
          <table:table-cell/>
          <table:table-cell office:value-type="string">
            <text:p>$date5</text:p>
          </table:table-cell>
          <table:table-cell office:value-type="string">
            <text:p>$temp5</text:p>
          </table:table-cell>
          <table:table-cell office:value-type="string">
            <text:p>$hum5</text:p>
          </table:table-cell>
          <table:table-cell/>
          <table:table-cell table:formula="of:=[.B9]&amp;&quot;$&quot;" office:value-type="string" office:string-value="$date5$">
            <text:p>$date5$</text:p>
          </table:table-cell>
          <table:table-cell table:formula="of:=[.C9]&amp;&quot;$&quot;" office:value-type="string" office:string-value="$temp5$">
            <text:p>$temp5$</text:p>
          </table:table-cell>
          <table:table-cell table:formula="of:=[.D9]&amp;&quot;$&quot;" office:value-type="string" office:string-value="$hum5$">
            <text:p>$hum5$</text:p>
          </table:table-cell>
        </table:table-row>
        <table:table-row table:style-name="ro1">
          <table:table-cell/>
          <table:table-cell office:value-type="string">
            <text:p>$date6</text:p>
          </table:table-cell>
          <table:table-cell office:value-type="string">
            <text:p>$temp6</text:p>
          </table:table-cell>
          <table:table-cell office:value-type="string">
            <text:p>$hum6</text:p>
          </table:table-cell>
          <table:table-cell/>
          <table:table-cell table:formula="of:=[.B10]&amp;&quot;$&quot;" office:value-type="string" office:string-value="$date6$">
            <text:p>$date6$</text:p>
          </table:table-cell>
          <table:table-cell table:formula="of:=[.C10]&amp;&quot;$&quot;" office:value-type="string" office:string-value="$temp6$">
            <text:p>$temp6$</text:p>
          </table:table-cell>
          <table:table-cell table:formula="of:=[.D10]&amp;&quot;$&quot;" office:value-type="string" office:string-value="$hum6$">
            <text:p>$hum6$</text:p>
          </table:table-cell>
        </table:table-row>
        <table:table-row table:style-name="ro1">
          <table:table-cell/>
          <table:table-cell office:value-type="string">
            <text:p>$date7</text:p>
          </table:table-cell>
          <table:table-cell office:value-type="string">
            <text:p>$temp7</text:p>
          </table:table-cell>
          <table:table-cell office:value-type="string">
            <text:p>$hum7</text:p>
          </table:table-cell>
          <table:table-cell/>
          <table:table-cell table:formula="of:=[.B11]&amp;&quot;$&quot;" office:value-type="string" office:string-value="$date7$">
            <text:p>$date7$</text:p>
          </table:table-cell>
          <table:table-cell table:formula="of:=[.C11]&amp;&quot;$&quot;" office:value-type="string" office:string-value="$temp7$">
            <text:p>$temp7$</text:p>
          </table:table-cell>
          <table:table-cell table:formula="of:=[.D11]&amp;&quot;$&quot;" office:value-type="string" office:string-value="$hum7$">
            <text:p>$hum7$</text:p>
          </table:table-cell>
        </table:table-row>
        <table:table-row table:style-name="ro1">
          <table:table-cell/>
          <table:table-cell office:value-type="string">
            <text:p>$date8</text:p>
          </table:table-cell>
          <table:table-cell office:value-type="string">
            <text:p>$temp8</text:p>
          </table:table-cell>
          <table:table-cell office:value-type="string">
            <text:p>$hum8</text:p>
          </table:table-cell>
          <table:table-cell/>
          <table:table-cell table:formula="of:=[.B12]&amp;&quot;$&quot;" office:value-type="string" office:string-value="$date8$">
            <text:p>$date8$</text:p>
          </table:table-cell>
          <table:table-cell table:formula="of:=[.C12]&amp;&quot;$&quot;" office:value-type="string" office:string-value="$temp8$">
            <text:p>$temp8$</text:p>
          </table:table-cell>
          <table:table-cell table:formula="of:=[.D12]&amp;&quot;$&quot;" office:value-type="string" office:string-value="$hum8$">
            <text:p>$hum8$</text:p>
          </table:table-cell>
        </table:table-row>
        <table:table-row table:style-name="ro1">
          <table:table-cell/>
          <table:table-cell office:value-type="string">
            <text:p>$date9</text:p>
          </table:table-cell>
          <table:table-cell office:value-type="string">
            <text:p>$temp9</text:p>
          </table:table-cell>
          <table:table-cell office:value-type="string">
            <text:p>$hum9</text:p>
          </table:table-cell>
          <table:table-cell/>
          <table:table-cell table:formula="of:=[.B13]&amp;&quot;$&quot;" office:value-type="string" office:string-value="$date9$">
            <text:p>$date9$</text:p>
          </table:table-cell>
          <table:table-cell table:formula="of:=[.C13]&amp;&quot;$&quot;" office:value-type="string" office:string-value="$temp9$">
            <text:p>$temp9$</text:p>
          </table:table-cell>
          <table:table-cell table:formula="of:=[.D13]&amp;&quot;$&quot;" office:value-type="string" office:string-value="$hum9$">
            <text:p>$hum9$</text:p>
          </table:table-cell>
        </table:table-row>
        <table:table-row table:style-name="ro1">
          <table:table-cell/>
          <table:table-cell office:value-type="string">
            <text:p>$date10</text:p>
          </table:table-cell>
          <table:table-cell office:value-type="string">
            <text:p>$temp10</text:p>
          </table:table-cell>
          <table:table-cell office:value-type="string">
            <text:p>$hum10</text:p>
          </table:table-cell>
          <table:table-cell/>
          <table:table-cell table:formula="of:=[.B14]&amp;&quot;$&quot;" office:value-type="string" office:string-value="$date10$">
            <text:p>$date10$</text:p>
          </table:table-cell>
          <table:table-cell table:formula="of:=[.C14]&amp;&quot;$&quot;" office:value-type="string" office:string-value="$temp10$">
            <text:p>$temp10$</text:p>
          </table:table-cell>
          <table:table-cell table:formula="of:=[.D14]&amp;&quot;$&quot;" office:value-type="string" office:string-value="$hum10$">
            <text:p>$hum10$</text:p>
          </table:table-cell>
        </table:table-row>
        <table:table-row table:style-name="ro1">
          <table:table-cell/>
          <table:table-cell office:value-type="string">
            <text:p>$date11</text:p>
          </table:table-cell>
          <table:table-cell office:value-type="string">
            <text:p>$temp11</text:p>
          </table:table-cell>
          <table:table-cell office:value-type="string">
            <text:p>$hum11</text:p>
          </table:table-cell>
          <table:table-cell/>
          <table:table-cell table:formula="of:=[.B15]&amp;&quot;$&quot;" office:value-type="string" office:string-value="$date11$">
            <text:p>$date11$</text:p>
          </table:table-cell>
          <table:table-cell table:formula="of:=[.C15]&amp;&quot;$&quot;" office:value-type="string" office:string-value="$temp11$">
            <text:p>$temp11$</text:p>
          </table:table-cell>
          <table:table-cell table:formula="of:=[.D15]&amp;&quot;$&quot;" office:value-type="string" office:string-value="$hum11$">
            <text:p>$hum11$</text:p>
          </table:table-cell>
        </table:table-row>
        <table:table-row table:style-name="ro1">
          <table:table-cell/>
          <table:table-cell office:value-type="string">
            <text:p>$date12</text:p>
          </table:table-cell>
          <table:table-cell office:value-type="string">
            <text:p>$temp12</text:p>
          </table:table-cell>
          <table:table-cell office:value-type="string">
            <text:p>$hum12</text:p>
          </table:table-cell>
          <table:table-cell/>
          <table:table-cell table:formula="of:=[.B16]&amp;&quot;$&quot;" office:value-type="string" office:string-value="$date12$">
            <text:p>$date12$</text:p>
          </table:table-cell>
          <table:table-cell table:formula="of:=[.C16]&amp;&quot;$&quot;" office:value-type="string" office:string-value="$temp12$">
            <text:p>$temp12$</text:p>
          </table:table-cell>
          <table:table-cell table:formula="of:=[.D16]&amp;&quot;$&quot;" office:value-type="string" office:string-value="$hum12$">
            <text:p>$hum12$</text:p>
          </table:table-cell>
        </table:table-row>
        <table:table-row table:style-name="ro1">
          <table:table-cell/>
          <table:table-cell office:value-type="string">
            <text:p>$date13</text:p>
          </table:table-cell>
          <table:table-cell office:value-type="string">
            <text:p>$temp13</text:p>
          </table:table-cell>
          <table:table-cell office:value-type="string">
            <text:p>$hum13</text:p>
          </table:table-cell>
          <table:table-cell/>
          <table:table-cell table:formula="of:=[.B17]&amp;&quot;$&quot;" office:value-type="string" office:string-value="$date13$">
            <text:p>$date13$</text:p>
          </table:table-cell>
          <table:table-cell table:formula="of:=[.C17]&amp;&quot;$&quot;" office:value-type="string" office:string-value="$temp13$">
            <text:p>$temp13$</text:p>
          </table:table-cell>
          <table:table-cell table:formula="of:=[.D17]&amp;&quot;$&quot;" office:value-type="string" office:string-value="$hum13$">
            <text:p>$hum13$</text:p>
          </table:table-cell>
        </table:table-row>
        <table:table-row table:style-name="ro1">
          <table:table-cell/>
          <table:table-cell office:value-type="string">
            <text:p>$date14</text:p>
          </table:table-cell>
          <table:table-cell office:value-type="string">
            <text:p>$temp14</text:p>
          </table:table-cell>
          <table:table-cell office:value-type="string">
            <text:p>$hum14</text:p>
          </table:table-cell>
          <table:table-cell/>
          <table:table-cell table:formula="of:=[.B18]&amp;&quot;$&quot;" office:value-type="string" office:string-value="$date14$">
            <text:p>$date14$</text:p>
          </table:table-cell>
          <table:table-cell table:formula="of:=[.C18]&amp;&quot;$&quot;" office:value-type="string" office:string-value="$temp14$">
            <text:p>$temp14$</text:p>
          </table:table-cell>
          <table:table-cell table:formula="of:=[.D18]&amp;&quot;$&quot;" office:value-type="string" office:string-value="$hum14$">
            <text:p>$hum14$</text:p>
          </table:table-cell>
        </table:table-row>
        <table:table-row table:style-name="ro1">
          <table:table-cell/>
          <table:table-cell office:value-type="string">
            <text:p>$date15</text:p>
          </table:table-cell>
          <table:table-cell office:value-type="string">
            <text:p>$temp15</text:p>
          </table:table-cell>
          <table:table-cell office:value-type="string">
            <text:p>$hum15</text:p>
          </table:table-cell>
          <table:table-cell/>
          <table:table-cell table:formula="of:=[.B19]&amp;&quot;$&quot;" office:value-type="string" office:string-value="$date15$">
            <text:p>$date15$</text:p>
          </table:table-cell>
          <table:table-cell table:formula="of:=[.C19]&amp;&quot;$&quot;" office:value-type="string" office:string-value="$temp15$">
            <text:p>$temp15$</text:p>
          </table:table-cell>
          <table:table-cell table:formula="of:=[.D19]&amp;&quot;$&quot;" office:value-type="string" office:string-value="$hum15$">
            <text:p>$hum15$</text:p>
          </table:table-cell>
        </table:table-row>
        <table:table-row table:style-name="ro1">
          <table:table-cell/>
          <table:table-cell office:value-type="string">
            <text:p>$date16</text:p>
          </table:table-cell>
          <table:table-cell office:value-type="string">
            <text:p>$temp16</text:p>
          </table:table-cell>
          <table:table-cell office:value-type="string">
            <text:p>$hum16</text:p>
          </table:table-cell>
          <table:table-cell/>
          <table:table-cell table:formula="of:=[.B20]&amp;&quot;$&quot;" office:value-type="string" office:string-value="$date16$">
            <text:p>$date16$</text:p>
          </table:table-cell>
          <table:table-cell table:formula="of:=[.C20]&amp;&quot;$&quot;" office:value-type="string" office:string-value="$temp16$">
            <text:p>$temp16$</text:p>
          </table:table-cell>
          <table:table-cell table:formula="of:=[.D20]&amp;&quot;$&quot;" office:value-type="string" office:string-value="$hum16$">
            <text:p>$hum16$</text:p>
          </table:table-cell>
        </table:table-row>
        <table:table-row table:style-name="ro1">
          <table:table-cell/>
          <table:table-cell office:value-type="string">
            <text:p>$date17</text:p>
          </table:table-cell>
          <table:table-cell office:value-type="string">
            <text:p>$temp17</text:p>
          </table:table-cell>
          <table:table-cell office:value-type="string">
            <text:p>$hum17</text:p>
          </table:table-cell>
          <table:table-cell/>
          <table:table-cell table:formula="of:=[.B21]&amp;&quot;$&quot;" office:value-type="string" office:string-value="$date17$">
            <text:p>$date17$</text:p>
          </table:table-cell>
          <table:table-cell table:formula="of:=[.C21]&amp;&quot;$&quot;" office:value-type="string" office:string-value="$temp17$">
            <text:p>$temp17$</text:p>
          </table:table-cell>
          <table:table-cell table:formula="of:=[.D21]&amp;&quot;$&quot;" office:value-type="string" office:string-value="$hum17$">
            <text:p>$hum17$</text:p>
          </table:table-cell>
        </table:table-row>
        <table:table-row table:style-name="ro1">
          <table:table-cell/>
          <table:table-cell office:value-type="string">
            <text:p>$date18</text:p>
          </table:table-cell>
          <table:table-cell office:value-type="string">
            <text:p>$temp18</text:p>
          </table:table-cell>
          <table:table-cell office:value-type="string">
            <text:p>$hum18</text:p>
          </table:table-cell>
          <table:table-cell/>
          <table:table-cell table:formula="of:=[.B22]&amp;&quot;$&quot;" office:value-type="string" office:string-value="$date18$">
            <text:p>$date18$</text:p>
          </table:table-cell>
          <table:table-cell table:formula="of:=[.C22]&amp;&quot;$&quot;" office:value-type="string" office:string-value="$temp18$">
            <text:p>$temp18$</text:p>
          </table:table-cell>
          <table:table-cell table:formula="of:=[.D22]&amp;&quot;$&quot;" office:value-type="string" office:string-value="$hum18$">
            <text:p>$hum18$</text:p>
          </table:table-cell>
        </table:table-row>
        <table:table-row table:style-name="ro1">
          <table:table-cell/>
          <table:table-cell office:value-type="string">
            <text:p>$date19</text:p>
          </table:table-cell>
          <table:table-cell office:value-type="string">
            <text:p>$temp19</text:p>
          </table:table-cell>
          <table:table-cell office:value-type="string">
            <text:p>$hum19</text:p>
          </table:table-cell>
          <table:table-cell/>
          <table:table-cell table:formula="of:=[.B23]&amp;&quot;$&quot;" office:value-type="string" office:string-value="$date19$">
            <text:p>$date19$</text:p>
          </table:table-cell>
          <table:table-cell table:formula="of:=[.C23]&amp;&quot;$&quot;" office:value-type="string" office:string-value="$temp19$">
            <text:p>$temp19$</text:p>
          </table:table-cell>
          <table:table-cell table:formula="of:=[.D23]&amp;&quot;$&quot;" office:value-type="string" office:string-value="$hum19$">
            <text:p>$hum19$</text:p>
          </table:table-cell>
        </table:table-row>
        <table:table-row table:style-name="ro1">
          <table:table-cell/>
          <table:table-cell office:value-type="string">
            <text:p>$date20</text:p>
          </table:table-cell>
          <table:table-cell office:value-type="string">
            <text:p>$temp20</text:p>
          </table:table-cell>
          <table:table-cell office:value-type="string">
            <text:p>$hum20</text:p>
          </table:table-cell>
          <table:table-cell/>
          <table:table-cell table:formula="of:=[.B24]&amp;&quot;$&quot;" office:value-type="string" office:string-value="$date20$">
            <text:p>$date20$</text:p>
          </table:table-cell>
          <table:table-cell table:formula="of:=[.C24]&amp;&quot;$&quot;" office:value-type="string" office:string-value="$temp20$">
            <text:p>$temp20$</text:p>
          </table:table-cell>
          <table:table-cell table:formula="of:=[.D24]&amp;&quot;$&quot;" office:value-type="string" office:string-value="$hum20$">
            <text:p>$hum20$</text:p>
          </table:table-cell>
        </table:table-row>
        <table:table-row table:style-name="ro1">
          <table:table-cell/>
          <table:table-cell office:value-type="string">
            <text:p>$date21</text:p>
          </table:table-cell>
          <table:table-cell office:value-type="string">
            <text:p>$temp21</text:p>
          </table:table-cell>
          <table:table-cell office:value-type="string">
            <text:p>$hum21</text:p>
          </table:table-cell>
          <table:table-cell/>
          <table:table-cell table:formula="of:=[.B25]&amp;&quot;$&quot;" office:value-type="string" office:string-value="$date21$">
            <text:p>$date21$</text:p>
          </table:table-cell>
          <table:table-cell table:formula="of:=[.C25]&amp;&quot;$&quot;" office:value-type="string" office:string-value="$temp21$">
            <text:p>$temp21$</text:p>
          </table:table-cell>
          <table:table-cell table:formula="of:=[.D25]&amp;&quot;$&quot;" office:value-type="string" office:string-value="$hum21$">
            <text:p>$hum21$</text:p>
          </table:table-cell>
        </table:table-row>
        <table:table-row table:style-name="ro1">
          <table:table-cell/>
          <table:table-cell office:value-type="string">
            <text:p>$date22</text:p>
          </table:table-cell>
          <table:table-cell office:value-type="string">
            <text:p>$temp22</text:p>
          </table:table-cell>
          <table:table-cell office:value-type="string">
            <text:p>$hum22</text:p>
          </table:table-cell>
          <table:table-cell/>
          <table:table-cell table:formula="of:=[.B26]&amp;&quot;$&quot;" office:value-type="string" office:string-value="$date22$">
            <text:p>$date22$</text:p>
          </table:table-cell>
          <table:table-cell table:formula="of:=[.C26]&amp;&quot;$&quot;" office:value-type="string" office:string-value="$temp22$">
            <text:p>$temp22$</text:p>
          </table:table-cell>
          <table:table-cell table:formula="of:=[.D26]&amp;&quot;$&quot;" office:value-type="string" office:string-value="$hum22$">
            <text:p>$hum22$</text:p>
          </table:table-cell>
        </table:table-row>
        <table:table-row table:style-name="ro1">
          <table:table-cell/>
          <table:table-cell office:value-type="string">
            <text:p>$date23</text:p>
          </table:table-cell>
          <table:table-cell office:value-type="string">
            <text:p>$temp23</text:p>
          </table:table-cell>
          <table:table-cell office:value-type="string">
            <text:p>$hum23</text:p>
          </table:table-cell>
          <table:table-cell/>
          <table:table-cell table:formula="of:=[.B27]&amp;&quot;$&quot;" office:value-type="string" office:string-value="$date23$">
            <text:p>$date23$</text:p>
          </table:table-cell>
          <table:table-cell table:formula="of:=[.C27]&amp;&quot;$&quot;" office:value-type="string" office:string-value="$temp23$">
            <text:p>$temp23$</text:p>
          </table:table-cell>
          <table:table-cell table:formula="of:=[.D27]&amp;&quot;$&quot;" office:value-type="string" office:string-value="$hum23$">
            <text:p>$hum23$</text:p>
          </table:table-cell>
        </table:table-row>
        <table:table-row table:style-name="ro1">
          <table:table-cell/>
          <table:table-cell office:value-type="string">
            <text:p>$date24</text:p>
          </table:table-cell>
          <table:table-cell office:value-type="string">
            <text:p>$temp24</text:p>
          </table:table-cell>
          <table:table-cell office:value-type="string">
            <text:p>$hum24</text:p>
          </table:table-cell>
          <table:table-cell/>
          <table:table-cell table:formula="of:=[.B28]&amp;&quot;$&quot;" office:value-type="string" office:string-value="$date24$">
            <text:p>$date24$</text:p>
          </table:table-cell>
          <table:table-cell table:formula="of:=[.C28]&amp;&quot;$&quot;" office:value-type="string" office:string-value="$temp24$">
            <text:p>$temp24$</text:p>
          </table:table-cell>
          <table:table-cell table:formula="of:=[.D28]&amp;&quot;$&quot;" office:value-type="string" office:string-value="$hum24$">
            <text:p>$hum24$</text:p>
          </table:table-cell>
        </table:table-row>
        <table:table-row table:style-name="ro1">
          <table:table-cell/>
          <table:table-cell office:value-type="string">
            <text:p>$date25</text:p>
          </table:table-cell>
          <table:table-cell office:value-type="string">
            <text:p>$temp25</text:p>
          </table:table-cell>
          <table:table-cell office:value-type="string">
            <text:p>$hum25</text:p>
          </table:table-cell>
          <table:table-cell/>
          <table:table-cell table:formula="of:=[.B29]&amp;&quot;$&quot;" office:value-type="string" office:string-value="$date25$">
            <text:p>$date25$</text:p>
          </table:table-cell>
          <table:table-cell table:formula="of:=[.C29]&amp;&quot;$&quot;" office:value-type="string" office:string-value="$temp25$">
            <text:p>$temp25$</text:p>
          </table:table-cell>
          <table:table-cell table:formula="of:=[.D29]&amp;&quot;$&quot;" office:value-type="string" office:string-value="$hum25$">
            <text:p>$hum25$</text:p>
          </table:table-cell>
        </table:table-row>
        <table:table-row table:style-name="ro1">
          <table:table-cell/>
          <table:table-cell office:value-type="string">
            <text:p>$date26</text:p>
          </table:table-cell>
          <table:table-cell office:value-type="string">
            <text:p>$temp26</text:p>
          </table:table-cell>
          <table:table-cell office:value-type="string">
            <text:p>$hum26</text:p>
          </table:table-cell>
          <table:table-cell/>
          <table:table-cell table:formula="of:=[.B30]&amp;&quot;$&quot;" office:value-type="string" office:string-value="$date26$">
            <text:p>$date26$</text:p>
          </table:table-cell>
          <table:table-cell table:formula="of:=[.C30]&amp;&quot;$&quot;" office:value-type="string" office:string-value="$temp26$">
            <text:p>$temp26$</text:p>
          </table:table-cell>
          <table:table-cell table:formula="of:=[.D30]&amp;&quot;$&quot;" office:value-type="string" office:string-value="$hum26$">
            <text:p>$hum26$</text:p>
          </table:table-cell>
        </table:table-row>
        <table:table-row table:style-name="ro1">
          <table:table-cell/>
          <table:table-cell office:value-type="string">
            <text:p>$date27</text:p>
          </table:table-cell>
          <table:table-cell office:value-type="string">
            <text:p>$temp27</text:p>
          </table:table-cell>
          <table:table-cell office:value-type="string">
            <text:p>$hum27</text:p>
          </table:table-cell>
          <table:table-cell/>
          <table:table-cell table:formula="of:=[.B31]&amp;&quot;$&quot;" office:value-type="string" office:string-value="$date27$">
            <text:p>$date27$</text:p>
          </table:table-cell>
          <table:table-cell table:formula="of:=[.C31]&amp;&quot;$&quot;" office:value-type="string" office:string-value="$temp27$">
            <text:p>$temp27$</text:p>
          </table:table-cell>
          <table:table-cell table:formula="of:=[.D31]&amp;&quot;$&quot;" office:value-type="string" office:string-value="$hum27$">
            <text:p>$hum27$</text:p>
          </table:table-cell>
        </table:table-row>
        <table:table-row table:style-name="ro1">
          <table:table-cell/>
          <table:table-cell office:value-type="string">
            <text:p>$date28</text:p>
          </table:table-cell>
          <table:table-cell office:value-type="string">
            <text:p>$temp28</text:p>
          </table:table-cell>
          <table:table-cell office:value-type="string">
            <text:p>$hum28</text:p>
          </table:table-cell>
          <table:table-cell/>
          <table:table-cell table:formula="of:=[.B32]&amp;&quot;$&quot;" office:value-type="string" office:string-value="$date28$">
            <text:p>$date28$</text:p>
          </table:table-cell>
          <table:table-cell table:formula="of:=[.C32]&amp;&quot;$&quot;" office:value-type="string" office:string-value="$temp28$">
            <text:p>$temp28$</text:p>
          </table:table-cell>
          <table:table-cell table:formula="of:=[.D32]&amp;&quot;$&quot;" office:value-type="string" office:string-value="$hum28$">
            <text:p>$hum28$</text:p>
          </table:table-cell>
        </table:table-row>
        <table:table-row table:style-name="ro1">
          <table:table-cell/>
          <table:table-cell office:value-type="string">
            <text:p>$date29</text:p>
          </table:table-cell>
          <table:table-cell office:value-type="string">
            <text:p>$temp29</text:p>
          </table:table-cell>
          <table:table-cell office:value-type="string">
            <text:p>$hum29</text:p>
          </table:table-cell>
          <table:table-cell/>
          <table:table-cell table:formula="of:=[.B33]&amp;&quot;$&quot;" office:value-type="string" office:string-value="$date29$">
            <text:p>$date29$</text:p>
          </table:table-cell>
          <table:table-cell table:formula="of:=[.C33]&amp;&quot;$&quot;" office:value-type="string" office:string-value="$temp29$">
            <text:p>$temp29$</text:p>
          </table:table-cell>
          <table:table-cell table:formula="of:=[.D33]&amp;&quot;$&quot;" office:value-type="string" office:string-value="$hum29$">
            <text:p>$hum29$</text:p>
          </table:table-cell>
        </table:table-row>
        <table:table-row table:style-name="ro1">
          <table:table-cell/>
          <table:table-cell office:value-type="string">
            <text:p>$date30</text:p>
          </table:table-cell>
          <table:table-cell office:value-type="string">
            <text:p>$temp30</text:p>
          </table:table-cell>
          <table:table-cell office:value-type="string">
            <text:p>$hum30</text:p>
          </table:table-cell>
          <table:table-cell/>
          <table:table-cell table:formula="of:=[.B34]&amp;&quot;$&quot;" office:value-type="string" office:string-value="$date30$">
            <text:p>$date30$</text:p>
          </table:table-cell>
          <table:table-cell table:formula="of:=[.C34]&amp;&quot;$&quot;" office:value-type="string" office:string-value="$temp30$">
            <text:p>$temp30$</text:p>
          </table:table-cell>
          <table:table-cell table:formula="of:=[.D34]&amp;&quot;$&quot;" office:value-type="string" office:string-value="$hum30$">
            <text:p>$hum30$</text:p>
          </table:table-cell>
        </table:table-row>
        <table:table-row table:style-name="ro1">
          <table:table-cell/>
          <table:table-cell office:value-type="string">
            <text:p>$date31</text:p>
          </table:table-cell>
          <table:table-cell office:value-type="string">
            <text:p>$temp31</text:p>
          </table:table-cell>
          <table:table-cell office:value-type="string">
            <text:p>$hum31</text:p>
          </table:table-cell>
          <table:table-cell/>
          <table:table-cell table:formula="of:=[.B35]&amp;&quot;$&quot;" office:value-type="string" office:string-value="$date31$">
            <text:p>$date31$</text:p>
          </table:table-cell>
          <table:table-cell table:formula="of:=[.C35]&amp;&quot;$&quot;" office:value-type="string" office:string-value="$temp31$">
            <text:p>$temp31$</text:p>
          </table:table-cell>
          <table:table-cell table:formula="of:=[.D35]&amp;&quot;$&quot;" office:value-type="string" office:string-value="$hum31$">
            <text:p>$hum31$</text:p>
          </table:table-cell>
        </table:table-row>
        <table:table-row table:style-name="ro1">
          <table:table-cell/>
          <table:table-cell office:value-type="string">
            <text:p>$date32</text:p>
          </table:table-cell>
          <table:table-cell office:value-type="string">
            <text:p>$temp32</text:p>
          </table:table-cell>
          <table:table-cell office:value-type="string">
            <text:p>$hum32</text:p>
          </table:table-cell>
          <table:table-cell/>
          <table:table-cell table:formula="of:=[.B36]&amp;&quot;$&quot;" office:value-type="string" office:string-value="$date32$">
            <text:p>$date32$</text:p>
          </table:table-cell>
          <table:table-cell table:formula="of:=[.C36]&amp;&quot;$&quot;" office:value-type="string" office:string-value="$temp32$">
            <text:p>$temp32$</text:p>
          </table:table-cell>
          <table:table-cell table:formula="of:=[.D36]&amp;&quot;$&quot;" office:value-type="string" office:string-value="$hum32$">
            <text:p>$hum32$</text:p>
          </table:table-cell>
        </table:table-row>
        <table:table-row table:style-name="ro1">
          <table:table-cell/>
          <table:table-cell office:value-type="string">
            <text:p>$date33</text:p>
          </table:table-cell>
          <table:table-cell office:value-type="string">
            <text:p>$temp33</text:p>
          </table:table-cell>
          <table:table-cell office:value-type="string">
            <text:p>$hum33</text:p>
          </table:table-cell>
          <table:table-cell/>
          <table:table-cell table:formula="of:=[.B37]&amp;&quot;$&quot;" office:value-type="string" office:string-value="$date33$">
            <text:p>$date33$</text:p>
          </table:table-cell>
          <table:table-cell table:formula="of:=[.C37]&amp;&quot;$&quot;" office:value-type="string" office:string-value="$temp33$">
            <text:p>$temp33$</text:p>
          </table:table-cell>
          <table:table-cell table:formula="of:=[.D37]&amp;&quot;$&quot;" office:value-type="string" office:string-value="$hum33$">
            <text:p>$hum33$</text:p>
          </table:table-cell>
        </table:table-row>
        <table:table-row table:style-name="ro1">
          <table:table-cell/>
          <table:table-cell office:value-type="string">
            <text:p>$date34</text:p>
          </table:table-cell>
          <table:table-cell office:value-type="string">
            <text:p>$temp34</text:p>
          </table:table-cell>
          <table:table-cell office:value-type="string">
            <text:p>$hum34</text:p>
          </table:table-cell>
          <table:table-cell/>
          <table:table-cell table:formula="of:=[.B38]&amp;&quot;$&quot;" office:value-type="string" office:string-value="$date34$">
            <text:p>$date34$</text:p>
          </table:table-cell>
          <table:table-cell table:formula="of:=[.C38]&amp;&quot;$&quot;" office:value-type="string" office:string-value="$temp34$">
            <text:p>$temp34$</text:p>
          </table:table-cell>
          <table:table-cell table:formula="of:=[.D38]&amp;&quot;$&quot;" office:value-type="string" office:string-value="$hum34$">
            <text:p>$hum34$</text:p>
          </table:table-cell>
        </table:table-row>
        <table:table-row table:style-name="ro1">
          <table:table-cell/>
          <table:table-cell office:value-type="string">
            <text:p>$date35</text:p>
          </table:table-cell>
          <table:table-cell office:value-type="string">
            <text:p>$temp35</text:p>
          </table:table-cell>
          <table:table-cell office:value-type="string">
            <text:p>$hum35</text:p>
          </table:table-cell>
          <table:table-cell/>
          <table:table-cell table:formula="of:=[.B39]&amp;&quot;$&quot;" office:value-type="string" office:string-value="$date35$">
            <text:p>$date35$</text:p>
          </table:table-cell>
          <table:table-cell table:formula="of:=[.C39]&amp;&quot;$&quot;" office:value-type="string" office:string-value="$temp35$">
            <text:p>$temp35$</text:p>
          </table:table-cell>
          <table:table-cell table:formula="of:=[.D39]&amp;&quot;$&quot;" office:value-type="string" office:string-value="$hum35$">
            <text:p>$hum35$</text:p>
          </table:table-cell>
        </table:table-row>
        <table:table-row table:style-name="ro1">
          <table:table-cell/>
          <table:table-cell office:value-type="string">
            <text:p>$date36</text:p>
          </table:table-cell>
          <table:table-cell office:value-type="string">
            <text:p>$temp36</text:p>
          </table:table-cell>
          <table:table-cell office:value-type="string">
            <text:p>$hum36</text:p>
          </table:table-cell>
          <table:table-cell/>
          <table:table-cell table:formula="of:=[.B40]&amp;&quot;$&quot;" office:value-type="string" office:string-value="$date36$">
            <text:p>$date36$</text:p>
          </table:table-cell>
          <table:table-cell table:formula="of:=[.C40]&amp;&quot;$&quot;" office:value-type="string" office:string-value="$temp36$">
            <text:p>$temp36$</text:p>
          </table:table-cell>
          <table:table-cell table:formula="of:=[.D40]&amp;&quot;$&quot;" office:value-type="string" office:string-value="$hum36$">
            <text:p>$hum36$</text:p>
          </table:table-cell>
        </table:table-row>
        <table:table-row table:style-name="ro1">
          <table:table-cell/>
          <table:table-cell office:value-type="string">
            <text:p>$date37</text:p>
          </table:table-cell>
          <table:table-cell office:value-type="string">
            <text:p>$temp37</text:p>
          </table:table-cell>
          <table:table-cell office:value-type="string">
            <text:p>$hum37</text:p>
          </table:table-cell>
          <table:table-cell/>
          <table:table-cell table:formula="of:=[.B41]&amp;&quot;$&quot;" office:value-type="string" office:string-value="$date37$">
            <text:p>$date37$</text:p>
          </table:table-cell>
          <table:table-cell table:formula="of:=[.C41]&amp;&quot;$&quot;" office:value-type="string" office:string-value="$temp37$">
            <text:p>$temp37$</text:p>
          </table:table-cell>
          <table:table-cell table:formula="of:=[.D41]&amp;&quot;$&quot;" office:value-type="string" office:string-value="$hum37$">
            <text:p>$hum37$</text:p>
          </table:table-cell>
        </table:table-row>
        <table:table-row table:style-name="ro1">
          <table:table-cell/>
          <table:table-cell office:value-type="string">
            <text:p>$date38</text:p>
          </table:table-cell>
          <table:table-cell office:value-type="string">
            <text:p>$temp38</text:p>
          </table:table-cell>
          <table:table-cell office:value-type="string">
            <text:p>$hum38</text:p>
          </table:table-cell>
          <table:table-cell/>
          <table:table-cell table:formula="of:=[.B42]&amp;&quot;$&quot;" office:value-type="string" office:string-value="$date38$">
            <text:p>$date38$</text:p>
          </table:table-cell>
          <table:table-cell table:formula="of:=[.C42]&amp;&quot;$&quot;" office:value-type="string" office:string-value="$temp38$">
            <text:p>$temp38$</text:p>
          </table:table-cell>
          <table:table-cell table:formula="of:=[.D42]&amp;&quot;$&quot;" office:value-type="string" office:string-value="$hum38$">
            <text:p>$hum38$</text:p>
          </table:table-cell>
        </table:table-row>
        <table:table-row table:style-name="ro1">
          <table:table-cell/>
          <table:table-cell office:value-type="string">
            <text:p>$date39</text:p>
          </table:table-cell>
          <table:table-cell office:value-type="string">
            <text:p>$temp39</text:p>
          </table:table-cell>
          <table:table-cell office:value-type="string">
            <text:p>$hum39</text:p>
          </table:table-cell>
          <table:table-cell/>
          <table:table-cell table:formula="of:=[.B43]&amp;&quot;$&quot;" office:value-type="string" office:string-value="$date39$">
            <text:p>$date39$</text:p>
          </table:table-cell>
          <table:table-cell table:formula="of:=[.C43]&amp;&quot;$&quot;" office:value-type="string" office:string-value="$temp39$">
            <text:p>$temp39$</text:p>
          </table:table-cell>
          <table:table-cell table:formula="of:=[.D43]&amp;&quot;$&quot;" office:value-type="string" office:string-value="$hum39$">
            <text:p>$hum39$</text:p>
          </table:table-cell>
        </table:table-row>
        <table:table-row table:style-name="ro1">
          <table:table-cell/>
          <table:table-cell office:value-type="string">
            <text:p>$date40</text:p>
          </table:table-cell>
          <table:table-cell office:value-type="string">
            <text:p>$temp40</text:p>
          </table:table-cell>
          <table:table-cell office:value-type="string">
            <text:p>$hum40</text:p>
          </table:table-cell>
          <table:table-cell/>
          <table:table-cell table:formula="of:=[.B44]&amp;&quot;$&quot;" office:value-type="string" office:string-value="$date40$">
            <text:p>$date40$</text:p>
          </table:table-cell>
          <table:table-cell table:formula="of:=[.C44]&amp;&quot;$&quot;" office:value-type="string" office:string-value="$temp40$">
            <text:p>$temp40$</text:p>
          </table:table-cell>
          <table:table-cell table:formula="of:=[.D44]&amp;&quot;$&quot;" office:value-type="string" office:string-value="$hum40$">
            <text:p>$hum40$</text:p>
          </table:table-cell>
        </table:table-row>
        <table:table-row table:style-name="ro1">
          <table:table-cell/>
          <table:table-cell office:value-type="string">
            <text:p>$date41</text:p>
          </table:table-cell>
          <table:table-cell office:value-type="string">
            <text:p>$temp41</text:p>
          </table:table-cell>
          <table:table-cell office:value-type="string">
            <text:p>$hum41</text:p>
          </table:table-cell>
          <table:table-cell/>
          <table:table-cell table:formula="of:=[.B45]&amp;&quot;$&quot;" office:value-type="string" office:string-value="$date41$">
            <text:p>$date41$</text:p>
          </table:table-cell>
          <table:table-cell table:formula="of:=[.C45]&amp;&quot;$&quot;" office:value-type="string" office:string-value="$temp41$">
            <text:p>$temp41$</text:p>
          </table:table-cell>
          <table:table-cell table:formula="of:=[.D45]&amp;&quot;$&quot;" office:value-type="string" office:string-value="$hum41$">
            <text:p>$hum41$</text:p>
          </table:table-cell>
        </table:table-row>
        <table:table-row table:style-name="ro1">
          <table:table-cell/>
          <table:table-cell office:value-type="string">
            <text:p>$date42</text:p>
          </table:table-cell>
          <table:table-cell office:value-type="string">
            <text:p>$temp42</text:p>
          </table:table-cell>
          <table:table-cell office:value-type="string">
            <text:p>$hum42</text:p>
          </table:table-cell>
          <table:table-cell/>
          <table:table-cell table:formula="of:=[.B46]&amp;&quot;$&quot;" office:value-type="string" office:string-value="$date42$">
            <text:p>$date42$</text:p>
          </table:table-cell>
          <table:table-cell table:formula="of:=[.C46]&amp;&quot;$&quot;" office:value-type="string" office:string-value="$temp42$">
            <text:p>$temp42$</text:p>
          </table:table-cell>
          <table:table-cell table:formula="of:=[.D46]&amp;&quot;$&quot;" office:value-type="string" office:string-value="$hum42$">
            <text:p>$hum42$</text:p>
          </table:table-cell>
        </table:table-row>
        <table:table-row table:style-name="ro1">
          <table:table-cell/>
          <table:table-cell office:value-type="string">
            <text:p>$date43</text:p>
          </table:table-cell>
          <table:table-cell office:value-type="string">
            <text:p>$temp43</text:p>
          </table:table-cell>
          <table:table-cell office:value-type="string">
            <text:p>$hum43</text:p>
          </table:table-cell>
          <table:table-cell/>
          <table:table-cell table:formula="of:=[.B47]&amp;&quot;$&quot;" office:value-type="string" office:string-value="$date43$">
            <text:p>$date43$</text:p>
          </table:table-cell>
          <table:table-cell table:formula="of:=[.C47]&amp;&quot;$&quot;" office:value-type="string" office:string-value="$temp43$">
            <text:p>$temp43$</text:p>
          </table:table-cell>
          <table:table-cell table:formula="of:=[.D47]&amp;&quot;$&quot;" office:value-type="string" office:string-value="$hum43$">
            <text:p>$hum43$</text:p>
          </table:table-cell>
        </table:table-row>
        <table:table-row table:style-name="ro1">
          <table:table-cell/>
          <table:table-cell office:value-type="string">
            <text:p>$date44</text:p>
          </table:table-cell>
          <table:table-cell office:value-type="string">
            <text:p>$temp44</text:p>
          </table:table-cell>
          <table:table-cell office:value-type="string">
            <text:p>$hum44</text:p>
          </table:table-cell>
          <table:table-cell/>
          <table:table-cell table:formula="of:=[.B48]&amp;&quot;$&quot;" office:value-type="string" office:string-value="$date44$">
            <text:p>$date44$</text:p>
          </table:table-cell>
          <table:table-cell table:formula="of:=[.C48]&amp;&quot;$&quot;" office:value-type="string" office:string-value="$temp44$">
            <text:p>$temp44$</text:p>
          </table:table-cell>
          <table:table-cell table:formula="of:=[.D48]&amp;&quot;$&quot;" office:value-type="string" office:string-value="$hum44$">
            <text:p>$hum44$</text:p>
          </table:table-cell>
        </table:table-row>
        <table:table-row table:style-name="ro1">
          <table:table-cell/>
          <table:table-cell office:value-type="string">
            <text:p>$date45</text:p>
          </table:table-cell>
          <table:table-cell office:value-type="string">
            <text:p>$temp45</text:p>
          </table:table-cell>
          <table:table-cell office:value-type="string">
            <text:p>$hum45</text:p>
          </table:table-cell>
          <table:table-cell/>
          <table:table-cell table:formula="of:=[.B49]&amp;&quot;$&quot;" office:value-type="string" office:string-value="$date45$">
            <text:p>$date45$</text:p>
          </table:table-cell>
          <table:table-cell table:formula="of:=[.C49]&amp;&quot;$&quot;" office:value-type="string" office:string-value="$temp45$">
            <text:p>$temp45$</text:p>
          </table:table-cell>
          <table:table-cell table:formula="of:=[.D49]&amp;&quot;$&quot;" office:value-type="string" office:string-value="$hum45$">
            <text:p>$hum45$</text:p>
          </table:table-cell>
        </table:table-row>
        <table:table-row table:style-name="ro1">
          <table:table-cell/>
          <table:table-cell office:value-type="string">
            <text:p>$date46</text:p>
          </table:table-cell>
          <table:table-cell office:value-type="string">
            <text:p>$temp46</text:p>
          </table:table-cell>
          <table:table-cell office:value-type="string">
            <text:p>$hum46</text:p>
          </table:table-cell>
          <table:table-cell/>
          <table:table-cell table:formula="of:=[.B50]&amp;&quot;$&quot;" office:value-type="string" office:string-value="$date46$">
            <text:p>$date46$</text:p>
          </table:table-cell>
          <table:table-cell table:formula="of:=[.C50]&amp;&quot;$&quot;" office:value-type="string" office:string-value="$temp46$">
            <text:p>$temp46$</text:p>
          </table:table-cell>
          <table:table-cell table:formula="of:=[.D50]&amp;&quot;$&quot;" office:value-type="string" office:string-value="$hum46$">
            <text:p>$hum46$</text:p>
          </table:table-cell>
        </table:table-row>
        <table:table-row table:style-name="ro1">
          <table:table-cell/>
          <table:table-cell office:value-type="string">
            <text:p>$date47</text:p>
          </table:table-cell>
          <table:table-cell office:value-type="string">
            <text:p>$temp47</text:p>
          </table:table-cell>
          <table:table-cell office:value-type="string">
            <text:p>$hum47</text:p>
          </table:table-cell>
          <table:table-cell/>
          <table:table-cell table:formula="of:=[.B51]&amp;&quot;$&quot;" office:value-type="string" office:string-value="$date47$">
            <text:p>$date47$</text:p>
          </table:table-cell>
          <table:table-cell table:formula="of:=[.C51]&amp;&quot;$&quot;" office:value-type="string" office:string-value="$temp47$">
            <text:p>$temp47$</text:p>
          </table:table-cell>
          <table:table-cell table:formula="of:=[.D51]&amp;&quot;$&quot;" office:value-type="string" office:string-value="$hum47$">
            <text:p>$hum47$</text:p>
          </table:table-cell>
        </table:table-row>
        <table:table-row table:style-name="ro1">
          <table:table-cell/>
          <table:table-cell office:value-type="string">
            <text:p>$date48</text:p>
          </table:table-cell>
          <table:table-cell office:value-type="string">
            <text:p>$temp48</text:p>
          </table:table-cell>
          <table:table-cell office:value-type="string">
            <text:p>$hum48</text:p>
          </table:table-cell>
          <table:table-cell/>
          <table:table-cell table:formula="of:=[.B52]&amp;&quot;$&quot;" office:value-type="string" office:string-value="$date48$">
            <text:p>$date48$</text:p>
          </table:table-cell>
          <table:table-cell table:formula="of:=[.C52]&amp;&quot;$&quot;" office:value-type="string" office:string-value="$temp48$">
            <text:p>$temp48$</text:p>
          </table:table-cell>
          <table:table-cell table:formula="of:=[.D52]&amp;&quot;$&quot;" office:value-type="string" office:string-value="$hum48$">
            <text:p>$hum48$</text:p>
          </table:table-cell>
        </table:table-row>
        <table:table-row table:style-name="ro1">
          <table:table-cell/>
          <table:table-cell office:value-type="string">
            <text:p>$date49</text:p>
          </table:table-cell>
          <table:table-cell office:value-type="string">
            <text:p>$temp49</text:p>
          </table:table-cell>
          <table:table-cell office:value-type="string">
            <text:p>$hum49</text:p>
          </table:table-cell>
          <table:table-cell/>
          <table:table-cell table:formula="of:=[.B53]&amp;&quot;$&quot;" office:value-type="string" office:string-value="$date49$">
            <text:p>$date49$</text:p>
          </table:table-cell>
          <table:table-cell table:formula="of:=[.C53]&amp;&quot;$&quot;" office:value-type="string" office:string-value="$temp49$">
            <text:p>$temp49$</text:p>
          </table:table-cell>
          <table:table-cell table:formula="of:=[.D53]&amp;&quot;$&quot;" office:value-type="string" office:string-value="$hum49$">
            <text:p>$hum49$</text:p>
          </table:table-cell>
        </table:table-row>
        <table:table-row table:style-name="ro1">
          <table:table-cell/>
          <table:table-cell office:value-type="string">
            <text:p>$date50</text:p>
          </table:table-cell>
          <table:table-cell office:value-type="string">
            <text:p>$temp50</text:p>
          </table:table-cell>
          <table:table-cell office:value-type="string">
            <text:p>$hum50</text:p>
          </table:table-cell>
          <table:table-cell/>
          <table:table-cell table:formula="of:=[.B54]&amp;&quot;$&quot;" office:value-type="string" office:string-value="$date50$">
            <text:p>$date50$</text:p>
          </table:table-cell>
          <table:table-cell table:formula="of:=[.C54]&amp;&quot;$&quot;" office:value-type="string" office:string-value="$temp50$">
            <text:p>$temp50$</text:p>
          </table:table-cell>
          <table:table-cell table:formula="of:=[.D54]&amp;&quot;$&quot;" office:value-type="string" office:string-value="$hum50$">
            <text:p>$hum50$</text:p>
          </table:table-cell>
        </table:table-row>
        <table:table-row table:style-name="ro1">
          <table:table-cell/>
          <table:table-cell office:value-type="string">
            <text:p>$date51</text:p>
          </table:table-cell>
          <table:table-cell office:value-type="string">
            <text:p>$temp51</text:p>
          </table:table-cell>
          <table:table-cell office:value-type="string">
            <text:p>$hum51</text:p>
          </table:table-cell>
          <table:table-cell/>
          <table:table-cell table:formula="of:=[.B55]&amp;&quot;$&quot;" office:value-type="string" office:string-value="$date51$">
            <text:p>$date51$</text:p>
          </table:table-cell>
          <table:table-cell table:formula="of:=[.C55]&amp;&quot;$&quot;" office:value-type="string" office:string-value="$temp51$">
            <text:p>$temp51$</text:p>
          </table:table-cell>
          <table:table-cell table:formula="of:=[.D55]&amp;&quot;$&quot;" office:value-type="string" office:string-value="$hum51$">
            <text:p>$hum51$</text:p>
          </table:table-cell>
        </table:table-row>
        <table:table-row table:style-name="ro1">
          <table:table-cell/>
          <table:table-cell office:value-type="string">
            <text:p>$date52</text:p>
          </table:table-cell>
          <table:table-cell office:value-type="string">
            <text:p>$temp52</text:p>
          </table:table-cell>
          <table:table-cell office:value-type="string">
            <text:p>$hum52</text:p>
          </table:table-cell>
          <table:table-cell/>
          <table:table-cell table:formula="of:=[.B56]&amp;&quot;$&quot;" office:value-type="string" office:string-value="$date52$">
            <text:p>$date52$</text:p>
          </table:table-cell>
          <table:table-cell table:formula="of:=[.C56]&amp;&quot;$&quot;" office:value-type="string" office:string-value="$temp52$">
            <text:p>$temp52$</text:p>
          </table:table-cell>
          <table:table-cell table:formula="of:=[.D56]&amp;&quot;$&quot;" office:value-type="string" office:string-value="$hum52$">
            <text:p>$hum52$</text:p>
          </table:table-cell>
        </table:table-row>
        <table:table-row table:style-name="ro1">
          <table:table-cell/>
          <table:table-cell office:value-type="string">
            <text:p>$date53</text:p>
          </table:table-cell>
          <table:table-cell office:value-type="string">
            <text:p>$temp53</text:p>
          </table:table-cell>
          <table:table-cell office:value-type="string">
            <text:p>$hum53</text:p>
          </table:table-cell>
          <table:table-cell/>
          <table:table-cell table:formula="of:=[.B57]&amp;&quot;$&quot;" office:value-type="string" office:string-value="$date53$">
            <text:p>$date53$</text:p>
          </table:table-cell>
          <table:table-cell table:formula="of:=[.C57]&amp;&quot;$&quot;" office:value-type="string" office:string-value="$temp53$">
            <text:p>$temp53$</text:p>
          </table:table-cell>
          <table:table-cell table:formula="of:=[.D57]&amp;&quot;$&quot;" office:value-type="string" office:string-value="$hum53$">
            <text:p>$hum53$</text:p>
          </table:table-cell>
        </table:table-row>
        <table:table-row table:style-name="ro1">
          <table:table-cell/>
          <table:table-cell office:value-type="string">
            <text:p>$date54</text:p>
          </table:table-cell>
          <table:table-cell office:value-type="string">
            <text:p>$temp54</text:p>
          </table:table-cell>
          <table:table-cell office:value-type="string">
            <text:p>$hum54</text:p>
          </table:table-cell>
          <table:table-cell/>
          <table:table-cell table:formula="of:=[.B58]&amp;&quot;$&quot;" office:value-type="string" office:string-value="$date54$">
            <text:p>$date54$</text:p>
          </table:table-cell>
          <table:table-cell table:formula="of:=[.C58]&amp;&quot;$&quot;" office:value-type="string" office:string-value="$temp54$">
            <text:p>$temp54$</text:p>
          </table:table-cell>
          <table:table-cell table:formula="of:=[.D58]&amp;&quot;$&quot;" office:value-type="string" office:string-value="$hum54$">
            <text:p>$hum54$</text:p>
          </table:table-cell>
        </table:table-row>
        <table:table-row table:style-name="ro1">
          <table:table-cell/>
          <table:table-cell office:value-type="string">
            <text:p>$date55</text:p>
          </table:table-cell>
          <table:table-cell office:value-type="string">
            <text:p>$temp55</text:p>
          </table:table-cell>
          <table:table-cell office:value-type="string">
            <text:p>$hum55</text:p>
          </table:table-cell>
          <table:table-cell/>
          <table:table-cell table:formula="of:=[.B59]&amp;&quot;$&quot;" office:value-type="string" office:string-value="$date55$">
            <text:p>$date55$</text:p>
          </table:table-cell>
          <table:table-cell table:formula="of:=[.C59]&amp;&quot;$&quot;" office:value-type="string" office:string-value="$temp55$">
            <text:p>$temp55$</text:p>
          </table:table-cell>
          <table:table-cell table:formula="of:=[.D59]&amp;&quot;$&quot;" office:value-type="string" office:string-value="$hum55$">
            <text:p>$hum55$</text:p>
          </table:table-cell>
        </table:table-row>
        <table:table-row table:style-name="ro1">
          <table:table-cell/>
          <table:table-cell office:value-type="string">
            <text:p>$date56</text:p>
          </table:table-cell>
          <table:table-cell office:value-type="string">
            <text:p>$temp56</text:p>
          </table:table-cell>
          <table:table-cell office:value-type="string">
            <text:p>$hum56</text:p>
          </table:table-cell>
          <table:table-cell/>
          <table:table-cell table:formula="of:=[.B60]&amp;&quot;$&quot;" office:value-type="string" office:string-value="$date56$">
            <text:p>$date56$</text:p>
          </table:table-cell>
          <table:table-cell table:formula="of:=[.C60]&amp;&quot;$&quot;" office:value-type="string" office:string-value="$temp56$">
            <text:p>$temp56$</text:p>
          </table:table-cell>
          <table:table-cell table:formula="of:=[.D60]&amp;&quot;$&quot;" office:value-type="string" office:string-value="$hum56$">
            <text:p>$hum56$</text:p>
          </table:table-cell>
        </table:table-row>
        <table:table-row table:style-name="ro1">
          <table:table-cell/>
          <table:table-cell office:value-type="string">
            <text:p>$date57</text:p>
          </table:table-cell>
          <table:table-cell office:value-type="string">
            <text:p>$temp57</text:p>
          </table:table-cell>
          <table:table-cell office:value-type="string">
            <text:p>$hum57</text:p>
          </table:table-cell>
          <table:table-cell/>
          <table:table-cell table:formula="of:=[.B61]&amp;&quot;$&quot;" office:value-type="string" office:string-value="$date57$">
            <text:p>$date57$</text:p>
          </table:table-cell>
          <table:table-cell table:formula="of:=[.C61]&amp;&quot;$&quot;" office:value-type="string" office:string-value="$temp57$">
            <text:p>$temp57$</text:p>
          </table:table-cell>
          <table:table-cell table:formula="of:=[.D61]&amp;&quot;$&quot;" office:value-type="string" office:string-value="$hum57$">
            <text:p>$hum57$</text:p>
          </table:table-cell>
        </table:table-row>
        <table:table-row table:style-name="ro1">
          <table:table-cell/>
          <table:table-cell office:value-type="string">
            <text:p>$date58</text:p>
          </table:table-cell>
          <table:table-cell office:value-type="string">
            <text:p>$temp58</text:p>
          </table:table-cell>
          <table:table-cell office:value-type="string">
            <text:p>$hum58</text:p>
          </table:table-cell>
          <table:table-cell/>
          <table:table-cell table:formula="of:=[.B62]&amp;&quot;$&quot;" office:value-type="string" office:string-value="$date58$">
            <text:p>$date58$</text:p>
          </table:table-cell>
          <table:table-cell table:formula="of:=[.C62]&amp;&quot;$&quot;" office:value-type="string" office:string-value="$temp58$">
            <text:p>$temp58$</text:p>
          </table:table-cell>
          <table:table-cell table:formula="of:=[.D62]&amp;&quot;$&quot;" office:value-type="string" office:string-value="$hum58$">
            <text:p>$hum58$</text:p>
          </table:table-cell>
        </table:table-row>
        <table:table-row table:style-name="ro1">
          <table:table-cell/>
          <table:table-cell office:value-type="string">
            <text:p>$date59</text:p>
          </table:table-cell>
          <table:table-cell office:value-type="string">
            <text:p>$temp59</text:p>
          </table:table-cell>
          <table:table-cell office:value-type="string">
            <text:p>$hum59</text:p>
          </table:table-cell>
          <table:table-cell/>
          <table:table-cell table:formula="of:=[.B63]&amp;&quot;$&quot;" office:value-type="string" office:string-value="$date59$">
            <text:p>$date59$</text:p>
          </table:table-cell>
          <table:table-cell table:formula="of:=[.C63]&amp;&quot;$&quot;" office:value-type="string" office:string-value="$temp59$">
            <text:p>$temp59$</text:p>
          </table:table-cell>
          <table:table-cell table:formula="of:=[.D63]&amp;&quot;$&quot;" office:value-type="string" office:string-value="$hum59$">
            <text:p>$hum59$</text:p>
          </table:table-cell>
        </table:table-row>
        <table:table-row table:style-name="ro1">
          <table:table-cell/>
          <table:table-cell office:value-type="string">
            <text:p>$date60</text:p>
          </table:table-cell>
          <table:table-cell office:value-type="string">
            <text:p>$temp60</text:p>
          </table:table-cell>
          <table:table-cell office:value-type="string">
            <text:p>$hum60</text:p>
          </table:table-cell>
          <table:table-cell/>
          <table:table-cell table:formula="of:=[.B64]&amp;&quot;$&quot;" office:value-type="string" office:string-value="$date60$">
            <text:p>$date60$</text:p>
          </table:table-cell>
          <table:table-cell table:formula="of:=[.C64]&amp;&quot;$&quot;" office:value-type="string" office:string-value="$temp60$">
            <text:p>$temp60$</text:p>
          </table:table-cell>
          <table:table-cell table:formula="of:=[.D64]&amp;&quot;$&quot;" office:value-type="string" office:string-value="$hum60$">
            <text:p>$hum60$</text:p>
          </table:table-cell>
        </table:table-row>
        <table:table-row table:style-name="ro1">
          <table:table-cell/>
          <table:table-cell office:value-type="string">
            <text:p>$date61</text:p>
          </table:table-cell>
          <table:table-cell office:value-type="string">
            <text:p>$temp61</text:p>
          </table:table-cell>
          <table:table-cell office:value-type="string">
            <text:p>$hum61</text:p>
          </table:table-cell>
          <table:table-cell/>
          <table:table-cell table:formula="of:=[.B65]&amp;&quot;$&quot;" office:value-type="string" office:string-value="$date61$">
            <text:p>$date61$</text:p>
          </table:table-cell>
          <table:table-cell table:formula="of:=[.C65]&amp;&quot;$&quot;" office:value-type="string" office:string-value="$temp61$">
            <text:p>$temp61$</text:p>
          </table:table-cell>
          <table:table-cell table:formula="of:=[.D65]&amp;&quot;$&quot;" office:value-type="string" office:string-value="$hum61$">
            <text:p>$hum61$</text:p>
          </table:table-cell>
        </table:table-row>
        <table:table-row table:style-name="ro1">
          <table:table-cell/>
          <table:table-cell office:value-type="string">
            <text:p>$date62</text:p>
          </table:table-cell>
          <table:table-cell office:value-type="string">
            <text:p>$temp62</text:p>
          </table:table-cell>
          <table:table-cell office:value-type="string">
            <text:p>$hum62</text:p>
          </table:table-cell>
          <table:table-cell/>
          <table:table-cell table:formula="of:=[.B66]&amp;&quot;$&quot;" office:value-type="string" office:string-value="$date62$">
            <text:p>$date62$</text:p>
          </table:table-cell>
          <table:table-cell table:formula="of:=[.C66]&amp;&quot;$&quot;" office:value-type="string" office:string-value="$temp62$">
            <text:p>$temp62$</text:p>
          </table:table-cell>
          <table:table-cell table:formula="of:=[.D66]&amp;&quot;$&quot;" office:value-type="string" office:string-value="$hum62$">
            <text:p>$hum62$</text:p>
          </table:table-cell>
        </table:table-row>
        <table:table-row table:style-name="ro1">
          <table:table-cell/>
          <table:table-cell office:value-type="string">
            <text:p>$date63</text:p>
          </table:table-cell>
          <table:table-cell office:value-type="string">
            <text:p>$temp63</text:p>
          </table:table-cell>
          <table:table-cell office:value-type="string">
            <text:p>$hum63</text:p>
          </table:table-cell>
          <table:table-cell/>
          <table:table-cell table:formula="of:=[.B67]&amp;&quot;$&quot;" office:value-type="string" office:string-value="$date63$">
            <text:p>$date63$</text:p>
          </table:table-cell>
          <table:table-cell table:formula="of:=[.C67]&amp;&quot;$&quot;" office:value-type="string" office:string-value="$temp63$">
            <text:p>$temp63$</text:p>
          </table:table-cell>
          <table:table-cell table:formula="of:=[.D67]&amp;&quot;$&quot;" office:value-type="string" office:string-value="$hum63$">
            <text:p>$hum63$</text:p>
          </table:table-cell>
        </table:table-row>
        <table:table-row table:style-name="ro1">
          <table:table-cell/>
          <table:table-cell office:value-type="string">
            <text:p>$date64</text:p>
          </table:table-cell>
          <table:table-cell office:value-type="string">
            <text:p>$temp64</text:p>
          </table:table-cell>
          <table:table-cell office:value-type="string">
            <text:p>$hum64</text:p>
          </table:table-cell>
          <table:table-cell/>
          <table:table-cell table:formula="of:=[.B68]&amp;&quot;$&quot;" office:value-type="string" office:string-value="$date64$">
            <text:p>$date64$</text:p>
          </table:table-cell>
          <table:table-cell table:formula="of:=[.C68]&amp;&quot;$&quot;" office:value-type="string" office:string-value="$temp64$">
            <text:p>$temp64$</text:p>
          </table:table-cell>
          <table:table-cell table:formula="of:=[.D68]&amp;&quot;$&quot;" office:value-type="string" office:string-value="$hum64$">
            <text:p>$hum64$</text:p>
          </table:table-cell>
        </table:table-row>
        <table:table-row table:style-name="ro1">
          <table:table-cell/>
          <table:table-cell office:value-type="string">
            <text:p>$date65</text:p>
          </table:table-cell>
          <table:table-cell office:value-type="string">
            <text:p>$temp65</text:p>
          </table:table-cell>
          <table:table-cell office:value-type="string">
            <text:p>$hum65</text:p>
          </table:table-cell>
          <table:table-cell/>
          <table:table-cell table:formula="of:=[.B69]&amp;&quot;$&quot;" office:value-type="string" office:string-value="$date65$">
            <text:p>$date65$</text:p>
          </table:table-cell>
          <table:table-cell table:formula="of:=[.C69]&amp;&quot;$&quot;" office:value-type="string" office:string-value="$temp65$">
            <text:p>$temp65$</text:p>
          </table:table-cell>
          <table:table-cell table:formula="of:=[.D69]&amp;&quot;$&quot;" office:value-type="string" office:string-value="$hum65$">
            <text:p>$hum65$</text:p>
          </table:table-cell>
        </table:table-row>
        <table:table-row table:style-name="ro1">
          <table:table-cell/>
          <table:table-cell office:value-type="string">
            <text:p>$date66</text:p>
          </table:table-cell>
          <table:table-cell office:value-type="string">
            <text:p>$temp66</text:p>
          </table:table-cell>
          <table:table-cell office:value-type="string">
            <text:p>$hum66</text:p>
          </table:table-cell>
          <table:table-cell/>
          <table:table-cell table:formula="of:=[.B70]&amp;&quot;$&quot;" office:value-type="string" office:string-value="$date66$">
            <text:p>$date66$</text:p>
          </table:table-cell>
          <table:table-cell table:formula="of:=[.C70]&amp;&quot;$&quot;" office:value-type="string" office:string-value="$temp66$">
            <text:p>$temp66$</text:p>
          </table:table-cell>
          <table:table-cell table:formula="of:=[.D70]&amp;&quot;$&quot;" office:value-type="string" office:string-value="$hum66$">
            <text:p>$hum66$</text:p>
          </table:table-cell>
        </table:table-row>
        <table:table-row table:style-name="ro1">
          <table:table-cell/>
          <table:table-cell office:value-type="string">
            <text:p>$date67</text:p>
          </table:table-cell>
          <table:table-cell office:value-type="string">
            <text:p>$temp67</text:p>
          </table:table-cell>
          <table:table-cell office:value-type="string">
            <text:p>$hum67</text:p>
          </table:table-cell>
          <table:table-cell/>
          <table:table-cell table:formula="of:=[.B71]&amp;&quot;$&quot;" office:value-type="string" office:string-value="$date67$">
            <text:p>$date67$</text:p>
          </table:table-cell>
          <table:table-cell table:formula="of:=[.C71]&amp;&quot;$&quot;" office:value-type="string" office:string-value="$temp67$">
            <text:p>$temp67$</text:p>
          </table:table-cell>
          <table:table-cell table:formula="of:=[.D71]&amp;&quot;$&quot;" office:value-type="string" office:string-value="$hum67$">
            <text:p>$hum67$</text:p>
          </table:table-cell>
        </table:table-row>
        <table:table-row table:style-name="ro1">
          <table:table-cell/>
          <table:table-cell office:value-type="string">
            <text:p>$date68</text:p>
          </table:table-cell>
          <table:table-cell office:value-type="string">
            <text:p>$temp68</text:p>
          </table:table-cell>
          <table:table-cell office:value-type="string">
            <text:p>$hum68</text:p>
          </table:table-cell>
          <table:table-cell/>
          <table:table-cell table:formula="of:=[.B72]&amp;&quot;$&quot;" office:value-type="string" office:string-value="$date68$">
            <text:p>$date68$</text:p>
          </table:table-cell>
          <table:table-cell table:formula="of:=[.C72]&amp;&quot;$&quot;" office:value-type="string" office:string-value="$temp68$">
            <text:p>$temp68$</text:p>
          </table:table-cell>
          <table:table-cell table:formula="of:=[.D72]&amp;&quot;$&quot;" office:value-type="string" office:string-value="$hum68$">
            <text:p>$hum68$</text:p>
          </table:table-cell>
        </table:table-row>
        <table:table-row table:style-name="ro1">
          <table:table-cell/>
          <table:table-cell office:value-type="string">
            <text:p>$date69</text:p>
          </table:table-cell>
          <table:table-cell office:value-type="string">
            <text:p>$temp69</text:p>
          </table:table-cell>
          <table:table-cell office:value-type="string">
            <text:p>$hum69</text:p>
          </table:table-cell>
          <table:table-cell/>
          <table:table-cell table:formula="of:=[.B73]&amp;&quot;$&quot;" office:value-type="string" office:string-value="$date69$">
            <text:p>$date69$</text:p>
          </table:table-cell>
          <table:table-cell table:formula="of:=[.C73]&amp;&quot;$&quot;" office:value-type="string" office:string-value="$temp69$">
            <text:p>$temp69$</text:p>
          </table:table-cell>
          <table:table-cell table:formula="of:=[.D73]&amp;&quot;$&quot;" office:value-type="string" office:string-value="$hum69$">
            <text:p>$hum69$</text:p>
          </table:table-cell>
        </table:table-row>
        <table:table-row table:style-name="ro1">
          <table:table-cell/>
          <table:table-cell office:value-type="string">
            <text:p>$date70</text:p>
          </table:table-cell>
          <table:table-cell office:value-type="string">
            <text:p>$temp70</text:p>
          </table:table-cell>
          <table:table-cell office:value-type="string">
            <text:p>$hum70</text:p>
          </table:table-cell>
          <table:table-cell/>
          <table:table-cell table:formula="of:=[.B74]&amp;&quot;$&quot;" office:value-type="string" office:string-value="$date70$">
            <text:p>$date70$</text:p>
          </table:table-cell>
          <table:table-cell table:formula="of:=[.C74]&amp;&quot;$&quot;" office:value-type="string" office:string-value="$temp70$">
            <text:p>$temp70$</text:p>
          </table:table-cell>
          <table:table-cell table:formula="of:=[.D74]&amp;&quot;$&quot;" office:value-type="string" office:string-value="$hum70$">
            <text:p>$hum70$</text:p>
          </table:table-cell>
        </table:table-row>
        <table:table-row table:style-name="ro1">
          <table:table-cell/>
          <table:table-cell office:value-type="string">
            <text:p>$date71</text:p>
          </table:table-cell>
          <table:table-cell office:value-type="string">
            <text:p>$temp71</text:p>
          </table:table-cell>
          <table:table-cell office:value-type="string">
            <text:p>$hum71</text:p>
          </table:table-cell>
          <table:table-cell/>
          <table:table-cell table:formula="of:=[.B75]&amp;&quot;$&quot;" office:value-type="string" office:string-value="$date71$">
            <text:p>$date71$</text:p>
          </table:table-cell>
          <table:table-cell table:formula="of:=[.C75]&amp;&quot;$&quot;" office:value-type="string" office:string-value="$temp71$">
            <text:p>$temp71$</text:p>
          </table:table-cell>
          <table:table-cell table:formula="of:=[.D75]&amp;&quot;$&quot;" office:value-type="string" office:string-value="$hum71$">
            <text:p>$hum71$</text:p>
          </table:table-cell>
        </table:table-row>
        <table:table-row table:style-name="ro1">
          <table:table-cell/>
          <table:table-cell office:value-type="string">
            <text:p>$date72</text:p>
          </table:table-cell>
          <table:table-cell office:value-type="string">
            <text:p>$temp72</text:p>
          </table:table-cell>
          <table:table-cell office:value-type="string">
            <text:p>$hum72</text:p>
          </table:table-cell>
          <table:table-cell/>
          <table:table-cell table:formula="of:=[.B76]&amp;&quot;$&quot;" office:value-type="string" office:string-value="$date72$">
            <text:p>$date72$</text:p>
          </table:table-cell>
          <table:table-cell table:formula="of:=[.C76]&amp;&quot;$&quot;" office:value-type="string" office:string-value="$temp72$">
            <text:p>$temp72$</text:p>
          </table:table-cell>
          <table:table-cell table:formula="of:=[.D76]&amp;&quot;$&quot;" office:value-type="string" office:string-value="$hum72$">
            <text:p>$hum72$</text:p>
          </table:table-cell>
        </table:table-row>
        <table:table-row table:style-name="ro1">
          <table:table-cell/>
          <table:table-cell office:value-type="string">
            <text:p>$date73</text:p>
          </table:table-cell>
          <table:table-cell office:value-type="string">
            <text:p>$temp73</text:p>
          </table:table-cell>
          <table:table-cell office:value-type="string">
            <text:p>$hum73</text:p>
          </table:table-cell>
          <table:table-cell/>
          <table:table-cell table:formula="of:=[.B77]&amp;&quot;$&quot;" office:value-type="string" office:string-value="$date73$">
            <text:p>$date73$</text:p>
          </table:table-cell>
          <table:table-cell table:formula="of:=[.C77]&amp;&quot;$&quot;" office:value-type="string" office:string-value="$temp73$">
            <text:p>$temp73$</text:p>
          </table:table-cell>
          <table:table-cell table:formula="of:=[.D77]&amp;&quot;$&quot;" office:value-type="string" office:string-value="$hum73$">
            <text:p>$hum73$</text:p>
          </table:table-cell>
        </table:table-row>
        <table:table-row table:style-name="ro1">
          <table:table-cell/>
          <table:table-cell office:value-type="string">
            <text:p>$date74</text:p>
          </table:table-cell>
          <table:table-cell office:value-type="string">
            <text:p>$temp74</text:p>
          </table:table-cell>
          <table:table-cell office:value-type="string">
            <text:p>$hum74</text:p>
          </table:table-cell>
          <table:table-cell/>
          <table:table-cell table:formula="of:=[.B78]&amp;&quot;$&quot;" office:value-type="string" office:string-value="$date74$">
            <text:p>$date74$</text:p>
          </table:table-cell>
          <table:table-cell table:formula="of:=[.C78]&amp;&quot;$&quot;" office:value-type="string" office:string-value="$temp74$">
            <text:p>$temp74$</text:p>
          </table:table-cell>
          <table:table-cell table:formula="of:=[.D78]&amp;&quot;$&quot;" office:value-type="string" office:string-value="$hum74$">
            <text:p>$hum74$</text:p>
          </table:table-cell>
        </table:table-row>
        <table:table-row table:style-name="ro1">
          <table:table-cell/>
          <table:table-cell office:value-type="string">
            <text:p>$date75</text:p>
          </table:table-cell>
          <table:table-cell office:value-type="string">
            <text:p>$temp75</text:p>
          </table:table-cell>
          <table:table-cell office:value-type="string">
            <text:p>$hum75</text:p>
          </table:table-cell>
          <table:table-cell/>
          <table:table-cell table:formula="of:=[.B79]&amp;&quot;$&quot;" office:value-type="string" office:string-value="$date75$">
            <text:p>$date75$</text:p>
          </table:table-cell>
          <table:table-cell table:formula="of:=[.C79]&amp;&quot;$&quot;" office:value-type="string" office:string-value="$temp75$">
            <text:p>$temp75$</text:p>
          </table:table-cell>
          <table:table-cell table:formula="of:=[.D79]&amp;&quot;$&quot;" office:value-type="string" office:string-value="$hum75$">
            <text:p>$hum75$</text:p>
          </table:table-cell>
        </table:table-row>
        <table:table-row table:style-name="ro1">
          <table:table-cell/>
          <table:table-cell office:value-type="string">
            <text:p>$date76</text:p>
          </table:table-cell>
          <table:table-cell office:value-type="string">
            <text:p>$temp76</text:p>
          </table:table-cell>
          <table:table-cell office:value-type="string">
            <text:p>$hum76</text:p>
          </table:table-cell>
          <table:table-cell/>
          <table:table-cell table:formula="of:=[.B80]&amp;&quot;$&quot;" office:value-type="string" office:string-value="$date76$">
            <text:p>$date76$</text:p>
          </table:table-cell>
          <table:table-cell table:formula="of:=[.C80]&amp;&quot;$&quot;" office:value-type="string" office:string-value="$temp76$">
            <text:p>$temp76$</text:p>
          </table:table-cell>
          <table:table-cell table:formula="of:=[.D80]&amp;&quot;$&quot;" office:value-type="string" office:string-value="$hum76$">
            <text:p>$hum76$</text:p>
          </table:table-cell>
        </table:table-row>
        <table:table-row table:style-name="ro1">
          <table:table-cell/>
          <table:table-cell office:value-type="string">
            <text:p>$date77</text:p>
          </table:table-cell>
          <table:table-cell office:value-type="string">
            <text:p>$temp77</text:p>
          </table:table-cell>
          <table:table-cell office:value-type="string">
            <text:p>$hum77</text:p>
          </table:table-cell>
          <table:table-cell/>
          <table:table-cell table:formula="of:=[.B81]&amp;&quot;$&quot;" office:value-type="string" office:string-value="$date77$">
            <text:p>$date77$</text:p>
          </table:table-cell>
          <table:table-cell table:formula="of:=[.C81]&amp;&quot;$&quot;" office:value-type="string" office:string-value="$temp77$">
            <text:p>$temp77$</text:p>
          </table:table-cell>
          <table:table-cell table:formula="of:=[.D81]&amp;&quot;$&quot;" office:value-type="string" office:string-value="$hum77$">
            <text:p>$hum77$</text:p>
          </table:table-cell>
        </table:table-row>
        <table:table-row table:style-name="ro1">
          <table:table-cell/>
          <table:table-cell office:value-type="string">
            <text:p>$date78</text:p>
          </table:table-cell>
          <table:table-cell office:value-type="string">
            <text:p>$temp78</text:p>
          </table:table-cell>
          <table:table-cell office:value-type="string">
            <text:p>$hum78</text:p>
          </table:table-cell>
          <table:table-cell/>
          <table:table-cell table:formula="of:=[.B82]&amp;&quot;$&quot;" office:value-type="string" office:string-value="$date78$">
            <text:p>$date78$</text:p>
          </table:table-cell>
          <table:table-cell table:formula="of:=[.C82]&amp;&quot;$&quot;" office:value-type="string" office:string-value="$temp78$">
            <text:p>$temp78$</text:p>
          </table:table-cell>
          <table:table-cell table:formula="of:=[.D82]&amp;&quot;$&quot;" office:value-type="string" office:string-value="$hum78$">
            <text:p>$hum78$</text:p>
          </table:table-cell>
        </table:table-row>
        <table:table-row table:style-name="ro1">
          <table:table-cell/>
          <table:table-cell office:value-type="string">
            <text:p>$date79</text:p>
          </table:table-cell>
          <table:table-cell office:value-type="string">
            <text:p>$temp79</text:p>
          </table:table-cell>
          <table:table-cell office:value-type="string">
            <text:p>$hum79</text:p>
          </table:table-cell>
          <table:table-cell/>
          <table:table-cell table:formula="of:=[.B83]&amp;&quot;$&quot;" office:value-type="string" office:string-value="$date79$">
            <text:p>$date79$</text:p>
          </table:table-cell>
          <table:table-cell table:formula="of:=[.C83]&amp;&quot;$&quot;" office:value-type="string" office:string-value="$temp79$">
            <text:p>$temp79$</text:p>
          </table:table-cell>
          <table:table-cell table:formula="of:=[.D83]&amp;&quot;$&quot;" office:value-type="string" office:string-value="$hum79$">
            <text:p>$hum79$</text:p>
          </table:table-cell>
        </table:table-row>
        <table:table-row table:style-name="ro1">
          <table:table-cell/>
          <table:table-cell office:value-type="string">
            <text:p>$date80</text:p>
          </table:table-cell>
          <table:table-cell office:value-type="string">
            <text:p>$temp80</text:p>
          </table:table-cell>
          <table:table-cell office:value-type="string">
            <text:p>$hum80</text:p>
          </table:table-cell>
          <table:table-cell/>
          <table:table-cell table:formula="of:=[.B84]&amp;&quot;$&quot;" office:value-type="string" office:string-value="$date80$">
            <text:p>$date80$</text:p>
          </table:table-cell>
          <table:table-cell table:formula="of:=[.C84]&amp;&quot;$&quot;" office:value-type="string" office:string-value="$temp80$">
            <text:p>$temp80$</text:p>
          </table:table-cell>
          <table:table-cell table:formula="of:=[.D84]&amp;&quot;$&quot;" office:value-type="string" office:string-value="$hum80$">
            <text:p>$hum80$</text:p>
          </table:table-cell>
        </table:table-row>
        <table:table-row table:style-name="ro1">
          <table:table-cell/>
          <table:table-cell office:value-type="string">
            <text:p>$date81</text:p>
          </table:table-cell>
          <table:table-cell office:value-type="string">
            <text:p>$temp81</text:p>
          </table:table-cell>
          <table:table-cell office:value-type="string">
            <text:p>$hum81</text:p>
          </table:table-cell>
          <table:table-cell/>
          <table:table-cell table:formula="of:=[.B85]&amp;&quot;$&quot;" office:value-type="string" office:string-value="$date81$">
            <text:p>$date81$</text:p>
          </table:table-cell>
          <table:table-cell table:formula="of:=[.C85]&amp;&quot;$&quot;" office:value-type="string" office:string-value="$temp81$">
            <text:p>$temp81$</text:p>
          </table:table-cell>
          <table:table-cell table:formula="of:=[.D85]&amp;&quot;$&quot;" office:value-type="string" office:string-value="$hum81$">
            <text:p>$hum81$</text:p>
          </table:table-cell>
        </table:table-row>
        <table:table-row table:style-name="ro1">
          <table:table-cell/>
          <table:table-cell office:value-type="string">
            <text:p>$date82</text:p>
          </table:table-cell>
          <table:table-cell office:value-type="string">
            <text:p>$temp82</text:p>
          </table:table-cell>
          <table:table-cell office:value-type="string">
            <text:p>$hum82</text:p>
          </table:table-cell>
          <table:table-cell/>
          <table:table-cell table:formula="of:=[.B86]&amp;&quot;$&quot;" office:value-type="string" office:string-value="$date82$">
            <text:p>$date82$</text:p>
          </table:table-cell>
          <table:table-cell table:formula="of:=[.C86]&amp;&quot;$&quot;" office:value-type="string" office:string-value="$temp82$">
            <text:p>$temp82$</text:p>
          </table:table-cell>
          <table:table-cell table:formula="of:=[.D86]&amp;&quot;$&quot;" office:value-type="string" office:string-value="$hum82$">
            <text:p>$hum82$</text:p>
          </table:table-cell>
        </table:table-row>
        <table:table-row table:style-name="ro1">
          <table:table-cell/>
          <table:table-cell office:value-type="string">
            <text:p>$date83</text:p>
          </table:table-cell>
          <table:table-cell office:value-type="string">
            <text:p>$temp83</text:p>
          </table:table-cell>
          <table:table-cell office:value-type="string">
            <text:p>$hum83</text:p>
          </table:table-cell>
          <table:table-cell/>
          <table:table-cell table:formula="of:=[.B87]&amp;&quot;$&quot;" office:value-type="string" office:string-value="$date83$">
            <text:p>$date83$</text:p>
          </table:table-cell>
          <table:table-cell table:formula="of:=[.C87]&amp;&quot;$&quot;" office:value-type="string" office:string-value="$temp83$">
            <text:p>$temp83$</text:p>
          </table:table-cell>
          <table:table-cell table:formula="of:=[.D87]&amp;&quot;$&quot;" office:value-type="string" office:string-value="$hum83$">
            <text:p>$hum83$</text:p>
          </table:table-cell>
        </table:table-row>
        <table:table-row table:style-name="ro1">
          <table:table-cell/>
          <table:table-cell office:value-type="string">
            <text:p>$date84</text:p>
          </table:table-cell>
          <table:table-cell office:value-type="string">
            <text:p>$temp84</text:p>
          </table:table-cell>
          <table:table-cell office:value-type="string">
            <text:p>$hum84</text:p>
          </table:table-cell>
          <table:table-cell/>
          <table:table-cell table:formula="of:=[.B88]&amp;&quot;$&quot;" office:value-type="string" office:string-value="$date84$">
            <text:p>$date84$</text:p>
          </table:table-cell>
          <table:table-cell table:formula="of:=[.C88]&amp;&quot;$&quot;" office:value-type="string" office:string-value="$temp84$">
            <text:p>$temp84$</text:p>
          </table:table-cell>
          <table:table-cell table:formula="of:=[.D88]&amp;&quot;$&quot;" office:value-type="string" office:string-value="$hum84$">
            <text:p>$hum84$</text:p>
          </table:table-cell>
        </table:table-row>
        <table:table-row table:style-name="ro1">
          <table:table-cell/>
          <table:table-cell office:value-type="string">
            <text:p>$date85</text:p>
          </table:table-cell>
          <table:table-cell office:value-type="string">
            <text:p>$temp85</text:p>
          </table:table-cell>
          <table:table-cell office:value-type="string">
            <text:p>$hum85</text:p>
          </table:table-cell>
          <table:table-cell/>
          <table:table-cell table:formula="of:=[.B89]&amp;&quot;$&quot;" office:value-type="string" office:string-value="$date85$">
            <text:p>$date85$</text:p>
          </table:table-cell>
          <table:table-cell table:formula="of:=[.C89]&amp;&quot;$&quot;" office:value-type="string" office:string-value="$temp85$">
            <text:p>$temp85$</text:p>
          </table:table-cell>
          <table:table-cell table:formula="of:=[.D89]&amp;&quot;$&quot;" office:value-type="string" office:string-value="$hum85$">
            <text:p>$hum85$</text:p>
          </table:table-cell>
        </table:table-row>
        <table:table-row table:style-name="ro1">
          <table:table-cell/>
          <table:table-cell office:value-type="string">
            <text:p>$date86</text:p>
          </table:table-cell>
          <table:table-cell office:value-type="string">
            <text:p>$temp86</text:p>
          </table:table-cell>
          <table:table-cell office:value-type="string">
            <text:p>$hum86</text:p>
          </table:table-cell>
          <table:table-cell/>
          <table:table-cell table:formula="of:=[.B90]&amp;&quot;$&quot;" office:value-type="string" office:string-value="$date86$">
            <text:p>$date86$</text:p>
          </table:table-cell>
          <table:table-cell table:formula="of:=[.C90]&amp;&quot;$&quot;" office:value-type="string" office:string-value="$temp86$">
            <text:p>$temp86$</text:p>
          </table:table-cell>
          <table:table-cell table:formula="of:=[.D90]&amp;&quot;$&quot;" office:value-type="string" office:string-value="$hum86$">
            <text:p>$hum86$</text:p>
          </table:table-cell>
        </table:table-row>
        <table:table-row table:style-name="ro1">
          <table:table-cell/>
          <table:table-cell office:value-type="string">
            <text:p>$date87</text:p>
          </table:table-cell>
          <table:table-cell office:value-type="string">
            <text:p>$temp87</text:p>
          </table:table-cell>
          <table:table-cell office:value-type="string">
            <text:p>$hum87</text:p>
          </table:table-cell>
          <table:table-cell/>
          <table:table-cell table:formula="of:=[.B91]&amp;&quot;$&quot;" office:value-type="string" office:string-value="$date87$">
            <text:p>$date87$</text:p>
          </table:table-cell>
          <table:table-cell table:formula="of:=[.C91]&amp;&quot;$&quot;" office:value-type="string" office:string-value="$temp87$">
            <text:p>$temp87$</text:p>
          </table:table-cell>
          <table:table-cell table:formula="of:=[.D91]&amp;&quot;$&quot;" office:value-type="string" office:string-value="$hum87$">
            <text:p>$hum87$</text:p>
          </table:table-cell>
        </table:table-row>
        <table:table-row table:style-name="ro1">
          <table:table-cell/>
          <table:table-cell office:value-type="string">
            <text:p>$date88</text:p>
          </table:table-cell>
          <table:table-cell office:value-type="string">
            <text:p>$temp88</text:p>
          </table:table-cell>
          <table:table-cell office:value-type="string">
            <text:p>$hum88</text:p>
          </table:table-cell>
          <table:table-cell/>
          <table:table-cell table:formula="of:=[.B92]&amp;&quot;$&quot;" office:value-type="string" office:string-value="$date88$">
            <text:p>$date88$</text:p>
          </table:table-cell>
          <table:table-cell table:formula="of:=[.C92]&amp;&quot;$&quot;" office:value-type="string" office:string-value="$temp88$">
            <text:p>$temp88$</text:p>
          </table:table-cell>
          <table:table-cell table:formula="of:=[.D92]&amp;&quot;$&quot;" office:value-type="string" office:string-value="$hum88$">
            <text:p>$hum88$</text:p>
          </table:table-cell>
        </table:table-row>
        <table:table-row table:style-name="ro1">
          <table:table-cell/>
          <table:table-cell office:value-type="string">
            <text:p>$date89</text:p>
          </table:table-cell>
          <table:table-cell office:value-type="string">
            <text:p>$temp89</text:p>
          </table:table-cell>
          <table:table-cell office:value-type="string">
            <text:p>$hum89</text:p>
          </table:table-cell>
          <table:table-cell/>
          <table:table-cell table:formula="of:=[.B93]&amp;&quot;$&quot;" office:value-type="string" office:string-value="$date89$">
            <text:p>$date89$</text:p>
          </table:table-cell>
          <table:table-cell table:formula="of:=[.C93]&amp;&quot;$&quot;" office:value-type="string" office:string-value="$temp89$">
            <text:p>$temp89$</text:p>
          </table:table-cell>
          <table:table-cell table:formula="of:=[.D93]&amp;&quot;$&quot;" office:value-type="string" office:string-value="$hum89$">
            <text:p>$hum89$</text:p>
          </table:table-cell>
        </table:table-row>
        <table:table-row table:style-name="ro1">
          <table:table-cell/>
          <table:table-cell office:value-type="string">
            <text:p>$date90</text:p>
          </table:table-cell>
          <table:table-cell office:value-type="string">
            <text:p>$temp90</text:p>
          </table:table-cell>
          <table:table-cell office:value-type="string">
            <text:p>$hum90</text:p>
          </table:table-cell>
          <table:table-cell/>
          <table:table-cell table:formula="of:=[.B94]&amp;&quot;$&quot;" office:value-type="string" office:string-value="$date90$">
            <text:p>$date90$</text:p>
          </table:table-cell>
          <table:table-cell table:formula="of:=[.C94]&amp;&quot;$&quot;" office:value-type="string" office:string-value="$temp90$">
            <text:p>$temp90$</text:p>
          </table:table-cell>
          <table:table-cell table:formula="of:=[.D94]&amp;&quot;$&quot;" office:value-type="string" office:string-value="$hum90$">
            <text:p>$hum90$</text:p>
          </table:table-cell>
        </table:table-row>
        <table:table-row table:style-name="ro1">
          <table:table-cell/>
          <table:table-cell office:value-type="string">
            <text:p>$date91</text:p>
          </table:table-cell>
          <table:table-cell office:value-type="string">
            <text:p>$temp91</text:p>
          </table:table-cell>
          <table:table-cell office:value-type="string">
            <text:p>$hum91</text:p>
          </table:table-cell>
          <table:table-cell/>
          <table:table-cell table:formula="of:=[.B95]&amp;&quot;$&quot;" office:value-type="string" office:string-value="$date91$">
            <text:p>$date91$</text:p>
          </table:table-cell>
          <table:table-cell table:formula="of:=[.C95]&amp;&quot;$&quot;" office:value-type="string" office:string-value="$temp91$">
            <text:p>$temp91$</text:p>
          </table:table-cell>
          <table:table-cell table:formula="of:=[.D95]&amp;&quot;$&quot;" office:value-type="string" office:string-value="$hum91$">
            <text:p>$hum91$</text:p>
          </table:table-cell>
        </table:table-row>
        <table:table-row table:style-name="ro1">
          <table:table-cell/>
          <table:table-cell office:value-type="string">
            <text:p>$date92</text:p>
          </table:table-cell>
          <table:table-cell office:value-type="string">
            <text:p>$temp92</text:p>
          </table:table-cell>
          <table:table-cell office:value-type="string">
            <text:p>$hum92</text:p>
          </table:table-cell>
          <table:table-cell/>
          <table:table-cell table:formula="of:=[.B96]&amp;&quot;$&quot;" office:value-type="string" office:string-value="$date92$">
            <text:p>$date92$</text:p>
          </table:table-cell>
          <table:table-cell table:formula="of:=[.C96]&amp;&quot;$&quot;" office:value-type="string" office:string-value="$temp92$">
            <text:p>$temp92$</text:p>
          </table:table-cell>
          <table:table-cell table:formula="of:=[.D96]&amp;&quot;$&quot;" office:value-type="string" office:string-value="$hum92$">
            <text:p>$hum92$</text:p>
          </table:table-cell>
        </table:table-row>
        <table:table-row table:style-name="ro1">
          <table:table-cell/>
          <table:table-cell office:value-type="string">
            <text:p>$date93</text:p>
          </table:table-cell>
          <table:table-cell office:value-type="string">
            <text:p>$temp93</text:p>
          </table:table-cell>
          <table:table-cell office:value-type="string">
            <text:p>$hum93</text:p>
          </table:table-cell>
          <table:table-cell/>
          <table:table-cell table:formula="of:=[.B97]&amp;&quot;$&quot;" office:value-type="string" office:string-value="$date93$">
            <text:p>$date93$</text:p>
          </table:table-cell>
          <table:table-cell table:formula="of:=[.C97]&amp;&quot;$&quot;" office:value-type="string" office:string-value="$temp93$">
            <text:p>$temp93$</text:p>
          </table:table-cell>
          <table:table-cell table:formula="of:=[.D97]&amp;&quot;$&quot;" office:value-type="string" office:string-value="$hum93$">
            <text:p>$hum93$</text:p>
          </table:table-cell>
        </table:table-row>
        <table:table-row table:style-name="ro1">
          <table:table-cell/>
          <table:table-cell office:value-type="string">
            <text:p>$date94</text:p>
          </table:table-cell>
          <table:table-cell office:value-type="string">
            <text:p>$temp94</text:p>
          </table:table-cell>
          <table:table-cell office:value-type="string">
            <text:p>$hum94</text:p>
          </table:table-cell>
          <table:table-cell/>
          <table:table-cell table:formula="of:=[.B98]&amp;&quot;$&quot;" office:value-type="string" office:string-value="$date94$">
            <text:p>$date94$</text:p>
          </table:table-cell>
          <table:table-cell table:formula="of:=[.C98]&amp;&quot;$&quot;" office:value-type="string" office:string-value="$temp94$">
            <text:p>$temp94$</text:p>
          </table:table-cell>
          <table:table-cell table:formula="of:=[.D98]&amp;&quot;$&quot;" office:value-type="string" office:string-value="$hum94$">
            <text:p>$hum94$</text:p>
          </table:table-cell>
        </table:table-row>
        <table:table-row table:style-name="ro1">
          <table:table-cell/>
          <table:table-cell office:value-type="string">
            <text:p>$date95</text:p>
          </table:table-cell>
          <table:table-cell office:value-type="string">
            <text:p>$temp95</text:p>
          </table:table-cell>
          <table:table-cell office:value-type="string">
            <text:p>$hum95</text:p>
          </table:table-cell>
          <table:table-cell/>
          <table:table-cell table:formula="of:=[.B99]&amp;&quot;$&quot;" office:value-type="string" office:string-value="$date95$">
            <text:p>$date95$</text:p>
          </table:table-cell>
          <table:table-cell table:formula="of:=[.C99]&amp;&quot;$&quot;" office:value-type="string" office:string-value="$temp95$">
            <text:p>$temp95$</text:p>
          </table:table-cell>
          <table:table-cell table:formula="of:=[.D99]&amp;&quot;$&quot;" office:value-type="string" office:string-value="$hum95$">
            <text:p>$hum95$</text:p>
          </table:table-cell>
        </table:table-row>
        <table:table-row table:style-name="ro1">
          <table:table-cell/>
          <table:table-cell office:value-type="string">
            <text:p>$date96</text:p>
          </table:table-cell>
          <table:table-cell office:value-type="string">
            <text:p>$temp96</text:p>
          </table:table-cell>
          <table:table-cell office:value-type="string">
            <text:p>$hum96</text:p>
          </table:table-cell>
          <table:table-cell/>
          <table:table-cell table:formula="of:=[.B100]&amp;&quot;$&quot;" office:value-type="string" office:string-value="$date96$">
            <text:p>$date96$</text:p>
          </table:table-cell>
          <table:table-cell table:formula="of:=[.C100]&amp;&quot;$&quot;" office:value-type="string" office:string-value="$temp96$">
            <text:p>$temp96$</text:p>
          </table:table-cell>
          <table:table-cell table:formula="of:=[.D100]&amp;&quot;$&quot;" office:value-type="string" office:string-value="$hum96$">
            <text:p>$hum96$</text:p>
          </table:table-cell>
        </table:table-row>
        <table:table-row table:style-name="ro1">
          <table:table-cell/>
          <table:table-cell office:value-type="string">
            <text:p>$date97</text:p>
          </table:table-cell>
          <table:table-cell office:value-type="string">
            <text:p>$temp97</text:p>
          </table:table-cell>
          <table:table-cell office:value-type="string">
            <text:p>$hum97</text:p>
          </table:table-cell>
          <table:table-cell/>
          <table:table-cell table:formula="of:=[.B101]&amp;&quot;$&quot;" office:value-type="string" office:string-value="$date97$">
            <text:p>$date97$</text:p>
          </table:table-cell>
          <table:table-cell table:formula="of:=[.C101]&amp;&quot;$&quot;" office:value-type="string" office:string-value="$temp97$">
            <text:p>$temp97$</text:p>
          </table:table-cell>
          <table:table-cell table:formula="of:=[.D101]&amp;&quot;$&quot;" office:value-type="string" office:string-value="$hum97$">
            <text:p>$hum97$</text:p>
          </table:table-cell>
        </table:table-row>
        <table:table-row table:style-name="ro1">
          <table:table-cell/>
          <table:table-cell office:value-type="string">
            <text:p>$date98</text:p>
          </table:table-cell>
          <table:table-cell office:value-type="string">
            <text:p>$temp98</text:p>
          </table:table-cell>
          <table:table-cell office:value-type="string">
            <text:p>$hum98</text:p>
          </table:table-cell>
          <table:table-cell/>
          <table:table-cell table:formula="of:=[.B102]&amp;&quot;$&quot;" office:value-type="string" office:string-value="$date98$">
            <text:p>$date98$</text:p>
          </table:table-cell>
          <table:table-cell table:formula="of:=[.C102]&amp;&quot;$&quot;" office:value-type="string" office:string-value="$temp98$">
            <text:p>$temp98$</text:p>
          </table:table-cell>
          <table:table-cell table:formula="of:=[.D102]&amp;&quot;$&quot;" office:value-type="string" office:string-value="$hum98$">
            <text:p>$hum98$</text:p>
          </table:table-cell>
        </table:table-row>
        <table:table-row table:style-name="ro1">
          <table:table-cell/>
          <table:table-cell office:value-type="string">
            <text:p>$date99</text:p>
          </table:table-cell>
          <table:table-cell office:value-type="string">
            <text:p>$temp99</text:p>
          </table:table-cell>
          <table:table-cell office:value-type="string">
            <text:p>$hum99</text:p>
          </table:table-cell>
          <table:table-cell/>
          <table:table-cell table:formula="of:=[.B103]&amp;&quot;$&quot;" office:value-type="string" office:string-value="$date99$">
            <text:p>$date99$</text:p>
          </table:table-cell>
          <table:table-cell table:formula="of:=[.C103]&amp;&quot;$&quot;" office:value-type="string" office:string-value="$temp99$">
            <text:p>$temp99$</text:p>
          </table:table-cell>
          <table:table-cell table:formula="of:=[.D103]&amp;&quot;$&quot;" office:value-type="string" office:string-value="$hum99$">
            <text:p>$hum99$</text:p>
          </table:table-cell>
        </table:table-row>
        <table:table-row table:style-name="ro1">
          <table:table-cell/>
          <table:table-cell office:value-type="string">
            <text:p>$date100</text:p>
          </table:table-cell>
          <table:table-cell office:value-type="string">
            <text:p>$temp100</text:p>
          </table:table-cell>
          <table:table-cell office:value-type="string">
            <text:p>$hum100</text:p>
          </table:table-cell>
          <table:table-cell/>
          <table:table-cell table:formula="of:=[.B104]&amp;&quot;$&quot;" office:value-type="string" office:string-value="$date100$">
            <text:p>$date100$</text:p>
          </table:table-cell>
          <table:table-cell table:formula="of:=[.C104]&amp;&quot;$&quot;" office:value-type="string" office:string-value="$temp100$">
            <text:p>$temp100$</text:p>
          </table:table-cell>
          <table:table-cell table:formula="of:=[.D104]&amp;&quot;$&quot;" office:value-type="string" office:string-value="$hum100$">
            <text:p>$hum100$</text:p>
          </table:table-cell>
        </table:table-row>
        <table:table-row table:style-name="ro1">
          <table:table-cell/>
          <table:table-cell office:value-type="string">
            <text:p>$date101</text:p>
          </table:table-cell>
          <table:table-cell office:value-type="string">
            <text:p>$temp101</text:p>
          </table:table-cell>
          <table:table-cell office:value-type="string">
            <text:p>$hum101</text:p>
          </table:table-cell>
          <table:table-cell/>
          <table:table-cell table:formula="of:=[.B105]&amp;&quot;$&quot;" office:value-type="string" office:string-value="$date101$">
            <text:p>$date101$</text:p>
          </table:table-cell>
          <table:table-cell table:formula="of:=[.C105]&amp;&quot;$&quot;" office:value-type="string" office:string-value="$temp101$">
            <text:p>$temp101$</text:p>
          </table:table-cell>
          <table:table-cell table:formula="of:=[.D105]&amp;&quot;$&quot;" office:value-type="string" office:string-value="$hum101$">
            <text:p>$hum101$</text:p>
          </table:table-cell>
        </table:table-row>
        <table:table-row table:style-name="ro1">
          <table:table-cell/>
          <table:table-cell office:value-type="string">
            <text:p>$date102</text:p>
          </table:table-cell>
          <table:table-cell office:value-type="string">
            <text:p>$temp102</text:p>
          </table:table-cell>
          <table:table-cell office:value-type="string">
            <text:p>$hum102</text:p>
          </table:table-cell>
          <table:table-cell/>
          <table:table-cell table:formula="of:=[.B106]&amp;&quot;$&quot;" office:value-type="string" office:string-value="$date102$">
            <text:p>$date102$</text:p>
          </table:table-cell>
          <table:table-cell table:formula="of:=[.C106]&amp;&quot;$&quot;" office:value-type="string" office:string-value="$temp102$">
            <text:p>$temp102$</text:p>
          </table:table-cell>
          <table:table-cell table:formula="of:=[.D106]&amp;&quot;$&quot;" office:value-type="string" office:string-value="$hum102$">
            <text:p>$hum102$</text:p>
          </table:table-cell>
        </table:table-row>
        <table:table-row table:style-name="ro1">
          <table:table-cell/>
          <table:table-cell office:value-type="string">
            <text:p>$date103</text:p>
          </table:table-cell>
          <table:table-cell office:value-type="string">
            <text:p>$temp103</text:p>
          </table:table-cell>
          <table:table-cell office:value-type="string">
            <text:p>$hum103</text:p>
          </table:table-cell>
          <table:table-cell/>
          <table:table-cell table:formula="of:=[.B107]&amp;&quot;$&quot;" office:value-type="string" office:string-value="$date103$">
            <text:p>$date103$</text:p>
          </table:table-cell>
          <table:table-cell table:formula="of:=[.C107]&amp;&quot;$&quot;" office:value-type="string" office:string-value="$temp103$">
            <text:p>$temp103$</text:p>
          </table:table-cell>
          <table:table-cell table:formula="of:=[.D107]&amp;&quot;$&quot;" office:value-type="string" office:string-value="$hum103$">
            <text:p>$hum103$</text:p>
          </table:table-cell>
        </table:table-row>
        <table:table-row table:style-name="ro1">
          <table:table-cell/>
          <table:table-cell office:value-type="string">
            <text:p>$date104</text:p>
          </table:table-cell>
          <table:table-cell office:value-type="string">
            <text:p>$temp104</text:p>
          </table:table-cell>
          <table:table-cell office:value-type="string">
            <text:p>$hum104</text:p>
          </table:table-cell>
          <table:table-cell/>
          <table:table-cell table:formula="of:=[.B108]&amp;&quot;$&quot;" office:value-type="string" office:string-value="$date104$">
            <text:p>$date104$</text:p>
          </table:table-cell>
          <table:table-cell table:formula="of:=[.C108]&amp;&quot;$&quot;" office:value-type="string" office:string-value="$temp104$">
            <text:p>$temp104$</text:p>
          </table:table-cell>
          <table:table-cell table:formula="of:=[.D108]&amp;&quot;$&quot;" office:value-type="string" office:string-value="$hum104$">
            <text:p>$hum104$</text:p>
          </table:table-cell>
        </table:table-row>
        <table:table-row table:style-name="ro1">
          <table:table-cell/>
          <table:table-cell office:value-type="string">
            <text:p>$date105</text:p>
          </table:table-cell>
          <table:table-cell office:value-type="string">
            <text:p>$temp105</text:p>
          </table:table-cell>
          <table:table-cell office:value-type="string">
            <text:p>$hum105</text:p>
          </table:table-cell>
          <table:table-cell/>
          <table:table-cell table:formula="of:=[.B109]&amp;&quot;$&quot;" office:value-type="string" office:string-value="$date105$">
            <text:p>$date105$</text:p>
          </table:table-cell>
          <table:table-cell table:formula="of:=[.C109]&amp;&quot;$&quot;" office:value-type="string" office:string-value="$temp105$">
            <text:p>$temp105$</text:p>
          </table:table-cell>
          <table:table-cell table:formula="of:=[.D109]&amp;&quot;$&quot;" office:value-type="string" office:string-value="$hum105$">
            <text:p>$hum105$</text:p>
          </table:table-cell>
        </table:table-row>
        <table:table-row table:style-name="ro1">
          <table:table-cell/>
          <table:table-cell office:value-type="string">
            <text:p>$date106</text:p>
          </table:table-cell>
          <table:table-cell office:value-type="string">
            <text:p>$temp106</text:p>
          </table:table-cell>
          <table:table-cell office:value-type="string">
            <text:p>$hum106</text:p>
          </table:table-cell>
          <table:table-cell/>
          <table:table-cell table:formula="of:=[.B110]&amp;&quot;$&quot;" office:value-type="string" office:string-value="$date106$">
            <text:p>$date106$</text:p>
          </table:table-cell>
          <table:table-cell table:formula="of:=[.C110]&amp;&quot;$&quot;" office:value-type="string" office:string-value="$temp106$">
            <text:p>$temp106$</text:p>
          </table:table-cell>
          <table:table-cell table:formula="of:=[.D110]&amp;&quot;$&quot;" office:value-type="string" office:string-value="$hum106$">
            <text:p>$hum106$</text:p>
          </table:table-cell>
        </table:table-row>
        <table:table-row table:style-name="ro1">
          <table:table-cell/>
          <table:table-cell office:value-type="string">
            <text:p>$date107</text:p>
          </table:table-cell>
          <table:table-cell office:value-type="string">
            <text:p>$temp107</text:p>
          </table:table-cell>
          <table:table-cell office:value-type="string">
            <text:p>$hum107</text:p>
          </table:table-cell>
          <table:table-cell/>
          <table:table-cell table:formula="of:=[.B111]&amp;&quot;$&quot;" office:value-type="string" office:string-value="$date107$">
            <text:p>$date107$</text:p>
          </table:table-cell>
          <table:table-cell table:formula="of:=[.C111]&amp;&quot;$&quot;" office:value-type="string" office:string-value="$temp107$">
            <text:p>$temp107$</text:p>
          </table:table-cell>
          <table:table-cell table:formula="of:=[.D111]&amp;&quot;$&quot;" office:value-type="string" office:string-value="$hum107$">
            <text:p>$hum107$</text:p>
          </table:table-cell>
        </table:table-row>
        <table:table-row table:style-name="ro1">
          <table:table-cell/>
          <table:table-cell office:value-type="string">
            <text:p>$date108</text:p>
          </table:table-cell>
          <table:table-cell office:value-type="string">
            <text:p>$temp108</text:p>
          </table:table-cell>
          <table:table-cell office:value-type="string">
            <text:p>$hum108</text:p>
          </table:table-cell>
          <table:table-cell/>
          <table:table-cell table:formula="of:=[.B112]&amp;&quot;$&quot;" office:value-type="string" office:string-value="$date108$">
            <text:p>$date108$</text:p>
          </table:table-cell>
          <table:table-cell table:formula="of:=[.C112]&amp;&quot;$&quot;" office:value-type="string" office:string-value="$temp108$">
            <text:p>$temp108$</text:p>
          </table:table-cell>
          <table:table-cell table:formula="of:=[.D112]&amp;&quot;$&quot;" office:value-type="string" office:string-value="$hum108$">
            <text:p>$hum108$</text:p>
          </table:table-cell>
        </table:table-row>
        <table:table-row table:style-name="ro1">
          <table:table-cell/>
          <table:table-cell office:value-type="string">
            <text:p>$date109</text:p>
          </table:table-cell>
          <table:table-cell office:value-type="string">
            <text:p>$temp109</text:p>
          </table:table-cell>
          <table:table-cell office:value-type="string">
            <text:p>$hum109</text:p>
          </table:table-cell>
          <table:table-cell/>
          <table:table-cell table:formula="of:=[.B113]&amp;&quot;$&quot;" office:value-type="string" office:string-value="$date109$">
            <text:p>$date109$</text:p>
          </table:table-cell>
          <table:table-cell table:formula="of:=[.C113]&amp;&quot;$&quot;" office:value-type="string" office:string-value="$temp109$">
            <text:p>$temp109$</text:p>
          </table:table-cell>
          <table:table-cell table:formula="of:=[.D113]&amp;&quot;$&quot;" office:value-type="string" office:string-value="$hum109$">
            <text:p>$hum109$</text:p>
          </table:table-cell>
        </table:table-row>
        <table:table-row table:style-name="ro1">
          <table:table-cell/>
          <table:table-cell office:value-type="string">
            <text:p>$date110</text:p>
          </table:table-cell>
          <table:table-cell office:value-type="string">
            <text:p>$temp110</text:p>
          </table:table-cell>
          <table:table-cell office:value-type="string">
            <text:p>$hum110</text:p>
          </table:table-cell>
          <table:table-cell/>
          <table:table-cell table:formula="of:=[.B114]&amp;&quot;$&quot;" office:value-type="string" office:string-value="$date110$">
            <text:p>$date110$</text:p>
          </table:table-cell>
          <table:table-cell table:formula="of:=[.C114]&amp;&quot;$&quot;" office:value-type="string" office:string-value="$temp110$">
            <text:p>$temp110$</text:p>
          </table:table-cell>
          <table:table-cell table:formula="of:=[.D114]&amp;&quot;$&quot;" office:value-type="string" office:string-value="$hum110$">
            <text:p>$hum110$</text:p>
          </table:table-cell>
        </table:table-row>
        <table:table-row table:style-name="ro1">
          <table:table-cell/>
          <table:table-cell office:value-type="string">
            <text:p>$date111</text:p>
          </table:table-cell>
          <table:table-cell office:value-type="string">
            <text:p>$temp111</text:p>
          </table:table-cell>
          <table:table-cell office:value-type="string">
            <text:p>$hum111</text:p>
          </table:table-cell>
          <table:table-cell/>
          <table:table-cell table:formula="of:=[.B115]&amp;&quot;$&quot;" office:value-type="string" office:string-value="$date111$">
            <text:p>$date111$</text:p>
          </table:table-cell>
          <table:table-cell table:formula="of:=[.C115]&amp;&quot;$&quot;" office:value-type="string" office:string-value="$temp111$">
            <text:p>$temp111$</text:p>
          </table:table-cell>
          <table:table-cell table:formula="of:=[.D115]&amp;&quot;$&quot;" office:value-type="string" office:string-value="$hum111$">
            <text:p>$hum111$</text:p>
          </table:table-cell>
        </table:table-row>
        <table:table-row table:style-name="ro1">
          <table:table-cell/>
          <table:table-cell office:value-type="string">
            <text:p>$date112</text:p>
          </table:table-cell>
          <table:table-cell office:value-type="string">
            <text:p>$temp112</text:p>
          </table:table-cell>
          <table:table-cell office:value-type="string">
            <text:p>$hum112</text:p>
          </table:table-cell>
          <table:table-cell/>
          <table:table-cell table:formula="of:=[.B116]&amp;&quot;$&quot;" office:value-type="string" office:string-value="$date112$">
            <text:p>$date112$</text:p>
          </table:table-cell>
          <table:table-cell table:formula="of:=[.C116]&amp;&quot;$&quot;" office:value-type="string" office:string-value="$temp112$">
            <text:p>$temp112$</text:p>
          </table:table-cell>
          <table:table-cell table:formula="of:=[.D116]&amp;&quot;$&quot;" office:value-type="string" office:string-value="$hum112$">
            <text:p>$hum112$</text:p>
          </table:table-cell>
        </table:table-row>
        <table:table-row table:style-name="ro1">
          <table:table-cell/>
          <table:table-cell office:value-type="string">
            <text:p>$date113</text:p>
          </table:table-cell>
          <table:table-cell office:value-type="string">
            <text:p>$temp113</text:p>
          </table:table-cell>
          <table:table-cell office:value-type="string">
            <text:p>$hum113</text:p>
          </table:table-cell>
          <table:table-cell/>
          <table:table-cell table:formula="of:=[.B117]&amp;&quot;$&quot;" office:value-type="string" office:string-value="$date113$">
            <text:p>$date113$</text:p>
          </table:table-cell>
          <table:table-cell table:formula="of:=[.C117]&amp;&quot;$&quot;" office:value-type="string" office:string-value="$temp113$">
            <text:p>$temp113$</text:p>
          </table:table-cell>
          <table:table-cell table:formula="of:=[.D117]&amp;&quot;$&quot;" office:value-type="string" office:string-value="$hum113$">
            <text:p>$hum113$</text:p>
          </table:table-cell>
        </table:table-row>
        <table:table-row table:style-name="ro1">
          <table:table-cell/>
          <table:table-cell office:value-type="string">
            <text:p>$date114</text:p>
          </table:table-cell>
          <table:table-cell office:value-type="string">
            <text:p>$temp114</text:p>
          </table:table-cell>
          <table:table-cell office:value-type="string">
            <text:p>$hum114</text:p>
          </table:table-cell>
          <table:table-cell/>
          <table:table-cell table:formula="of:=[.B118]&amp;&quot;$&quot;" office:value-type="string" office:string-value="$date114$">
            <text:p>$date114$</text:p>
          </table:table-cell>
          <table:table-cell table:formula="of:=[.C118]&amp;&quot;$&quot;" office:value-type="string" office:string-value="$temp114$">
            <text:p>$temp114$</text:p>
          </table:table-cell>
          <table:table-cell table:formula="of:=[.D118]&amp;&quot;$&quot;" office:value-type="string" office:string-value="$hum114$">
            <text:p>$hum114$</text:p>
          </table:table-cell>
        </table:table-row>
        <table:table-row table:style-name="ro1">
          <table:table-cell/>
          <table:table-cell office:value-type="string">
            <text:p>$date115</text:p>
          </table:table-cell>
          <table:table-cell office:value-type="string">
            <text:p>$temp115</text:p>
          </table:table-cell>
          <table:table-cell office:value-type="string">
            <text:p>$hum115</text:p>
          </table:table-cell>
          <table:table-cell/>
          <table:table-cell table:formula="of:=[.B119]&amp;&quot;$&quot;" office:value-type="string" office:string-value="$date115$">
            <text:p>$date115$</text:p>
          </table:table-cell>
          <table:table-cell table:formula="of:=[.C119]&amp;&quot;$&quot;" office:value-type="string" office:string-value="$temp115$">
            <text:p>$temp115$</text:p>
          </table:table-cell>
          <table:table-cell table:formula="of:=[.D119]&amp;&quot;$&quot;" office:value-type="string" office:string-value="$hum115$">
            <text:p>$hum115$</text:p>
          </table:table-cell>
        </table:table-row>
        <table:table-row table:style-name="ro1">
          <table:table-cell/>
          <table:table-cell office:value-type="string">
            <text:p>$date116</text:p>
          </table:table-cell>
          <table:table-cell office:value-type="string">
            <text:p>$temp116</text:p>
          </table:table-cell>
          <table:table-cell office:value-type="string">
            <text:p>$hum116</text:p>
          </table:table-cell>
          <table:table-cell/>
          <table:table-cell table:formula="of:=[.B120]&amp;&quot;$&quot;" office:value-type="string" office:string-value="$date116$">
            <text:p>$date116$</text:p>
          </table:table-cell>
          <table:table-cell table:formula="of:=[.C120]&amp;&quot;$&quot;" office:value-type="string" office:string-value="$temp116$">
            <text:p>$temp116$</text:p>
          </table:table-cell>
          <table:table-cell table:formula="of:=[.D120]&amp;&quot;$&quot;" office:value-type="string" office:string-value="$hum116$">
            <text:p>$hum116$</text:p>
          </table:table-cell>
        </table:table-row>
        <table:table-row table:style-name="ro1">
          <table:table-cell/>
          <table:table-cell office:value-type="string">
            <text:p>$date117</text:p>
          </table:table-cell>
          <table:table-cell office:value-type="string">
            <text:p>$temp117</text:p>
          </table:table-cell>
          <table:table-cell office:value-type="string">
            <text:p>$hum117</text:p>
          </table:table-cell>
          <table:table-cell/>
          <table:table-cell table:formula="of:=[.B121]&amp;&quot;$&quot;" office:value-type="string" office:string-value="$date117$">
            <text:p>$date117$</text:p>
          </table:table-cell>
          <table:table-cell table:formula="of:=[.C121]&amp;&quot;$&quot;" office:value-type="string" office:string-value="$temp117$">
            <text:p>$temp117$</text:p>
          </table:table-cell>
          <table:table-cell table:formula="of:=[.D121]&amp;&quot;$&quot;" office:value-type="string" office:string-value="$hum117$">
            <text:p>$hum117$</text:p>
          </table:table-cell>
        </table:table-row>
        <table:table-row table:style-name="ro1">
          <table:table-cell/>
          <table:table-cell office:value-type="string">
            <text:p>$date118</text:p>
          </table:table-cell>
          <table:table-cell office:value-type="string">
            <text:p>$temp118</text:p>
          </table:table-cell>
          <table:table-cell office:value-type="string">
            <text:p>$hum118</text:p>
          </table:table-cell>
          <table:table-cell/>
          <table:table-cell table:formula="of:=[.B122]&amp;&quot;$&quot;" office:value-type="string" office:string-value="$date118$">
            <text:p>$date118$</text:p>
          </table:table-cell>
          <table:table-cell table:formula="of:=[.C122]&amp;&quot;$&quot;" office:value-type="string" office:string-value="$temp118$">
            <text:p>$temp118$</text:p>
          </table:table-cell>
          <table:table-cell table:formula="of:=[.D122]&amp;&quot;$&quot;" office:value-type="string" office:string-value="$hum118$">
            <text:p>$hum118$</text:p>
          </table:table-cell>
        </table:table-row>
        <table:table-row table:style-name="ro1">
          <table:table-cell/>
          <table:table-cell office:value-type="string">
            <text:p>$date119</text:p>
          </table:table-cell>
          <table:table-cell office:value-type="string">
            <text:p>$temp119</text:p>
          </table:table-cell>
          <table:table-cell office:value-type="string">
            <text:p>$hum119</text:p>
          </table:table-cell>
          <table:table-cell/>
          <table:table-cell table:formula="of:=[.B123]&amp;&quot;$&quot;" office:value-type="string" office:string-value="$date119$">
            <text:p>$date119$</text:p>
          </table:table-cell>
          <table:table-cell table:formula="of:=[.C123]&amp;&quot;$&quot;" office:value-type="string" office:string-value="$temp119$">
            <text:p>$temp119$</text:p>
          </table:table-cell>
          <table:table-cell table:formula="of:=[.D123]&amp;&quot;$&quot;" office:value-type="string" office:string-value="$hum119$">
            <text:p>$hum119$</text:p>
          </table:table-cell>
        </table:table-row>
        <table:table-row table:style-name="ro1">
          <table:table-cell/>
          <table:table-cell office:value-type="string">
            <text:p>$date120</text:p>
          </table:table-cell>
          <table:table-cell office:value-type="string">
            <text:p>$temp120</text:p>
          </table:table-cell>
          <table:table-cell office:value-type="string">
            <text:p>$hum120</text:p>
          </table:table-cell>
          <table:table-cell/>
          <table:table-cell table:formula="of:=[.B124]&amp;&quot;$&quot;" office:value-type="string" office:string-value="$date120$">
            <text:p>$date120$</text:p>
          </table:table-cell>
          <table:table-cell table:formula="of:=[.C124]&amp;&quot;$&quot;" office:value-type="string" office:string-value="$temp120$">
            <text:p>$temp120$</text:p>
          </table:table-cell>
          <table:table-cell table:formula="of:=[.D124]&amp;&quot;$&quot;" office:value-type="string" office:string-value="$hum120$">
            <text:p>$hum120$</text:p>
          </table:table-cell>
        </table:table-row>
        <table:table-row table:style-name="ro1">
          <table:table-cell/>
          <table:table-cell office:value-type="string">
            <text:p>$date121</text:p>
          </table:table-cell>
          <table:table-cell office:value-type="string">
            <text:p>$temp121</text:p>
          </table:table-cell>
          <table:table-cell office:value-type="string">
            <text:p>$hum121</text:p>
          </table:table-cell>
          <table:table-cell/>
          <table:table-cell table:formula="of:=[.B125]&amp;&quot;$&quot;" office:value-type="string" office:string-value="$date121$">
            <text:p>$date121$</text:p>
          </table:table-cell>
          <table:table-cell table:formula="of:=[.C125]&amp;&quot;$&quot;" office:value-type="string" office:string-value="$temp121$">
            <text:p>$temp121$</text:p>
          </table:table-cell>
          <table:table-cell table:formula="of:=[.D125]&amp;&quot;$&quot;" office:value-type="string" office:string-value="$hum121$">
            <text:p>$hum121$</text:p>
          </table:table-cell>
        </table:table-row>
        <table:table-row table:style-name="ro1">
          <table:table-cell/>
          <table:table-cell office:value-type="string">
            <text:p>$date122</text:p>
          </table:table-cell>
          <table:table-cell office:value-type="string">
            <text:p>$temp122</text:p>
          </table:table-cell>
          <table:table-cell office:value-type="string">
            <text:p>$hum122</text:p>
          </table:table-cell>
          <table:table-cell/>
          <table:table-cell table:formula="of:=[.B126]&amp;&quot;$&quot;" office:value-type="string" office:string-value="$date122$">
            <text:p>$date122$</text:p>
          </table:table-cell>
          <table:table-cell table:formula="of:=[.C126]&amp;&quot;$&quot;" office:value-type="string" office:string-value="$temp122$">
            <text:p>$temp122$</text:p>
          </table:table-cell>
          <table:table-cell table:formula="of:=[.D126]&amp;&quot;$&quot;" office:value-type="string" office:string-value="$hum122$">
            <text:p>$hum122$</text:p>
          </table:table-cell>
        </table:table-row>
        <table:table-row table:style-name="ro1">
          <table:table-cell/>
          <table:table-cell office:value-type="string">
            <text:p>$date123</text:p>
          </table:table-cell>
          <table:table-cell office:value-type="string">
            <text:p>$temp123</text:p>
          </table:table-cell>
          <table:table-cell office:value-type="string">
            <text:p>$hum123</text:p>
          </table:table-cell>
          <table:table-cell/>
          <table:table-cell table:formula="of:=[.B127]&amp;&quot;$&quot;" office:value-type="string" office:string-value="$date123$">
            <text:p>$date123$</text:p>
          </table:table-cell>
          <table:table-cell table:formula="of:=[.C127]&amp;&quot;$&quot;" office:value-type="string" office:string-value="$temp123$">
            <text:p>$temp123$</text:p>
          </table:table-cell>
          <table:table-cell table:formula="of:=[.D127]&amp;&quot;$&quot;" office:value-type="string" office:string-value="$hum123$">
            <text:p>$hum123$</text:p>
          </table:table-cell>
        </table:table-row>
        <table:table-row table:style-name="ro1">
          <table:table-cell/>
          <table:table-cell office:value-type="string">
            <text:p>$date124</text:p>
          </table:table-cell>
          <table:table-cell office:value-type="string">
            <text:p>$temp124</text:p>
          </table:table-cell>
          <table:table-cell office:value-type="string">
            <text:p>$hum124</text:p>
          </table:table-cell>
          <table:table-cell/>
          <table:table-cell table:formula="of:=[.B128]&amp;&quot;$&quot;" office:value-type="string" office:string-value="$date124$">
            <text:p>$date124$</text:p>
          </table:table-cell>
          <table:table-cell table:formula="of:=[.C128]&amp;&quot;$&quot;" office:value-type="string" office:string-value="$temp124$">
            <text:p>$temp124$</text:p>
          </table:table-cell>
          <table:table-cell table:formula="of:=[.D128]&amp;&quot;$&quot;" office:value-type="string" office:string-value="$hum124$">
            <text:p>$hum124$</text:p>
          </table:table-cell>
        </table:table-row>
        <table:table-row table:style-name="ro1">
          <table:table-cell/>
          <table:table-cell office:value-type="string">
            <text:p>$date125</text:p>
          </table:table-cell>
          <table:table-cell office:value-type="string">
            <text:p>$temp125</text:p>
          </table:table-cell>
          <table:table-cell office:value-type="string">
            <text:p>$hum125</text:p>
          </table:table-cell>
          <table:table-cell/>
          <table:table-cell table:formula="of:=[.B129]&amp;&quot;$&quot;" office:value-type="string" office:string-value="$date125$">
            <text:p>$date125$</text:p>
          </table:table-cell>
          <table:table-cell table:formula="of:=[.C129]&amp;&quot;$&quot;" office:value-type="string" office:string-value="$temp125$">
            <text:p>$temp125$</text:p>
          </table:table-cell>
          <table:table-cell table:formula="of:=[.D129]&amp;&quot;$&quot;" office:value-type="string" office:string-value="$hum125$">
            <text:p>$hum125$</text:p>
          </table:table-cell>
        </table:table-row>
        <table:table-row table:style-name="ro1">
          <table:table-cell/>
          <table:table-cell office:value-type="string">
            <text:p>$date126</text:p>
          </table:table-cell>
          <table:table-cell office:value-type="string">
            <text:p>$temp126</text:p>
          </table:table-cell>
          <table:table-cell office:value-type="string">
            <text:p>$hum126</text:p>
          </table:table-cell>
          <table:table-cell/>
          <table:table-cell table:formula="of:=[.B130]&amp;&quot;$&quot;" office:value-type="string" office:string-value="$date126$">
            <text:p>$date126$</text:p>
          </table:table-cell>
          <table:table-cell table:formula="of:=[.C130]&amp;&quot;$&quot;" office:value-type="string" office:string-value="$temp126$">
            <text:p>$temp126$</text:p>
          </table:table-cell>
          <table:table-cell table:formula="of:=[.D130]&amp;&quot;$&quot;" office:value-type="string" office:string-value="$hum126$">
            <text:p>$hum126$</text:p>
          </table:table-cell>
        </table:table-row>
        <table:table-row table:style-name="ro1">
          <table:table-cell/>
          <table:table-cell office:value-type="string">
            <text:p>$date127</text:p>
          </table:table-cell>
          <table:table-cell office:value-type="string">
            <text:p>$temp127</text:p>
          </table:table-cell>
          <table:table-cell office:value-type="string">
            <text:p>$hum127</text:p>
          </table:table-cell>
          <table:table-cell/>
          <table:table-cell table:formula="of:=[.B131]&amp;&quot;$&quot;" office:value-type="string" office:string-value="$date127$">
            <text:p>$date127$</text:p>
          </table:table-cell>
          <table:table-cell table:formula="of:=[.C131]&amp;&quot;$&quot;" office:value-type="string" office:string-value="$temp127$">
            <text:p>$temp127$</text:p>
          </table:table-cell>
          <table:table-cell table:formula="of:=[.D131]&amp;&quot;$&quot;" office:value-type="string" office:string-value="$hum127$">
            <text:p>$hum127$</text:p>
          </table:table-cell>
        </table:table-row>
        <table:table-row table:style-name="ro1">
          <table:table-cell/>
          <table:table-cell office:value-type="string">
            <text:p>$date128</text:p>
          </table:table-cell>
          <table:table-cell office:value-type="string">
            <text:p>$temp128</text:p>
          </table:table-cell>
          <table:table-cell office:value-type="string">
            <text:p>$hum128</text:p>
          </table:table-cell>
          <table:table-cell/>
          <table:table-cell table:formula="of:=[.B132]&amp;&quot;$&quot;" office:value-type="string" office:string-value="$date128$">
            <text:p>$date128$</text:p>
          </table:table-cell>
          <table:table-cell table:formula="of:=[.C132]&amp;&quot;$&quot;" office:value-type="string" office:string-value="$temp128$">
            <text:p>$temp128$</text:p>
          </table:table-cell>
          <table:table-cell table:formula="of:=[.D132]&amp;&quot;$&quot;" office:value-type="string" office:string-value="$hum128$">
            <text:p>$hum128$</text:p>
          </table:table-cell>
        </table:table-row>
        <table:table-row table:style-name="ro1">
          <table:table-cell/>
          <table:table-cell office:value-type="string">
            <text:p>$date129</text:p>
          </table:table-cell>
          <table:table-cell office:value-type="string">
            <text:p>$temp129</text:p>
          </table:table-cell>
          <table:table-cell office:value-type="string">
            <text:p>$hum129</text:p>
          </table:table-cell>
          <table:table-cell/>
          <table:table-cell table:formula="of:=[.B133]&amp;&quot;$&quot;" office:value-type="string" office:string-value="$date129$">
            <text:p>$date129$</text:p>
          </table:table-cell>
          <table:table-cell table:formula="of:=[.C133]&amp;&quot;$&quot;" office:value-type="string" office:string-value="$temp129$">
            <text:p>$temp129$</text:p>
          </table:table-cell>
          <table:table-cell table:formula="of:=[.D133]&amp;&quot;$&quot;" office:value-type="string" office:string-value="$hum129$">
            <text:p>$hum129$</text:p>
          </table:table-cell>
        </table:table-row>
        <table:table-row table:style-name="ro1">
          <table:table-cell/>
          <table:table-cell office:value-type="string">
            <text:p>$date130</text:p>
          </table:table-cell>
          <table:table-cell office:value-type="string">
            <text:p>$temp130</text:p>
          </table:table-cell>
          <table:table-cell office:value-type="string">
            <text:p>$hum130</text:p>
          </table:table-cell>
          <table:table-cell/>
          <table:table-cell table:formula="of:=[.B134]&amp;&quot;$&quot;" office:value-type="string" office:string-value="$date130$">
            <text:p>$date130$</text:p>
          </table:table-cell>
          <table:table-cell table:formula="of:=[.C134]&amp;&quot;$&quot;" office:value-type="string" office:string-value="$temp130$">
            <text:p>$temp130$</text:p>
          </table:table-cell>
          <table:table-cell table:formula="of:=[.D134]&amp;&quot;$&quot;" office:value-type="string" office:string-value="$hum130$">
            <text:p>$hum130$</text:p>
          </table:table-cell>
        </table:table-row>
        <table:table-row table:style-name="ro1">
          <table:table-cell/>
          <table:table-cell office:value-type="string">
            <text:p>$date131</text:p>
          </table:table-cell>
          <table:table-cell office:value-type="string">
            <text:p>$temp131</text:p>
          </table:table-cell>
          <table:table-cell office:value-type="string">
            <text:p>$hum131</text:p>
          </table:table-cell>
          <table:table-cell/>
          <table:table-cell table:formula="of:=[.B135]&amp;&quot;$&quot;" office:value-type="string" office:string-value="$date131$">
            <text:p>$date131$</text:p>
          </table:table-cell>
          <table:table-cell table:formula="of:=[.C135]&amp;&quot;$&quot;" office:value-type="string" office:string-value="$temp131$">
            <text:p>$temp131$</text:p>
          </table:table-cell>
          <table:table-cell table:formula="of:=[.D135]&amp;&quot;$&quot;" office:value-type="string" office:string-value="$hum131$">
            <text:p>$hum131$</text:p>
          </table:table-cell>
        </table:table-row>
        <table:table-row table:style-name="ro1">
          <table:table-cell/>
          <table:table-cell office:value-type="string">
            <text:p>$date132</text:p>
          </table:table-cell>
          <table:table-cell office:value-type="string">
            <text:p>$temp132</text:p>
          </table:table-cell>
          <table:table-cell office:value-type="string">
            <text:p>$hum132</text:p>
          </table:table-cell>
          <table:table-cell/>
          <table:table-cell table:formula="of:=[.B136]&amp;&quot;$&quot;" office:value-type="string" office:string-value="$date132$">
            <text:p>$date132$</text:p>
          </table:table-cell>
          <table:table-cell table:formula="of:=[.C136]&amp;&quot;$&quot;" office:value-type="string" office:string-value="$temp132$">
            <text:p>$temp132$</text:p>
          </table:table-cell>
          <table:table-cell table:formula="of:=[.D136]&amp;&quot;$&quot;" office:value-type="string" office:string-value="$hum132$">
            <text:p>$hum132$</text:p>
          </table:table-cell>
        </table:table-row>
        <table:table-row table:style-name="ro1">
          <table:table-cell/>
          <table:table-cell office:value-type="string">
            <text:p>$date133</text:p>
          </table:table-cell>
          <table:table-cell office:value-type="string">
            <text:p>$temp133</text:p>
          </table:table-cell>
          <table:table-cell office:value-type="string">
            <text:p>$hum133</text:p>
          </table:table-cell>
          <table:table-cell/>
          <table:table-cell table:formula="of:=[.B137]&amp;&quot;$&quot;" office:value-type="string" office:string-value="$date133$">
            <text:p>$date133$</text:p>
          </table:table-cell>
          <table:table-cell table:formula="of:=[.C137]&amp;&quot;$&quot;" office:value-type="string" office:string-value="$temp133$">
            <text:p>$temp133$</text:p>
          </table:table-cell>
          <table:table-cell table:formula="of:=[.D137]&amp;&quot;$&quot;" office:value-type="string" office:string-value="$hum133$">
            <text:p>$hum133$</text:p>
          </table:table-cell>
        </table:table-row>
        <table:table-row table:style-name="ro1">
          <table:table-cell/>
          <table:table-cell office:value-type="string">
            <text:p>$date134</text:p>
          </table:table-cell>
          <table:table-cell office:value-type="string">
            <text:p>$temp134</text:p>
          </table:table-cell>
          <table:table-cell office:value-type="string">
            <text:p>$hum134</text:p>
          </table:table-cell>
          <table:table-cell/>
          <table:table-cell table:formula="of:=[.B138]&amp;&quot;$&quot;" office:value-type="string" office:string-value="$date134$">
            <text:p>$date134$</text:p>
          </table:table-cell>
          <table:table-cell table:formula="of:=[.C138]&amp;&quot;$&quot;" office:value-type="string" office:string-value="$temp134$">
            <text:p>$temp134$</text:p>
          </table:table-cell>
          <table:table-cell table:formula="of:=[.D138]&amp;&quot;$&quot;" office:value-type="string" office:string-value="$hum134$">
            <text:p>$hum134$</text:p>
          </table:table-cell>
        </table:table-row>
        <table:table-row table:style-name="ro1">
          <table:table-cell/>
          <table:table-cell office:value-type="string">
            <text:p>$date135</text:p>
          </table:table-cell>
          <table:table-cell office:value-type="string">
            <text:p>$temp135</text:p>
          </table:table-cell>
          <table:table-cell office:value-type="string">
            <text:p>$hum135</text:p>
          </table:table-cell>
          <table:table-cell/>
          <table:table-cell table:formula="of:=[.B139]&amp;&quot;$&quot;" office:value-type="string" office:string-value="$date135$">
            <text:p>$date135$</text:p>
          </table:table-cell>
          <table:table-cell table:formula="of:=[.C139]&amp;&quot;$&quot;" office:value-type="string" office:string-value="$temp135$">
            <text:p>$temp135$</text:p>
          </table:table-cell>
          <table:table-cell table:formula="of:=[.D139]&amp;&quot;$&quot;" office:value-type="string" office:string-value="$hum135$">
            <text:p>$hum135$</text:p>
          </table:table-cell>
        </table:table-row>
        <table:table-row table:style-name="ro1">
          <table:table-cell/>
          <table:table-cell office:value-type="string">
            <text:p>$date136</text:p>
          </table:table-cell>
          <table:table-cell office:value-type="string">
            <text:p>$temp136</text:p>
          </table:table-cell>
          <table:table-cell office:value-type="string">
            <text:p>$hum136</text:p>
          </table:table-cell>
          <table:table-cell/>
          <table:table-cell table:formula="of:=[.B140]&amp;&quot;$&quot;" office:value-type="string" office:string-value="$date136$">
            <text:p>$date136$</text:p>
          </table:table-cell>
          <table:table-cell table:formula="of:=[.C140]&amp;&quot;$&quot;" office:value-type="string" office:string-value="$temp136$">
            <text:p>$temp136$</text:p>
          </table:table-cell>
          <table:table-cell table:formula="of:=[.D140]&amp;&quot;$&quot;" office:value-type="string" office:string-value="$hum136$">
            <text:p>$hum136$</text:p>
          </table:table-cell>
        </table:table-row>
        <table:table-row table:style-name="ro1">
          <table:table-cell/>
          <table:table-cell office:value-type="string">
            <text:p>$date137</text:p>
          </table:table-cell>
          <table:table-cell office:value-type="string">
            <text:p>$temp137</text:p>
          </table:table-cell>
          <table:table-cell office:value-type="string">
            <text:p>$hum137</text:p>
          </table:table-cell>
          <table:table-cell/>
          <table:table-cell table:formula="of:=[.B141]&amp;&quot;$&quot;" office:value-type="string" office:string-value="$date137$">
            <text:p>$date137$</text:p>
          </table:table-cell>
          <table:table-cell table:formula="of:=[.C141]&amp;&quot;$&quot;" office:value-type="string" office:string-value="$temp137$">
            <text:p>$temp137$</text:p>
          </table:table-cell>
          <table:table-cell table:formula="of:=[.D141]&amp;&quot;$&quot;" office:value-type="string" office:string-value="$hum137$">
            <text:p>$hum137$</text:p>
          </table:table-cell>
        </table:table-row>
        <table:table-row table:style-name="ro1">
          <table:table-cell/>
          <table:table-cell office:value-type="string">
            <text:p>$date138</text:p>
          </table:table-cell>
          <table:table-cell office:value-type="string">
            <text:p>$temp138</text:p>
          </table:table-cell>
          <table:table-cell office:value-type="string">
            <text:p>$hum138</text:p>
          </table:table-cell>
          <table:table-cell/>
          <table:table-cell table:formula="of:=[.B142]&amp;&quot;$&quot;" office:value-type="string" office:string-value="$date138$">
            <text:p>$date138$</text:p>
          </table:table-cell>
          <table:table-cell table:formula="of:=[.C142]&amp;&quot;$&quot;" office:value-type="string" office:string-value="$temp138$">
            <text:p>$temp138$</text:p>
          </table:table-cell>
          <table:table-cell table:formula="of:=[.D142]&amp;&quot;$&quot;" office:value-type="string" office:string-value="$hum138$">
            <text:p>$hum138$</text:p>
          </table:table-cell>
        </table:table-row>
        <table:table-row table:style-name="ro1">
          <table:table-cell/>
          <table:table-cell office:value-type="string">
            <text:p>$date139</text:p>
          </table:table-cell>
          <table:table-cell office:value-type="string">
            <text:p>$temp139</text:p>
          </table:table-cell>
          <table:table-cell office:value-type="string">
            <text:p>$hum139</text:p>
          </table:table-cell>
          <table:table-cell/>
          <table:table-cell table:formula="of:=[.B143]&amp;&quot;$&quot;" office:value-type="string" office:string-value="$date139$">
            <text:p>$date139$</text:p>
          </table:table-cell>
          <table:table-cell table:formula="of:=[.C143]&amp;&quot;$&quot;" office:value-type="string" office:string-value="$temp139$">
            <text:p>$temp139$</text:p>
          </table:table-cell>
          <table:table-cell table:formula="of:=[.D143]&amp;&quot;$&quot;" office:value-type="string" office:string-value="$hum139$">
            <text:p>$hum139$</text:p>
          </table:table-cell>
        </table:table-row>
        <table:table-row table:style-name="ro1">
          <table:table-cell/>
          <table:table-cell office:value-type="string">
            <text:p>$date140</text:p>
          </table:table-cell>
          <table:table-cell office:value-type="string">
            <text:p>$temp140</text:p>
          </table:table-cell>
          <table:table-cell office:value-type="string">
            <text:p>$hum140</text:p>
          </table:table-cell>
          <table:table-cell/>
          <table:table-cell table:formula="of:=[.B144]&amp;&quot;$&quot;" office:value-type="string" office:string-value="$date140$">
            <text:p>$date140$</text:p>
          </table:table-cell>
          <table:table-cell table:formula="of:=[.C144]&amp;&quot;$&quot;" office:value-type="string" office:string-value="$temp140$">
            <text:p>$temp140$</text:p>
          </table:table-cell>
          <table:table-cell table:formula="of:=[.D144]&amp;&quot;$&quot;" office:value-type="string" office:string-value="$hum140$">
            <text:p>$hum140$</text:p>
          </table:table-cell>
        </table:table-row>
        <table:table-row table:style-name="ro1">
          <table:table-cell/>
          <table:table-cell office:value-type="string">
            <text:p>$date141</text:p>
          </table:table-cell>
          <table:table-cell office:value-type="string">
            <text:p>$temp141</text:p>
          </table:table-cell>
          <table:table-cell office:value-type="string">
            <text:p>$hum141</text:p>
          </table:table-cell>
          <table:table-cell/>
          <table:table-cell table:formula="of:=[.B145]&amp;&quot;$&quot;" office:value-type="string" office:string-value="$date141$">
            <text:p>$date141$</text:p>
          </table:table-cell>
          <table:table-cell table:formula="of:=[.C145]&amp;&quot;$&quot;" office:value-type="string" office:string-value="$temp141$">
            <text:p>$temp141$</text:p>
          </table:table-cell>
          <table:table-cell table:formula="of:=[.D145]&amp;&quot;$&quot;" office:value-type="string" office:string-value="$hum141$">
            <text:p>$hum141$</text:p>
          </table:table-cell>
        </table:table-row>
        <table:table-row table:style-name="ro1">
          <table:table-cell/>
          <table:table-cell office:value-type="string">
            <text:p>$date142</text:p>
          </table:table-cell>
          <table:table-cell office:value-type="string">
            <text:p>$temp142</text:p>
          </table:table-cell>
          <table:table-cell office:value-type="string">
            <text:p>$hum142</text:p>
          </table:table-cell>
          <table:table-cell/>
          <table:table-cell table:formula="of:=[.B146]&amp;&quot;$&quot;" office:value-type="string" office:string-value="$date142$">
            <text:p>$date142$</text:p>
          </table:table-cell>
          <table:table-cell table:formula="of:=[.C146]&amp;&quot;$&quot;" office:value-type="string" office:string-value="$temp142$">
            <text:p>$temp142$</text:p>
          </table:table-cell>
          <table:table-cell table:formula="of:=[.D146]&amp;&quot;$&quot;" office:value-type="string" office:string-value="$hum142$">
            <text:p>$hum142$</text:p>
          </table:table-cell>
        </table:table-row>
        <table:table-row table:style-name="ro1">
          <table:table-cell/>
          <table:table-cell office:value-type="string">
            <text:p>$date143</text:p>
          </table:table-cell>
          <table:table-cell office:value-type="string">
            <text:p>$temp143</text:p>
          </table:table-cell>
          <table:table-cell office:value-type="string">
            <text:p>$hum143</text:p>
          </table:table-cell>
          <table:table-cell/>
          <table:table-cell table:formula="of:=[.B147]&amp;&quot;$&quot;" office:value-type="string" office:string-value="$date143$">
            <text:p>$date143$</text:p>
          </table:table-cell>
          <table:table-cell table:formula="of:=[.C147]&amp;&quot;$&quot;" office:value-type="string" office:string-value="$temp143$">
            <text:p>$temp143$</text:p>
          </table:table-cell>
          <table:table-cell table:formula="of:=[.D147]&amp;&quot;$&quot;" office:value-type="string" office:string-value="$hum143$">
            <text:p>$hum143$</text:p>
          </table:table-cell>
        </table:table-row>
        <table:table-row table:style-name="ro1">
          <table:table-cell/>
          <table:table-cell office:value-type="string">
            <text:p>$date144</text:p>
          </table:table-cell>
          <table:table-cell office:value-type="string">
            <text:p>$temp144</text:p>
          </table:table-cell>
          <table:table-cell office:value-type="string">
            <text:p>$hum144</text:p>
          </table:table-cell>
          <table:table-cell/>
          <table:table-cell table:formula="of:=[.B148]&amp;&quot;$&quot;" office:value-type="string" office:string-value="$date144$">
            <text:p>$date144$</text:p>
          </table:table-cell>
          <table:table-cell table:formula="of:=[.C148]&amp;&quot;$&quot;" office:value-type="string" office:string-value="$temp144$">
            <text:p>$temp144$</text:p>
          </table:table-cell>
          <table:table-cell table:formula="of:=[.D148]&amp;&quot;$&quot;" office:value-type="string" office:string-value="$hum144$">
            <text:p>$hum144$</text:p>
          </table:table-cell>
        </table:table-row>
        <table:table-row table:style-name="ro1">
          <table:table-cell/>
          <table:table-cell office:value-type="string">
            <text:p>$date145</text:p>
          </table:table-cell>
          <table:table-cell office:value-type="string">
            <text:p>$temp145</text:p>
          </table:table-cell>
          <table:table-cell office:value-type="string">
            <text:p>$hum145</text:p>
          </table:table-cell>
          <table:table-cell/>
          <table:table-cell table:formula="of:=[.B149]&amp;&quot;$&quot;" office:value-type="string" office:string-value="$date145$">
            <text:p>$date145$</text:p>
          </table:table-cell>
          <table:table-cell table:formula="of:=[.C149]&amp;&quot;$&quot;" office:value-type="string" office:string-value="$temp145$">
            <text:p>$temp145$</text:p>
          </table:table-cell>
          <table:table-cell table:formula="of:=[.D149]&amp;&quot;$&quot;" office:value-type="string" office:string-value="$hum145$">
            <text:p>$hum145$</text:p>
          </table:table-cell>
        </table:table-row>
        <table:table-row table:style-name="ro1">
          <table:table-cell/>
          <table:table-cell office:value-type="string">
            <text:p>$date146</text:p>
          </table:table-cell>
          <table:table-cell office:value-type="string">
            <text:p>$temp146</text:p>
          </table:table-cell>
          <table:table-cell office:value-type="string">
            <text:p>$hum146</text:p>
          </table:table-cell>
          <table:table-cell/>
          <table:table-cell table:formula="of:=[.B150]&amp;&quot;$&quot;" office:value-type="string" office:string-value="$date146$">
            <text:p>$date146$</text:p>
          </table:table-cell>
          <table:table-cell table:formula="of:=[.C150]&amp;&quot;$&quot;" office:value-type="string" office:string-value="$temp146$">
            <text:p>$temp146$</text:p>
          </table:table-cell>
          <table:table-cell table:formula="of:=[.D150]&amp;&quot;$&quot;" office:value-type="string" office:string-value="$hum146$">
            <text:p>$hum146$</text:p>
          </table:table-cell>
        </table:table-row>
        <table:table-row table:style-name="ro1">
          <table:table-cell/>
          <table:table-cell office:value-type="string">
            <text:p>$date147</text:p>
          </table:table-cell>
          <table:table-cell office:value-type="string">
            <text:p>$temp147</text:p>
          </table:table-cell>
          <table:table-cell office:value-type="string">
            <text:p>$hum147</text:p>
          </table:table-cell>
          <table:table-cell/>
          <table:table-cell table:formula="of:=[.B151]&amp;&quot;$&quot;" office:value-type="string" office:string-value="$date147$">
            <text:p>$date147$</text:p>
          </table:table-cell>
          <table:table-cell table:formula="of:=[.C151]&amp;&quot;$&quot;" office:value-type="string" office:string-value="$temp147$">
            <text:p>$temp147$</text:p>
          </table:table-cell>
          <table:table-cell table:formula="of:=[.D151]&amp;&quot;$&quot;" office:value-type="string" office:string-value="$hum147$">
            <text:p>$hum147$</text:p>
          </table:table-cell>
        </table:table-row>
        <table:table-row table:style-name="ro1">
          <table:table-cell/>
          <table:table-cell office:value-type="string">
            <text:p>$date148</text:p>
          </table:table-cell>
          <table:table-cell office:value-type="string">
            <text:p>$temp148</text:p>
          </table:table-cell>
          <table:table-cell office:value-type="string">
            <text:p>$hum148</text:p>
          </table:table-cell>
          <table:table-cell/>
          <table:table-cell table:formula="of:=[.B152]&amp;&quot;$&quot;" office:value-type="string" office:string-value="$date148$">
            <text:p>$date148$</text:p>
          </table:table-cell>
          <table:table-cell table:formula="of:=[.C152]&amp;&quot;$&quot;" office:value-type="string" office:string-value="$temp148$">
            <text:p>$temp148$</text:p>
          </table:table-cell>
          <table:table-cell table:formula="of:=[.D152]&amp;&quot;$&quot;" office:value-type="string" office:string-value="$hum148$">
            <text:p>$hum148$</text:p>
          </table:table-cell>
        </table:table-row>
        <table:table-row table:style-name="ro1">
          <table:table-cell/>
          <table:table-cell office:value-type="string">
            <text:p>$date149</text:p>
          </table:table-cell>
          <table:table-cell office:value-type="string">
            <text:p>$temp149</text:p>
          </table:table-cell>
          <table:table-cell office:value-type="string">
            <text:p>$hum149</text:p>
          </table:table-cell>
          <table:table-cell/>
          <table:table-cell table:formula="of:=[.B153]&amp;&quot;$&quot;" office:value-type="string" office:string-value="$date149$">
            <text:p>$date149$</text:p>
          </table:table-cell>
          <table:table-cell table:formula="of:=[.C153]&amp;&quot;$&quot;" office:value-type="string" office:string-value="$temp149$">
            <text:p>$temp149$</text:p>
          </table:table-cell>
          <table:table-cell table:formula="of:=[.D153]&amp;&quot;$&quot;" office:value-type="string" office:string-value="$hum149$">
            <text:p>$hum149$</text:p>
          </table:table-cell>
        </table:table-row>
        <table:table-row table:style-name="ro1">
          <table:table-cell/>
          <table:table-cell office:value-type="string">
            <text:p>$date150</text:p>
          </table:table-cell>
          <table:table-cell office:value-type="string">
            <text:p>$temp150</text:p>
          </table:table-cell>
          <table:table-cell office:value-type="string">
            <text:p>$hum150</text:p>
          </table:table-cell>
          <table:table-cell/>
          <table:table-cell table:formula="of:=[.B154]&amp;&quot;$&quot;" office:value-type="string" office:string-value="$date150$">
            <text:p>$date150$</text:p>
          </table:table-cell>
          <table:table-cell table:formula="of:=[.C154]&amp;&quot;$&quot;" office:value-type="string" office:string-value="$temp150$">
            <text:p>$temp150$</text:p>
          </table:table-cell>
          <table:table-cell table:formula="of:=[.D154]&amp;&quot;$&quot;" office:value-type="string" office:string-value="$hum150$">
            <text:p>$hum150$</text:p>
          </table:table-cell>
        </table:table-row>
        <table:table-row table:style-name="ro1">
          <table:table-cell/>
          <table:table-cell office:value-type="string">
            <text:p>$date151</text:p>
          </table:table-cell>
          <table:table-cell office:value-type="string">
            <text:p>$temp151</text:p>
          </table:table-cell>
          <table:table-cell office:value-type="string">
            <text:p>$hum151</text:p>
          </table:table-cell>
          <table:table-cell/>
          <table:table-cell table:formula="of:=[.B155]&amp;&quot;$&quot;" office:value-type="string" office:string-value="$date151$">
            <text:p>$date151$</text:p>
          </table:table-cell>
          <table:table-cell table:formula="of:=[.C155]&amp;&quot;$&quot;" office:value-type="string" office:string-value="$temp151$">
            <text:p>$temp151$</text:p>
          </table:table-cell>
          <table:table-cell table:formula="of:=[.D155]&amp;&quot;$&quot;" office:value-type="string" office:string-value="$hum151$">
            <text:p>$hum151$</text:p>
          </table:table-cell>
        </table:table-row>
        <table:table-row table:style-name="ro1">
          <table:table-cell/>
          <table:table-cell office:value-type="string">
            <text:p>$date152</text:p>
          </table:table-cell>
          <table:table-cell office:value-type="string">
            <text:p>$temp152</text:p>
          </table:table-cell>
          <table:table-cell office:value-type="string">
            <text:p>$hum152</text:p>
          </table:table-cell>
          <table:table-cell/>
          <table:table-cell table:formula="of:=[.B156]&amp;&quot;$&quot;" office:value-type="string" office:string-value="$date152$">
            <text:p>$date152$</text:p>
          </table:table-cell>
          <table:table-cell table:formula="of:=[.C156]&amp;&quot;$&quot;" office:value-type="string" office:string-value="$temp152$">
            <text:p>$temp152$</text:p>
          </table:table-cell>
          <table:table-cell table:formula="of:=[.D156]&amp;&quot;$&quot;" office:value-type="string" office:string-value="$hum152$">
            <text:p>$hum152$</text:p>
          </table:table-cell>
        </table:table-row>
        <table:table-row table:style-name="ro1">
          <table:table-cell/>
          <table:table-cell office:value-type="string">
            <text:p>$date153</text:p>
          </table:table-cell>
          <table:table-cell office:value-type="string">
            <text:p>$temp153</text:p>
          </table:table-cell>
          <table:table-cell office:value-type="string">
            <text:p>$hum153</text:p>
          </table:table-cell>
          <table:table-cell/>
          <table:table-cell table:formula="of:=[.B157]&amp;&quot;$&quot;" office:value-type="string" office:string-value="$date153$">
            <text:p>$date153$</text:p>
          </table:table-cell>
          <table:table-cell table:formula="of:=[.C157]&amp;&quot;$&quot;" office:value-type="string" office:string-value="$temp153$">
            <text:p>$temp153$</text:p>
          </table:table-cell>
          <table:table-cell table:formula="of:=[.D157]&amp;&quot;$&quot;" office:value-type="string" office:string-value="$hum153$">
            <text:p>$hum153$</text:p>
          </table:table-cell>
        </table:table-row>
        <table:table-row table:style-name="ro1">
          <table:table-cell/>
          <table:table-cell office:value-type="string">
            <text:p>$date154</text:p>
          </table:table-cell>
          <table:table-cell office:value-type="string">
            <text:p>$temp154</text:p>
          </table:table-cell>
          <table:table-cell office:value-type="string">
            <text:p>$hum154</text:p>
          </table:table-cell>
          <table:table-cell/>
          <table:table-cell table:formula="of:=[.B158]&amp;&quot;$&quot;" office:value-type="string" office:string-value="$date154$">
            <text:p>$date154$</text:p>
          </table:table-cell>
          <table:table-cell table:formula="of:=[.C158]&amp;&quot;$&quot;" office:value-type="string" office:string-value="$temp154$">
            <text:p>$temp154$</text:p>
          </table:table-cell>
          <table:table-cell table:formula="of:=[.D158]&amp;&quot;$&quot;" office:value-type="string" office:string-value="$hum154$">
            <text:p>$hum154$</text:p>
          </table:table-cell>
        </table:table-row>
        <table:table-row table:style-name="ro1">
          <table:table-cell/>
          <table:table-cell office:value-type="string">
            <text:p>$date155</text:p>
          </table:table-cell>
          <table:table-cell office:value-type="string">
            <text:p>$temp155</text:p>
          </table:table-cell>
          <table:table-cell office:value-type="string">
            <text:p>$hum155</text:p>
          </table:table-cell>
          <table:table-cell/>
          <table:table-cell table:formula="of:=[.B159]&amp;&quot;$&quot;" office:value-type="string" office:string-value="$date155$">
            <text:p>$date155$</text:p>
          </table:table-cell>
          <table:table-cell table:formula="of:=[.C159]&amp;&quot;$&quot;" office:value-type="string" office:string-value="$temp155$">
            <text:p>$temp155$</text:p>
          </table:table-cell>
          <table:table-cell table:formula="of:=[.D159]&amp;&quot;$&quot;" office:value-type="string" office:string-value="$hum155$">
            <text:p>$hum155$</text:p>
          </table:table-cell>
        </table:table-row>
        <table:table-row table:style-name="ro1">
          <table:table-cell/>
          <table:table-cell office:value-type="string">
            <text:p>$date156</text:p>
          </table:table-cell>
          <table:table-cell office:value-type="string">
            <text:p>$temp156</text:p>
          </table:table-cell>
          <table:table-cell office:value-type="string">
            <text:p>$hum156</text:p>
          </table:table-cell>
          <table:table-cell/>
          <table:table-cell table:formula="of:=[.B160]&amp;&quot;$&quot;" office:value-type="string" office:string-value="$date156$">
            <text:p>$date156$</text:p>
          </table:table-cell>
          <table:table-cell table:formula="of:=[.C160]&amp;&quot;$&quot;" office:value-type="string" office:string-value="$temp156$">
            <text:p>$temp156$</text:p>
          </table:table-cell>
          <table:table-cell table:formula="of:=[.D160]&amp;&quot;$&quot;" office:value-type="string" office:string-value="$hum156$">
            <text:p>$hum156$</text:p>
          </table:table-cell>
        </table:table-row>
        <table:table-row table:style-name="ro1">
          <table:table-cell/>
          <table:table-cell office:value-type="string">
            <text:p>$date157</text:p>
          </table:table-cell>
          <table:table-cell office:value-type="string">
            <text:p>$temp157</text:p>
          </table:table-cell>
          <table:table-cell office:value-type="string">
            <text:p>$hum157</text:p>
          </table:table-cell>
          <table:table-cell/>
          <table:table-cell table:formula="of:=[.B161]&amp;&quot;$&quot;" office:value-type="string" office:string-value="$date157$">
            <text:p>$date157$</text:p>
          </table:table-cell>
          <table:table-cell table:formula="of:=[.C161]&amp;&quot;$&quot;" office:value-type="string" office:string-value="$temp157$">
            <text:p>$temp157$</text:p>
          </table:table-cell>
          <table:table-cell table:formula="of:=[.D161]&amp;&quot;$&quot;" office:value-type="string" office:string-value="$hum157$">
            <text:p>$hum157$</text:p>
          </table:table-cell>
        </table:table-row>
        <table:table-row table:style-name="ro1">
          <table:table-cell/>
          <table:table-cell office:value-type="string">
            <text:p>$date158</text:p>
          </table:table-cell>
          <table:table-cell office:value-type="string">
            <text:p>$temp158</text:p>
          </table:table-cell>
          <table:table-cell office:value-type="string">
            <text:p>$hum158</text:p>
          </table:table-cell>
          <table:table-cell/>
          <table:table-cell table:formula="of:=[.B162]&amp;&quot;$&quot;" office:value-type="string" office:string-value="$date158$">
            <text:p>$date158$</text:p>
          </table:table-cell>
          <table:table-cell table:formula="of:=[.C162]&amp;&quot;$&quot;" office:value-type="string" office:string-value="$temp158$">
            <text:p>$temp158$</text:p>
          </table:table-cell>
          <table:table-cell table:formula="of:=[.D162]&amp;&quot;$&quot;" office:value-type="string" office:string-value="$hum158$">
            <text:p>$hum158$</text:p>
          </table:table-cell>
        </table:table-row>
        <table:table-row table:style-name="ro1">
          <table:table-cell/>
          <table:table-cell office:value-type="string">
            <text:p>$date159</text:p>
          </table:table-cell>
          <table:table-cell office:value-type="string">
            <text:p>$temp159</text:p>
          </table:table-cell>
          <table:table-cell office:value-type="string">
            <text:p>$hum159</text:p>
          </table:table-cell>
          <table:table-cell/>
          <table:table-cell table:formula="of:=[.B163]&amp;&quot;$&quot;" office:value-type="string" office:string-value="$date159$">
            <text:p>$date159$</text:p>
          </table:table-cell>
          <table:table-cell table:formula="of:=[.C163]&amp;&quot;$&quot;" office:value-type="string" office:string-value="$temp159$">
            <text:p>$temp159$</text:p>
          </table:table-cell>
          <table:table-cell table:formula="of:=[.D163]&amp;&quot;$&quot;" office:value-type="string" office:string-value="$hum159$">
            <text:p>$hum159$</text:p>
          </table:table-cell>
        </table:table-row>
        <table:table-row table:style-name="ro1">
          <table:table-cell/>
          <table:table-cell office:value-type="string">
            <text:p>$date160</text:p>
          </table:table-cell>
          <table:table-cell office:value-type="string">
            <text:p>$temp160</text:p>
          </table:table-cell>
          <table:table-cell office:value-type="string">
            <text:p>$hum160</text:p>
          </table:table-cell>
          <table:table-cell/>
          <table:table-cell table:formula="of:=[.B164]&amp;&quot;$&quot;" office:value-type="string" office:string-value="$date160$">
            <text:p>$date160$</text:p>
          </table:table-cell>
          <table:table-cell table:formula="of:=[.C164]&amp;&quot;$&quot;" office:value-type="string" office:string-value="$temp160$">
            <text:p>$temp160$</text:p>
          </table:table-cell>
          <table:table-cell table:formula="of:=[.D164]&amp;&quot;$&quot;" office:value-type="string" office:string-value="$hum160$">
            <text:p>$hum160$</text:p>
          </table:table-cell>
        </table:table-row>
        <table:table-row table:style-name="ro1">
          <table:table-cell/>
          <table:table-cell office:value-type="string">
            <text:p>$date161</text:p>
          </table:table-cell>
          <table:table-cell office:value-type="string">
            <text:p>$temp161</text:p>
          </table:table-cell>
          <table:table-cell office:value-type="string">
            <text:p>$hum161</text:p>
          </table:table-cell>
          <table:table-cell/>
          <table:table-cell table:formula="of:=[.B165]&amp;&quot;$&quot;" office:value-type="string" office:string-value="$date161$">
            <text:p>$date161$</text:p>
          </table:table-cell>
          <table:table-cell table:formula="of:=[.C165]&amp;&quot;$&quot;" office:value-type="string" office:string-value="$temp161$">
            <text:p>$temp161$</text:p>
          </table:table-cell>
          <table:table-cell table:formula="of:=[.D165]&amp;&quot;$&quot;" office:value-type="string" office:string-value="$hum161$">
            <text:p>$hum161$</text:p>
          </table:table-cell>
        </table:table-row>
        <table:table-row table:style-name="ro1">
          <table:table-cell/>
          <table:table-cell office:value-type="string">
            <text:p>$date162</text:p>
          </table:table-cell>
          <table:table-cell office:value-type="string">
            <text:p>$temp162</text:p>
          </table:table-cell>
          <table:table-cell office:value-type="string">
            <text:p>$hum162</text:p>
          </table:table-cell>
          <table:table-cell/>
          <table:table-cell table:formula="of:=[.B166]&amp;&quot;$&quot;" office:value-type="string" office:string-value="$date162$">
            <text:p>$date162$</text:p>
          </table:table-cell>
          <table:table-cell table:formula="of:=[.C166]&amp;&quot;$&quot;" office:value-type="string" office:string-value="$temp162$">
            <text:p>$temp162$</text:p>
          </table:table-cell>
          <table:table-cell table:formula="of:=[.D166]&amp;&quot;$&quot;" office:value-type="string" office:string-value="$hum162$">
            <text:p>$hum162$</text:p>
          </table:table-cell>
        </table:table-row>
        <table:table-row table:style-name="ro1">
          <table:table-cell/>
          <table:table-cell office:value-type="string">
            <text:p>$date163</text:p>
          </table:table-cell>
          <table:table-cell office:value-type="string">
            <text:p>$temp163</text:p>
          </table:table-cell>
          <table:table-cell office:value-type="string">
            <text:p>$hum163</text:p>
          </table:table-cell>
          <table:table-cell/>
          <table:table-cell table:formula="of:=[.B167]&amp;&quot;$&quot;" office:value-type="string" office:string-value="$date163$">
            <text:p>$date163$</text:p>
          </table:table-cell>
          <table:table-cell table:formula="of:=[.C167]&amp;&quot;$&quot;" office:value-type="string" office:string-value="$temp163$">
            <text:p>$temp163$</text:p>
          </table:table-cell>
          <table:table-cell table:formula="of:=[.D167]&amp;&quot;$&quot;" office:value-type="string" office:string-value="$hum163$">
            <text:p>$hum163$</text:p>
          </table:table-cell>
        </table:table-row>
        <table:table-row table:style-name="ro1">
          <table:table-cell/>
          <table:table-cell office:value-type="string">
            <text:p>$date164</text:p>
          </table:table-cell>
          <table:table-cell office:value-type="string">
            <text:p>$temp164</text:p>
          </table:table-cell>
          <table:table-cell office:value-type="string">
            <text:p>$hum164</text:p>
          </table:table-cell>
          <table:table-cell/>
          <table:table-cell table:formula="of:=[.B168]&amp;&quot;$&quot;" office:value-type="string" office:string-value="$date164$">
            <text:p>$date164$</text:p>
          </table:table-cell>
          <table:table-cell table:formula="of:=[.C168]&amp;&quot;$&quot;" office:value-type="string" office:string-value="$temp164$">
            <text:p>$temp164$</text:p>
          </table:table-cell>
          <table:table-cell table:formula="of:=[.D168]&amp;&quot;$&quot;" office:value-type="string" office:string-value="$hum164$">
            <text:p>$hum164$</text:p>
          </table:table-cell>
        </table:table-row>
        <table:table-row table:style-name="ro1">
          <table:table-cell/>
          <table:table-cell office:value-type="string">
            <text:p>$date165</text:p>
          </table:table-cell>
          <table:table-cell office:value-type="string">
            <text:p>$temp165</text:p>
          </table:table-cell>
          <table:table-cell office:value-type="string">
            <text:p>$hum165</text:p>
          </table:table-cell>
          <table:table-cell/>
          <table:table-cell table:formula="of:=[.B169]&amp;&quot;$&quot;" office:value-type="string" office:string-value="$date165$">
            <text:p>$date165$</text:p>
          </table:table-cell>
          <table:table-cell table:formula="of:=[.C169]&amp;&quot;$&quot;" office:value-type="string" office:string-value="$temp165$">
            <text:p>$temp165$</text:p>
          </table:table-cell>
          <table:table-cell table:formula="of:=[.D169]&amp;&quot;$&quot;" office:value-type="string" office:string-value="$hum165$">
            <text:p>$hum165$</text:p>
          </table:table-cell>
        </table:table-row>
        <table:table-row table:style-name="ro1">
          <table:table-cell/>
          <table:table-cell office:value-type="string">
            <text:p>$date166</text:p>
          </table:table-cell>
          <table:table-cell office:value-type="string">
            <text:p>$temp166</text:p>
          </table:table-cell>
          <table:table-cell office:value-type="string">
            <text:p>$hum166</text:p>
          </table:table-cell>
          <table:table-cell/>
          <table:table-cell table:formula="of:=[.B170]&amp;&quot;$&quot;" office:value-type="string" office:string-value="$date166$">
            <text:p>$date166$</text:p>
          </table:table-cell>
          <table:table-cell table:formula="of:=[.C170]&amp;&quot;$&quot;" office:value-type="string" office:string-value="$temp166$">
            <text:p>$temp166$</text:p>
          </table:table-cell>
          <table:table-cell table:formula="of:=[.D170]&amp;&quot;$&quot;" office:value-type="string" office:string-value="$hum166$">
            <text:p>$hum166$</text:p>
          </table:table-cell>
        </table:table-row>
        <table:table-row table:style-name="ro1">
          <table:table-cell/>
          <table:table-cell office:value-type="string">
            <text:p>$date167</text:p>
          </table:table-cell>
          <table:table-cell office:value-type="string">
            <text:p>$temp167</text:p>
          </table:table-cell>
          <table:table-cell office:value-type="string">
            <text:p>$hum167</text:p>
          </table:table-cell>
          <table:table-cell/>
          <table:table-cell table:formula="of:=[.B171]&amp;&quot;$&quot;" office:value-type="string" office:string-value="$date167$">
            <text:p>$date167$</text:p>
          </table:table-cell>
          <table:table-cell table:formula="of:=[.C171]&amp;&quot;$&quot;" office:value-type="string" office:string-value="$temp167$">
            <text:p>$temp167$</text:p>
          </table:table-cell>
          <table:table-cell table:formula="of:=[.D171]&amp;&quot;$&quot;" office:value-type="string" office:string-value="$hum167$">
            <text:p>$hum167$</text:p>
          </table:table-cell>
        </table:table-row>
        <table:table-row table:style-name="ro1">
          <table:table-cell/>
          <table:table-cell office:value-type="string">
            <text:p>$date168</text:p>
          </table:table-cell>
          <table:table-cell office:value-type="string">
            <text:p>$temp168</text:p>
          </table:table-cell>
          <table:table-cell office:value-type="string">
            <text:p>$hum168</text:p>
          </table:table-cell>
          <table:table-cell/>
          <table:table-cell table:formula="of:=[.B172]&amp;&quot;$&quot;" office:value-type="string" office:string-value="$date168$">
            <text:p>$date168$</text:p>
          </table:table-cell>
          <table:table-cell table:formula="of:=[.C172]&amp;&quot;$&quot;" office:value-type="string" office:string-value="$temp168$">
            <text:p>$temp168$</text:p>
          </table:table-cell>
          <table:table-cell table:formula="of:=[.D172]&amp;&quot;$&quot;" office:value-type="string" office:string-value="$hum168$">
            <text:p>$hum168$</text:p>
          </table:table-cell>
        </table:table-row>
        <table:table-row table:style-name="ro1">
          <table:table-cell/>
          <table:table-cell office:value-type="string">
            <text:p>$date169</text:p>
          </table:table-cell>
          <table:table-cell office:value-type="string">
            <text:p>$temp169</text:p>
          </table:table-cell>
          <table:table-cell office:value-type="string">
            <text:p>$hum169</text:p>
          </table:table-cell>
          <table:table-cell/>
          <table:table-cell table:formula="of:=[.B173]&amp;&quot;$&quot;" office:value-type="string" office:string-value="$date169$">
            <text:p>$date169$</text:p>
          </table:table-cell>
          <table:table-cell table:formula="of:=[.C173]&amp;&quot;$&quot;" office:value-type="string" office:string-value="$temp169$">
            <text:p>$temp169$</text:p>
          </table:table-cell>
          <table:table-cell table:formula="of:=[.D173]&amp;&quot;$&quot;" office:value-type="string" office:string-value="$hum169$">
            <text:p>$hum169$</text:p>
          </table:table-cell>
        </table:table-row>
        <table:table-row table:style-name="ro1">
          <table:table-cell/>
          <table:table-cell office:value-type="string">
            <text:p>$date170</text:p>
          </table:table-cell>
          <table:table-cell office:value-type="string">
            <text:p>$temp170</text:p>
          </table:table-cell>
          <table:table-cell office:value-type="string">
            <text:p>$hum170</text:p>
          </table:table-cell>
          <table:table-cell/>
          <table:table-cell table:formula="of:=[.B174]&amp;&quot;$&quot;" office:value-type="string" office:string-value="$date170$">
            <text:p>$date170$</text:p>
          </table:table-cell>
          <table:table-cell table:formula="of:=[.C174]&amp;&quot;$&quot;" office:value-type="string" office:string-value="$temp170$">
            <text:p>$temp170$</text:p>
          </table:table-cell>
          <table:table-cell table:formula="of:=[.D174]&amp;&quot;$&quot;" office:value-type="string" office:string-value="$hum170$">
            <text:p>$hum170$</text:p>
          </table:table-cell>
        </table:table-row>
        <table:table-row table:style-name="ro1">
          <table:table-cell/>
          <table:table-cell office:value-type="string">
            <text:p>$date171</text:p>
          </table:table-cell>
          <table:table-cell office:value-type="string">
            <text:p>$temp171</text:p>
          </table:table-cell>
          <table:table-cell office:value-type="string">
            <text:p>$hum171</text:p>
          </table:table-cell>
          <table:table-cell/>
          <table:table-cell table:formula="of:=[.B175]&amp;&quot;$&quot;" office:value-type="string" office:string-value="$date171$">
            <text:p>$date171$</text:p>
          </table:table-cell>
          <table:table-cell table:formula="of:=[.C175]&amp;&quot;$&quot;" office:value-type="string" office:string-value="$temp171$">
            <text:p>$temp171$</text:p>
          </table:table-cell>
          <table:table-cell table:formula="of:=[.D175]&amp;&quot;$&quot;" office:value-type="string" office:string-value="$hum171$">
            <text:p>$hum171$</text:p>
          </table:table-cell>
        </table:table-row>
        <table:table-row table:style-name="ro1">
          <table:table-cell/>
          <table:table-cell office:value-type="string">
            <text:p>$date172</text:p>
          </table:table-cell>
          <table:table-cell office:value-type="string">
            <text:p>$temp172</text:p>
          </table:table-cell>
          <table:table-cell office:value-type="string">
            <text:p>$hum172</text:p>
          </table:table-cell>
          <table:table-cell/>
          <table:table-cell table:formula="of:=[.B176]&amp;&quot;$&quot;" office:value-type="string" office:string-value="$date172$">
            <text:p>$date172$</text:p>
          </table:table-cell>
          <table:table-cell table:formula="of:=[.C176]&amp;&quot;$&quot;" office:value-type="string" office:string-value="$temp172$">
            <text:p>$temp172$</text:p>
          </table:table-cell>
          <table:table-cell table:formula="of:=[.D176]&amp;&quot;$&quot;" office:value-type="string" office:string-value="$hum172$">
            <text:p>$hum172$</text:p>
          </table:table-cell>
        </table:table-row>
        <table:table-row table:style-name="ro1">
          <table:table-cell/>
          <table:table-cell office:value-type="string">
            <text:p>$date173</text:p>
          </table:table-cell>
          <table:table-cell office:value-type="string">
            <text:p>$temp173</text:p>
          </table:table-cell>
          <table:table-cell office:value-type="string">
            <text:p>$hum173</text:p>
          </table:table-cell>
          <table:table-cell/>
          <table:table-cell table:formula="of:=[.B177]&amp;&quot;$&quot;" office:value-type="string" office:string-value="$date173$">
            <text:p>$date173$</text:p>
          </table:table-cell>
          <table:table-cell table:formula="of:=[.C177]&amp;&quot;$&quot;" office:value-type="string" office:string-value="$temp173$">
            <text:p>$temp173$</text:p>
          </table:table-cell>
          <table:table-cell table:formula="of:=[.D177]&amp;&quot;$&quot;" office:value-type="string" office:string-value="$hum173$">
            <text:p>$hum173$</text:p>
          </table:table-cell>
        </table:table-row>
        <table:table-row table:style-name="ro1">
          <table:table-cell/>
          <table:table-cell office:value-type="string">
            <text:p>$date174</text:p>
          </table:table-cell>
          <table:table-cell office:value-type="string">
            <text:p>$temp174</text:p>
          </table:table-cell>
          <table:table-cell office:value-type="string">
            <text:p>$hum174</text:p>
          </table:table-cell>
          <table:table-cell/>
          <table:table-cell table:formula="of:=[.B178]&amp;&quot;$&quot;" office:value-type="string" office:string-value="$date174$">
            <text:p>$date174$</text:p>
          </table:table-cell>
          <table:table-cell table:formula="of:=[.C178]&amp;&quot;$&quot;" office:value-type="string" office:string-value="$temp174$">
            <text:p>$temp174$</text:p>
          </table:table-cell>
          <table:table-cell table:formula="of:=[.D178]&amp;&quot;$&quot;" office:value-type="string" office:string-value="$hum174$">
            <text:p>$hum174$</text:p>
          </table:table-cell>
        </table:table-row>
        <table:table-row table:style-name="ro1">
          <table:table-cell/>
          <table:table-cell office:value-type="string">
            <text:p>$date175</text:p>
          </table:table-cell>
          <table:table-cell office:value-type="string">
            <text:p>$temp175</text:p>
          </table:table-cell>
          <table:table-cell office:value-type="string">
            <text:p>$hum175</text:p>
          </table:table-cell>
          <table:table-cell/>
          <table:table-cell table:formula="of:=[.B179]&amp;&quot;$&quot;" office:value-type="string" office:string-value="$date175$">
            <text:p>$date175$</text:p>
          </table:table-cell>
          <table:table-cell table:formula="of:=[.C179]&amp;&quot;$&quot;" office:value-type="string" office:string-value="$temp175$">
            <text:p>$temp175$</text:p>
          </table:table-cell>
          <table:table-cell table:formula="of:=[.D179]&amp;&quot;$&quot;" office:value-type="string" office:string-value="$hum175$">
            <text:p>$hum175$</text:p>
          </table:table-cell>
        </table:table-row>
        <table:table-row table:style-name="ro1">
          <table:table-cell/>
          <table:table-cell office:value-type="string">
            <text:p>$date176</text:p>
          </table:table-cell>
          <table:table-cell office:value-type="string">
            <text:p>$temp176</text:p>
          </table:table-cell>
          <table:table-cell office:value-type="string">
            <text:p>$hum176</text:p>
          </table:table-cell>
          <table:table-cell/>
          <table:table-cell table:formula="of:=[.B180]&amp;&quot;$&quot;" office:value-type="string" office:string-value="$date176$">
            <text:p>$date176$</text:p>
          </table:table-cell>
          <table:table-cell table:formula="of:=[.C180]&amp;&quot;$&quot;" office:value-type="string" office:string-value="$temp176$">
            <text:p>$temp176$</text:p>
          </table:table-cell>
          <table:table-cell table:formula="of:=[.D180]&amp;&quot;$&quot;" office:value-type="string" office:string-value="$hum176$">
            <text:p>$hum176$</text:p>
          </table:table-cell>
        </table:table-row>
        <table:table-row table:style-name="ro1">
          <table:table-cell/>
          <table:table-cell office:value-type="string">
            <text:p>$date177</text:p>
          </table:table-cell>
          <table:table-cell office:value-type="string">
            <text:p>$temp177</text:p>
          </table:table-cell>
          <table:table-cell office:value-type="string">
            <text:p>$hum177</text:p>
          </table:table-cell>
          <table:table-cell/>
          <table:table-cell table:formula="of:=[.B181]&amp;&quot;$&quot;" office:value-type="string" office:string-value="$date177$">
            <text:p>$date177$</text:p>
          </table:table-cell>
          <table:table-cell table:formula="of:=[.C181]&amp;&quot;$&quot;" office:value-type="string" office:string-value="$temp177$">
            <text:p>$temp177$</text:p>
          </table:table-cell>
          <table:table-cell table:formula="of:=[.D181]&amp;&quot;$&quot;" office:value-type="string" office:string-value="$hum177$">
            <text:p>$hum177$</text:p>
          </table:table-cell>
        </table:table-row>
        <table:table-row table:style-name="ro1">
          <table:table-cell/>
          <table:table-cell office:value-type="string">
            <text:p>$date178</text:p>
          </table:table-cell>
          <table:table-cell office:value-type="string">
            <text:p>$temp178</text:p>
          </table:table-cell>
          <table:table-cell office:value-type="string">
            <text:p>$hum178</text:p>
          </table:table-cell>
          <table:table-cell/>
          <table:table-cell table:formula="of:=[.B182]&amp;&quot;$&quot;" office:value-type="string" office:string-value="$date178$">
            <text:p>$date178$</text:p>
          </table:table-cell>
          <table:table-cell table:formula="of:=[.C182]&amp;&quot;$&quot;" office:value-type="string" office:string-value="$temp178$">
            <text:p>$temp178$</text:p>
          </table:table-cell>
          <table:table-cell table:formula="of:=[.D182]&amp;&quot;$&quot;" office:value-type="string" office:string-value="$hum178$">
            <text:p>$hum178$</text:p>
          </table:table-cell>
        </table:table-row>
        <table:table-row table:style-name="ro1">
          <table:table-cell/>
          <table:table-cell office:value-type="string">
            <text:p>$date179</text:p>
          </table:table-cell>
          <table:table-cell office:value-type="string">
            <text:p>$temp179</text:p>
          </table:table-cell>
          <table:table-cell office:value-type="string">
            <text:p>$hum179</text:p>
          </table:table-cell>
          <table:table-cell/>
          <table:table-cell table:formula="of:=[.B183]&amp;&quot;$&quot;" office:value-type="string" office:string-value="$date179$">
            <text:p>$date179$</text:p>
          </table:table-cell>
          <table:table-cell table:formula="of:=[.C183]&amp;&quot;$&quot;" office:value-type="string" office:string-value="$temp179$">
            <text:p>$temp179$</text:p>
          </table:table-cell>
          <table:table-cell table:formula="of:=[.D183]&amp;&quot;$&quot;" office:value-type="string" office:string-value="$hum179$">
            <text:p>$hum179$</text:p>
          </table:table-cell>
        </table:table-row>
        <table:table-row table:style-name="ro1">
          <table:table-cell/>
          <table:table-cell office:value-type="string">
            <text:p>$date180</text:p>
          </table:table-cell>
          <table:table-cell office:value-type="string">
            <text:p>$temp180</text:p>
          </table:table-cell>
          <table:table-cell office:value-type="string">
            <text:p>$hum180</text:p>
          </table:table-cell>
          <table:table-cell/>
          <table:table-cell table:formula="of:=[.B184]&amp;&quot;$&quot;" office:value-type="string" office:string-value="$date180$">
            <text:p>$date180$</text:p>
          </table:table-cell>
          <table:table-cell table:formula="of:=[.C184]&amp;&quot;$&quot;" office:value-type="string" office:string-value="$temp180$">
            <text:p>$temp180$</text:p>
          </table:table-cell>
          <table:table-cell table:formula="of:=[.D184]&amp;&quot;$&quot;" office:value-type="string" office:string-value="$hum180$">
            <text:p>$hum180$</text:p>
          </table:table-cell>
        </table:table-row>
        <table:table-row table:style-name="ro1">
          <table:table-cell/>
          <table:table-cell office:value-type="string">
            <text:p>$date181</text:p>
          </table:table-cell>
          <table:table-cell office:value-type="string">
            <text:p>$temp181</text:p>
          </table:table-cell>
          <table:table-cell office:value-type="string">
            <text:p>$hum181</text:p>
          </table:table-cell>
          <table:table-cell/>
          <table:table-cell table:formula="of:=[.B185]&amp;&quot;$&quot;" office:value-type="string" office:string-value="$date181$">
            <text:p>$date181$</text:p>
          </table:table-cell>
          <table:table-cell table:formula="of:=[.C185]&amp;&quot;$&quot;" office:value-type="string" office:string-value="$temp181$">
            <text:p>$temp181$</text:p>
          </table:table-cell>
          <table:table-cell table:formula="of:=[.D185]&amp;&quot;$&quot;" office:value-type="string" office:string-value="$hum181$">
            <text:p>$hum181$</text:p>
          </table:table-cell>
        </table:table-row>
        <table:table-row table:style-name="ro1">
          <table:table-cell/>
          <table:table-cell office:value-type="string">
            <text:p>$date182</text:p>
          </table:table-cell>
          <table:table-cell office:value-type="string">
            <text:p>$temp182</text:p>
          </table:table-cell>
          <table:table-cell office:value-type="string">
            <text:p>$hum182</text:p>
          </table:table-cell>
          <table:table-cell/>
          <table:table-cell table:formula="of:=[.B186]&amp;&quot;$&quot;" office:value-type="string" office:string-value="$date182$">
            <text:p>$date182$</text:p>
          </table:table-cell>
          <table:table-cell table:formula="of:=[.C186]&amp;&quot;$&quot;" office:value-type="string" office:string-value="$temp182$">
            <text:p>$temp182$</text:p>
          </table:table-cell>
          <table:table-cell table:formula="of:=[.D186]&amp;&quot;$&quot;" office:value-type="string" office:string-value="$hum182$">
            <text:p>$hum182$</text:p>
          </table:table-cell>
        </table:table-row>
        <table:table-row table:style-name="ro1">
          <table:table-cell/>
          <table:table-cell office:value-type="string">
            <text:p>$date183</text:p>
          </table:table-cell>
          <table:table-cell office:value-type="string">
            <text:p>$temp183</text:p>
          </table:table-cell>
          <table:table-cell office:value-type="string">
            <text:p>$hum183</text:p>
          </table:table-cell>
          <table:table-cell/>
          <table:table-cell table:formula="of:=[.B187]&amp;&quot;$&quot;" office:value-type="string" office:string-value="$date183$">
            <text:p>$date183$</text:p>
          </table:table-cell>
          <table:table-cell table:formula="of:=[.C187]&amp;&quot;$&quot;" office:value-type="string" office:string-value="$temp183$">
            <text:p>$temp183$</text:p>
          </table:table-cell>
          <table:table-cell table:formula="of:=[.D187]&amp;&quot;$&quot;" office:value-type="string" office:string-value="$hum183$">
            <text:p>$hum183$</text:p>
          </table:table-cell>
        </table:table-row>
        <table:table-row table:style-name="ro1">
          <table:table-cell/>
          <table:table-cell office:value-type="string">
            <text:p>$date184</text:p>
          </table:table-cell>
          <table:table-cell office:value-type="string">
            <text:p>$temp184</text:p>
          </table:table-cell>
          <table:table-cell office:value-type="string">
            <text:p>$hum184</text:p>
          </table:table-cell>
          <table:table-cell/>
          <table:table-cell table:formula="of:=[.B188]&amp;&quot;$&quot;" office:value-type="string" office:string-value="$date184$">
            <text:p>$date184$</text:p>
          </table:table-cell>
          <table:table-cell table:formula="of:=[.C188]&amp;&quot;$&quot;" office:value-type="string" office:string-value="$temp184$">
            <text:p>$temp184$</text:p>
          </table:table-cell>
          <table:table-cell table:formula="of:=[.D188]&amp;&quot;$&quot;" office:value-type="string" office:string-value="$hum184$">
            <text:p>$hum184$</text:p>
          </table:table-cell>
        </table:table-row>
        <table:table-row table:style-name="ro1">
          <table:table-cell/>
          <table:table-cell office:value-type="string">
            <text:p>$date185</text:p>
          </table:table-cell>
          <table:table-cell office:value-type="string">
            <text:p>$temp185</text:p>
          </table:table-cell>
          <table:table-cell office:value-type="string">
            <text:p>$hum185</text:p>
          </table:table-cell>
          <table:table-cell/>
          <table:table-cell table:formula="of:=[.B189]&amp;&quot;$&quot;" office:value-type="string" office:string-value="$date185$">
            <text:p>$date185$</text:p>
          </table:table-cell>
          <table:table-cell table:formula="of:=[.C189]&amp;&quot;$&quot;" office:value-type="string" office:string-value="$temp185$">
            <text:p>$temp185$</text:p>
          </table:table-cell>
          <table:table-cell table:formula="of:=[.D189]&amp;&quot;$&quot;" office:value-type="string" office:string-value="$hum185$">
            <text:p>$hum185$</text:p>
          </table:table-cell>
        </table:table-row>
        <table:table-row table:style-name="ro1">
          <table:table-cell/>
          <table:table-cell office:value-type="string">
            <text:p>$date186</text:p>
          </table:table-cell>
          <table:table-cell office:value-type="string">
            <text:p>$temp186</text:p>
          </table:table-cell>
          <table:table-cell office:value-type="string">
            <text:p>$hum186</text:p>
          </table:table-cell>
          <table:table-cell/>
          <table:table-cell table:formula="of:=[.B190]&amp;&quot;$&quot;" office:value-type="string" office:string-value="$date186$">
            <text:p>$date186$</text:p>
          </table:table-cell>
          <table:table-cell table:formula="of:=[.C190]&amp;&quot;$&quot;" office:value-type="string" office:string-value="$temp186$">
            <text:p>$temp186$</text:p>
          </table:table-cell>
          <table:table-cell table:formula="of:=[.D190]&amp;&quot;$&quot;" office:value-type="string" office:string-value="$hum186$">
            <text:p>$hum186$</text:p>
          </table:table-cell>
        </table:table-row>
        <table:table-row table:style-name="ro1">
          <table:table-cell/>
          <table:table-cell office:value-type="string">
            <text:p>$date187</text:p>
          </table:table-cell>
          <table:table-cell office:value-type="string">
            <text:p>$temp187</text:p>
          </table:table-cell>
          <table:table-cell office:value-type="string">
            <text:p>$hum187</text:p>
          </table:table-cell>
          <table:table-cell/>
          <table:table-cell table:formula="of:=[.B191]&amp;&quot;$&quot;" office:value-type="string" office:string-value="$date187$">
            <text:p>$date187$</text:p>
          </table:table-cell>
          <table:table-cell table:formula="of:=[.C191]&amp;&quot;$&quot;" office:value-type="string" office:string-value="$temp187$">
            <text:p>$temp187$</text:p>
          </table:table-cell>
          <table:table-cell table:formula="of:=[.D191]&amp;&quot;$&quot;" office:value-type="string" office:string-value="$hum187$">
            <text:p>$hum187$</text:p>
          </table:table-cell>
        </table:table-row>
        <table:table-row table:style-name="ro1">
          <table:table-cell/>
          <table:table-cell office:value-type="string">
            <text:p>$date188</text:p>
          </table:table-cell>
          <table:table-cell office:value-type="string">
            <text:p>$temp188</text:p>
          </table:table-cell>
          <table:table-cell office:value-type="string">
            <text:p>$hum188</text:p>
          </table:table-cell>
          <table:table-cell/>
          <table:table-cell table:formula="of:=[.B192]&amp;&quot;$&quot;" office:value-type="string" office:string-value="$date188$">
            <text:p>$date188$</text:p>
          </table:table-cell>
          <table:table-cell table:formula="of:=[.C192]&amp;&quot;$&quot;" office:value-type="string" office:string-value="$temp188$">
            <text:p>$temp188$</text:p>
          </table:table-cell>
          <table:table-cell table:formula="of:=[.D192]&amp;&quot;$&quot;" office:value-type="string" office:string-value="$hum188$">
            <text:p>$hum188$</text:p>
          </table:table-cell>
        </table:table-row>
        <table:table-row table:style-name="ro1">
          <table:table-cell/>
          <table:table-cell office:value-type="string">
            <text:p>$date189</text:p>
          </table:table-cell>
          <table:table-cell office:value-type="string">
            <text:p>$temp189</text:p>
          </table:table-cell>
          <table:table-cell office:value-type="string">
            <text:p>$hum189</text:p>
          </table:table-cell>
          <table:table-cell/>
          <table:table-cell table:formula="of:=[.B193]&amp;&quot;$&quot;" office:value-type="string" office:string-value="$date189$">
            <text:p>$date189$</text:p>
          </table:table-cell>
          <table:table-cell table:formula="of:=[.C193]&amp;&quot;$&quot;" office:value-type="string" office:string-value="$temp189$">
            <text:p>$temp189$</text:p>
          </table:table-cell>
          <table:table-cell table:formula="of:=[.D193]&amp;&quot;$&quot;" office:value-type="string" office:string-value="$hum189$">
            <text:p>$hum189$</text:p>
          </table:table-cell>
        </table:table-row>
        <table:table-row table:style-name="ro1">
          <table:table-cell/>
          <table:table-cell office:value-type="string">
            <text:p>$date190</text:p>
          </table:table-cell>
          <table:table-cell office:value-type="string">
            <text:p>$temp190</text:p>
          </table:table-cell>
          <table:table-cell office:value-type="string">
            <text:p>$hum190</text:p>
          </table:table-cell>
          <table:table-cell/>
          <table:table-cell table:formula="of:=[.B194]&amp;&quot;$&quot;" office:value-type="string" office:string-value="$date190$">
            <text:p>$date190$</text:p>
          </table:table-cell>
          <table:table-cell table:formula="of:=[.C194]&amp;&quot;$&quot;" office:value-type="string" office:string-value="$temp190$">
            <text:p>$temp190$</text:p>
          </table:table-cell>
          <table:table-cell table:formula="of:=[.D194]&amp;&quot;$&quot;" office:value-type="string" office:string-value="$hum190$">
            <text:p>$hum190$</text:p>
          </table:table-cell>
        </table:table-row>
        <table:table-row table:style-name="ro1">
          <table:table-cell/>
          <table:table-cell office:value-type="string">
            <text:p>$date191</text:p>
          </table:table-cell>
          <table:table-cell office:value-type="string">
            <text:p>$temp191</text:p>
          </table:table-cell>
          <table:table-cell office:value-type="string">
            <text:p>$hum191</text:p>
          </table:table-cell>
          <table:table-cell/>
          <table:table-cell table:formula="of:=[.B195]&amp;&quot;$&quot;" office:value-type="string" office:string-value="$date191$">
            <text:p>$date191$</text:p>
          </table:table-cell>
          <table:table-cell table:formula="of:=[.C195]&amp;&quot;$&quot;" office:value-type="string" office:string-value="$temp191$">
            <text:p>$temp191$</text:p>
          </table:table-cell>
          <table:table-cell table:formula="of:=[.D195]&amp;&quot;$&quot;" office:value-type="string" office:string-value="$hum191$">
            <text:p>$hum191$</text:p>
          </table:table-cell>
        </table:table-row>
        <table:table-row table:style-name="ro1">
          <table:table-cell/>
          <table:table-cell office:value-type="string">
            <text:p>$date192</text:p>
          </table:table-cell>
          <table:table-cell office:value-type="string">
            <text:p>$temp192</text:p>
          </table:table-cell>
          <table:table-cell office:value-type="string">
            <text:p>$hum192</text:p>
          </table:table-cell>
          <table:table-cell/>
          <table:table-cell table:formula="of:=[.B196]&amp;&quot;$&quot;" office:value-type="string" office:string-value="$date192$">
            <text:p>$date192$</text:p>
          </table:table-cell>
          <table:table-cell table:formula="of:=[.C196]&amp;&quot;$&quot;" office:value-type="string" office:string-value="$temp192$">
            <text:p>$temp192$</text:p>
          </table:table-cell>
          <table:table-cell table:formula="of:=[.D196]&amp;&quot;$&quot;" office:value-type="string" office:string-value="$hum192$">
            <text:p>$hum192$</text:p>
          </table:table-cell>
        </table:table-row>
        <table:table-row table:style-name="ro1">
          <table:table-cell/>
          <table:table-cell office:value-type="string">
            <text:p>$date193</text:p>
          </table:table-cell>
          <table:table-cell office:value-type="string">
            <text:p>$temp193</text:p>
          </table:table-cell>
          <table:table-cell office:value-type="string">
            <text:p>$hum193</text:p>
          </table:table-cell>
          <table:table-cell/>
          <table:table-cell table:formula="of:=[.B197]&amp;&quot;$&quot;" office:value-type="string" office:string-value="$date193$">
            <text:p>$date193$</text:p>
          </table:table-cell>
          <table:table-cell table:formula="of:=[.C197]&amp;&quot;$&quot;" office:value-type="string" office:string-value="$temp193$">
            <text:p>$temp193$</text:p>
          </table:table-cell>
          <table:table-cell table:formula="of:=[.D197]&amp;&quot;$&quot;" office:value-type="string" office:string-value="$hum193$">
            <text:p>$hum193$</text:p>
          </table:table-cell>
        </table:table-row>
        <table:table-row table:style-name="ro1">
          <table:table-cell/>
          <table:table-cell office:value-type="string">
            <text:p>$date194</text:p>
          </table:table-cell>
          <table:table-cell office:value-type="string">
            <text:p>$temp194</text:p>
          </table:table-cell>
          <table:table-cell office:value-type="string">
            <text:p>$hum194</text:p>
          </table:table-cell>
          <table:table-cell/>
          <table:table-cell table:formula="of:=[.B198]&amp;&quot;$&quot;" office:value-type="string" office:string-value="$date194$">
            <text:p>$date194$</text:p>
          </table:table-cell>
          <table:table-cell table:formula="of:=[.C198]&amp;&quot;$&quot;" office:value-type="string" office:string-value="$temp194$">
            <text:p>$temp194$</text:p>
          </table:table-cell>
          <table:table-cell table:formula="of:=[.D198]&amp;&quot;$&quot;" office:value-type="string" office:string-value="$hum194$">
            <text:p>$hum194$</text:p>
          </table:table-cell>
        </table:table-row>
        <table:table-row table:style-name="ro1">
          <table:table-cell/>
          <table:table-cell office:value-type="string">
            <text:p>$date195</text:p>
          </table:table-cell>
          <table:table-cell office:value-type="string">
            <text:p>$temp195</text:p>
          </table:table-cell>
          <table:table-cell office:value-type="string">
            <text:p>$hum195</text:p>
          </table:table-cell>
          <table:table-cell/>
          <table:table-cell table:formula="of:=[.B199]&amp;&quot;$&quot;" office:value-type="string" office:string-value="$date195$">
            <text:p>$date195$</text:p>
          </table:table-cell>
          <table:table-cell table:formula="of:=[.C199]&amp;&quot;$&quot;" office:value-type="string" office:string-value="$temp195$">
            <text:p>$temp195$</text:p>
          </table:table-cell>
          <table:table-cell table:formula="of:=[.D199]&amp;&quot;$&quot;" office:value-type="string" office:string-value="$hum195$">
            <text:p>$hum195$</text:p>
          </table:table-cell>
        </table:table-row>
        <table:table-row table:style-name="ro1">
          <table:table-cell/>
          <table:table-cell office:value-type="string">
            <text:p>$date196</text:p>
          </table:table-cell>
          <table:table-cell office:value-type="string">
            <text:p>$temp196</text:p>
          </table:table-cell>
          <table:table-cell office:value-type="string">
            <text:p>$hum196</text:p>
          </table:table-cell>
          <table:table-cell/>
          <table:table-cell table:formula="of:=[.B200]&amp;&quot;$&quot;" office:value-type="string" office:string-value="$date196$">
            <text:p>$date196$</text:p>
          </table:table-cell>
          <table:table-cell table:formula="of:=[.C200]&amp;&quot;$&quot;" office:value-type="string" office:string-value="$temp196$">
            <text:p>$temp196$</text:p>
          </table:table-cell>
          <table:table-cell table:formula="of:=[.D200]&amp;&quot;$&quot;" office:value-type="string" office:string-value="$hum196$">
            <text:p>$hum196$</text:p>
          </table:table-cell>
        </table:table-row>
        <table:table-row table:style-name="ro1">
          <table:table-cell/>
          <table:table-cell office:value-type="string">
            <text:p>$date197</text:p>
          </table:table-cell>
          <table:table-cell office:value-type="string">
            <text:p>$temp197</text:p>
          </table:table-cell>
          <table:table-cell office:value-type="string">
            <text:p>$hum197</text:p>
          </table:table-cell>
          <table:table-cell/>
          <table:table-cell table:formula="of:=[.B201]&amp;&quot;$&quot;" office:value-type="string" office:string-value="$date197$">
            <text:p>$date197$</text:p>
          </table:table-cell>
          <table:table-cell table:formula="of:=[.C201]&amp;&quot;$&quot;" office:value-type="string" office:string-value="$temp197$">
            <text:p>$temp197$</text:p>
          </table:table-cell>
          <table:table-cell table:formula="of:=[.D201]&amp;&quot;$&quot;" office:value-type="string" office:string-value="$hum197$">
            <text:p>$hum197$</text:p>
          </table:table-cell>
        </table:table-row>
        <table:table-row table:style-name="ro1">
          <table:table-cell/>
          <table:table-cell office:value-type="string">
            <text:p>$date198</text:p>
          </table:table-cell>
          <table:table-cell office:value-type="string">
            <text:p>$temp198</text:p>
          </table:table-cell>
          <table:table-cell office:value-type="string">
            <text:p>$hum198</text:p>
          </table:table-cell>
          <table:table-cell/>
          <table:table-cell table:formula="of:=[.B202]&amp;&quot;$&quot;" office:value-type="string" office:string-value="$date198$">
            <text:p>$date198$</text:p>
          </table:table-cell>
          <table:table-cell table:formula="of:=[.C202]&amp;&quot;$&quot;" office:value-type="string" office:string-value="$temp198$">
            <text:p>$temp198$</text:p>
          </table:table-cell>
          <table:table-cell table:formula="of:=[.D202]&amp;&quot;$&quot;" office:value-type="string" office:string-value="$hum198$">
            <text:p>$hum198$</text:p>
          </table:table-cell>
        </table:table-row>
        <table:table-row table:style-name="ro1">
          <table:table-cell/>
          <table:table-cell office:value-type="string">
            <text:p>$date199</text:p>
          </table:table-cell>
          <table:table-cell office:value-type="string">
            <text:p>$temp199</text:p>
          </table:table-cell>
          <table:table-cell office:value-type="string">
            <text:p>$hum199</text:p>
          </table:table-cell>
          <table:table-cell/>
          <table:table-cell table:formula="of:=[.B203]&amp;&quot;$&quot;" office:value-type="string" office:string-value="$date199$">
            <text:p>$date199$</text:p>
          </table:table-cell>
          <table:table-cell table:formula="of:=[.C203]&amp;&quot;$&quot;" office:value-type="string" office:string-value="$temp199$">
            <text:p>$temp199$</text:p>
          </table:table-cell>
          <table:table-cell table:formula="of:=[.D203]&amp;&quot;$&quot;" office:value-type="string" office:string-value="$hum199$">
            <text:p>$hum199$</text:p>
          </table:table-cell>
        </table:table-row>
        <table:table-row table:style-name="ro1">
          <table:table-cell/>
          <table:table-cell office:value-type="string">
            <text:p>$date200</text:p>
          </table:table-cell>
          <table:table-cell office:value-type="string">
            <text:p>$temp200</text:p>
          </table:table-cell>
          <table:table-cell office:value-type="string">
            <text:p>$hum200</text:p>
          </table:table-cell>
          <table:table-cell/>
          <table:table-cell table:formula="of:=[.B204]&amp;&quot;$&quot;" office:value-type="string" office:string-value="$date200$">
            <text:p>$date200$</text:p>
          </table:table-cell>
          <table:table-cell table:formula="of:=[.C204]&amp;&quot;$&quot;" office:value-type="string" office:string-value="$temp200$">
            <text:p>$temp200$</text:p>
          </table:table-cell>
          <table:table-cell table:formula="of:=[.D204]&amp;&quot;$&quot;" office:value-type="string" office:string-value="$hum200$">
            <text:p>$hum200$</text:p>
          </table:table-cell>
        </table:table-row>
        <table:table-row table:style-name="ro1">
          <table:table-cell/>
          <table:table-cell office:value-type="string">
            <text:p>$date201</text:p>
          </table:table-cell>
          <table:table-cell office:value-type="string">
            <text:p>$temp201</text:p>
          </table:table-cell>
          <table:table-cell office:value-type="string">
            <text:p>$hum201</text:p>
          </table:table-cell>
          <table:table-cell/>
          <table:table-cell table:formula="of:=[.B205]&amp;&quot;$&quot;" office:value-type="string" office:string-value="$date201$">
            <text:p>$date201$</text:p>
          </table:table-cell>
          <table:table-cell table:formula="of:=[.C205]&amp;&quot;$&quot;" office:value-type="string" office:string-value="$temp201$">
            <text:p>$temp201$</text:p>
          </table:table-cell>
          <table:table-cell table:formula="of:=[.D205]&amp;&quot;$&quot;" office:value-type="string" office:string-value="$hum201$">
            <text:p>$hum201$</text:p>
          </table:table-cell>
        </table:table-row>
        <table:table-row table:style-name="ro1">
          <table:table-cell/>
          <table:table-cell office:value-type="string">
            <text:p>$date202</text:p>
          </table:table-cell>
          <table:table-cell office:value-type="string">
            <text:p>$temp202</text:p>
          </table:table-cell>
          <table:table-cell office:value-type="string">
            <text:p>$hum202</text:p>
          </table:table-cell>
          <table:table-cell/>
          <table:table-cell table:formula="of:=[.B206]&amp;&quot;$&quot;" office:value-type="string" office:string-value="$date202$">
            <text:p>$date202$</text:p>
          </table:table-cell>
          <table:table-cell table:formula="of:=[.C206]&amp;&quot;$&quot;" office:value-type="string" office:string-value="$temp202$">
            <text:p>$temp202$</text:p>
          </table:table-cell>
          <table:table-cell table:formula="of:=[.D206]&amp;&quot;$&quot;" office:value-type="string" office:string-value="$hum202$">
            <text:p>$hum202$</text:p>
          </table:table-cell>
        </table:table-row>
        <table:table-row table:style-name="ro1">
          <table:table-cell/>
          <table:table-cell office:value-type="string">
            <text:p>$date203</text:p>
          </table:table-cell>
          <table:table-cell office:value-type="string">
            <text:p>$temp203</text:p>
          </table:table-cell>
          <table:table-cell office:value-type="string">
            <text:p>$hum203</text:p>
          </table:table-cell>
          <table:table-cell/>
          <table:table-cell table:formula="of:=[.B207]&amp;&quot;$&quot;" office:value-type="string" office:string-value="$date203$">
            <text:p>$date203$</text:p>
          </table:table-cell>
          <table:table-cell table:formula="of:=[.C207]&amp;&quot;$&quot;" office:value-type="string" office:string-value="$temp203$">
            <text:p>$temp203$</text:p>
          </table:table-cell>
          <table:table-cell table:formula="of:=[.D207]&amp;&quot;$&quot;" office:value-type="string" office:string-value="$hum203$">
            <text:p>$hum203$</text:p>
          </table:table-cell>
        </table:table-row>
        <table:table-row table:style-name="ro1">
          <table:table-cell/>
          <table:table-cell office:value-type="string">
            <text:p>$date204</text:p>
          </table:table-cell>
          <table:table-cell office:value-type="string">
            <text:p>$temp204</text:p>
          </table:table-cell>
          <table:table-cell office:value-type="string">
            <text:p>$hum204</text:p>
          </table:table-cell>
          <table:table-cell/>
          <table:table-cell table:formula="of:=[.B208]&amp;&quot;$&quot;" office:value-type="string" office:string-value="$date204$">
            <text:p>$date204$</text:p>
          </table:table-cell>
          <table:table-cell table:formula="of:=[.C208]&amp;&quot;$&quot;" office:value-type="string" office:string-value="$temp204$">
            <text:p>$temp204$</text:p>
          </table:table-cell>
          <table:table-cell table:formula="of:=[.D208]&amp;&quot;$&quot;" office:value-type="string" office:string-value="$hum204$">
            <text:p>$hum204$</text:p>
          </table:table-cell>
        </table:table-row>
        <table:table-row table:style-name="ro1">
          <table:table-cell/>
          <table:table-cell office:value-type="string">
            <text:p>$date205</text:p>
          </table:table-cell>
          <table:table-cell office:value-type="string">
            <text:p>$temp205</text:p>
          </table:table-cell>
          <table:table-cell office:value-type="string">
            <text:p>$hum205</text:p>
          </table:table-cell>
          <table:table-cell/>
          <table:table-cell table:formula="of:=[.B209]&amp;&quot;$&quot;" office:value-type="string" office:string-value="$date205$">
            <text:p>$date205$</text:p>
          </table:table-cell>
          <table:table-cell table:formula="of:=[.C209]&amp;&quot;$&quot;" office:value-type="string" office:string-value="$temp205$">
            <text:p>$temp205$</text:p>
          </table:table-cell>
          <table:table-cell table:formula="of:=[.D209]&amp;&quot;$&quot;" office:value-type="string" office:string-value="$hum205$">
            <text:p>$hum205$</text:p>
          </table:table-cell>
        </table:table-row>
        <table:table-row table:style-name="ro1">
          <table:table-cell/>
          <table:table-cell office:value-type="string">
            <text:p>$date206</text:p>
          </table:table-cell>
          <table:table-cell office:value-type="string">
            <text:p>$temp206</text:p>
          </table:table-cell>
          <table:table-cell office:value-type="string">
            <text:p>$hum206</text:p>
          </table:table-cell>
          <table:table-cell/>
          <table:table-cell table:formula="of:=[.B210]&amp;&quot;$&quot;" office:value-type="string" office:string-value="$date206$">
            <text:p>$date206$</text:p>
          </table:table-cell>
          <table:table-cell table:formula="of:=[.C210]&amp;&quot;$&quot;" office:value-type="string" office:string-value="$temp206$">
            <text:p>$temp206$</text:p>
          </table:table-cell>
          <table:table-cell table:formula="of:=[.D210]&amp;&quot;$&quot;" office:value-type="string" office:string-value="$hum206$">
            <text:p>$hum206$</text:p>
          </table:table-cell>
        </table:table-row>
        <table:table-row table:style-name="ro1">
          <table:table-cell/>
          <table:table-cell office:value-type="string">
            <text:p>$date207</text:p>
          </table:table-cell>
          <table:table-cell office:value-type="string">
            <text:p>$temp207</text:p>
          </table:table-cell>
          <table:table-cell office:value-type="string">
            <text:p>$hum207</text:p>
          </table:table-cell>
          <table:table-cell/>
          <table:table-cell table:formula="of:=[.B211]&amp;&quot;$&quot;" office:value-type="string" office:string-value="$date207$">
            <text:p>$date207$</text:p>
          </table:table-cell>
          <table:table-cell table:formula="of:=[.C211]&amp;&quot;$&quot;" office:value-type="string" office:string-value="$temp207$">
            <text:p>$temp207$</text:p>
          </table:table-cell>
          <table:table-cell table:formula="of:=[.D211]&amp;&quot;$&quot;" office:value-type="string" office:string-value="$hum207$">
            <text:p>$hum207$</text:p>
          </table:table-cell>
        </table:table-row>
        <table:table-row table:style-name="ro1">
          <table:table-cell/>
          <table:table-cell office:value-type="string">
            <text:p>$date208</text:p>
          </table:table-cell>
          <table:table-cell office:value-type="string">
            <text:p>$temp208</text:p>
          </table:table-cell>
          <table:table-cell office:value-type="string">
            <text:p>$hum208</text:p>
          </table:table-cell>
          <table:table-cell/>
          <table:table-cell table:formula="of:=[.B212]&amp;&quot;$&quot;" office:value-type="string" office:string-value="$date208$">
            <text:p>$date208$</text:p>
          </table:table-cell>
          <table:table-cell table:formula="of:=[.C212]&amp;&quot;$&quot;" office:value-type="string" office:string-value="$temp208$">
            <text:p>$temp208$</text:p>
          </table:table-cell>
          <table:table-cell table:formula="of:=[.D212]&amp;&quot;$&quot;" office:value-type="string" office:string-value="$hum208$">
            <text:p>$hum208$</text:p>
          </table:table-cell>
        </table:table-row>
        <table:table-row table:style-name="ro1">
          <table:table-cell/>
          <table:table-cell office:value-type="string">
            <text:p>$date209</text:p>
          </table:table-cell>
          <table:table-cell office:value-type="string">
            <text:p>$temp209</text:p>
          </table:table-cell>
          <table:table-cell office:value-type="string">
            <text:p>$hum209</text:p>
          </table:table-cell>
          <table:table-cell/>
          <table:table-cell table:formula="of:=[.B213]&amp;&quot;$&quot;" office:value-type="string" office:string-value="$date209$">
            <text:p>$date209$</text:p>
          </table:table-cell>
          <table:table-cell table:formula="of:=[.C213]&amp;&quot;$&quot;" office:value-type="string" office:string-value="$temp209$">
            <text:p>$temp209$</text:p>
          </table:table-cell>
          <table:table-cell table:formula="of:=[.D213]&amp;&quot;$&quot;" office:value-type="string" office:string-value="$hum209$">
            <text:p>$hum209$</text:p>
          </table:table-cell>
        </table:table-row>
        <table:table-row table:style-name="ro1">
          <table:table-cell/>
          <table:table-cell office:value-type="string">
            <text:p>$date210</text:p>
          </table:table-cell>
          <table:table-cell office:value-type="string">
            <text:p>$temp210</text:p>
          </table:table-cell>
          <table:table-cell office:value-type="string">
            <text:p>$hum210</text:p>
          </table:table-cell>
          <table:table-cell/>
          <table:table-cell table:formula="of:=[.B214]&amp;&quot;$&quot;" office:value-type="string" office:string-value="$date210$">
            <text:p>$date210$</text:p>
          </table:table-cell>
          <table:table-cell table:formula="of:=[.C214]&amp;&quot;$&quot;" office:value-type="string" office:string-value="$temp210$">
            <text:p>$temp210$</text:p>
          </table:table-cell>
          <table:table-cell table:formula="of:=[.D214]&amp;&quot;$&quot;" office:value-type="string" office:string-value="$hum210$">
            <text:p>$hum210$</text:p>
          </table:table-cell>
        </table:table-row>
        <table:table-row table:style-name="ro1">
          <table:table-cell/>
          <table:table-cell office:value-type="string">
            <text:p>$date211</text:p>
          </table:table-cell>
          <table:table-cell office:value-type="string">
            <text:p>$temp211</text:p>
          </table:table-cell>
          <table:table-cell office:value-type="string">
            <text:p>$hum211</text:p>
          </table:table-cell>
          <table:table-cell/>
          <table:table-cell table:formula="of:=[.B215]&amp;&quot;$&quot;" office:value-type="string" office:string-value="$date211$">
            <text:p>$date211$</text:p>
          </table:table-cell>
          <table:table-cell table:formula="of:=[.C215]&amp;&quot;$&quot;" office:value-type="string" office:string-value="$temp211$">
            <text:p>$temp211$</text:p>
          </table:table-cell>
          <table:table-cell table:formula="of:=[.D215]&amp;&quot;$&quot;" office:value-type="string" office:string-value="$hum211$">
            <text:p>$hum211$</text:p>
          </table:table-cell>
        </table:table-row>
        <table:table-row table:style-name="ro1">
          <table:table-cell/>
          <table:table-cell office:value-type="string">
            <text:p>$date212</text:p>
          </table:table-cell>
          <table:table-cell office:value-type="string">
            <text:p>$temp212</text:p>
          </table:table-cell>
          <table:table-cell office:value-type="string">
            <text:p>$hum212</text:p>
          </table:table-cell>
          <table:table-cell/>
          <table:table-cell table:formula="of:=[.B216]&amp;&quot;$&quot;" office:value-type="string" office:string-value="$date212$">
            <text:p>$date212$</text:p>
          </table:table-cell>
          <table:table-cell table:formula="of:=[.C216]&amp;&quot;$&quot;" office:value-type="string" office:string-value="$temp212$">
            <text:p>$temp212$</text:p>
          </table:table-cell>
          <table:table-cell table:formula="of:=[.D216]&amp;&quot;$&quot;" office:value-type="string" office:string-value="$hum212$">
            <text:p>$hum212$</text:p>
          </table:table-cell>
        </table:table-row>
        <table:table-row table:style-name="ro1">
          <table:table-cell/>
          <table:table-cell office:value-type="string">
            <text:p>$date213</text:p>
          </table:table-cell>
          <table:table-cell office:value-type="string">
            <text:p>$temp213</text:p>
          </table:table-cell>
          <table:table-cell office:value-type="string">
            <text:p>$hum213</text:p>
          </table:table-cell>
          <table:table-cell/>
          <table:table-cell table:formula="of:=[.B217]&amp;&quot;$&quot;" office:value-type="string" office:string-value="$date213$">
            <text:p>$date213$</text:p>
          </table:table-cell>
          <table:table-cell table:formula="of:=[.C217]&amp;&quot;$&quot;" office:value-type="string" office:string-value="$temp213$">
            <text:p>$temp213$</text:p>
          </table:table-cell>
          <table:table-cell table:formula="of:=[.D217]&amp;&quot;$&quot;" office:value-type="string" office:string-value="$hum213$">
            <text:p>$hum213$</text:p>
          </table:table-cell>
        </table:table-row>
        <table:table-row table:style-name="ro1">
          <table:table-cell/>
          <table:table-cell office:value-type="string">
            <text:p>$date214</text:p>
          </table:table-cell>
          <table:table-cell office:value-type="string">
            <text:p>$temp214</text:p>
          </table:table-cell>
          <table:table-cell office:value-type="string">
            <text:p>$hum214</text:p>
          </table:table-cell>
          <table:table-cell/>
          <table:table-cell table:formula="of:=[.B218]&amp;&quot;$&quot;" office:value-type="string" office:string-value="$date214$">
            <text:p>$date214$</text:p>
          </table:table-cell>
          <table:table-cell table:formula="of:=[.C218]&amp;&quot;$&quot;" office:value-type="string" office:string-value="$temp214$">
            <text:p>$temp214$</text:p>
          </table:table-cell>
          <table:table-cell table:formula="of:=[.D218]&amp;&quot;$&quot;" office:value-type="string" office:string-value="$hum214$">
            <text:p>$hum214$</text:p>
          </table:table-cell>
        </table:table-row>
        <table:table-row table:style-name="ro1">
          <table:table-cell/>
          <table:table-cell office:value-type="string">
            <text:p>$date215</text:p>
          </table:table-cell>
          <table:table-cell office:value-type="string">
            <text:p>$temp215</text:p>
          </table:table-cell>
          <table:table-cell office:value-type="string">
            <text:p>$hum215</text:p>
          </table:table-cell>
          <table:table-cell/>
          <table:table-cell table:formula="of:=[.B219]&amp;&quot;$&quot;" office:value-type="string" office:string-value="$date215$">
            <text:p>$date215$</text:p>
          </table:table-cell>
          <table:table-cell table:formula="of:=[.C219]&amp;&quot;$&quot;" office:value-type="string" office:string-value="$temp215$">
            <text:p>$temp215$</text:p>
          </table:table-cell>
          <table:table-cell table:formula="of:=[.D219]&amp;&quot;$&quot;" office:value-type="string" office:string-value="$hum215$">
            <text:p>$hum215$</text:p>
          </table:table-cell>
        </table:table-row>
        <table:table-row table:style-name="ro1">
          <table:table-cell/>
          <table:table-cell office:value-type="string">
            <text:p>$date216</text:p>
          </table:table-cell>
          <table:table-cell office:value-type="string">
            <text:p>$temp216</text:p>
          </table:table-cell>
          <table:table-cell office:value-type="string">
            <text:p>$hum216</text:p>
          </table:table-cell>
          <table:table-cell/>
          <table:table-cell table:formula="of:=[.B220]&amp;&quot;$&quot;" office:value-type="string" office:string-value="$date216$">
            <text:p>$date216$</text:p>
          </table:table-cell>
          <table:table-cell table:formula="of:=[.C220]&amp;&quot;$&quot;" office:value-type="string" office:string-value="$temp216$">
            <text:p>$temp216$</text:p>
          </table:table-cell>
          <table:table-cell table:formula="of:=[.D220]&amp;&quot;$&quot;" office:value-type="string" office:string-value="$hum216$">
            <text:p>$hum216$</text:p>
          </table:table-cell>
        </table:table-row>
        <table:table-row table:style-name="ro1">
          <table:table-cell/>
          <table:table-cell office:value-type="string">
            <text:p>$date217</text:p>
          </table:table-cell>
          <table:table-cell office:value-type="string">
            <text:p>$temp217</text:p>
          </table:table-cell>
          <table:table-cell office:value-type="string">
            <text:p>$hum217</text:p>
          </table:table-cell>
          <table:table-cell/>
          <table:table-cell table:formula="of:=[.B221]&amp;&quot;$&quot;" office:value-type="string" office:string-value="$date217$">
            <text:p>$date217$</text:p>
          </table:table-cell>
          <table:table-cell table:formula="of:=[.C221]&amp;&quot;$&quot;" office:value-type="string" office:string-value="$temp217$">
            <text:p>$temp217$</text:p>
          </table:table-cell>
          <table:table-cell table:formula="of:=[.D221]&amp;&quot;$&quot;" office:value-type="string" office:string-value="$hum217$">
            <text:p>$hum217$</text:p>
          </table:table-cell>
        </table:table-row>
        <table:table-row table:style-name="ro1">
          <table:table-cell/>
          <table:table-cell office:value-type="string">
            <text:p>$date218</text:p>
          </table:table-cell>
          <table:table-cell office:value-type="string">
            <text:p>$temp218</text:p>
          </table:table-cell>
          <table:table-cell office:value-type="string">
            <text:p>$hum218</text:p>
          </table:table-cell>
          <table:table-cell/>
          <table:table-cell table:formula="of:=[.B222]&amp;&quot;$&quot;" office:value-type="string" office:string-value="$date218$">
            <text:p>$date218$</text:p>
          </table:table-cell>
          <table:table-cell table:formula="of:=[.C222]&amp;&quot;$&quot;" office:value-type="string" office:string-value="$temp218$">
            <text:p>$temp218$</text:p>
          </table:table-cell>
          <table:table-cell table:formula="of:=[.D222]&amp;&quot;$&quot;" office:value-type="string" office:string-value="$hum218$">
            <text:p>$hum218$</text:p>
          </table:table-cell>
        </table:table-row>
        <table:table-row table:style-name="ro1">
          <table:table-cell/>
          <table:table-cell office:value-type="string">
            <text:p>$date219</text:p>
          </table:table-cell>
          <table:table-cell office:value-type="string">
            <text:p>$temp219</text:p>
          </table:table-cell>
          <table:table-cell office:value-type="string">
            <text:p>$hum219</text:p>
          </table:table-cell>
          <table:table-cell/>
          <table:table-cell table:formula="of:=[.B223]&amp;&quot;$&quot;" office:value-type="string" office:string-value="$date219$">
            <text:p>$date219$</text:p>
          </table:table-cell>
          <table:table-cell table:formula="of:=[.C223]&amp;&quot;$&quot;" office:value-type="string" office:string-value="$temp219$">
            <text:p>$temp219$</text:p>
          </table:table-cell>
          <table:table-cell table:formula="of:=[.D223]&amp;&quot;$&quot;" office:value-type="string" office:string-value="$hum219$">
            <text:p>$hum219$</text:p>
          </table:table-cell>
        </table:table-row>
        <table:table-row table:style-name="ro1">
          <table:table-cell/>
          <table:table-cell office:value-type="string">
            <text:p>$date220</text:p>
          </table:table-cell>
          <table:table-cell office:value-type="string">
            <text:p>$temp220</text:p>
          </table:table-cell>
          <table:table-cell office:value-type="string">
            <text:p>$hum220</text:p>
          </table:table-cell>
          <table:table-cell/>
          <table:table-cell table:formula="of:=[.B224]&amp;&quot;$&quot;" office:value-type="string" office:string-value="$date220$">
            <text:p>$date220$</text:p>
          </table:table-cell>
          <table:table-cell table:formula="of:=[.C224]&amp;&quot;$&quot;" office:value-type="string" office:string-value="$temp220$">
            <text:p>$temp220$</text:p>
          </table:table-cell>
          <table:table-cell table:formula="of:=[.D224]&amp;&quot;$&quot;" office:value-type="string" office:string-value="$hum220$">
            <text:p>$hum220$</text:p>
          </table:table-cell>
        </table:table-row>
        <table:table-row table:style-name="ro1">
          <table:table-cell/>
          <table:table-cell office:value-type="string">
            <text:p>$date221</text:p>
          </table:table-cell>
          <table:table-cell office:value-type="string">
            <text:p>$temp221</text:p>
          </table:table-cell>
          <table:table-cell office:value-type="string">
            <text:p>$hum221</text:p>
          </table:table-cell>
          <table:table-cell/>
          <table:table-cell table:formula="of:=[.B225]&amp;&quot;$&quot;" office:value-type="string" office:string-value="$date221$">
            <text:p>$date221$</text:p>
          </table:table-cell>
          <table:table-cell table:formula="of:=[.C225]&amp;&quot;$&quot;" office:value-type="string" office:string-value="$temp221$">
            <text:p>$temp221$</text:p>
          </table:table-cell>
          <table:table-cell table:formula="of:=[.D225]&amp;&quot;$&quot;" office:value-type="string" office:string-value="$hum221$">
            <text:p>$hum221$</text:p>
          </table:table-cell>
        </table:table-row>
        <table:table-row table:style-name="ro1">
          <table:table-cell/>
          <table:table-cell office:value-type="string">
            <text:p>$date222</text:p>
          </table:table-cell>
          <table:table-cell office:value-type="string">
            <text:p>$temp222</text:p>
          </table:table-cell>
          <table:table-cell office:value-type="string">
            <text:p>$hum222</text:p>
          </table:table-cell>
          <table:table-cell/>
          <table:table-cell table:formula="of:=[.B226]&amp;&quot;$&quot;" office:value-type="string" office:string-value="$date222$">
            <text:p>$date222$</text:p>
          </table:table-cell>
          <table:table-cell table:formula="of:=[.C226]&amp;&quot;$&quot;" office:value-type="string" office:string-value="$temp222$">
            <text:p>$temp222$</text:p>
          </table:table-cell>
          <table:table-cell table:formula="of:=[.D226]&amp;&quot;$&quot;" office:value-type="string" office:string-value="$hum222$">
            <text:p>$hum222$</text:p>
          </table:table-cell>
        </table:table-row>
        <table:table-row table:style-name="ro1">
          <table:table-cell/>
          <table:table-cell office:value-type="string">
            <text:p>$date223</text:p>
          </table:table-cell>
          <table:table-cell office:value-type="string">
            <text:p>$temp223</text:p>
          </table:table-cell>
          <table:table-cell office:value-type="string">
            <text:p>$hum223</text:p>
          </table:table-cell>
          <table:table-cell/>
          <table:table-cell table:formula="of:=[.B227]&amp;&quot;$&quot;" office:value-type="string" office:string-value="$date223$">
            <text:p>$date223$</text:p>
          </table:table-cell>
          <table:table-cell table:formula="of:=[.C227]&amp;&quot;$&quot;" office:value-type="string" office:string-value="$temp223$">
            <text:p>$temp223$</text:p>
          </table:table-cell>
          <table:table-cell table:formula="of:=[.D227]&amp;&quot;$&quot;" office:value-type="string" office:string-value="$hum223$">
            <text:p>$hum223$</text:p>
          </table:table-cell>
        </table:table-row>
        <table:table-row table:style-name="ro1">
          <table:table-cell/>
          <table:table-cell office:value-type="string">
            <text:p>$date224</text:p>
          </table:table-cell>
          <table:table-cell office:value-type="string">
            <text:p>$temp224</text:p>
          </table:table-cell>
          <table:table-cell office:value-type="string">
            <text:p>$hum224</text:p>
          </table:table-cell>
          <table:table-cell/>
          <table:table-cell table:formula="of:=[.B228]&amp;&quot;$&quot;" office:value-type="string" office:string-value="$date224$">
            <text:p>$date224$</text:p>
          </table:table-cell>
          <table:table-cell table:formula="of:=[.C228]&amp;&quot;$&quot;" office:value-type="string" office:string-value="$temp224$">
            <text:p>$temp224$</text:p>
          </table:table-cell>
          <table:table-cell table:formula="of:=[.D228]&amp;&quot;$&quot;" office:value-type="string" office:string-value="$hum224$">
            <text:p>$hum224$</text:p>
          </table:table-cell>
        </table:table-row>
        <table:table-row table:style-name="ro1">
          <table:table-cell/>
          <table:table-cell office:value-type="string">
            <text:p>$date225</text:p>
          </table:table-cell>
          <table:table-cell office:value-type="string">
            <text:p>$temp225</text:p>
          </table:table-cell>
          <table:table-cell office:value-type="string">
            <text:p>$hum225</text:p>
          </table:table-cell>
          <table:table-cell/>
          <table:table-cell table:formula="of:=[.B229]&amp;&quot;$&quot;" office:value-type="string" office:string-value="$date225$">
            <text:p>$date225$</text:p>
          </table:table-cell>
          <table:table-cell table:formula="of:=[.C229]&amp;&quot;$&quot;" office:value-type="string" office:string-value="$temp225$">
            <text:p>$temp225$</text:p>
          </table:table-cell>
          <table:table-cell table:formula="of:=[.D229]&amp;&quot;$&quot;" office:value-type="string" office:string-value="$hum225$">
            <text:p>$hum225$</text:p>
          </table:table-cell>
        </table:table-row>
        <table:table-row table:style-name="ro1">
          <table:table-cell/>
          <table:table-cell office:value-type="string">
            <text:p>$date226</text:p>
          </table:table-cell>
          <table:table-cell office:value-type="string">
            <text:p>$temp226</text:p>
          </table:table-cell>
          <table:table-cell office:value-type="string">
            <text:p>$hum226</text:p>
          </table:table-cell>
          <table:table-cell/>
          <table:table-cell table:formula="of:=[.B230]&amp;&quot;$&quot;" office:value-type="string" office:string-value="$date226$">
            <text:p>$date226$</text:p>
          </table:table-cell>
          <table:table-cell table:formula="of:=[.C230]&amp;&quot;$&quot;" office:value-type="string" office:string-value="$temp226$">
            <text:p>$temp226$</text:p>
          </table:table-cell>
          <table:table-cell table:formula="of:=[.D230]&amp;&quot;$&quot;" office:value-type="string" office:string-value="$hum226$">
            <text:p>$hum226$</text:p>
          </table:table-cell>
        </table:table-row>
        <table:table-row table:style-name="ro1">
          <table:table-cell/>
          <table:table-cell office:value-type="string">
            <text:p>$date227</text:p>
          </table:table-cell>
          <table:table-cell office:value-type="string">
            <text:p>$temp227</text:p>
          </table:table-cell>
          <table:table-cell office:value-type="string">
            <text:p>$hum227</text:p>
          </table:table-cell>
          <table:table-cell/>
          <table:table-cell table:formula="of:=[.B231]&amp;&quot;$&quot;" office:value-type="string" office:string-value="$date227$">
            <text:p>$date227$</text:p>
          </table:table-cell>
          <table:table-cell table:formula="of:=[.C231]&amp;&quot;$&quot;" office:value-type="string" office:string-value="$temp227$">
            <text:p>$temp227$</text:p>
          </table:table-cell>
          <table:table-cell table:formula="of:=[.D231]&amp;&quot;$&quot;" office:value-type="string" office:string-value="$hum227$">
            <text:p>$hum227$</text:p>
          </table:table-cell>
        </table:table-row>
        <table:table-row table:style-name="ro1">
          <table:table-cell/>
          <table:table-cell office:value-type="string">
            <text:p>$date228</text:p>
          </table:table-cell>
          <table:table-cell office:value-type="string">
            <text:p>$temp228</text:p>
          </table:table-cell>
          <table:table-cell office:value-type="string">
            <text:p>$hum228</text:p>
          </table:table-cell>
          <table:table-cell/>
          <table:table-cell table:formula="of:=[.B232]&amp;&quot;$&quot;" office:value-type="string" office:string-value="$date228$">
            <text:p>$date228$</text:p>
          </table:table-cell>
          <table:table-cell table:formula="of:=[.C232]&amp;&quot;$&quot;" office:value-type="string" office:string-value="$temp228$">
            <text:p>$temp228$</text:p>
          </table:table-cell>
          <table:table-cell table:formula="of:=[.D232]&amp;&quot;$&quot;" office:value-type="string" office:string-value="$hum228$">
            <text:p>$hum228$</text:p>
          </table:table-cell>
        </table:table-row>
        <table:table-row table:style-name="ro1">
          <table:table-cell/>
          <table:table-cell office:value-type="string">
            <text:p>$date229</text:p>
          </table:table-cell>
          <table:table-cell office:value-type="string">
            <text:p>$temp229</text:p>
          </table:table-cell>
          <table:table-cell office:value-type="string">
            <text:p>$hum229</text:p>
          </table:table-cell>
          <table:table-cell/>
          <table:table-cell table:formula="of:=[.B233]&amp;&quot;$&quot;" office:value-type="string" office:string-value="$date229$">
            <text:p>$date229$</text:p>
          </table:table-cell>
          <table:table-cell table:formula="of:=[.C233]&amp;&quot;$&quot;" office:value-type="string" office:string-value="$temp229$">
            <text:p>$temp229$</text:p>
          </table:table-cell>
          <table:table-cell table:formula="of:=[.D233]&amp;&quot;$&quot;" office:value-type="string" office:string-value="$hum229$">
            <text:p>$hum229$</text:p>
          </table:table-cell>
        </table:table-row>
        <table:table-row table:style-name="ro1">
          <table:table-cell/>
          <table:table-cell office:value-type="string">
            <text:p>$date230</text:p>
          </table:table-cell>
          <table:table-cell office:value-type="string">
            <text:p>$temp230</text:p>
          </table:table-cell>
          <table:table-cell office:value-type="string">
            <text:p>$hum230</text:p>
          </table:table-cell>
          <table:table-cell/>
          <table:table-cell table:formula="of:=[.B234]&amp;&quot;$&quot;" office:value-type="string" office:string-value="$date230$">
            <text:p>$date230$</text:p>
          </table:table-cell>
          <table:table-cell table:formula="of:=[.C234]&amp;&quot;$&quot;" office:value-type="string" office:string-value="$temp230$">
            <text:p>$temp230$</text:p>
          </table:table-cell>
          <table:table-cell table:formula="of:=[.D234]&amp;&quot;$&quot;" office:value-type="string" office:string-value="$hum230$">
            <text:p>$hum230$</text:p>
          </table:table-cell>
        </table:table-row>
        <table:table-row table:style-name="ro1">
          <table:table-cell/>
          <table:table-cell office:value-type="string">
            <text:p>$date231</text:p>
          </table:table-cell>
          <table:table-cell office:value-type="string">
            <text:p>$temp231</text:p>
          </table:table-cell>
          <table:table-cell office:value-type="string">
            <text:p>$hum231</text:p>
          </table:table-cell>
          <table:table-cell/>
          <table:table-cell table:formula="of:=[.B235]&amp;&quot;$&quot;" office:value-type="string" office:string-value="$date231$">
            <text:p>$date231$</text:p>
          </table:table-cell>
          <table:table-cell table:formula="of:=[.C235]&amp;&quot;$&quot;" office:value-type="string" office:string-value="$temp231$">
            <text:p>$temp231$</text:p>
          </table:table-cell>
          <table:table-cell table:formula="of:=[.D235]&amp;&quot;$&quot;" office:value-type="string" office:string-value="$hum231$">
            <text:p>$hum231$</text:p>
          </table:table-cell>
        </table:table-row>
        <table:table-row table:style-name="ro1">
          <table:table-cell/>
          <table:table-cell office:value-type="string">
            <text:p>$date232</text:p>
          </table:table-cell>
          <table:table-cell office:value-type="string">
            <text:p>$temp232</text:p>
          </table:table-cell>
          <table:table-cell office:value-type="string">
            <text:p>$hum232</text:p>
          </table:table-cell>
          <table:table-cell/>
          <table:table-cell table:formula="of:=[.B236]&amp;&quot;$&quot;" office:value-type="string" office:string-value="$date232$">
            <text:p>$date232$</text:p>
          </table:table-cell>
          <table:table-cell table:formula="of:=[.C236]&amp;&quot;$&quot;" office:value-type="string" office:string-value="$temp232$">
            <text:p>$temp232$</text:p>
          </table:table-cell>
          <table:table-cell table:formula="of:=[.D236]&amp;&quot;$&quot;" office:value-type="string" office:string-value="$hum232$">
            <text:p>$hum232$</text:p>
          </table:table-cell>
        </table:table-row>
        <table:table-row table:style-name="ro1">
          <table:table-cell/>
          <table:table-cell office:value-type="string">
            <text:p>$date233</text:p>
          </table:table-cell>
          <table:table-cell office:value-type="string">
            <text:p>$temp233</text:p>
          </table:table-cell>
          <table:table-cell office:value-type="string">
            <text:p>$hum233</text:p>
          </table:table-cell>
          <table:table-cell/>
          <table:table-cell table:formula="of:=[.B237]&amp;&quot;$&quot;" office:value-type="string" office:string-value="$date233$">
            <text:p>$date233$</text:p>
          </table:table-cell>
          <table:table-cell table:formula="of:=[.C237]&amp;&quot;$&quot;" office:value-type="string" office:string-value="$temp233$">
            <text:p>$temp233$</text:p>
          </table:table-cell>
          <table:table-cell table:formula="of:=[.D237]&amp;&quot;$&quot;" office:value-type="string" office:string-value="$hum233$">
            <text:p>$hum233$</text:p>
          </table:table-cell>
        </table:table-row>
        <table:table-row table:style-name="ro1">
          <table:table-cell/>
          <table:table-cell office:value-type="string">
            <text:p>$date234</text:p>
          </table:table-cell>
          <table:table-cell office:value-type="string">
            <text:p>$temp234</text:p>
          </table:table-cell>
          <table:table-cell office:value-type="string">
            <text:p>$hum234</text:p>
          </table:table-cell>
          <table:table-cell/>
          <table:table-cell table:formula="of:=[.B238]&amp;&quot;$&quot;" office:value-type="string" office:string-value="$date234$">
            <text:p>$date234$</text:p>
          </table:table-cell>
          <table:table-cell table:formula="of:=[.C238]&amp;&quot;$&quot;" office:value-type="string" office:string-value="$temp234$">
            <text:p>$temp234$</text:p>
          </table:table-cell>
          <table:table-cell table:formula="of:=[.D238]&amp;&quot;$&quot;" office:value-type="string" office:string-value="$hum234$">
            <text:p>$hum234$</text:p>
          </table:table-cell>
        </table:table-row>
        <table:table-row table:style-name="ro1">
          <table:table-cell/>
          <table:table-cell office:value-type="string">
            <text:p>$date235</text:p>
          </table:table-cell>
          <table:table-cell office:value-type="string">
            <text:p>$temp235</text:p>
          </table:table-cell>
          <table:table-cell office:value-type="string">
            <text:p>$hum235</text:p>
          </table:table-cell>
          <table:table-cell/>
          <table:table-cell table:formula="of:=[.B239]&amp;&quot;$&quot;" office:value-type="string" office:string-value="$date235$">
            <text:p>$date235$</text:p>
          </table:table-cell>
          <table:table-cell table:formula="of:=[.C239]&amp;&quot;$&quot;" office:value-type="string" office:string-value="$temp235$">
            <text:p>$temp235$</text:p>
          </table:table-cell>
          <table:table-cell table:formula="of:=[.D239]&amp;&quot;$&quot;" office:value-type="string" office:string-value="$hum235$">
            <text:p>$hum235$</text:p>
          </table:table-cell>
        </table:table-row>
        <table:table-row table:style-name="ro1">
          <table:table-cell/>
          <table:table-cell office:value-type="string">
            <text:p>$date236</text:p>
          </table:table-cell>
          <table:table-cell office:value-type="string">
            <text:p>$temp236</text:p>
          </table:table-cell>
          <table:table-cell office:value-type="string">
            <text:p>$hum236</text:p>
          </table:table-cell>
          <table:table-cell/>
          <table:table-cell table:formula="of:=[.B240]&amp;&quot;$&quot;" office:value-type="string" office:string-value="$date236$">
            <text:p>$date236$</text:p>
          </table:table-cell>
          <table:table-cell table:formula="of:=[.C240]&amp;&quot;$&quot;" office:value-type="string" office:string-value="$temp236$">
            <text:p>$temp236$</text:p>
          </table:table-cell>
          <table:table-cell table:formula="of:=[.D240]&amp;&quot;$&quot;" office:value-type="string" office:string-value="$hum236$">
            <text:p>$hum236$</text:p>
          </table:table-cell>
        </table:table-row>
        <table:table-row table:style-name="ro1">
          <table:table-cell/>
          <table:table-cell office:value-type="string">
            <text:p>$date237</text:p>
          </table:table-cell>
          <table:table-cell office:value-type="string">
            <text:p>$temp237</text:p>
          </table:table-cell>
          <table:table-cell office:value-type="string">
            <text:p>$hum237</text:p>
          </table:table-cell>
          <table:table-cell/>
          <table:table-cell table:formula="of:=[.B241]&amp;&quot;$&quot;" office:value-type="string" office:string-value="$date237$">
            <text:p>$date237$</text:p>
          </table:table-cell>
          <table:table-cell table:formula="of:=[.C241]&amp;&quot;$&quot;" office:value-type="string" office:string-value="$temp237$">
            <text:p>$temp237$</text:p>
          </table:table-cell>
          <table:table-cell table:formula="of:=[.D241]&amp;&quot;$&quot;" office:value-type="string" office:string-value="$hum237$">
            <text:p>$hum237$</text:p>
          </table:table-cell>
        </table:table-row>
        <table:table-row table:style-name="ro1">
          <table:table-cell/>
          <table:table-cell office:value-type="string">
            <text:p>$date238</text:p>
          </table:table-cell>
          <table:table-cell office:value-type="string">
            <text:p>$temp238</text:p>
          </table:table-cell>
          <table:table-cell office:value-type="string">
            <text:p>$hum238</text:p>
          </table:table-cell>
          <table:table-cell/>
          <table:table-cell table:formula="of:=[.B242]&amp;&quot;$&quot;" office:value-type="string" office:string-value="$date238$">
            <text:p>$date238$</text:p>
          </table:table-cell>
          <table:table-cell table:formula="of:=[.C242]&amp;&quot;$&quot;" office:value-type="string" office:string-value="$temp238$">
            <text:p>$temp238$</text:p>
          </table:table-cell>
          <table:table-cell table:formula="of:=[.D242]&amp;&quot;$&quot;" office:value-type="string" office:string-value="$hum238$">
            <text:p>$hum238$</text:p>
          </table:table-cell>
        </table:table-row>
        <table:table-row table:style-name="ro1">
          <table:table-cell/>
          <table:table-cell office:value-type="string">
            <text:p>$date239</text:p>
          </table:table-cell>
          <table:table-cell office:value-type="string">
            <text:p>$temp239</text:p>
          </table:table-cell>
          <table:table-cell office:value-type="string">
            <text:p>$hum239</text:p>
          </table:table-cell>
          <table:table-cell/>
          <table:table-cell table:formula="of:=[.B243]&amp;&quot;$&quot;" office:value-type="string" office:string-value="$date239$">
            <text:p>$date239$</text:p>
          </table:table-cell>
          <table:table-cell table:formula="of:=[.C243]&amp;&quot;$&quot;" office:value-type="string" office:string-value="$temp239$">
            <text:p>$temp239$</text:p>
          </table:table-cell>
          <table:table-cell table:formula="of:=[.D243]&amp;&quot;$&quot;" office:value-type="string" office:string-value="$hum239$">
            <text:p>$hum239$</text:p>
          </table:table-cell>
        </table:table-row>
        <table:table-row table:style-name="ro1">
          <table:table-cell/>
          <table:table-cell office:value-type="string">
            <text:p>$date240</text:p>
          </table:table-cell>
          <table:table-cell office:value-type="string">
            <text:p>$temp240</text:p>
          </table:table-cell>
          <table:table-cell office:value-type="string">
            <text:p>$hum240</text:p>
          </table:table-cell>
          <table:table-cell/>
          <table:table-cell table:formula="of:=[.B244]&amp;&quot;$&quot;" office:value-type="string" office:string-value="$date240$">
            <text:p>$date240$</text:p>
          </table:table-cell>
          <table:table-cell table:formula="of:=[.C244]&amp;&quot;$&quot;" office:value-type="string" office:string-value="$temp240$">
            <text:p>$temp240$</text:p>
          </table:table-cell>
          <table:table-cell table:formula="of:=[.D244]&amp;&quot;$&quot;" office:value-type="string" office:string-value="$hum240$">
            <text:p>$hum240$</text:p>
          </table:table-cell>
        </table:table-row>
        <table:table-row table:style-name="ro1">
          <table:table-cell/>
          <table:table-cell office:value-type="string">
            <text:p>$date241</text:p>
          </table:table-cell>
          <table:table-cell office:value-type="string">
            <text:p>$temp241</text:p>
          </table:table-cell>
          <table:table-cell office:value-type="string">
            <text:p>$hum241</text:p>
          </table:table-cell>
          <table:table-cell/>
          <table:table-cell table:formula="of:=[.B245]&amp;&quot;$&quot;" office:value-type="string" office:string-value="$date241$">
            <text:p>$date241$</text:p>
          </table:table-cell>
          <table:table-cell table:formula="of:=[.C245]&amp;&quot;$&quot;" office:value-type="string" office:string-value="$temp241$">
            <text:p>$temp241$</text:p>
          </table:table-cell>
          <table:table-cell table:formula="of:=[.D245]&amp;&quot;$&quot;" office:value-type="string" office:string-value="$hum241$">
            <text:p>$hum241$</text:p>
          </table:table-cell>
        </table:table-row>
        <table:table-row table:style-name="ro1">
          <table:table-cell/>
          <table:table-cell office:value-type="string">
            <text:p>$date242</text:p>
          </table:table-cell>
          <table:table-cell office:value-type="string">
            <text:p>$temp242</text:p>
          </table:table-cell>
          <table:table-cell office:value-type="string">
            <text:p>$hum242</text:p>
          </table:table-cell>
          <table:table-cell/>
          <table:table-cell table:formula="of:=[.B246]&amp;&quot;$&quot;" office:value-type="string" office:string-value="$date242$">
            <text:p>$date242$</text:p>
          </table:table-cell>
          <table:table-cell table:formula="of:=[.C246]&amp;&quot;$&quot;" office:value-type="string" office:string-value="$temp242$">
            <text:p>$temp242$</text:p>
          </table:table-cell>
          <table:table-cell table:formula="of:=[.D246]&amp;&quot;$&quot;" office:value-type="string" office:string-value="$hum242$">
            <text:p>$hum242$</text:p>
          </table:table-cell>
        </table:table-row>
        <table:table-row table:style-name="ro1">
          <table:table-cell/>
          <table:table-cell office:value-type="string">
            <text:p>$date243</text:p>
          </table:table-cell>
          <table:table-cell office:value-type="string">
            <text:p>$temp243</text:p>
          </table:table-cell>
          <table:table-cell office:value-type="string">
            <text:p>$hum243</text:p>
          </table:table-cell>
          <table:table-cell/>
          <table:table-cell table:formula="of:=[.B247]&amp;&quot;$&quot;" office:value-type="string" office:string-value="$date243$">
            <text:p>$date243$</text:p>
          </table:table-cell>
          <table:table-cell table:formula="of:=[.C247]&amp;&quot;$&quot;" office:value-type="string" office:string-value="$temp243$">
            <text:p>$temp243$</text:p>
          </table:table-cell>
          <table:table-cell table:formula="of:=[.D247]&amp;&quot;$&quot;" office:value-type="string" office:string-value="$hum243$">
            <text:p>$hum243$</text:p>
          </table:table-cell>
        </table:table-row>
        <table:table-row table:style-name="ro1">
          <table:table-cell/>
          <table:table-cell office:value-type="string">
            <text:p>$date244</text:p>
          </table:table-cell>
          <table:table-cell office:value-type="string">
            <text:p>$temp244</text:p>
          </table:table-cell>
          <table:table-cell office:value-type="string">
            <text:p>$hum244</text:p>
          </table:table-cell>
          <table:table-cell/>
          <table:table-cell table:formula="of:=[.B248]&amp;&quot;$&quot;" office:value-type="string" office:string-value="$date244$">
            <text:p>$date244$</text:p>
          </table:table-cell>
          <table:table-cell table:formula="of:=[.C248]&amp;&quot;$&quot;" office:value-type="string" office:string-value="$temp244$">
            <text:p>$temp244$</text:p>
          </table:table-cell>
          <table:table-cell table:formula="of:=[.D248]&amp;&quot;$&quot;" office:value-type="string" office:string-value="$hum244$">
            <text:p>$hum244$</text:p>
          </table:table-cell>
        </table:table-row>
        <table:table-row table:style-name="ro1">
          <table:table-cell/>
          <table:table-cell office:value-type="string">
            <text:p>$date245</text:p>
          </table:table-cell>
          <table:table-cell office:value-type="string">
            <text:p>$temp245</text:p>
          </table:table-cell>
          <table:table-cell office:value-type="string">
            <text:p>$hum245</text:p>
          </table:table-cell>
          <table:table-cell/>
          <table:table-cell table:formula="of:=[.B249]&amp;&quot;$&quot;" office:value-type="string" office:string-value="$date245$">
            <text:p>$date245$</text:p>
          </table:table-cell>
          <table:table-cell table:formula="of:=[.C249]&amp;&quot;$&quot;" office:value-type="string" office:string-value="$temp245$">
            <text:p>$temp245$</text:p>
          </table:table-cell>
          <table:table-cell table:formula="of:=[.D249]&amp;&quot;$&quot;" office:value-type="string" office:string-value="$hum245$">
            <text:p>$hum245$</text:p>
          </table:table-cell>
        </table:table-row>
        <table:table-row table:style-name="ro1">
          <table:table-cell/>
          <table:table-cell office:value-type="string">
            <text:p>$date246</text:p>
          </table:table-cell>
          <table:table-cell office:value-type="string">
            <text:p>$temp246</text:p>
          </table:table-cell>
          <table:table-cell office:value-type="string">
            <text:p>$hum246</text:p>
          </table:table-cell>
          <table:table-cell/>
          <table:table-cell table:formula="of:=[.B250]&amp;&quot;$&quot;" office:value-type="string" office:string-value="$date246$">
            <text:p>$date246$</text:p>
          </table:table-cell>
          <table:table-cell table:formula="of:=[.C250]&amp;&quot;$&quot;" office:value-type="string" office:string-value="$temp246$">
            <text:p>$temp246$</text:p>
          </table:table-cell>
          <table:table-cell table:formula="of:=[.D250]&amp;&quot;$&quot;" office:value-type="string" office:string-value="$hum246$">
            <text:p>$hum246$</text:p>
          </table:table-cell>
        </table:table-row>
        <table:table-row table:style-name="ro1">
          <table:table-cell/>
          <table:table-cell office:value-type="string">
            <text:p>$date247</text:p>
          </table:table-cell>
          <table:table-cell office:value-type="string">
            <text:p>$temp247</text:p>
          </table:table-cell>
          <table:table-cell office:value-type="string">
            <text:p>$hum247</text:p>
          </table:table-cell>
          <table:table-cell/>
          <table:table-cell table:formula="of:=[.B251]&amp;&quot;$&quot;" office:value-type="string" office:string-value="$date247$">
            <text:p>$date247$</text:p>
          </table:table-cell>
          <table:table-cell table:formula="of:=[.C251]&amp;&quot;$&quot;" office:value-type="string" office:string-value="$temp247$">
            <text:p>$temp247$</text:p>
          </table:table-cell>
          <table:table-cell table:formula="of:=[.D251]&amp;&quot;$&quot;" office:value-type="string" office:string-value="$hum247$">
            <text:p>$hum247$</text:p>
          </table:table-cell>
        </table:table-row>
        <table:table-row table:style-name="ro1">
          <table:table-cell/>
          <table:table-cell office:value-type="string">
            <text:p>$date248</text:p>
          </table:table-cell>
          <table:table-cell office:value-type="string">
            <text:p>$temp248</text:p>
          </table:table-cell>
          <table:table-cell office:value-type="string">
            <text:p>$hum248</text:p>
          </table:table-cell>
          <table:table-cell/>
          <table:table-cell table:formula="of:=[.B252]&amp;&quot;$&quot;" office:value-type="string" office:string-value="$date248$">
            <text:p>$date248$</text:p>
          </table:table-cell>
          <table:table-cell table:formula="of:=[.C252]&amp;&quot;$&quot;" office:value-type="string" office:string-value="$temp248$">
            <text:p>$temp248$</text:p>
          </table:table-cell>
          <table:table-cell table:formula="of:=[.D252]&amp;&quot;$&quot;" office:value-type="string" office:string-value="$hum248$">
            <text:p>$hum248$</text:p>
          </table:table-cell>
        </table:table-row>
        <table:table-row table:style-name="ro1">
          <table:table-cell/>
          <table:table-cell office:value-type="string">
            <text:p>$date249</text:p>
          </table:table-cell>
          <table:table-cell office:value-type="string">
            <text:p>$temp249</text:p>
          </table:table-cell>
          <table:table-cell office:value-type="string">
            <text:p>$hum249</text:p>
          </table:table-cell>
          <table:table-cell/>
          <table:table-cell table:formula="of:=[.B253]&amp;&quot;$&quot;" office:value-type="string" office:string-value="$date249$">
            <text:p>$date249$</text:p>
          </table:table-cell>
          <table:table-cell table:formula="of:=[.C253]&amp;&quot;$&quot;" office:value-type="string" office:string-value="$temp249$">
            <text:p>$temp249$</text:p>
          </table:table-cell>
          <table:table-cell table:formula="of:=[.D253]&amp;&quot;$&quot;" office:value-type="string" office:string-value="$hum249$">
            <text:p>$hum249$</text:p>
          </table:table-cell>
        </table:table-row>
        <table:table-row table:style-name="ro1">
          <table:table-cell/>
          <table:table-cell office:value-type="string">
            <text:p>$date250</text:p>
          </table:table-cell>
          <table:table-cell office:value-type="string">
            <text:p>$temp250</text:p>
          </table:table-cell>
          <table:table-cell office:value-type="string">
            <text:p>$hum250</text:p>
          </table:table-cell>
          <table:table-cell/>
          <table:table-cell table:formula="of:=[.B254]&amp;&quot;$&quot;" office:value-type="string" office:string-value="$date250$">
            <text:p>$date250$</text:p>
          </table:table-cell>
          <table:table-cell table:formula="of:=[.C254]&amp;&quot;$&quot;" office:value-type="string" office:string-value="$temp250$">
            <text:p>$temp250$</text:p>
          </table:table-cell>
          <table:table-cell table:formula="of:=[.D254]&amp;&quot;$&quot;" office:value-type="string" office:string-value="$hum250$">
            <text:p>$hum250$</text:p>
          </table:table-cell>
        </table:table-row>
        <table:table-row table:style-name="ro1">
          <table:table-cell/>
          <table:table-cell office:value-type="string">
            <text:p>$date251</text:p>
          </table:table-cell>
          <table:table-cell office:value-type="string">
            <text:p>$temp251</text:p>
          </table:table-cell>
          <table:table-cell office:value-type="string">
            <text:p>$hum251</text:p>
          </table:table-cell>
          <table:table-cell/>
          <table:table-cell table:formula="of:=[.B255]&amp;&quot;$&quot;" office:value-type="string" office:string-value="$date251$">
            <text:p>$date251$</text:p>
          </table:table-cell>
          <table:table-cell table:formula="of:=[.C255]&amp;&quot;$&quot;" office:value-type="string" office:string-value="$temp251$">
            <text:p>$temp251$</text:p>
          </table:table-cell>
          <table:table-cell table:formula="of:=[.D255]&amp;&quot;$&quot;" office:value-type="string" office:string-value="$hum251$">
            <text:p>$hum251$</text:p>
          </table:table-cell>
        </table:table-row>
        <table:table-row table:style-name="ro1">
          <table:table-cell/>
          <table:table-cell office:value-type="string">
            <text:p>$date252</text:p>
          </table:table-cell>
          <table:table-cell office:value-type="string">
            <text:p>$temp252</text:p>
          </table:table-cell>
          <table:table-cell office:value-type="string">
            <text:p>$hum252</text:p>
          </table:table-cell>
          <table:table-cell/>
          <table:table-cell table:formula="of:=[.B256]&amp;&quot;$&quot;" office:value-type="string" office:string-value="$date252$">
            <text:p>$date252$</text:p>
          </table:table-cell>
          <table:table-cell table:formula="of:=[.C256]&amp;&quot;$&quot;" office:value-type="string" office:string-value="$temp252$">
            <text:p>$temp252$</text:p>
          </table:table-cell>
          <table:table-cell table:formula="of:=[.D256]&amp;&quot;$&quot;" office:value-type="string" office:string-value="$hum252$">
            <text:p>$hum252$</text:p>
          </table:table-cell>
        </table:table-row>
        <table:table-row table:style-name="ro1">
          <table:table-cell/>
          <table:table-cell office:value-type="string">
            <text:p>$date253</text:p>
          </table:table-cell>
          <table:table-cell office:value-type="string">
            <text:p>$temp253</text:p>
          </table:table-cell>
          <table:table-cell office:value-type="string">
            <text:p>$hum253</text:p>
          </table:table-cell>
          <table:table-cell/>
          <table:table-cell table:formula="of:=[.B257]&amp;&quot;$&quot;" office:value-type="string" office:string-value="$date253$">
            <text:p>$date253$</text:p>
          </table:table-cell>
          <table:table-cell table:formula="of:=[.C257]&amp;&quot;$&quot;" office:value-type="string" office:string-value="$temp253$">
            <text:p>$temp253$</text:p>
          </table:table-cell>
          <table:table-cell table:formula="of:=[.D257]&amp;&quot;$&quot;" office:value-type="string" office:string-value="$hum253$">
            <text:p>$hum253$</text:p>
          </table:table-cell>
        </table:table-row>
        <table:table-row table:style-name="ro1">
          <table:table-cell/>
          <table:table-cell office:value-type="string">
            <text:p>$date254</text:p>
          </table:table-cell>
          <table:table-cell office:value-type="string">
            <text:p>$temp254</text:p>
          </table:table-cell>
          <table:table-cell office:value-type="string">
            <text:p>$hum254</text:p>
          </table:table-cell>
          <table:table-cell/>
          <table:table-cell table:formula="of:=[.B258]&amp;&quot;$&quot;" office:value-type="string" office:string-value="$date254$">
            <text:p>$date254$</text:p>
          </table:table-cell>
          <table:table-cell table:formula="of:=[.C258]&amp;&quot;$&quot;" office:value-type="string" office:string-value="$temp254$">
            <text:p>$temp254$</text:p>
          </table:table-cell>
          <table:table-cell table:formula="of:=[.D258]&amp;&quot;$&quot;" office:value-type="string" office:string-value="$hum254$">
            <text:p>$hum254$</text:p>
          </table:table-cell>
        </table:table-row>
        <table:table-row table:style-name="ro1">
          <table:table-cell/>
          <table:table-cell office:value-type="string">
            <text:p>$date255</text:p>
          </table:table-cell>
          <table:table-cell office:value-type="string">
            <text:p>$temp255</text:p>
          </table:table-cell>
          <table:table-cell office:value-type="string">
            <text:p>$hum255</text:p>
          </table:table-cell>
          <table:table-cell/>
          <table:table-cell table:formula="of:=[.B259]&amp;&quot;$&quot;" office:value-type="string" office:string-value="$date255$">
            <text:p>$date255$</text:p>
          </table:table-cell>
          <table:table-cell table:formula="of:=[.C259]&amp;&quot;$&quot;" office:value-type="string" office:string-value="$temp255$">
            <text:p>$temp255$</text:p>
          </table:table-cell>
          <table:table-cell table:formula="of:=[.D259]&amp;&quot;$&quot;" office:value-type="string" office:string-value="$hum255$">
            <text:p>$hum255$</text:p>
          </table:table-cell>
        </table:table-row>
        <table:table-row table:style-name="ro1">
          <table:table-cell/>
          <table:table-cell office:value-type="string">
            <text:p>$date256</text:p>
          </table:table-cell>
          <table:table-cell office:value-type="string">
            <text:p>$temp256</text:p>
          </table:table-cell>
          <table:table-cell office:value-type="string">
            <text:p>$hum256</text:p>
          </table:table-cell>
          <table:table-cell/>
          <table:table-cell table:formula="of:=[.B260]&amp;&quot;$&quot;" office:value-type="string" office:string-value="$date256$">
            <text:p>$date256$</text:p>
          </table:table-cell>
          <table:table-cell table:formula="of:=[.C260]&amp;&quot;$&quot;" office:value-type="string" office:string-value="$temp256$">
            <text:p>$temp256$</text:p>
          </table:table-cell>
          <table:table-cell table:formula="of:=[.D260]&amp;&quot;$&quot;" office:value-type="string" office:string-value="$hum256$">
            <text:p>$hum256$</text:p>
          </table:table-cell>
        </table:table-row>
        <table:table-row table:style-name="ro1">
          <table:table-cell/>
          <table:table-cell office:value-type="string">
            <text:p>$date257</text:p>
          </table:table-cell>
          <table:table-cell office:value-type="string">
            <text:p>$temp257</text:p>
          </table:table-cell>
          <table:table-cell office:value-type="string">
            <text:p>$hum257</text:p>
          </table:table-cell>
          <table:table-cell/>
          <table:table-cell table:formula="of:=[.B261]&amp;&quot;$&quot;" office:value-type="string" office:string-value="$date257$">
            <text:p>$date257$</text:p>
          </table:table-cell>
          <table:table-cell table:formula="of:=[.C261]&amp;&quot;$&quot;" office:value-type="string" office:string-value="$temp257$">
            <text:p>$temp257$</text:p>
          </table:table-cell>
          <table:table-cell table:formula="of:=[.D261]&amp;&quot;$&quot;" office:value-type="string" office:string-value="$hum257$">
            <text:p>$hum257$</text:p>
          </table:table-cell>
        </table:table-row>
        <table:table-row table:style-name="ro1">
          <table:table-cell/>
          <table:table-cell office:value-type="string">
            <text:p>$date258</text:p>
          </table:table-cell>
          <table:table-cell office:value-type="string">
            <text:p>$temp258</text:p>
          </table:table-cell>
          <table:table-cell office:value-type="string">
            <text:p>$hum258</text:p>
          </table:table-cell>
          <table:table-cell/>
          <table:table-cell table:formula="of:=[.B262]&amp;&quot;$&quot;" office:value-type="string" office:string-value="$date258$">
            <text:p>$date258$</text:p>
          </table:table-cell>
          <table:table-cell table:formula="of:=[.C262]&amp;&quot;$&quot;" office:value-type="string" office:string-value="$temp258$">
            <text:p>$temp258$</text:p>
          </table:table-cell>
          <table:table-cell table:formula="of:=[.D262]&amp;&quot;$&quot;" office:value-type="string" office:string-value="$hum258$">
            <text:p>$hum258$</text:p>
          </table:table-cell>
        </table:table-row>
        <table:table-row table:style-name="ro1">
          <table:table-cell/>
          <table:table-cell office:value-type="string">
            <text:p>$date259</text:p>
          </table:table-cell>
          <table:table-cell office:value-type="string">
            <text:p>$temp259</text:p>
          </table:table-cell>
          <table:table-cell office:value-type="string">
            <text:p>$hum259</text:p>
          </table:table-cell>
          <table:table-cell/>
          <table:table-cell table:formula="of:=[.B263]&amp;&quot;$&quot;" office:value-type="string" office:string-value="$date259$">
            <text:p>$date259$</text:p>
          </table:table-cell>
          <table:table-cell table:formula="of:=[.C263]&amp;&quot;$&quot;" office:value-type="string" office:string-value="$temp259$">
            <text:p>$temp259$</text:p>
          </table:table-cell>
          <table:table-cell table:formula="of:=[.D263]&amp;&quot;$&quot;" office:value-type="string" office:string-value="$hum259$">
            <text:p>$hum259$</text:p>
          </table:table-cell>
        </table:table-row>
        <table:table-row table:style-name="ro1">
          <table:table-cell/>
          <table:table-cell office:value-type="string">
            <text:p>$date260</text:p>
          </table:table-cell>
          <table:table-cell office:value-type="string">
            <text:p>$temp260</text:p>
          </table:table-cell>
          <table:table-cell office:value-type="string">
            <text:p>$hum260</text:p>
          </table:table-cell>
          <table:table-cell/>
          <table:table-cell table:formula="of:=[.B264]&amp;&quot;$&quot;" office:value-type="string" office:string-value="$date260$">
            <text:p>$date260$</text:p>
          </table:table-cell>
          <table:table-cell table:formula="of:=[.C264]&amp;&quot;$&quot;" office:value-type="string" office:string-value="$temp260$">
            <text:p>$temp260$</text:p>
          </table:table-cell>
          <table:table-cell table:formula="of:=[.D264]&amp;&quot;$&quot;" office:value-type="string" office:string-value="$hum260$">
            <text:p>$hum260$</text:p>
          </table:table-cell>
        </table:table-row>
        <table:table-row table:style-name="ro1">
          <table:table-cell/>
          <table:table-cell office:value-type="string">
            <text:p>$date261</text:p>
          </table:table-cell>
          <table:table-cell office:value-type="string">
            <text:p>$temp261</text:p>
          </table:table-cell>
          <table:table-cell office:value-type="string">
            <text:p>$hum261</text:p>
          </table:table-cell>
          <table:table-cell/>
          <table:table-cell table:formula="of:=[.B265]&amp;&quot;$&quot;" office:value-type="string" office:string-value="$date261$">
            <text:p>$date261$</text:p>
          </table:table-cell>
          <table:table-cell table:formula="of:=[.C265]&amp;&quot;$&quot;" office:value-type="string" office:string-value="$temp261$">
            <text:p>$temp261$</text:p>
          </table:table-cell>
          <table:table-cell table:formula="of:=[.D265]&amp;&quot;$&quot;" office:value-type="string" office:string-value="$hum261$">
            <text:p>$hum261$</text:p>
          </table:table-cell>
        </table:table-row>
        <table:table-row table:style-name="ro1">
          <table:table-cell/>
          <table:table-cell office:value-type="string">
            <text:p>$date262</text:p>
          </table:table-cell>
          <table:table-cell office:value-type="string">
            <text:p>$temp262</text:p>
          </table:table-cell>
          <table:table-cell office:value-type="string">
            <text:p>$hum262</text:p>
          </table:table-cell>
          <table:table-cell/>
          <table:table-cell table:formula="of:=[.B266]&amp;&quot;$&quot;" office:value-type="string" office:string-value="$date262$">
            <text:p>$date262$</text:p>
          </table:table-cell>
          <table:table-cell table:formula="of:=[.C266]&amp;&quot;$&quot;" office:value-type="string" office:string-value="$temp262$">
            <text:p>$temp262$</text:p>
          </table:table-cell>
          <table:table-cell table:formula="of:=[.D266]&amp;&quot;$&quot;" office:value-type="string" office:string-value="$hum262$">
            <text:p>$hum262$</text:p>
          </table:table-cell>
        </table:table-row>
        <table:table-row table:style-name="ro1">
          <table:table-cell/>
          <table:table-cell office:value-type="string">
            <text:p>$date263</text:p>
          </table:table-cell>
          <table:table-cell office:value-type="string">
            <text:p>$temp263</text:p>
          </table:table-cell>
          <table:table-cell office:value-type="string">
            <text:p>$hum263</text:p>
          </table:table-cell>
          <table:table-cell/>
          <table:table-cell table:formula="of:=[.B267]&amp;&quot;$&quot;" office:value-type="string" office:string-value="$date263$">
            <text:p>$date263$</text:p>
          </table:table-cell>
          <table:table-cell table:formula="of:=[.C267]&amp;&quot;$&quot;" office:value-type="string" office:string-value="$temp263$">
            <text:p>$temp263$</text:p>
          </table:table-cell>
          <table:table-cell table:formula="of:=[.D267]&amp;&quot;$&quot;" office:value-type="string" office:string-value="$hum263$">
            <text:p>$hum263$</text:p>
          </table:table-cell>
        </table:table-row>
        <table:table-row table:style-name="ro1">
          <table:table-cell/>
          <table:table-cell office:value-type="string">
            <text:p>$date264</text:p>
          </table:table-cell>
          <table:table-cell office:value-type="string">
            <text:p>$temp264</text:p>
          </table:table-cell>
          <table:table-cell office:value-type="string">
            <text:p>$hum264</text:p>
          </table:table-cell>
          <table:table-cell/>
          <table:table-cell table:formula="of:=[.B268]&amp;&quot;$&quot;" office:value-type="string" office:string-value="$date264$">
            <text:p>$date264$</text:p>
          </table:table-cell>
          <table:table-cell table:formula="of:=[.C268]&amp;&quot;$&quot;" office:value-type="string" office:string-value="$temp264$">
            <text:p>$temp264$</text:p>
          </table:table-cell>
          <table:table-cell table:formula="of:=[.D268]&amp;&quot;$&quot;" office:value-type="string" office:string-value="$hum264$">
            <text:p>$hum264$</text:p>
          </table:table-cell>
        </table:table-row>
        <table:table-row table:style-name="ro1">
          <table:table-cell/>
          <table:table-cell office:value-type="string">
            <text:p>$date265</text:p>
          </table:table-cell>
          <table:table-cell office:value-type="string">
            <text:p>$temp265</text:p>
          </table:table-cell>
          <table:table-cell office:value-type="string">
            <text:p>$hum265</text:p>
          </table:table-cell>
          <table:table-cell/>
          <table:table-cell table:formula="of:=[.B269]&amp;&quot;$&quot;" office:value-type="string" office:string-value="$date265$">
            <text:p>$date265$</text:p>
          </table:table-cell>
          <table:table-cell table:formula="of:=[.C269]&amp;&quot;$&quot;" office:value-type="string" office:string-value="$temp265$">
            <text:p>$temp265$</text:p>
          </table:table-cell>
          <table:table-cell table:formula="of:=[.D269]&amp;&quot;$&quot;" office:value-type="string" office:string-value="$hum265$">
            <text:p>$hum265$</text:p>
          </table:table-cell>
        </table:table-row>
        <table:table-row table:style-name="ro1">
          <table:table-cell/>
          <table:table-cell office:value-type="string">
            <text:p>$date266</text:p>
          </table:table-cell>
          <table:table-cell office:value-type="string">
            <text:p>$temp266</text:p>
          </table:table-cell>
          <table:table-cell office:value-type="string">
            <text:p>$hum266</text:p>
          </table:table-cell>
          <table:table-cell/>
          <table:table-cell table:formula="of:=[.B270]&amp;&quot;$&quot;" office:value-type="string" office:string-value="$date266$">
            <text:p>$date266$</text:p>
          </table:table-cell>
          <table:table-cell table:formula="of:=[.C270]&amp;&quot;$&quot;" office:value-type="string" office:string-value="$temp266$">
            <text:p>$temp266$</text:p>
          </table:table-cell>
          <table:table-cell table:formula="of:=[.D270]&amp;&quot;$&quot;" office:value-type="string" office:string-value="$hum266$">
            <text:p>$hum266$</text:p>
          </table:table-cell>
        </table:table-row>
        <table:table-row table:style-name="ro1">
          <table:table-cell/>
          <table:table-cell office:value-type="string">
            <text:p>$date267</text:p>
          </table:table-cell>
          <table:table-cell office:value-type="string">
            <text:p>$temp267</text:p>
          </table:table-cell>
          <table:table-cell office:value-type="string">
            <text:p>$hum267</text:p>
          </table:table-cell>
          <table:table-cell/>
          <table:table-cell table:formula="of:=[.B271]&amp;&quot;$&quot;" office:value-type="string" office:string-value="$date267$">
            <text:p>$date267$</text:p>
          </table:table-cell>
          <table:table-cell table:formula="of:=[.C271]&amp;&quot;$&quot;" office:value-type="string" office:string-value="$temp267$">
            <text:p>$temp267$</text:p>
          </table:table-cell>
          <table:table-cell table:formula="of:=[.D271]&amp;&quot;$&quot;" office:value-type="string" office:string-value="$hum267$">
            <text:p>$hum267$</text:p>
          </table:table-cell>
        </table:table-row>
        <table:table-row table:style-name="ro1">
          <table:table-cell/>
          <table:table-cell office:value-type="string">
            <text:p>$date268</text:p>
          </table:table-cell>
          <table:table-cell office:value-type="string">
            <text:p>$temp268</text:p>
          </table:table-cell>
          <table:table-cell office:value-type="string">
            <text:p>$hum268</text:p>
          </table:table-cell>
          <table:table-cell/>
          <table:table-cell table:formula="of:=[.B272]&amp;&quot;$&quot;" office:value-type="string" office:string-value="$date268$">
            <text:p>$date268$</text:p>
          </table:table-cell>
          <table:table-cell table:formula="of:=[.C272]&amp;&quot;$&quot;" office:value-type="string" office:string-value="$temp268$">
            <text:p>$temp268$</text:p>
          </table:table-cell>
          <table:table-cell table:formula="of:=[.D272]&amp;&quot;$&quot;" office:value-type="string" office:string-value="$hum268$">
            <text:p>$hum268$</text:p>
          </table:table-cell>
        </table:table-row>
        <table:table-row table:style-name="ro1">
          <table:table-cell/>
          <table:table-cell office:value-type="string">
            <text:p>$date269</text:p>
          </table:table-cell>
          <table:table-cell office:value-type="string">
            <text:p>$temp269</text:p>
          </table:table-cell>
          <table:table-cell office:value-type="string">
            <text:p>$hum269</text:p>
          </table:table-cell>
          <table:table-cell/>
          <table:table-cell table:formula="of:=[.B273]&amp;&quot;$&quot;" office:value-type="string" office:string-value="$date269$">
            <text:p>$date269$</text:p>
          </table:table-cell>
          <table:table-cell table:formula="of:=[.C273]&amp;&quot;$&quot;" office:value-type="string" office:string-value="$temp269$">
            <text:p>$temp269$</text:p>
          </table:table-cell>
          <table:table-cell table:formula="of:=[.D273]&amp;&quot;$&quot;" office:value-type="string" office:string-value="$hum269$">
            <text:p>$hum269$</text:p>
          </table:table-cell>
        </table:table-row>
        <table:table-row table:style-name="ro1">
          <table:table-cell/>
          <table:table-cell office:value-type="string">
            <text:p>$date270</text:p>
          </table:table-cell>
          <table:table-cell office:value-type="string">
            <text:p>$temp270</text:p>
          </table:table-cell>
          <table:table-cell office:value-type="string">
            <text:p>$hum270</text:p>
          </table:table-cell>
          <table:table-cell/>
          <table:table-cell table:formula="of:=[.B274]&amp;&quot;$&quot;" office:value-type="string" office:string-value="$date270$">
            <text:p>$date270$</text:p>
          </table:table-cell>
          <table:table-cell table:formula="of:=[.C274]&amp;&quot;$&quot;" office:value-type="string" office:string-value="$temp270$">
            <text:p>$temp270$</text:p>
          </table:table-cell>
          <table:table-cell table:formula="of:=[.D274]&amp;&quot;$&quot;" office:value-type="string" office:string-value="$hum270$">
            <text:p>$hum270$</text:p>
          </table:table-cell>
        </table:table-row>
        <table:table-row table:style-name="ro1">
          <table:table-cell/>
          <table:table-cell office:value-type="string">
            <text:p>$date271</text:p>
          </table:table-cell>
          <table:table-cell office:value-type="string">
            <text:p>$temp271</text:p>
          </table:table-cell>
          <table:table-cell office:value-type="string">
            <text:p>$hum271</text:p>
          </table:table-cell>
          <table:table-cell/>
          <table:table-cell table:formula="of:=[.B275]&amp;&quot;$&quot;" office:value-type="string" office:string-value="$date271$">
            <text:p>$date271$</text:p>
          </table:table-cell>
          <table:table-cell table:formula="of:=[.C275]&amp;&quot;$&quot;" office:value-type="string" office:string-value="$temp271$">
            <text:p>$temp271$</text:p>
          </table:table-cell>
          <table:table-cell table:formula="of:=[.D275]&amp;&quot;$&quot;" office:value-type="string" office:string-value="$hum271$">
            <text:p>$hum271$</text:p>
          </table:table-cell>
        </table:table-row>
        <table:table-row table:style-name="ro1">
          <table:table-cell/>
          <table:table-cell office:value-type="string">
            <text:p>$date272</text:p>
          </table:table-cell>
          <table:table-cell office:value-type="string">
            <text:p>$temp272</text:p>
          </table:table-cell>
          <table:table-cell office:value-type="string">
            <text:p>$hum272</text:p>
          </table:table-cell>
          <table:table-cell/>
          <table:table-cell table:formula="of:=[.B276]&amp;&quot;$&quot;" office:value-type="string" office:string-value="$date272$">
            <text:p>$date272$</text:p>
          </table:table-cell>
          <table:table-cell table:formula="of:=[.C276]&amp;&quot;$&quot;" office:value-type="string" office:string-value="$temp272$">
            <text:p>$temp272$</text:p>
          </table:table-cell>
          <table:table-cell table:formula="of:=[.D276]&amp;&quot;$&quot;" office:value-type="string" office:string-value="$hum272$">
            <text:p>$hum272$</text:p>
          </table:table-cell>
        </table:table-row>
        <table:table-row table:style-name="ro1">
          <table:table-cell/>
          <table:table-cell office:value-type="string">
            <text:p>$date273</text:p>
          </table:table-cell>
          <table:table-cell office:value-type="string">
            <text:p>$temp273</text:p>
          </table:table-cell>
          <table:table-cell office:value-type="string">
            <text:p>$hum273</text:p>
          </table:table-cell>
          <table:table-cell/>
          <table:table-cell table:formula="of:=[.B277]&amp;&quot;$&quot;" office:value-type="string" office:string-value="$date273$">
            <text:p>$date273$</text:p>
          </table:table-cell>
          <table:table-cell table:formula="of:=[.C277]&amp;&quot;$&quot;" office:value-type="string" office:string-value="$temp273$">
            <text:p>$temp273$</text:p>
          </table:table-cell>
          <table:table-cell table:formula="of:=[.D277]&amp;&quot;$&quot;" office:value-type="string" office:string-value="$hum273$">
            <text:p>$hum273$</text:p>
          </table:table-cell>
        </table:table-row>
        <table:table-row table:style-name="ro1">
          <table:table-cell/>
          <table:table-cell office:value-type="string">
            <text:p>$date274</text:p>
          </table:table-cell>
          <table:table-cell office:value-type="string">
            <text:p>$temp274</text:p>
          </table:table-cell>
          <table:table-cell office:value-type="string">
            <text:p>$hum274</text:p>
          </table:table-cell>
          <table:table-cell/>
          <table:table-cell table:formula="of:=[.B278]&amp;&quot;$&quot;" office:value-type="string" office:string-value="$date274$">
            <text:p>$date274$</text:p>
          </table:table-cell>
          <table:table-cell table:formula="of:=[.C278]&amp;&quot;$&quot;" office:value-type="string" office:string-value="$temp274$">
            <text:p>$temp274$</text:p>
          </table:table-cell>
          <table:table-cell table:formula="of:=[.D278]&amp;&quot;$&quot;" office:value-type="string" office:string-value="$hum274$">
            <text:p>$hum274$</text:p>
          </table:table-cell>
        </table:table-row>
        <table:table-row table:style-name="ro1">
          <table:table-cell/>
          <table:table-cell office:value-type="string">
            <text:p>$date275</text:p>
          </table:table-cell>
          <table:table-cell office:value-type="string">
            <text:p>$temp275</text:p>
          </table:table-cell>
          <table:table-cell office:value-type="string">
            <text:p>$hum275</text:p>
          </table:table-cell>
          <table:table-cell/>
          <table:table-cell table:formula="of:=[.B279]&amp;&quot;$&quot;" office:value-type="string" office:string-value="$date275$">
            <text:p>$date275$</text:p>
          </table:table-cell>
          <table:table-cell table:formula="of:=[.C279]&amp;&quot;$&quot;" office:value-type="string" office:string-value="$temp275$">
            <text:p>$temp275$</text:p>
          </table:table-cell>
          <table:table-cell table:formula="of:=[.D279]&amp;&quot;$&quot;" office:value-type="string" office:string-value="$hum275$">
            <text:p>$hum275$</text:p>
          </table:table-cell>
        </table:table-row>
        <table:table-row table:style-name="ro1">
          <table:table-cell/>
          <table:table-cell office:value-type="string">
            <text:p>$date276</text:p>
          </table:table-cell>
          <table:table-cell office:value-type="string">
            <text:p>$temp276</text:p>
          </table:table-cell>
          <table:table-cell office:value-type="string">
            <text:p>$hum276</text:p>
          </table:table-cell>
          <table:table-cell/>
          <table:table-cell table:formula="of:=[.B280]&amp;&quot;$&quot;" office:value-type="string" office:string-value="$date276$">
            <text:p>$date276$</text:p>
          </table:table-cell>
          <table:table-cell table:formula="of:=[.C280]&amp;&quot;$&quot;" office:value-type="string" office:string-value="$temp276$">
            <text:p>$temp276$</text:p>
          </table:table-cell>
          <table:table-cell table:formula="of:=[.D280]&amp;&quot;$&quot;" office:value-type="string" office:string-value="$hum276$">
            <text:p>$hum276$</text:p>
          </table:table-cell>
        </table:table-row>
        <table:table-row table:style-name="ro1">
          <table:table-cell/>
          <table:table-cell office:value-type="string">
            <text:p>$date277</text:p>
          </table:table-cell>
          <table:table-cell office:value-type="string">
            <text:p>$temp277</text:p>
          </table:table-cell>
          <table:table-cell office:value-type="string">
            <text:p>$hum277</text:p>
          </table:table-cell>
          <table:table-cell/>
          <table:table-cell table:formula="of:=[.B281]&amp;&quot;$&quot;" office:value-type="string" office:string-value="$date277$">
            <text:p>$date277$</text:p>
          </table:table-cell>
          <table:table-cell table:formula="of:=[.C281]&amp;&quot;$&quot;" office:value-type="string" office:string-value="$temp277$">
            <text:p>$temp277$</text:p>
          </table:table-cell>
          <table:table-cell table:formula="of:=[.D281]&amp;&quot;$&quot;" office:value-type="string" office:string-value="$hum277$">
            <text:p>$hum277$</text:p>
          </table:table-cell>
        </table:table-row>
        <table:table-row table:style-name="ro1">
          <table:table-cell/>
          <table:table-cell office:value-type="string">
            <text:p>$date278</text:p>
          </table:table-cell>
          <table:table-cell office:value-type="string">
            <text:p>$temp278</text:p>
          </table:table-cell>
          <table:table-cell office:value-type="string">
            <text:p>$hum278</text:p>
          </table:table-cell>
          <table:table-cell/>
          <table:table-cell table:formula="of:=[.B282]&amp;&quot;$&quot;" office:value-type="string" office:string-value="$date278$">
            <text:p>$date278$</text:p>
          </table:table-cell>
          <table:table-cell table:formula="of:=[.C282]&amp;&quot;$&quot;" office:value-type="string" office:string-value="$temp278$">
            <text:p>$temp278$</text:p>
          </table:table-cell>
          <table:table-cell table:formula="of:=[.D282]&amp;&quot;$&quot;" office:value-type="string" office:string-value="$hum278$">
            <text:p>$hum278$</text:p>
          </table:table-cell>
        </table:table-row>
        <table:table-row table:style-name="ro1">
          <table:table-cell/>
          <table:table-cell office:value-type="string">
            <text:p>$date279</text:p>
          </table:table-cell>
          <table:table-cell office:value-type="string">
            <text:p>$temp279</text:p>
          </table:table-cell>
          <table:table-cell office:value-type="string">
            <text:p>$hum279</text:p>
          </table:table-cell>
          <table:table-cell/>
          <table:table-cell table:formula="of:=[.B283]&amp;&quot;$&quot;" office:value-type="string" office:string-value="$date279$">
            <text:p>$date279$</text:p>
          </table:table-cell>
          <table:table-cell table:formula="of:=[.C283]&amp;&quot;$&quot;" office:value-type="string" office:string-value="$temp279$">
            <text:p>$temp279$</text:p>
          </table:table-cell>
          <table:table-cell table:formula="of:=[.D283]&amp;&quot;$&quot;" office:value-type="string" office:string-value="$hum279$">
            <text:p>$hum279$</text:p>
          </table:table-cell>
        </table:table-row>
        <table:table-row table:style-name="ro1">
          <table:table-cell/>
          <table:table-cell office:value-type="string">
            <text:p>$date280</text:p>
          </table:table-cell>
          <table:table-cell office:value-type="string">
            <text:p>$temp280</text:p>
          </table:table-cell>
          <table:table-cell office:value-type="string">
            <text:p>$hum280</text:p>
          </table:table-cell>
          <table:table-cell/>
          <table:table-cell table:formula="of:=[.B284]&amp;&quot;$&quot;" office:value-type="string" office:string-value="$date280$">
            <text:p>$date280$</text:p>
          </table:table-cell>
          <table:table-cell table:formula="of:=[.C284]&amp;&quot;$&quot;" office:value-type="string" office:string-value="$temp280$">
            <text:p>$temp280$</text:p>
          </table:table-cell>
          <table:table-cell table:formula="of:=[.D284]&amp;&quot;$&quot;" office:value-type="string" office:string-value="$hum280$">
            <text:p>$hum280$</text:p>
          </table:table-cell>
        </table:table-row>
        <table:table-row table:style-name="ro1">
          <table:table-cell/>
          <table:table-cell office:value-type="string">
            <text:p>$date281</text:p>
          </table:table-cell>
          <table:table-cell office:value-type="string">
            <text:p>$temp281</text:p>
          </table:table-cell>
          <table:table-cell office:value-type="string">
            <text:p>$hum281</text:p>
          </table:table-cell>
          <table:table-cell/>
          <table:table-cell table:formula="of:=[.B285]&amp;&quot;$&quot;" office:value-type="string" office:string-value="$date281$">
            <text:p>$date281$</text:p>
          </table:table-cell>
          <table:table-cell table:formula="of:=[.C285]&amp;&quot;$&quot;" office:value-type="string" office:string-value="$temp281$">
            <text:p>$temp281$</text:p>
          </table:table-cell>
          <table:table-cell table:formula="of:=[.D285]&amp;&quot;$&quot;" office:value-type="string" office:string-value="$hum281$">
            <text:p>$hum281$</text:p>
          </table:table-cell>
        </table:table-row>
        <table:table-row table:style-name="ro1">
          <table:table-cell/>
          <table:table-cell office:value-type="string">
            <text:p>$date282</text:p>
          </table:table-cell>
          <table:table-cell office:value-type="string">
            <text:p>$temp282</text:p>
          </table:table-cell>
          <table:table-cell office:value-type="string">
            <text:p>$hum282</text:p>
          </table:table-cell>
          <table:table-cell/>
          <table:table-cell table:formula="of:=[.B286]&amp;&quot;$&quot;" office:value-type="string" office:string-value="$date282$">
            <text:p>$date282$</text:p>
          </table:table-cell>
          <table:table-cell table:formula="of:=[.C286]&amp;&quot;$&quot;" office:value-type="string" office:string-value="$temp282$">
            <text:p>$temp282$</text:p>
          </table:table-cell>
          <table:table-cell table:formula="of:=[.D286]&amp;&quot;$&quot;" office:value-type="string" office:string-value="$hum282$">
            <text:p>$hum282$</text:p>
          </table:table-cell>
        </table:table-row>
        <table:table-row table:style-name="ro1">
          <table:table-cell/>
          <table:table-cell office:value-type="string">
            <text:p>$date283</text:p>
          </table:table-cell>
          <table:table-cell office:value-type="string">
            <text:p>$temp283</text:p>
          </table:table-cell>
          <table:table-cell office:value-type="string">
            <text:p>$hum283</text:p>
          </table:table-cell>
          <table:table-cell/>
          <table:table-cell table:formula="of:=[.B287]&amp;&quot;$&quot;" office:value-type="string" office:string-value="$date283$">
            <text:p>$date283$</text:p>
          </table:table-cell>
          <table:table-cell table:formula="of:=[.C287]&amp;&quot;$&quot;" office:value-type="string" office:string-value="$temp283$">
            <text:p>$temp283$</text:p>
          </table:table-cell>
          <table:table-cell table:formula="of:=[.D287]&amp;&quot;$&quot;" office:value-type="string" office:string-value="$hum283$">
            <text:p>$hum283$</text:p>
          </table:table-cell>
        </table:table-row>
        <table:table-row table:style-name="ro1">
          <table:table-cell/>
          <table:table-cell office:value-type="string">
            <text:p>$date284</text:p>
          </table:table-cell>
          <table:table-cell office:value-type="string">
            <text:p>$temp284</text:p>
          </table:table-cell>
          <table:table-cell office:value-type="string">
            <text:p>$hum284</text:p>
          </table:table-cell>
          <table:table-cell/>
          <table:table-cell table:formula="of:=[.B288]&amp;&quot;$&quot;" office:value-type="string" office:string-value="$date284$">
            <text:p>$date284$</text:p>
          </table:table-cell>
          <table:table-cell table:formula="of:=[.C288]&amp;&quot;$&quot;" office:value-type="string" office:string-value="$temp284$">
            <text:p>$temp284$</text:p>
          </table:table-cell>
          <table:table-cell table:formula="of:=[.D288]&amp;&quot;$&quot;" office:value-type="string" office:string-value="$hum284$">
            <text:p>$hum284$</text:p>
          </table:table-cell>
        </table:table-row>
        <table:table-row table:style-name="ro1">
          <table:table-cell/>
          <table:table-cell office:value-type="string">
            <text:p>$date285</text:p>
          </table:table-cell>
          <table:table-cell office:value-type="string">
            <text:p>$temp285</text:p>
          </table:table-cell>
          <table:table-cell office:value-type="string">
            <text:p>$hum285</text:p>
          </table:table-cell>
          <table:table-cell/>
          <table:table-cell table:formula="of:=[.B289]&amp;&quot;$&quot;" office:value-type="string" office:string-value="$date285$">
            <text:p>$date285$</text:p>
          </table:table-cell>
          <table:table-cell table:formula="of:=[.C289]&amp;&quot;$&quot;" office:value-type="string" office:string-value="$temp285$">
            <text:p>$temp285$</text:p>
          </table:table-cell>
          <table:table-cell table:formula="of:=[.D289]&amp;&quot;$&quot;" office:value-type="string" office:string-value="$hum285$">
            <text:p>$hum285$</text:p>
          </table:table-cell>
        </table:table-row>
        <table:table-row table:style-name="ro1">
          <table:table-cell/>
          <table:table-cell office:value-type="string">
            <text:p>$date286</text:p>
          </table:table-cell>
          <table:table-cell office:value-type="string">
            <text:p>$temp286</text:p>
          </table:table-cell>
          <table:table-cell office:value-type="string">
            <text:p>$hum286</text:p>
          </table:table-cell>
          <table:table-cell/>
          <table:table-cell table:formula="of:=[.B290]&amp;&quot;$&quot;" office:value-type="string" office:string-value="$date286$">
            <text:p>$date286$</text:p>
          </table:table-cell>
          <table:table-cell table:formula="of:=[.C290]&amp;&quot;$&quot;" office:value-type="string" office:string-value="$temp286$">
            <text:p>$temp286$</text:p>
          </table:table-cell>
          <table:table-cell table:formula="of:=[.D290]&amp;&quot;$&quot;" office:value-type="string" office:string-value="$hum286$">
            <text:p>$hum286$</text:p>
          </table:table-cell>
        </table:table-row>
        <table:table-row table:style-name="ro1">
          <table:table-cell/>
          <table:table-cell office:value-type="string">
            <text:p>$date287</text:p>
          </table:table-cell>
          <table:table-cell office:value-type="string">
            <text:p>$temp287</text:p>
          </table:table-cell>
          <table:table-cell office:value-type="string">
            <text:p>$hum287</text:p>
          </table:table-cell>
          <table:table-cell/>
          <table:table-cell table:formula="of:=[.B291]&amp;&quot;$&quot;" office:value-type="string" office:string-value="$date287$">
            <text:p>$date287$</text:p>
          </table:table-cell>
          <table:table-cell table:formula="of:=[.C291]&amp;&quot;$&quot;" office:value-type="string" office:string-value="$temp287$">
            <text:p>$temp287$</text:p>
          </table:table-cell>
          <table:table-cell table:formula="of:=[.D291]&amp;&quot;$&quot;" office:value-type="string" office:string-value="$hum287$">
            <text:p>$hum287$</text:p>
          </table:table-cell>
        </table:table-row>
        <table:table-row table:style-name="ro1">
          <table:table-cell/>
          <table:table-cell office:value-type="string">
            <text:p>$date288</text:p>
          </table:table-cell>
          <table:table-cell office:value-type="string">
            <text:p>$temp288</text:p>
          </table:table-cell>
          <table:table-cell office:value-type="string">
            <text:p>$hum288</text:p>
          </table:table-cell>
          <table:table-cell/>
          <table:table-cell table:formula="of:=[.B292]&amp;&quot;$&quot;" office:value-type="string" office:string-value="$date288$">
            <text:p>$date288$</text:p>
          </table:table-cell>
          <table:table-cell table:formula="of:=[.C292]&amp;&quot;$&quot;" office:value-type="string" office:string-value="$temp288$">
            <text:p>$temp288$</text:p>
          </table:table-cell>
          <table:table-cell table:formula="of:=[.D292]&amp;&quot;$&quot;" office:value-type="string" office:string-value="$hum288$">
            <text:p>$hum288$</text:p>
          </table:table-cell>
        </table:table-row>
        <table:table-row table:style-name="ro1">
          <table:table-cell/>
          <table:table-cell office:value-type="string">
            <text:p>$date289</text:p>
          </table:table-cell>
          <table:table-cell office:value-type="string">
            <text:p>$temp289</text:p>
          </table:table-cell>
          <table:table-cell office:value-type="string">
            <text:p>$hum289</text:p>
          </table:table-cell>
          <table:table-cell/>
          <table:table-cell table:formula="of:=[.B293]&amp;&quot;$&quot;" office:value-type="string" office:string-value="$date289$">
            <text:p>$date289$</text:p>
          </table:table-cell>
          <table:table-cell table:formula="of:=[.C293]&amp;&quot;$&quot;" office:value-type="string" office:string-value="$temp289$">
            <text:p>$temp289$</text:p>
          </table:table-cell>
          <table:table-cell table:formula="of:=[.D293]&amp;&quot;$&quot;" office:value-type="string" office:string-value="$hum289$">
            <text:p>$hum289$</text:p>
          </table:table-cell>
        </table:table-row>
        <table:table-row table:style-name="ro1">
          <table:table-cell/>
          <table:table-cell office:value-type="string">
            <text:p>$date290</text:p>
          </table:table-cell>
          <table:table-cell office:value-type="string">
            <text:p>$temp290</text:p>
          </table:table-cell>
          <table:table-cell office:value-type="string">
            <text:p>$hum290</text:p>
          </table:table-cell>
          <table:table-cell/>
          <table:table-cell table:formula="of:=[.B294]&amp;&quot;$&quot;" office:value-type="string" office:string-value="$date290$">
            <text:p>$date290$</text:p>
          </table:table-cell>
          <table:table-cell table:formula="of:=[.C294]&amp;&quot;$&quot;" office:value-type="string" office:string-value="$temp290$">
            <text:p>$temp290$</text:p>
          </table:table-cell>
          <table:table-cell table:formula="of:=[.D294]&amp;&quot;$&quot;" office:value-type="string" office:string-value="$hum290$">
            <text:p>$hum290$</text:p>
          </table:table-cell>
        </table:table-row>
        <table:table-row table:style-name="ro1">
          <table:table-cell/>
          <table:table-cell office:value-type="string">
            <text:p>$date291</text:p>
          </table:table-cell>
          <table:table-cell office:value-type="string">
            <text:p>$temp291</text:p>
          </table:table-cell>
          <table:table-cell office:value-type="string">
            <text:p>$hum291</text:p>
          </table:table-cell>
          <table:table-cell/>
          <table:table-cell table:formula="of:=[.B295]&amp;&quot;$&quot;" office:value-type="string" office:string-value="$date291$">
            <text:p>$date291$</text:p>
          </table:table-cell>
          <table:table-cell table:formula="of:=[.C295]&amp;&quot;$&quot;" office:value-type="string" office:string-value="$temp291$">
            <text:p>$temp291$</text:p>
          </table:table-cell>
          <table:table-cell table:formula="of:=[.D295]&amp;&quot;$&quot;" office:value-type="string" office:string-value="$hum291$">
            <text:p>$hum291$</text:p>
          </table:table-cell>
        </table:table-row>
        <table:table-row table:style-name="ro1">
          <table:table-cell/>
          <table:table-cell office:value-type="string">
            <text:p>$date292</text:p>
          </table:table-cell>
          <table:table-cell office:value-type="string">
            <text:p>$temp292</text:p>
          </table:table-cell>
          <table:table-cell office:value-type="string">
            <text:p>$hum292</text:p>
          </table:table-cell>
          <table:table-cell/>
          <table:table-cell table:formula="of:=[.B296]&amp;&quot;$&quot;" office:value-type="string" office:string-value="$date292$">
            <text:p>$date292$</text:p>
          </table:table-cell>
          <table:table-cell table:formula="of:=[.C296]&amp;&quot;$&quot;" office:value-type="string" office:string-value="$temp292$">
            <text:p>$temp292$</text:p>
          </table:table-cell>
          <table:table-cell table:formula="of:=[.D296]&amp;&quot;$&quot;" office:value-type="string" office:string-value="$hum292$">
            <text:p>$hum292$</text:p>
          </table:table-cell>
        </table:table-row>
        <table:table-row table:style-name="ro1">
          <table:table-cell/>
          <table:table-cell office:value-type="string">
            <text:p>$date293</text:p>
          </table:table-cell>
          <table:table-cell office:value-type="string">
            <text:p>$temp293</text:p>
          </table:table-cell>
          <table:table-cell office:value-type="string">
            <text:p>$hum293</text:p>
          </table:table-cell>
          <table:table-cell/>
          <table:table-cell table:formula="of:=[.B297]&amp;&quot;$&quot;" office:value-type="string" office:string-value="$date293$">
            <text:p>$date293$</text:p>
          </table:table-cell>
          <table:table-cell table:formula="of:=[.C297]&amp;&quot;$&quot;" office:value-type="string" office:string-value="$temp293$">
            <text:p>$temp293$</text:p>
          </table:table-cell>
          <table:table-cell table:formula="of:=[.D297]&amp;&quot;$&quot;" office:value-type="string" office:string-value="$hum293$">
            <text:p>$hum293$</text:p>
          </table:table-cell>
        </table:table-row>
        <table:table-row table:style-name="ro1">
          <table:table-cell/>
          <table:table-cell office:value-type="string">
            <text:p>$date294</text:p>
          </table:table-cell>
          <table:table-cell office:value-type="string">
            <text:p>$temp294</text:p>
          </table:table-cell>
          <table:table-cell office:value-type="string">
            <text:p>$hum294</text:p>
          </table:table-cell>
          <table:table-cell/>
          <table:table-cell table:formula="of:=[.B298]&amp;&quot;$&quot;" office:value-type="string" office:string-value="$date294$">
            <text:p>$date294$</text:p>
          </table:table-cell>
          <table:table-cell table:formula="of:=[.C298]&amp;&quot;$&quot;" office:value-type="string" office:string-value="$temp294$">
            <text:p>$temp294$</text:p>
          </table:table-cell>
          <table:table-cell table:formula="of:=[.D298]&amp;&quot;$&quot;" office:value-type="string" office:string-value="$hum294$">
            <text:p>$hum294$</text:p>
          </table:table-cell>
        </table:table-row>
        <table:table-row table:style-name="ro1">
          <table:table-cell/>
          <table:table-cell office:value-type="string">
            <text:p>$date295</text:p>
          </table:table-cell>
          <table:table-cell office:value-type="string">
            <text:p>$temp295</text:p>
          </table:table-cell>
          <table:table-cell office:value-type="string">
            <text:p>$hum295</text:p>
          </table:table-cell>
          <table:table-cell/>
          <table:table-cell table:formula="of:=[.B299]&amp;&quot;$&quot;" office:value-type="string" office:string-value="$date295$">
            <text:p>$date295$</text:p>
          </table:table-cell>
          <table:table-cell table:formula="of:=[.C299]&amp;&quot;$&quot;" office:value-type="string" office:string-value="$temp295$">
            <text:p>$temp295$</text:p>
          </table:table-cell>
          <table:table-cell table:formula="of:=[.D299]&amp;&quot;$&quot;" office:value-type="string" office:string-value="$hum295$">
            <text:p>$hum295$</text:p>
          </table:table-cell>
        </table:table-row>
        <table:table-row table:style-name="ro1">
          <table:table-cell/>
          <table:table-cell office:value-type="string">
            <text:p>$date296</text:p>
          </table:table-cell>
          <table:table-cell office:value-type="string">
            <text:p>$temp296</text:p>
          </table:table-cell>
          <table:table-cell office:value-type="string">
            <text:p>$hum296</text:p>
          </table:table-cell>
          <table:table-cell/>
          <table:table-cell table:formula="of:=[.B300]&amp;&quot;$&quot;" office:value-type="string" office:string-value="$date296$">
            <text:p>$date296$</text:p>
          </table:table-cell>
          <table:table-cell table:formula="of:=[.C300]&amp;&quot;$&quot;" office:value-type="string" office:string-value="$temp296$">
            <text:p>$temp296$</text:p>
          </table:table-cell>
          <table:table-cell table:formula="of:=[.D300]&amp;&quot;$&quot;" office:value-type="string" office:string-value="$hum296$">
            <text:p>$hum296$</text:p>
          </table:table-cell>
        </table:table-row>
        <table:table-row table:style-name="ro1">
          <table:table-cell/>
          <table:table-cell office:value-type="string">
            <text:p>$date297</text:p>
          </table:table-cell>
          <table:table-cell office:value-type="string">
            <text:p>$temp297</text:p>
          </table:table-cell>
          <table:table-cell office:value-type="string">
            <text:p>$hum297</text:p>
          </table:table-cell>
          <table:table-cell/>
          <table:table-cell table:formula="of:=[.B301]&amp;&quot;$&quot;" office:value-type="string" office:string-value="$date297$">
            <text:p>$date297$</text:p>
          </table:table-cell>
          <table:table-cell table:formula="of:=[.C301]&amp;&quot;$&quot;" office:value-type="string" office:string-value="$temp297$">
            <text:p>$temp297$</text:p>
          </table:table-cell>
          <table:table-cell table:formula="of:=[.D301]&amp;&quot;$&quot;" office:value-type="string" office:string-value="$hum297$">
            <text:p>$hum297$</text:p>
          </table:table-cell>
        </table:table-row>
        <table:table-row table:style-name="ro1">
          <table:table-cell/>
          <table:table-cell office:value-type="string">
            <text:p>$date298</text:p>
          </table:table-cell>
          <table:table-cell office:value-type="string">
            <text:p>$temp298</text:p>
          </table:table-cell>
          <table:table-cell office:value-type="string">
            <text:p>$hum298</text:p>
          </table:table-cell>
          <table:table-cell/>
          <table:table-cell table:formula="of:=[.B302]&amp;&quot;$&quot;" office:value-type="string" office:string-value="$date298$">
            <text:p>$date298$</text:p>
          </table:table-cell>
          <table:table-cell table:formula="of:=[.C302]&amp;&quot;$&quot;" office:value-type="string" office:string-value="$temp298$">
            <text:p>$temp298$</text:p>
          </table:table-cell>
          <table:table-cell table:formula="of:=[.D302]&amp;&quot;$&quot;" office:value-type="string" office:string-value="$hum298$">
            <text:p>$hum298$</text:p>
          </table:table-cell>
        </table:table-row>
        <table:table-row table:style-name="ro1">
          <table:table-cell/>
          <table:table-cell office:value-type="string">
            <text:p>$date299</text:p>
          </table:table-cell>
          <table:table-cell office:value-type="string">
            <text:p>$temp299</text:p>
          </table:table-cell>
          <table:table-cell office:value-type="string">
            <text:p>$hum299</text:p>
          </table:table-cell>
          <table:table-cell/>
          <table:table-cell table:formula="of:=[.B303]&amp;&quot;$&quot;" office:value-type="string" office:string-value="$date299$">
            <text:p>$date299$</text:p>
          </table:table-cell>
          <table:table-cell table:formula="of:=[.C303]&amp;&quot;$&quot;" office:value-type="string" office:string-value="$temp299$">
            <text:p>$temp299$</text:p>
          </table:table-cell>
          <table:table-cell table:formula="of:=[.D303]&amp;&quot;$&quot;" office:value-type="string" office:string-value="$hum299$">
            <text:p>$hum299$</text:p>
          </table:table-cell>
        </table:table-row>
        <table:table-row table:style-name="ro1">
          <table:table-cell/>
          <table:table-cell office:value-type="string">
            <text:p>$date300</text:p>
          </table:table-cell>
          <table:table-cell office:value-type="string">
            <text:p>$temp300</text:p>
          </table:table-cell>
          <table:table-cell office:value-type="string">
            <text:p>$hum300</text:p>
          </table:table-cell>
          <table:table-cell/>
          <table:table-cell table:formula="of:=[.B304]&amp;&quot;$&quot;" office:value-type="string" office:string-value="$date300$">
            <text:p>$date300$</text:p>
          </table:table-cell>
          <table:table-cell table:formula="of:=[.C304]&amp;&quot;$&quot;" office:value-type="string" office:string-value="$temp300$">
            <text:p>$temp300$</text:p>
          </table:table-cell>
          <table:table-cell table:formula="of:=[.D304]&amp;&quot;$&quot;" office:value-type="string" office:string-value="$hum300$">
            <text:p>$hum300$</text:p>
          </table:table-cell>
        </table:table-row>
        <table:table-row table:style-name="ro1">
          <table:table-cell/>
          <table:table-cell office:value-type="string">
            <text:p>$date301</text:p>
          </table:table-cell>
          <table:table-cell office:value-type="string">
            <text:p>$temp301</text:p>
          </table:table-cell>
          <table:table-cell office:value-type="string">
            <text:p>$hum301</text:p>
          </table:table-cell>
          <table:table-cell/>
          <table:table-cell table:formula="of:=[.B305]&amp;&quot;$&quot;" office:value-type="string" office:string-value="$date301$">
            <text:p>$date301$</text:p>
          </table:table-cell>
          <table:table-cell table:formula="of:=[.C305]&amp;&quot;$&quot;" office:value-type="string" office:string-value="$temp301$">
            <text:p>$temp301$</text:p>
          </table:table-cell>
          <table:table-cell table:formula="of:=[.D305]&amp;&quot;$&quot;" office:value-type="string" office:string-value="$hum301$">
            <text:p>$hum301$</text:p>
          </table:table-cell>
        </table:table-row>
        <table:table-row table:style-name="ro1">
          <table:table-cell/>
          <table:table-cell office:value-type="string">
            <text:p>$date302</text:p>
          </table:table-cell>
          <table:table-cell office:value-type="string">
            <text:p>$temp302</text:p>
          </table:table-cell>
          <table:table-cell office:value-type="string">
            <text:p>$hum302</text:p>
          </table:table-cell>
          <table:table-cell/>
          <table:table-cell table:formula="of:=[.B306]&amp;&quot;$&quot;" office:value-type="string" office:string-value="$date302$">
            <text:p>$date302$</text:p>
          </table:table-cell>
          <table:table-cell table:formula="of:=[.C306]&amp;&quot;$&quot;" office:value-type="string" office:string-value="$temp302$">
            <text:p>$temp302$</text:p>
          </table:table-cell>
          <table:table-cell table:formula="of:=[.D306]&amp;&quot;$&quot;" office:value-type="string" office:string-value="$hum302$">
            <text:p>$hum302$</text:p>
          </table:table-cell>
        </table:table-row>
        <table:table-row table:style-name="ro1">
          <table:table-cell/>
          <table:table-cell office:value-type="string">
            <text:p>$date303</text:p>
          </table:table-cell>
          <table:table-cell office:value-type="string">
            <text:p>$temp303</text:p>
          </table:table-cell>
          <table:table-cell office:value-type="string">
            <text:p>$hum303</text:p>
          </table:table-cell>
          <table:table-cell/>
          <table:table-cell table:formula="of:=[.B307]&amp;&quot;$&quot;" office:value-type="string" office:string-value="$date303$">
            <text:p>$date303$</text:p>
          </table:table-cell>
          <table:table-cell table:formula="of:=[.C307]&amp;&quot;$&quot;" office:value-type="string" office:string-value="$temp303$">
            <text:p>$temp303$</text:p>
          </table:table-cell>
          <table:table-cell table:formula="of:=[.D307]&amp;&quot;$&quot;" office:value-type="string" office:string-value="$hum303$">
            <text:p>$hum303$</text:p>
          </table:table-cell>
        </table:table-row>
        <table:table-row table:style-name="ro1">
          <table:table-cell/>
          <table:table-cell office:value-type="string">
            <text:p>$date304</text:p>
          </table:table-cell>
          <table:table-cell office:value-type="string">
            <text:p>$temp304</text:p>
          </table:table-cell>
          <table:table-cell office:value-type="string">
            <text:p>$hum304</text:p>
          </table:table-cell>
          <table:table-cell/>
          <table:table-cell table:formula="of:=[.B308]&amp;&quot;$&quot;" office:value-type="string" office:string-value="$date304$">
            <text:p>$date304$</text:p>
          </table:table-cell>
          <table:table-cell table:formula="of:=[.C308]&amp;&quot;$&quot;" office:value-type="string" office:string-value="$temp304$">
            <text:p>$temp304$</text:p>
          </table:table-cell>
          <table:table-cell table:formula="of:=[.D308]&amp;&quot;$&quot;" office:value-type="string" office:string-value="$hum304$">
            <text:p>$hum304$</text:p>
          </table:table-cell>
        </table:table-row>
        <table:table-row table:style-name="ro1">
          <table:table-cell/>
          <table:table-cell office:value-type="string">
            <text:p>$date305</text:p>
          </table:table-cell>
          <table:table-cell office:value-type="string">
            <text:p>$temp305</text:p>
          </table:table-cell>
          <table:table-cell office:value-type="string">
            <text:p>$hum305</text:p>
          </table:table-cell>
          <table:table-cell/>
          <table:table-cell table:formula="of:=[.B309]&amp;&quot;$&quot;" office:value-type="string" office:string-value="$date305$">
            <text:p>$date305$</text:p>
          </table:table-cell>
          <table:table-cell table:formula="of:=[.C309]&amp;&quot;$&quot;" office:value-type="string" office:string-value="$temp305$">
            <text:p>$temp305$</text:p>
          </table:table-cell>
          <table:table-cell table:formula="of:=[.D309]&amp;&quot;$&quot;" office:value-type="string" office:string-value="$hum305$">
            <text:p>$hum305$</text:p>
          </table:table-cell>
        </table:table-row>
        <table:table-row table:style-name="ro1">
          <table:table-cell/>
          <table:table-cell office:value-type="string">
            <text:p>$date306</text:p>
          </table:table-cell>
          <table:table-cell office:value-type="string">
            <text:p>$temp306</text:p>
          </table:table-cell>
          <table:table-cell office:value-type="string">
            <text:p>$hum306</text:p>
          </table:table-cell>
          <table:table-cell/>
          <table:table-cell table:formula="of:=[.B310]&amp;&quot;$&quot;" office:value-type="string" office:string-value="$date306$">
            <text:p>$date306$</text:p>
          </table:table-cell>
          <table:table-cell table:formula="of:=[.C310]&amp;&quot;$&quot;" office:value-type="string" office:string-value="$temp306$">
            <text:p>$temp306$</text:p>
          </table:table-cell>
          <table:table-cell table:formula="of:=[.D310]&amp;&quot;$&quot;" office:value-type="string" office:string-value="$hum306$">
            <text:p>$hum306$</text:p>
          </table:table-cell>
        </table:table-row>
        <table:table-row table:style-name="ro1">
          <table:table-cell/>
          <table:table-cell office:value-type="string">
            <text:p>$date307</text:p>
          </table:table-cell>
          <table:table-cell office:value-type="string">
            <text:p>$temp307</text:p>
          </table:table-cell>
          <table:table-cell office:value-type="string">
            <text:p>$hum307</text:p>
          </table:table-cell>
          <table:table-cell/>
          <table:table-cell table:formula="of:=[.B311]&amp;&quot;$&quot;" office:value-type="string" office:string-value="$date307$">
            <text:p>$date307$</text:p>
          </table:table-cell>
          <table:table-cell table:formula="of:=[.C311]&amp;&quot;$&quot;" office:value-type="string" office:string-value="$temp307$">
            <text:p>$temp307$</text:p>
          </table:table-cell>
          <table:table-cell table:formula="of:=[.D311]&amp;&quot;$&quot;" office:value-type="string" office:string-value="$hum307$">
            <text:p>$hum307$</text:p>
          </table:table-cell>
        </table:table-row>
        <table:table-row table:style-name="ro1">
          <table:table-cell/>
          <table:table-cell office:value-type="string">
            <text:p>$date308</text:p>
          </table:table-cell>
          <table:table-cell office:value-type="string">
            <text:p>$temp308</text:p>
          </table:table-cell>
          <table:table-cell office:value-type="string">
            <text:p>$hum308</text:p>
          </table:table-cell>
          <table:table-cell/>
          <table:table-cell table:formula="of:=[.B312]&amp;&quot;$&quot;" office:value-type="string" office:string-value="$date308$">
            <text:p>$date308$</text:p>
          </table:table-cell>
          <table:table-cell table:formula="of:=[.C312]&amp;&quot;$&quot;" office:value-type="string" office:string-value="$temp308$">
            <text:p>$temp308$</text:p>
          </table:table-cell>
          <table:table-cell table:formula="of:=[.D312]&amp;&quot;$&quot;" office:value-type="string" office:string-value="$hum308$">
            <text:p>$hum308$</text:p>
          </table:table-cell>
        </table:table-row>
        <table:table-row table:style-name="ro1">
          <table:table-cell/>
          <table:table-cell office:value-type="string">
            <text:p>$date309</text:p>
          </table:table-cell>
          <table:table-cell office:value-type="string">
            <text:p>$temp309</text:p>
          </table:table-cell>
          <table:table-cell office:value-type="string">
            <text:p>$hum309</text:p>
          </table:table-cell>
          <table:table-cell/>
          <table:table-cell table:formula="of:=[.B313]&amp;&quot;$&quot;" office:value-type="string" office:string-value="$date309$">
            <text:p>$date309$</text:p>
          </table:table-cell>
          <table:table-cell table:formula="of:=[.C313]&amp;&quot;$&quot;" office:value-type="string" office:string-value="$temp309$">
            <text:p>$temp309$</text:p>
          </table:table-cell>
          <table:table-cell table:formula="of:=[.D313]&amp;&quot;$&quot;" office:value-type="string" office:string-value="$hum309$">
            <text:p>$hum309$</text:p>
          </table:table-cell>
        </table:table-row>
        <table:table-row table:style-name="ro1">
          <table:table-cell/>
          <table:table-cell office:value-type="string">
            <text:p>$date310</text:p>
          </table:table-cell>
          <table:table-cell office:value-type="string">
            <text:p>$temp310</text:p>
          </table:table-cell>
          <table:table-cell office:value-type="string">
            <text:p>$hum310</text:p>
          </table:table-cell>
          <table:table-cell/>
          <table:table-cell table:formula="of:=[.B314]&amp;&quot;$&quot;" office:value-type="string" office:string-value="$date310$">
            <text:p>$date310$</text:p>
          </table:table-cell>
          <table:table-cell table:formula="of:=[.C314]&amp;&quot;$&quot;" office:value-type="string" office:string-value="$temp310$">
            <text:p>$temp310$</text:p>
          </table:table-cell>
          <table:table-cell table:formula="of:=[.D314]&amp;&quot;$&quot;" office:value-type="string" office:string-value="$hum310$">
            <text:p>$hum310$</text:p>
          </table:table-cell>
        </table:table-row>
        <table:table-row table:style-name="ro1">
          <table:table-cell/>
          <table:table-cell office:value-type="string">
            <text:p>$date311</text:p>
          </table:table-cell>
          <table:table-cell office:value-type="string">
            <text:p>$temp311</text:p>
          </table:table-cell>
          <table:table-cell office:value-type="string">
            <text:p>$hum311</text:p>
          </table:table-cell>
          <table:table-cell/>
          <table:table-cell table:formula="of:=[.B315]&amp;&quot;$&quot;" office:value-type="string" office:string-value="$date311$">
            <text:p>$date311$</text:p>
          </table:table-cell>
          <table:table-cell table:formula="of:=[.C315]&amp;&quot;$&quot;" office:value-type="string" office:string-value="$temp311$">
            <text:p>$temp311$</text:p>
          </table:table-cell>
          <table:table-cell table:formula="of:=[.D315]&amp;&quot;$&quot;" office:value-type="string" office:string-value="$hum311$">
            <text:p>$hum311$</text:p>
          </table:table-cell>
        </table:table-row>
        <table:table-row table:style-name="ro1">
          <table:table-cell/>
          <table:table-cell office:value-type="string">
            <text:p>$date312</text:p>
          </table:table-cell>
          <table:table-cell office:value-type="string">
            <text:p>$temp312</text:p>
          </table:table-cell>
          <table:table-cell office:value-type="string">
            <text:p>$hum312</text:p>
          </table:table-cell>
          <table:table-cell/>
          <table:table-cell table:formula="of:=[.B316]&amp;&quot;$&quot;" office:value-type="string" office:string-value="$date312$">
            <text:p>$date312$</text:p>
          </table:table-cell>
          <table:table-cell table:formula="of:=[.C316]&amp;&quot;$&quot;" office:value-type="string" office:string-value="$temp312$">
            <text:p>$temp312$</text:p>
          </table:table-cell>
          <table:table-cell table:formula="of:=[.D316]&amp;&quot;$&quot;" office:value-type="string" office:string-value="$hum312$">
            <text:p>$hum312$</text:p>
          </table:table-cell>
        </table:table-row>
        <table:table-row table:style-name="ro1">
          <table:table-cell/>
          <table:table-cell office:value-type="string">
            <text:p>$date313</text:p>
          </table:table-cell>
          <table:table-cell office:value-type="string">
            <text:p>$temp313</text:p>
          </table:table-cell>
          <table:table-cell office:value-type="string">
            <text:p>$hum313</text:p>
          </table:table-cell>
          <table:table-cell/>
          <table:table-cell table:formula="of:=[.B317]&amp;&quot;$&quot;" office:value-type="string" office:string-value="$date313$">
            <text:p>$date313$</text:p>
          </table:table-cell>
          <table:table-cell table:formula="of:=[.C317]&amp;&quot;$&quot;" office:value-type="string" office:string-value="$temp313$">
            <text:p>$temp313$</text:p>
          </table:table-cell>
          <table:table-cell table:formula="of:=[.D317]&amp;&quot;$&quot;" office:value-type="string" office:string-value="$hum313$">
            <text:p>$hum313$</text:p>
          </table:table-cell>
        </table:table-row>
        <table:table-row table:style-name="ro1">
          <table:table-cell/>
          <table:table-cell office:value-type="string">
            <text:p>$date314</text:p>
          </table:table-cell>
          <table:table-cell office:value-type="string">
            <text:p>$temp314</text:p>
          </table:table-cell>
          <table:table-cell office:value-type="string">
            <text:p>$hum314</text:p>
          </table:table-cell>
          <table:table-cell/>
          <table:table-cell table:formula="of:=[.B318]&amp;&quot;$&quot;" office:value-type="string" office:string-value="$date314$">
            <text:p>$date314$</text:p>
          </table:table-cell>
          <table:table-cell table:formula="of:=[.C318]&amp;&quot;$&quot;" office:value-type="string" office:string-value="$temp314$">
            <text:p>$temp314$</text:p>
          </table:table-cell>
          <table:table-cell table:formula="of:=[.D318]&amp;&quot;$&quot;" office:value-type="string" office:string-value="$hum314$">
            <text:p>$hum314$</text:p>
          </table:table-cell>
        </table:table-row>
        <table:table-row table:style-name="ro1">
          <table:table-cell/>
          <table:table-cell office:value-type="string">
            <text:p>$date315</text:p>
          </table:table-cell>
          <table:table-cell office:value-type="string">
            <text:p>$temp315</text:p>
          </table:table-cell>
          <table:table-cell office:value-type="string">
            <text:p>$hum315</text:p>
          </table:table-cell>
          <table:table-cell/>
          <table:table-cell table:formula="of:=[.B319]&amp;&quot;$&quot;" office:value-type="string" office:string-value="$date315$">
            <text:p>$date315$</text:p>
          </table:table-cell>
          <table:table-cell table:formula="of:=[.C319]&amp;&quot;$&quot;" office:value-type="string" office:string-value="$temp315$">
            <text:p>$temp315$</text:p>
          </table:table-cell>
          <table:table-cell table:formula="of:=[.D319]&amp;&quot;$&quot;" office:value-type="string" office:string-value="$hum315$">
            <text:p>$hum315$</text:p>
          </table:table-cell>
        </table:table-row>
        <table:table-row table:style-name="ro1">
          <table:table-cell/>
          <table:table-cell office:value-type="string">
            <text:p>$date316</text:p>
          </table:table-cell>
          <table:table-cell office:value-type="string">
            <text:p>$temp316</text:p>
          </table:table-cell>
          <table:table-cell office:value-type="string">
            <text:p>$hum316</text:p>
          </table:table-cell>
          <table:table-cell/>
          <table:table-cell table:formula="of:=[.B320]&amp;&quot;$&quot;" office:value-type="string" office:string-value="$date316$">
            <text:p>$date316$</text:p>
          </table:table-cell>
          <table:table-cell table:formula="of:=[.C320]&amp;&quot;$&quot;" office:value-type="string" office:string-value="$temp316$">
            <text:p>$temp316$</text:p>
          </table:table-cell>
          <table:table-cell table:formula="of:=[.D320]&amp;&quot;$&quot;" office:value-type="string" office:string-value="$hum316$">
            <text:p>$hum316$</text:p>
          </table:table-cell>
        </table:table-row>
        <table:table-row table:style-name="ro1">
          <table:table-cell/>
          <table:table-cell office:value-type="string">
            <text:p>$date317</text:p>
          </table:table-cell>
          <table:table-cell office:value-type="string">
            <text:p>$temp317</text:p>
          </table:table-cell>
          <table:table-cell office:value-type="string">
            <text:p>$hum317</text:p>
          </table:table-cell>
          <table:table-cell/>
          <table:table-cell table:formula="of:=[.B321]&amp;&quot;$&quot;" office:value-type="string" office:string-value="$date317$">
            <text:p>$date317$</text:p>
          </table:table-cell>
          <table:table-cell table:formula="of:=[.C321]&amp;&quot;$&quot;" office:value-type="string" office:string-value="$temp317$">
            <text:p>$temp317$</text:p>
          </table:table-cell>
          <table:table-cell table:formula="of:=[.D321]&amp;&quot;$&quot;" office:value-type="string" office:string-value="$hum317$">
            <text:p>$hum317$</text:p>
          </table:table-cell>
        </table:table-row>
        <table:table-row table:style-name="ro1">
          <table:table-cell/>
          <table:table-cell office:value-type="string">
            <text:p>$date318</text:p>
          </table:table-cell>
          <table:table-cell office:value-type="string">
            <text:p>$temp318</text:p>
          </table:table-cell>
          <table:table-cell office:value-type="string">
            <text:p>$hum318</text:p>
          </table:table-cell>
          <table:table-cell/>
          <table:table-cell table:formula="of:=[.B322]&amp;&quot;$&quot;" office:value-type="string" office:string-value="$date318$">
            <text:p>$date318$</text:p>
          </table:table-cell>
          <table:table-cell table:formula="of:=[.C322]&amp;&quot;$&quot;" office:value-type="string" office:string-value="$temp318$">
            <text:p>$temp318$</text:p>
          </table:table-cell>
          <table:table-cell table:formula="of:=[.D322]&amp;&quot;$&quot;" office:value-type="string" office:string-value="$hum318$">
            <text:p>$hum318$</text:p>
          </table:table-cell>
        </table:table-row>
        <table:table-row table:style-name="ro1">
          <table:table-cell/>
          <table:table-cell office:value-type="string">
            <text:p>$date319</text:p>
          </table:table-cell>
          <table:table-cell office:value-type="string">
            <text:p>$temp319</text:p>
          </table:table-cell>
          <table:table-cell office:value-type="string">
            <text:p>$hum319</text:p>
          </table:table-cell>
          <table:table-cell/>
          <table:table-cell table:formula="of:=[.B323]&amp;&quot;$&quot;" office:value-type="string" office:string-value="$date319$">
            <text:p>$date319$</text:p>
          </table:table-cell>
          <table:table-cell table:formula="of:=[.C323]&amp;&quot;$&quot;" office:value-type="string" office:string-value="$temp319$">
            <text:p>$temp319$</text:p>
          </table:table-cell>
          <table:table-cell table:formula="of:=[.D323]&amp;&quot;$&quot;" office:value-type="string" office:string-value="$hum319$">
            <text:p>$hum319$</text:p>
          </table:table-cell>
        </table:table-row>
        <table:table-row table:style-name="ro1">
          <table:table-cell/>
          <table:table-cell office:value-type="string">
            <text:p>$date320</text:p>
          </table:table-cell>
          <table:table-cell office:value-type="string">
            <text:p>$temp320</text:p>
          </table:table-cell>
          <table:table-cell office:value-type="string">
            <text:p>$hum320</text:p>
          </table:table-cell>
          <table:table-cell/>
          <table:table-cell table:formula="of:=[.B324]&amp;&quot;$&quot;" office:value-type="string" office:string-value="$date320$">
            <text:p>$date320$</text:p>
          </table:table-cell>
          <table:table-cell table:formula="of:=[.C324]&amp;&quot;$&quot;" office:value-type="string" office:string-value="$temp320$">
            <text:p>$temp320$</text:p>
          </table:table-cell>
          <table:table-cell table:formula="of:=[.D324]&amp;&quot;$&quot;" office:value-type="string" office:string-value="$hum320$">
            <text:p>$hum320$</text:p>
          </table:table-cell>
        </table:table-row>
        <table:table-row table:style-name="ro1">
          <table:table-cell/>
          <table:table-cell office:value-type="string">
            <text:p>$date321</text:p>
          </table:table-cell>
          <table:table-cell office:value-type="string">
            <text:p>$temp321</text:p>
          </table:table-cell>
          <table:table-cell office:value-type="string">
            <text:p>$hum321</text:p>
          </table:table-cell>
          <table:table-cell/>
          <table:table-cell table:formula="of:=[.B325]&amp;&quot;$&quot;" office:value-type="string" office:string-value="$date321$">
            <text:p>$date321$</text:p>
          </table:table-cell>
          <table:table-cell table:formula="of:=[.C325]&amp;&quot;$&quot;" office:value-type="string" office:string-value="$temp321$">
            <text:p>$temp321$</text:p>
          </table:table-cell>
          <table:table-cell table:formula="of:=[.D325]&amp;&quot;$&quot;" office:value-type="string" office:string-value="$hum321$">
            <text:p>$hum321$</text:p>
          </table:table-cell>
        </table:table-row>
        <table:table-row table:style-name="ro1">
          <table:table-cell/>
          <table:table-cell office:value-type="string">
            <text:p>$date322</text:p>
          </table:table-cell>
          <table:table-cell office:value-type="string">
            <text:p>$temp322</text:p>
          </table:table-cell>
          <table:table-cell office:value-type="string">
            <text:p>$hum322</text:p>
          </table:table-cell>
          <table:table-cell/>
          <table:table-cell table:formula="of:=[.B326]&amp;&quot;$&quot;" office:value-type="string" office:string-value="$date322$">
            <text:p>$date322$</text:p>
          </table:table-cell>
          <table:table-cell table:formula="of:=[.C326]&amp;&quot;$&quot;" office:value-type="string" office:string-value="$temp322$">
            <text:p>$temp322$</text:p>
          </table:table-cell>
          <table:table-cell table:formula="of:=[.D326]&amp;&quot;$&quot;" office:value-type="string" office:string-value="$hum322$">
            <text:p>$hum322$</text:p>
          </table:table-cell>
        </table:table-row>
        <table:table-row table:style-name="ro1">
          <table:table-cell/>
          <table:table-cell office:value-type="string">
            <text:p>$date323</text:p>
          </table:table-cell>
          <table:table-cell office:value-type="string">
            <text:p>$temp323</text:p>
          </table:table-cell>
          <table:table-cell office:value-type="string">
            <text:p>$hum323</text:p>
          </table:table-cell>
          <table:table-cell/>
          <table:table-cell table:formula="of:=[.B327]&amp;&quot;$&quot;" office:value-type="string" office:string-value="$date323$">
            <text:p>$date323$</text:p>
          </table:table-cell>
          <table:table-cell table:formula="of:=[.C327]&amp;&quot;$&quot;" office:value-type="string" office:string-value="$temp323$">
            <text:p>$temp323$</text:p>
          </table:table-cell>
          <table:table-cell table:formula="of:=[.D327]&amp;&quot;$&quot;" office:value-type="string" office:string-value="$hum323$">
            <text:p>$hum323$</text:p>
          </table:table-cell>
        </table:table-row>
        <table:table-row table:style-name="ro1">
          <table:table-cell/>
          <table:table-cell office:value-type="string">
            <text:p>$date324</text:p>
          </table:table-cell>
          <table:table-cell office:value-type="string">
            <text:p>$temp324</text:p>
          </table:table-cell>
          <table:table-cell office:value-type="string">
            <text:p>$hum324</text:p>
          </table:table-cell>
          <table:table-cell/>
          <table:table-cell table:formula="of:=[.B328]&amp;&quot;$&quot;" office:value-type="string" office:string-value="$date324$">
            <text:p>$date324$</text:p>
          </table:table-cell>
          <table:table-cell table:formula="of:=[.C328]&amp;&quot;$&quot;" office:value-type="string" office:string-value="$temp324$">
            <text:p>$temp324$</text:p>
          </table:table-cell>
          <table:table-cell table:formula="of:=[.D328]&amp;&quot;$&quot;" office:value-type="string" office:string-value="$hum324$">
            <text:p>$hum324$</text:p>
          </table:table-cell>
        </table:table-row>
        <table:table-row table:style-name="ro1">
          <table:table-cell/>
          <table:table-cell office:value-type="string">
            <text:p>$date325</text:p>
          </table:table-cell>
          <table:table-cell office:value-type="string">
            <text:p>$temp325</text:p>
          </table:table-cell>
          <table:table-cell office:value-type="string">
            <text:p>$hum325</text:p>
          </table:table-cell>
          <table:table-cell/>
          <table:table-cell table:formula="of:=[.B329]&amp;&quot;$&quot;" office:value-type="string" office:string-value="$date325$">
            <text:p>$date325$</text:p>
          </table:table-cell>
          <table:table-cell table:formula="of:=[.C329]&amp;&quot;$&quot;" office:value-type="string" office:string-value="$temp325$">
            <text:p>$temp325$</text:p>
          </table:table-cell>
          <table:table-cell table:formula="of:=[.D329]&amp;&quot;$&quot;" office:value-type="string" office:string-value="$hum325$">
            <text:p>$hum325$</text:p>
          </table:table-cell>
        </table:table-row>
        <table:table-row table:style-name="ro1">
          <table:table-cell/>
          <table:table-cell office:value-type="string">
            <text:p>$date326</text:p>
          </table:table-cell>
          <table:table-cell office:value-type="string">
            <text:p>$temp326</text:p>
          </table:table-cell>
          <table:table-cell office:value-type="string">
            <text:p>$hum326</text:p>
          </table:table-cell>
          <table:table-cell/>
          <table:table-cell table:formula="of:=[.B330]&amp;&quot;$&quot;" office:value-type="string" office:string-value="$date326$">
            <text:p>$date326$</text:p>
          </table:table-cell>
          <table:table-cell table:formula="of:=[.C330]&amp;&quot;$&quot;" office:value-type="string" office:string-value="$temp326$">
            <text:p>$temp326$</text:p>
          </table:table-cell>
          <table:table-cell table:formula="of:=[.D330]&amp;&quot;$&quot;" office:value-type="string" office:string-value="$hum326$">
            <text:p>$hum326$</text:p>
          </table:table-cell>
        </table:table-row>
        <table:table-row table:style-name="ro1">
          <table:table-cell/>
          <table:table-cell office:value-type="string">
            <text:p>$date327</text:p>
          </table:table-cell>
          <table:table-cell office:value-type="string">
            <text:p>$temp327</text:p>
          </table:table-cell>
          <table:table-cell office:value-type="string">
            <text:p>$hum327</text:p>
          </table:table-cell>
          <table:table-cell/>
          <table:table-cell table:formula="of:=[.B331]&amp;&quot;$&quot;" office:value-type="string" office:string-value="$date327$">
            <text:p>$date327$</text:p>
          </table:table-cell>
          <table:table-cell table:formula="of:=[.C331]&amp;&quot;$&quot;" office:value-type="string" office:string-value="$temp327$">
            <text:p>$temp327$</text:p>
          </table:table-cell>
          <table:table-cell table:formula="of:=[.D331]&amp;&quot;$&quot;" office:value-type="string" office:string-value="$hum327$">
            <text:p>$hum327$</text:p>
          </table:table-cell>
        </table:table-row>
        <table:table-row table:style-name="ro1">
          <table:table-cell/>
          <table:table-cell office:value-type="string">
            <text:p>$date328</text:p>
          </table:table-cell>
          <table:table-cell office:value-type="string">
            <text:p>$temp328</text:p>
          </table:table-cell>
          <table:table-cell office:value-type="string">
            <text:p>$hum328</text:p>
          </table:table-cell>
          <table:table-cell/>
          <table:table-cell table:formula="of:=[.B332]&amp;&quot;$&quot;" office:value-type="string" office:string-value="$date328$">
            <text:p>$date328$</text:p>
          </table:table-cell>
          <table:table-cell table:formula="of:=[.C332]&amp;&quot;$&quot;" office:value-type="string" office:string-value="$temp328$">
            <text:p>$temp328$</text:p>
          </table:table-cell>
          <table:table-cell table:formula="of:=[.D332]&amp;&quot;$&quot;" office:value-type="string" office:string-value="$hum328$">
            <text:p>$hum328$</text:p>
          </table:table-cell>
        </table:table-row>
        <table:table-row table:style-name="ro1">
          <table:table-cell/>
          <table:table-cell office:value-type="string">
            <text:p>$date329</text:p>
          </table:table-cell>
          <table:table-cell office:value-type="string">
            <text:p>$temp329</text:p>
          </table:table-cell>
          <table:table-cell office:value-type="string">
            <text:p>$hum329</text:p>
          </table:table-cell>
          <table:table-cell/>
          <table:table-cell table:formula="of:=[.B333]&amp;&quot;$&quot;" office:value-type="string" office:string-value="$date329$">
            <text:p>$date329$</text:p>
          </table:table-cell>
          <table:table-cell table:formula="of:=[.C333]&amp;&quot;$&quot;" office:value-type="string" office:string-value="$temp329$">
            <text:p>$temp329$</text:p>
          </table:table-cell>
          <table:table-cell table:formula="of:=[.D333]&amp;&quot;$&quot;" office:value-type="string" office:string-value="$hum329$">
            <text:p>$hum329$</text:p>
          </table:table-cell>
        </table:table-row>
        <table:table-row table:style-name="ro1">
          <table:table-cell/>
          <table:table-cell office:value-type="string">
            <text:p>$date330</text:p>
          </table:table-cell>
          <table:table-cell office:value-type="string">
            <text:p>$temp330</text:p>
          </table:table-cell>
          <table:table-cell office:value-type="string">
            <text:p>$hum330</text:p>
          </table:table-cell>
          <table:table-cell/>
          <table:table-cell table:formula="of:=[.B334]&amp;&quot;$&quot;" office:value-type="string" office:string-value="$date330$">
            <text:p>$date330$</text:p>
          </table:table-cell>
          <table:table-cell table:formula="of:=[.C334]&amp;&quot;$&quot;" office:value-type="string" office:string-value="$temp330$">
            <text:p>$temp330$</text:p>
          </table:table-cell>
          <table:table-cell table:formula="of:=[.D334]&amp;&quot;$&quot;" office:value-type="string" office:string-value="$hum330$">
            <text:p>$hum330$</text:p>
          </table:table-cell>
        </table:table-row>
        <table:table-row table:style-name="ro1">
          <table:table-cell/>
          <table:table-cell office:value-type="string">
            <text:p>$date331</text:p>
          </table:table-cell>
          <table:table-cell office:value-type="string">
            <text:p>$temp331</text:p>
          </table:table-cell>
          <table:table-cell office:value-type="string">
            <text:p>$hum331</text:p>
          </table:table-cell>
          <table:table-cell/>
          <table:table-cell table:formula="of:=[.B335]&amp;&quot;$&quot;" office:value-type="string" office:string-value="$date331$">
            <text:p>$date331$</text:p>
          </table:table-cell>
          <table:table-cell table:formula="of:=[.C335]&amp;&quot;$&quot;" office:value-type="string" office:string-value="$temp331$">
            <text:p>$temp331$</text:p>
          </table:table-cell>
          <table:table-cell table:formula="of:=[.D335]&amp;&quot;$&quot;" office:value-type="string" office:string-value="$hum331$">
            <text:p>$hum331$</text:p>
          </table:table-cell>
        </table:table-row>
        <table:table-row table:style-name="ro1">
          <table:table-cell/>
          <table:table-cell office:value-type="string">
            <text:p>$date332</text:p>
          </table:table-cell>
          <table:table-cell office:value-type="string">
            <text:p>$temp332</text:p>
          </table:table-cell>
          <table:table-cell office:value-type="string">
            <text:p>$hum332</text:p>
          </table:table-cell>
          <table:table-cell/>
          <table:table-cell table:formula="of:=[.B336]&amp;&quot;$&quot;" office:value-type="string" office:string-value="$date332$">
            <text:p>$date332$</text:p>
          </table:table-cell>
          <table:table-cell table:formula="of:=[.C336]&amp;&quot;$&quot;" office:value-type="string" office:string-value="$temp332$">
            <text:p>$temp332$</text:p>
          </table:table-cell>
          <table:table-cell table:formula="of:=[.D336]&amp;&quot;$&quot;" office:value-type="string" office:string-value="$hum332$">
            <text:p>$hum332$</text:p>
          </table:table-cell>
        </table:table-row>
        <table:table-row table:style-name="ro1">
          <table:table-cell/>
          <table:table-cell office:value-type="string">
            <text:p>$date333</text:p>
          </table:table-cell>
          <table:table-cell office:value-type="string">
            <text:p>$temp333</text:p>
          </table:table-cell>
          <table:table-cell office:value-type="string">
            <text:p>$hum333</text:p>
          </table:table-cell>
          <table:table-cell/>
          <table:table-cell table:formula="of:=[.B337]&amp;&quot;$&quot;" office:value-type="string" office:string-value="$date333$">
            <text:p>$date333$</text:p>
          </table:table-cell>
          <table:table-cell table:formula="of:=[.C337]&amp;&quot;$&quot;" office:value-type="string" office:string-value="$temp333$">
            <text:p>$temp333$</text:p>
          </table:table-cell>
          <table:table-cell table:formula="of:=[.D337]&amp;&quot;$&quot;" office:value-type="string" office:string-value="$hum333$">
            <text:p>$hum333$</text:p>
          </table:table-cell>
        </table:table-row>
        <table:table-row table:style-name="ro1">
          <table:table-cell/>
          <table:table-cell office:value-type="string">
            <text:p>$date334</text:p>
          </table:table-cell>
          <table:table-cell office:value-type="string">
            <text:p>$temp334</text:p>
          </table:table-cell>
          <table:table-cell office:value-type="string">
            <text:p>$hum334</text:p>
          </table:table-cell>
          <table:table-cell/>
          <table:table-cell table:formula="of:=[.B338]&amp;&quot;$&quot;" office:value-type="string" office:string-value="$date334$">
            <text:p>$date334$</text:p>
          </table:table-cell>
          <table:table-cell table:formula="of:=[.C338]&amp;&quot;$&quot;" office:value-type="string" office:string-value="$temp334$">
            <text:p>$temp334$</text:p>
          </table:table-cell>
          <table:table-cell table:formula="of:=[.D338]&amp;&quot;$&quot;" office:value-type="string" office:string-value="$hum334$">
            <text:p>$hum334$</text:p>
          </table:table-cell>
        </table:table-row>
        <table:table-row table:style-name="ro1">
          <table:table-cell/>
          <table:table-cell office:value-type="string">
            <text:p>$date335</text:p>
          </table:table-cell>
          <table:table-cell office:value-type="string">
            <text:p>$temp335</text:p>
          </table:table-cell>
          <table:table-cell office:value-type="string">
            <text:p>$hum335</text:p>
          </table:table-cell>
          <table:table-cell/>
          <table:table-cell table:formula="of:=[.B339]&amp;&quot;$&quot;" office:value-type="string" office:string-value="$date335$">
            <text:p>$date335$</text:p>
          </table:table-cell>
          <table:table-cell table:formula="of:=[.C339]&amp;&quot;$&quot;" office:value-type="string" office:string-value="$temp335$">
            <text:p>$temp335$</text:p>
          </table:table-cell>
          <table:table-cell table:formula="of:=[.D339]&amp;&quot;$&quot;" office:value-type="string" office:string-value="$hum335$">
            <text:p>$hum335$</text:p>
          </table:table-cell>
        </table:table-row>
        <table:table-row table:style-name="ro1">
          <table:table-cell/>
          <table:table-cell office:value-type="string">
            <text:p>$date336</text:p>
          </table:table-cell>
          <table:table-cell office:value-type="string">
            <text:p>$temp336</text:p>
          </table:table-cell>
          <table:table-cell office:value-type="string">
            <text:p>$hum336</text:p>
          </table:table-cell>
          <table:table-cell/>
          <table:table-cell table:formula="of:=[.B340]&amp;&quot;$&quot;" office:value-type="string" office:string-value="$date336$">
            <text:p>$date336$</text:p>
          </table:table-cell>
          <table:table-cell table:formula="of:=[.C340]&amp;&quot;$&quot;" office:value-type="string" office:string-value="$temp336$">
            <text:p>$temp336$</text:p>
          </table:table-cell>
          <table:table-cell table:formula="of:=[.D340]&amp;&quot;$&quot;" office:value-type="string" office:string-value="$hum336$">
            <text:p>$hum336$</text:p>
          </table:table-cell>
        </table:table-row>
        <table:table-row table:style-name="ro1">
          <table:table-cell/>
          <table:table-cell office:value-type="string">
            <text:p>$date337</text:p>
          </table:table-cell>
          <table:table-cell office:value-type="string">
            <text:p>$temp337</text:p>
          </table:table-cell>
          <table:table-cell office:value-type="string">
            <text:p>$hum337</text:p>
          </table:table-cell>
          <table:table-cell/>
          <table:table-cell table:formula="of:=[.B341]&amp;&quot;$&quot;" office:value-type="string" office:string-value="$date337$">
            <text:p>$date337$</text:p>
          </table:table-cell>
          <table:table-cell table:formula="of:=[.C341]&amp;&quot;$&quot;" office:value-type="string" office:string-value="$temp337$">
            <text:p>$temp337$</text:p>
          </table:table-cell>
          <table:table-cell table:formula="of:=[.D341]&amp;&quot;$&quot;" office:value-type="string" office:string-value="$hum337$">
            <text:p>$hum337$</text:p>
          </table:table-cell>
        </table:table-row>
        <table:table-row table:style-name="ro1">
          <table:table-cell/>
          <table:table-cell office:value-type="string">
            <text:p>$date338</text:p>
          </table:table-cell>
          <table:table-cell office:value-type="string">
            <text:p>$temp338</text:p>
          </table:table-cell>
          <table:table-cell office:value-type="string">
            <text:p>$hum338</text:p>
          </table:table-cell>
          <table:table-cell/>
          <table:table-cell table:formula="of:=[.B342]&amp;&quot;$&quot;" office:value-type="string" office:string-value="$date338$">
            <text:p>$date338$</text:p>
          </table:table-cell>
          <table:table-cell table:formula="of:=[.C342]&amp;&quot;$&quot;" office:value-type="string" office:string-value="$temp338$">
            <text:p>$temp338$</text:p>
          </table:table-cell>
          <table:table-cell table:formula="of:=[.D342]&amp;&quot;$&quot;" office:value-type="string" office:string-value="$hum338$">
            <text:p>$hum338$</text:p>
          </table:table-cell>
        </table:table-row>
        <table:table-row table:style-name="ro1">
          <table:table-cell/>
          <table:table-cell office:value-type="string">
            <text:p>$date339</text:p>
          </table:table-cell>
          <table:table-cell office:value-type="string">
            <text:p>$temp339</text:p>
          </table:table-cell>
          <table:table-cell office:value-type="string">
            <text:p>$hum339</text:p>
          </table:table-cell>
          <table:table-cell/>
          <table:table-cell table:formula="of:=[.B343]&amp;&quot;$&quot;" office:value-type="string" office:string-value="$date339$">
            <text:p>$date339$</text:p>
          </table:table-cell>
          <table:table-cell table:formula="of:=[.C343]&amp;&quot;$&quot;" office:value-type="string" office:string-value="$temp339$">
            <text:p>$temp339$</text:p>
          </table:table-cell>
          <table:table-cell table:formula="of:=[.D343]&amp;&quot;$&quot;" office:value-type="string" office:string-value="$hum339$">
            <text:p>$hum339$</text:p>
          </table:table-cell>
        </table:table-row>
        <table:table-row table:style-name="ro1">
          <table:table-cell/>
          <table:table-cell office:value-type="string">
            <text:p>$date340</text:p>
          </table:table-cell>
          <table:table-cell office:value-type="string">
            <text:p>$temp340</text:p>
          </table:table-cell>
          <table:table-cell office:value-type="string">
            <text:p>$hum340</text:p>
          </table:table-cell>
          <table:table-cell/>
          <table:table-cell table:formula="of:=[.B344]&amp;&quot;$&quot;" office:value-type="string" office:string-value="$date340$">
            <text:p>$date340$</text:p>
          </table:table-cell>
          <table:table-cell table:formula="of:=[.C344]&amp;&quot;$&quot;" office:value-type="string" office:string-value="$temp340$">
            <text:p>$temp340$</text:p>
          </table:table-cell>
          <table:table-cell table:formula="of:=[.D344]&amp;&quot;$&quot;" office:value-type="string" office:string-value="$hum340$">
            <text:p>$hum340$</text:p>
          </table:table-cell>
        </table:table-row>
        <table:table-row table:style-name="ro1">
          <table:table-cell/>
          <table:table-cell office:value-type="string">
            <text:p>$date341</text:p>
          </table:table-cell>
          <table:table-cell office:value-type="string">
            <text:p>$temp341</text:p>
          </table:table-cell>
          <table:table-cell office:value-type="string">
            <text:p>$hum341</text:p>
          </table:table-cell>
          <table:table-cell/>
          <table:table-cell table:formula="of:=[.B345]&amp;&quot;$&quot;" office:value-type="string" office:string-value="$date341$">
            <text:p>$date341$</text:p>
          </table:table-cell>
          <table:table-cell table:formula="of:=[.C345]&amp;&quot;$&quot;" office:value-type="string" office:string-value="$temp341$">
            <text:p>$temp341$</text:p>
          </table:table-cell>
          <table:table-cell table:formula="of:=[.D345]&amp;&quot;$&quot;" office:value-type="string" office:string-value="$hum341$">
            <text:p>$hum341$</text:p>
          </table:table-cell>
        </table:table-row>
        <table:table-row table:style-name="ro1">
          <table:table-cell/>
          <table:table-cell office:value-type="string">
            <text:p>$date342</text:p>
          </table:table-cell>
          <table:table-cell office:value-type="string">
            <text:p>$temp342</text:p>
          </table:table-cell>
          <table:table-cell office:value-type="string">
            <text:p>$hum342</text:p>
          </table:table-cell>
          <table:table-cell/>
          <table:table-cell table:formula="of:=[.B346]&amp;&quot;$&quot;" office:value-type="string" office:string-value="$date342$">
            <text:p>$date342$</text:p>
          </table:table-cell>
          <table:table-cell table:formula="of:=[.C346]&amp;&quot;$&quot;" office:value-type="string" office:string-value="$temp342$">
            <text:p>$temp342$</text:p>
          </table:table-cell>
          <table:table-cell table:formula="of:=[.D346]&amp;&quot;$&quot;" office:value-type="string" office:string-value="$hum342$">
            <text:p>$hum342$</text:p>
          </table:table-cell>
        </table:table-row>
        <table:table-row table:style-name="ro1">
          <table:table-cell/>
          <table:table-cell office:value-type="string">
            <text:p>$date343</text:p>
          </table:table-cell>
          <table:table-cell office:value-type="string">
            <text:p>$temp343</text:p>
          </table:table-cell>
          <table:table-cell office:value-type="string">
            <text:p>$hum343</text:p>
          </table:table-cell>
          <table:table-cell/>
          <table:table-cell table:formula="of:=[.B347]&amp;&quot;$&quot;" office:value-type="string" office:string-value="$date343$">
            <text:p>$date343$</text:p>
          </table:table-cell>
          <table:table-cell table:formula="of:=[.C347]&amp;&quot;$&quot;" office:value-type="string" office:string-value="$temp343$">
            <text:p>$temp343$</text:p>
          </table:table-cell>
          <table:table-cell table:formula="of:=[.D347]&amp;&quot;$&quot;" office:value-type="string" office:string-value="$hum343$">
            <text:p>$hum343$</text:p>
          </table:table-cell>
        </table:table-row>
        <table:table-row table:style-name="ro1">
          <table:table-cell/>
          <table:table-cell office:value-type="string">
            <text:p>$date344</text:p>
          </table:table-cell>
          <table:table-cell office:value-type="string">
            <text:p>$temp344</text:p>
          </table:table-cell>
          <table:table-cell office:value-type="string">
            <text:p>$hum344</text:p>
          </table:table-cell>
          <table:table-cell/>
          <table:table-cell table:formula="of:=[.B348]&amp;&quot;$&quot;" office:value-type="string" office:string-value="$date344$">
            <text:p>$date344$</text:p>
          </table:table-cell>
          <table:table-cell table:formula="of:=[.C348]&amp;&quot;$&quot;" office:value-type="string" office:string-value="$temp344$">
            <text:p>$temp344$</text:p>
          </table:table-cell>
          <table:table-cell table:formula="of:=[.D348]&amp;&quot;$&quot;" office:value-type="string" office:string-value="$hum344$">
            <text:p>$hum344$</text:p>
          </table:table-cell>
        </table:table-row>
        <table:table-row table:style-name="ro1">
          <table:table-cell/>
          <table:table-cell office:value-type="string">
            <text:p>$date345</text:p>
          </table:table-cell>
          <table:table-cell office:value-type="string">
            <text:p>$temp345</text:p>
          </table:table-cell>
          <table:table-cell office:value-type="string">
            <text:p>$hum345</text:p>
          </table:table-cell>
          <table:table-cell/>
          <table:table-cell table:formula="of:=[.B349]&amp;&quot;$&quot;" office:value-type="string" office:string-value="$date345$">
            <text:p>$date345$</text:p>
          </table:table-cell>
          <table:table-cell table:formula="of:=[.C349]&amp;&quot;$&quot;" office:value-type="string" office:string-value="$temp345$">
            <text:p>$temp345$</text:p>
          </table:table-cell>
          <table:table-cell table:formula="of:=[.D349]&amp;&quot;$&quot;" office:value-type="string" office:string-value="$hum345$">
            <text:p>$hum345$</text:p>
          </table:table-cell>
        </table:table-row>
        <table:table-row table:style-name="ro1">
          <table:table-cell/>
          <table:table-cell office:value-type="string">
            <text:p>$date346</text:p>
          </table:table-cell>
          <table:table-cell office:value-type="string">
            <text:p>$temp346</text:p>
          </table:table-cell>
          <table:table-cell office:value-type="string">
            <text:p>$hum346</text:p>
          </table:table-cell>
          <table:table-cell/>
          <table:table-cell table:formula="of:=[.B350]&amp;&quot;$&quot;" office:value-type="string" office:string-value="$date346$">
            <text:p>$date346$</text:p>
          </table:table-cell>
          <table:table-cell table:formula="of:=[.C350]&amp;&quot;$&quot;" office:value-type="string" office:string-value="$temp346$">
            <text:p>$temp346$</text:p>
          </table:table-cell>
          <table:table-cell table:formula="of:=[.D350]&amp;&quot;$&quot;" office:value-type="string" office:string-value="$hum346$">
            <text:p>$hum346$</text:p>
          </table:table-cell>
        </table:table-row>
        <table:table-row table:style-name="ro1">
          <table:table-cell/>
          <table:table-cell office:value-type="string">
            <text:p>$date347</text:p>
          </table:table-cell>
          <table:table-cell office:value-type="string">
            <text:p>$temp347</text:p>
          </table:table-cell>
          <table:table-cell office:value-type="string">
            <text:p>$hum347</text:p>
          </table:table-cell>
          <table:table-cell/>
          <table:table-cell table:formula="of:=[.B351]&amp;&quot;$&quot;" office:value-type="string" office:string-value="$date347$">
            <text:p>$date347$</text:p>
          </table:table-cell>
          <table:table-cell table:formula="of:=[.C351]&amp;&quot;$&quot;" office:value-type="string" office:string-value="$temp347$">
            <text:p>$temp347$</text:p>
          </table:table-cell>
          <table:table-cell table:formula="of:=[.D351]&amp;&quot;$&quot;" office:value-type="string" office:string-value="$hum347$">
            <text:p>$hum347$</text:p>
          </table:table-cell>
        </table:table-row>
        <table:table-row table:style-name="ro1">
          <table:table-cell/>
          <table:table-cell office:value-type="string">
            <text:p>$date348</text:p>
          </table:table-cell>
          <table:table-cell office:value-type="string">
            <text:p>$temp348</text:p>
          </table:table-cell>
          <table:table-cell office:value-type="string">
            <text:p>$hum348</text:p>
          </table:table-cell>
          <table:table-cell/>
          <table:table-cell table:formula="of:=[.B352]&amp;&quot;$&quot;" office:value-type="string" office:string-value="$date348$">
            <text:p>$date348$</text:p>
          </table:table-cell>
          <table:table-cell table:formula="of:=[.C352]&amp;&quot;$&quot;" office:value-type="string" office:string-value="$temp348$">
            <text:p>$temp348$</text:p>
          </table:table-cell>
          <table:table-cell table:formula="of:=[.D352]&amp;&quot;$&quot;" office:value-type="string" office:string-value="$hum348$">
            <text:p>$hum348$</text:p>
          </table:table-cell>
        </table:table-row>
        <table:table-row table:style-name="ro1">
          <table:table-cell/>
          <table:table-cell office:value-type="string">
            <text:p>$date349</text:p>
          </table:table-cell>
          <table:table-cell office:value-type="string">
            <text:p>$temp349</text:p>
          </table:table-cell>
          <table:table-cell office:value-type="string">
            <text:p>$hum349</text:p>
          </table:table-cell>
          <table:table-cell/>
          <table:table-cell table:formula="of:=[.B353]&amp;&quot;$&quot;" office:value-type="string" office:string-value="$date349$">
            <text:p>$date349$</text:p>
          </table:table-cell>
          <table:table-cell table:formula="of:=[.C353]&amp;&quot;$&quot;" office:value-type="string" office:string-value="$temp349$">
            <text:p>$temp349$</text:p>
          </table:table-cell>
          <table:table-cell table:formula="of:=[.D353]&amp;&quot;$&quot;" office:value-type="string" office:string-value="$hum349$">
            <text:p>$hum349$</text:p>
          </table:table-cell>
        </table:table-row>
        <table:table-row table:style-name="ro1">
          <table:table-cell/>
          <table:table-cell office:value-type="string">
            <text:p>$date350</text:p>
          </table:table-cell>
          <table:table-cell office:value-type="string">
            <text:p>$temp350</text:p>
          </table:table-cell>
          <table:table-cell office:value-type="string">
            <text:p>$hum350</text:p>
          </table:table-cell>
          <table:table-cell/>
          <table:table-cell table:formula="of:=[.B354]&amp;&quot;$&quot;" office:value-type="string" office:string-value="$date350$">
            <text:p>$date350$</text:p>
          </table:table-cell>
          <table:table-cell table:formula="of:=[.C354]&amp;&quot;$&quot;" office:value-type="string" office:string-value="$temp350$">
            <text:p>$temp350$</text:p>
          </table:table-cell>
          <table:table-cell table:formula="of:=[.D354]&amp;&quot;$&quot;" office:value-type="string" office:string-value="$hum350$">
            <text:p>$hum350$</text:p>
          </table:table-cell>
        </table:table-row>
        <table:table-row table:style-name="ro1">
          <table:table-cell/>
          <table:table-cell office:value-type="string">
            <text:p>$date351</text:p>
          </table:table-cell>
          <table:table-cell office:value-type="string">
            <text:p>$temp351</text:p>
          </table:table-cell>
          <table:table-cell office:value-type="string">
            <text:p>$hum351</text:p>
          </table:table-cell>
          <table:table-cell/>
          <table:table-cell table:formula="of:=[.B355]&amp;&quot;$&quot;" office:value-type="string" office:string-value="$date351$">
            <text:p>$date351$</text:p>
          </table:table-cell>
          <table:table-cell table:formula="of:=[.C355]&amp;&quot;$&quot;" office:value-type="string" office:string-value="$temp351$">
            <text:p>$temp351$</text:p>
          </table:table-cell>
          <table:table-cell table:formula="of:=[.D355]&amp;&quot;$&quot;" office:value-type="string" office:string-value="$hum351$">
            <text:p>$hum351$</text:p>
          </table:table-cell>
        </table:table-row>
        <table:table-row table:style-name="ro1">
          <table:table-cell/>
          <table:table-cell office:value-type="string">
            <text:p>$date352</text:p>
          </table:table-cell>
          <table:table-cell office:value-type="string">
            <text:p>$temp352</text:p>
          </table:table-cell>
          <table:table-cell office:value-type="string">
            <text:p>$hum352</text:p>
          </table:table-cell>
          <table:table-cell/>
          <table:table-cell table:formula="of:=[.B356]&amp;&quot;$&quot;" office:value-type="string" office:string-value="$date352$">
            <text:p>$date352$</text:p>
          </table:table-cell>
          <table:table-cell table:formula="of:=[.C356]&amp;&quot;$&quot;" office:value-type="string" office:string-value="$temp352$">
            <text:p>$temp352$</text:p>
          </table:table-cell>
          <table:table-cell table:formula="of:=[.D356]&amp;&quot;$&quot;" office:value-type="string" office:string-value="$hum352$">
            <text:p>$hum352$</text:p>
          </table:table-cell>
        </table:table-row>
        <table:table-row table:style-name="ro1">
          <table:table-cell/>
          <table:table-cell office:value-type="string">
            <text:p>$date353</text:p>
          </table:table-cell>
          <table:table-cell office:value-type="string">
            <text:p>$temp353</text:p>
          </table:table-cell>
          <table:table-cell office:value-type="string">
            <text:p>$hum353</text:p>
          </table:table-cell>
          <table:table-cell/>
          <table:table-cell table:formula="of:=[.B357]&amp;&quot;$&quot;" office:value-type="string" office:string-value="$date353$">
            <text:p>$date353$</text:p>
          </table:table-cell>
          <table:table-cell table:formula="of:=[.C357]&amp;&quot;$&quot;" office:value-type="string" office:string-value="$temp353$">
            <text:p>$temp353$</text:p>
          </table:table-cell>
          <table:table-cell table:formula="of:=[.D357]&amp;&quot;$&quot;" office:value-type="string" office:string-value="$hum353$">
            <text:p>$hum353$</text:p>
          </table:table-cell>
        </table:table-row>
        <table:table-row table:style-name="ro1">
          <table:table-cell/>
          <table:table-cell office:value-type="string">
            <text:p>$date354</text:p>
          </table:table-cell>
          <table:table-cell office:value-type="string">
            <text:p>$temp354</text:p>
          </table:table-cell>
          <table:table-cell office:value-type="string">
            <text:p>$hum354</text:p>
          </table:table-cell>
          <table:table-cell/>
          <table:table-cell table:formula="of:=[.B358]&amp;&quot;$&quot;" office:value-type="string" office:string-value="$date354$">
            <text:p>$date354$</text:p>
          </table:table-cell>
          <table:table-cell table:formula="of:=[.C358]&amp;&quot;$&quot;" office:value-type="string" office:string-value="$temp354$">
            <text:p>$temp354$</text:p>
          </table:table-cell>
          <table:table-cell table:formula="of:=[.D358]&amp;&quot;$&quot;" office:value-type="string" office:string-value="$hum354$">
            <text:p>$hum354$</text:p>
          </table:table-cell>
        </table:table-row>
        <table:table-row table:style-name="ro1">
          <table:table-cell/>
          <table:table-cell office:value-type="string">
            <text:p>$date355</text:p>
          </table:table-cell>
          <table:table-cell office:value-type="string">
            <text:p>$temp355</text:p>
          </table:table-cell>
          <table:table-cell office:value-type="string">
            <text:p>$hum355</text:p>
          </table:table-cell>
          <table:table-cell/>
          <table:table-cell table:formula="of:=[.B359]&amp;&quot;$&quot;" office:value-type="string" office:string-value="$date355$">
            <text:p>$date355$</text:p>
          </table:table-cell>
          <table:table-cell table:formula="of:=[.C359]&amp;&quot;$&quot;" office:value-type="string" office:string-value="$temp355$">
            <text:p>$temp355$</text:p>
          </table:table-cell>
          <table:table-cell table:formula="of:=[.D359]&amp;&quot;$&quot;" office:value-type="string" office:string-value="$hum355$">
            <text:p>$hum355$</text:p>
          </table:table-cell>
        </table:table-row>
        <table:table-row table:style-name="ro1">
          <table:table-cell/>
          <table:table-cell office:value-type="string">
            <text:p>$date356</text:p>
          </table:table-cell>
          <table:table-cell office:value-type="string">
            <text:p>$temp356</text:p>
          </table:table-cell>
          <table:table-cell office:value-type="string">
            <text:p>$hum356</text:p>
          </table:table-cell>
          <table:table-cell/>
          <table:table-cell table:formula="of:=[.B360]&amp;&quot;$&quot;" office:value-type="string" office:string-value="$date356$">
            <text:p>$date356$</text:p>
          </table:table-cell>
          <table:table-cell table:formula="of:=[.C360]&amp;&quot;$&quot;" office:value-type="string" office:string-value="$temp356$">
            <text:p>$temp356$</text:p>
          </table:table-cell>
          <table:table-cell table:formula="of:=[.D360]&amp;&quot;$&quot;" office:value-type="string" office:string-value="$hum356$">
            <text:p>$hum356$</text:p>
          </table:table-cell>
        </table:table-row>
        <table:table-row table:style-name="ro1">
          <table:table-cell/>
          <table:table-cell office:value-type="string">
            <text:p>$date357</text:p>
          </table:table-cell>
          <table:table-cell office:value-type="string">
            <text:p>$temp357</text:p>
          </table:table-cell>
          <table:table-cell office:value-type="string">
            <text:p>$hum357</text:p>
          </table:table-cell>
          <table:table-cell/>
          <table:table-cell table:formula="of:=[.B361]&amp;&quot;$&quot;" office:value-type="string" office:string-value="$date357$">
            <text:p>$date357$</text:p>
          </table:table-cell>
          <table:table-cell table:formula="of:=[.C361]&amp;&quot;$&quot;" office:value-type="string" office:string-value="$temp357$">
            <text:p>$temp357$</text:p>
          </table:table-cell>
          <table:table-cell table:formula="of:=[.D361]&amp;&quot;$&quot;" office:value-type="string" office:string-value="$hum357$">
            <text:p>$hum357$</text:p>
          </table:table-cell>
        </table:table-row>
        <table:table-row table:style-name="ro1">
          <table:table-cell/>
          <table:table-cell office:value-type="string">
            <text:p>$date358</text:p>
          </table:table-cell>
          <table:table-cell office:value-type="string">
            <text:p>$temp358</text:p>
          </table:table-cell>
          <table:table-cell office:value-type="string">
            <text:p>$hum358</text:p>
          </table:table-cell>
          <table:table-cell/>
          <table:table-cell table:formula="of:=[.B362]&amp;&quot;$&quot;" office:value-type="string" office:string-value="$date358$">
            <text:p>$date358$</text:p>
          </table:table-cell>
          <table:table-cell table:formula="of:=[.C362]&amp;&quot;$&quot;" office:value-type="string" office:string-value="$temp358$">
            <text:p>$temp358$</text:p>
          </table:table-cell>
          <table:table-cell table:formula="of:=[.D362]&amp;&quot;$&quot;" office:value-type="string" office:string-value="$hum358$">
            <text:p>$hum358$</text:p>
          </table:table-cell>
        </table:table-row>
        <table:table-row table:style-name="ro1">
          <table:table-cell/>
          <table:table-cell office:value-type="string">
            <text:p>$date359</text:p>
          </table:table-cell>
          <table:table-cell office:value-type="string">
            <text:p>$temp359</text:p>
          </table:table-cell>
          <table:table-cell office:value-type="string">
            <text:p>$hum359</text:p>
          </table:table-cell>
          <table:table-cell/>
          <table:table-cell table:formula="of:=[.B363]&amp;&quot;$&quot;" office:value-type="string" office:string-value="$date359$">
            <text:p>$date359$</text:p>
          </table:table-cell>
          <table:table-cell table:formula="of:=[.C363]&amp;&quot;$&quot;" office:value-type="string" office:string-value="$temp359$">
            <text:p>$temp359$</text:p>
          </table:table-cell>
          <table:table-cell table:formula="of:=[.D363]&amp;&quot;$&quot;" office:value-type="string" office:string-value="$hum359$">
            <text:p>$hum359$</text:p>
          </table:table-cell>
        </table:table-row>
        <table:table-row table:style-name="ro1">
          <table:table-cell/>
          <table:table-cell office:value-type="string">
            <text:p>$date360</text:p>
          </table:table-cell>
          <table:table-cell office:value-type="string">
            <text:p>$temp360</text:p>
          </table:table-cell>
          <table:table-cell office:value-type="string">
            <text:p>$hum360</text:p>
          </table:table-cell>
          <table:table-cell/>
          <table:table-cell table:formula="of:=[.B364]&amp;&quot;$&quot;" office:value-type="string" office:string-value="$date360$">
            <text:p>$date360$</text:p>
          </table:table-cell>
          <table:table-cell table:formula="of:=[.C364]&amp;&quot;$&quot;" office:value-type="string" office:string-value="$temp360$">
            <text:p>$temp360$</text:p>
          </table:table-cell>
          <table:table-cell table:formula="of:=[.D364]&amp;&quot;$&quot;" office:value-type="string" office:string-value="$hum360$">
            <text:p>$hum360$</text:p>
          </table:table-cell>
        </table:table-row>
        <table:table-row table:style-name="ro1">
          <table:table-cell/>
          <table:table-cell office:value-type="string">
            <text:p>$date361</text:p>
          </table:table-cell>
          <table:table-cell office:value-type="string">
            <text:p>$temp361</text:p>
          </table:table-cell>
          <table:table-cell office:value-type="string">
            <text:p>$hum361</text:p>
          </table:table-cell>
          <table:table-cell/>
          <table:table-cell table:formula="of:=[.B365]&amp;&quot;$&quot;" office:value-type="string" office:string-value="$date361$">
            <text:p>$date361$</text:p>
          </table:table-cell>
          <table:table-cell table:formula="of:=[.C365]&amp;&quot;$&quot;" office:value-type="string" office:string-value="$temp361$">
            <text:p>$temp361$</text:p>
          </table:table-cell>
          <table:table-cell table:formula="of:=[.D365]&amp;&quot;$&quot;" office:value-type="string" office:string-value="$hum361$">
            <text:p>$hum361$</text:p>
          </table:table-cell>
        </table:table-row>
        <table:table-row table:style-name="ro1">
          <table:table-cell/>
          <table:table-cell office:value-type="string">
            <text:p>$date362</text:p>
          </table:table-cell>
          <table:table-cell office:value-type="string">
            <text:p>$temp362</text:p>
          </table:table-cell>
          <table:table-cell office:value-type="string">
            <text:p>$hum362</text:p>
          </table:table-cell>
          <table:table-cell/>
          <table:table-cell table:formula="of:=[.B366]&amp;&quot;$&quot;" office:value-type="string" office:string-value="$date362$">
            <text:p>$date362$</text:p>
          </table:table-cell>
          <table:table-cell table:formula="of:=[.C366]&amp;&quot;$&quot;" office:value-type="string" office:string-value="$temp362$">
            <text:p>$temp362$</text:p>
          </table:table-cell>
          <table:table-cell table:formula="of:=[.D366]&amp;&quot;$&quot;" office:value-type="string" office:string-value="$hum362$">
            <text:p>$hum362$</text:p>
          </table:table-cell>
        </table:table-row>
        <table:table-row table:style-name="ro1">
          <table:table-cell/>
          <table:table-cell office:value-type="string">
            <text:p>$date363</text:p>
          </table:table-cell>
          <table:table-cell office:value-type="string">
            <text:p>$temp363</text:p>
          </table:table-cell>
          <table:table-cell office:value-type="string">
            <text:p>$hum363</text:p>
          </table:table-cell>
          <table:table-cell/>
          <table:table-cell table:formula="of:=[.B367]&amp;&quot;$&quot;" office:value-type="string" office:string-value="$date363$">
            <text:p>$date363$</text:p>
          </table:table-cell>
          <table:table-cell table:formula="of:=[.C367]&amp;&quot;$&quot;" office:value-type="string" office:string-value="$temp363$">
            <text:p>$temp363$</text:p>
          </table:table-cell>
          <table:table-cell table:formula="of:=[.D367]&amp;&quot;$&quot;" office:value-type="string" office:string-value="$hum363$">
            <text:p>$hum363$</text:p>
          </table:table-cell>
        </table:table-row>
        <table:table-row table:style-name="ro1">
          <table:table-cell/>
          <table:table-cell office:value-type="string">
            <text:p>$date364</text:p>
          </table:table-cell>
          <table:table-cell office:value-type="string">
            <text:p>$temp364</text:p>
          </table:table-cell>
          <table:table-cell office:value-type="string">
            <text:p>$hum364</text:p>
          </table:table-cell>
          <table:table-cell/>
          <table:table-cell table:formula="of:=[.B368]&amp;&quot;$&quot;" office:value-type="string" office:string-value="$date364$">
            <text:p>$date364$</text:p>
          </table:table-cell>
          <table:table-cell table:formula="of:=[.C368]&amp;&quot;$&quot;" office:value-type="string" office:string-value="$temp364$">
            <text:p>$temp364$</text:p>
          </table:table-cell>
          <table:table-cell table:formula="of:=[.D368]&amp;&quot;$&quot;" office:value-type="string" office:string-value="$hum364$">
            <text:p>$hum364$</text:p>
          </table:table-cell>
        </table:table-row>
        <table:table-row table:style-name="ro1">
          <table:table-cell/>
          <table:table-cell office:value-type="string">
            <text:p>$date365</text:p>
          </table:table-cell>
          <table:table-cell office:value-type="string">
            <text:p>$temp365</text:p>
          </table:table-cell>
          <table:table-cell office:value-type="string">
            <text:p>$hum365</text:p>
          </table:table-cell>
          <table:table-cell/>
          <table:table-cell table:formula="of:=[.B369]&amp;&quot;$&quot;" office:value-type="string" office:string-value="$date365$">
            <text:p>$date365$</text:p>
          </table:table-cell>
          <table:table-cell table:formula="of:=[.C369]&amp;&quot;$&quot;" office:value-type="string" office:string-value="$temp365$">
            <text:p>$temp365$</text:p>
          </table:table-cell>
          <table:table-cell table:formula="of:=[.D369]&amp;&quot;$&quot;" office:value-type="string" office:string-value="$hum365$">
            <text:p>$hum365$</text:p>
          </table:table-cell>
        </table:table-row>
        <table:table-row table:style-name="ro1">
          <table:table-cell/>
          <table:table-cell office:value-type="string">
            <text:p>$date366</text:p>
          </table:table-cell>
          <table:table-cell office:value-type="string">
            <text:p>$temp366</text:p>
          </table:table-cell>
          <table:table-cell office:value-type="string">
            <text:p>$hum366</text:p>
          </table:table-cell>
          <table:table-cell/>
          <table:table-cell table:formula="of:=[.B370]&amp;&quot;$&quot;" office:value-type="string" office:string-value="$date366$">
            <text:p>$date366$</text:p>
          </table:table-cell>
          <table:table-cell table:formula="of:=[.C370]&amp;&quot;$&quot;" office:value-type="string" office:string-value="$temp366$">
            <text:p>$temp366$</text:p>
          </table:table-cell>
          <table:table-cell table:formula="of:=[.D370]&amp;&quot;$&quot;" office:value-type="string" office:string-value="$hum366$">
            <text:p>$hum366$</text:p>
          </table:table-cell>
        </table:table-row>
        <table:table-row table:style-name="ro1">
          <table:table-cell/>
          <table:table-cell office:value-type="string">
            <text:p>$date367</text:p>
          </table:table-cell>
          <table:table-cell office:value-type="string">
            <text:p>$temp367</text:p>
          </table:table-cell>
          <table:table-cell office:value-type="string">
            <text:p>$hum367</text:p>
          </table:table-cell>
          <table:table-cell/>
          <table:table-cell table:formula="of:=[.B371]&amp;&quot;$&quot;" office:value-type="string" office:string-value="$date367$">
            <text:p>$date367$</text:p>
          </table:table-cell>
          <table:table-cell table:formula="of:=[.C371]&amp;&quot;$&quot;" office:value-type="string" office:string-value="$temp367$">
            <text:p>$temp367$</text:p>
          </table:table-cell>
          <table:table-cell table:formula="of:=[.D371]&amp;&quot;$&quot;" office:value-type="string" office:string-value="$hum367$">
            <text:p>$hum367$</text:p>
          </table:table-cell>
        </table:table-row>
        <table:table-row table:style-name="ro1">
          <table:table-cell/>
          <table:table-cell office:value-type="string">
            <text:p>$date368</text:p>
          </table:table-cell>
          <table:table-cell office:value-type="string">
            <text:p>$temp368</text:p>
          </table:table-cell>
          <table:table-cell office:value-type="string">
            <text:p>$hum368</text:p>
          </table:table-cell>
          <table:table-cell/>
          <table:table-cell table:formula="of:=[.B372]&amp;&quot;$&quot;" office:value-type="string" office:string-value="$date368$">
            <text:p>$date368$</text:p>
          </table:table-cell>
          <table:table-cell table:formula="of:=[.C372]&amp;&quot;$&quot;" office:value-type="string" office:string-value="$temp368$">
            <text:p>$temp368$</text:p>
          </table:table-cell>
          <table:table-cell table:formula="of:=[.D372]&amp;&quot;$&quot;" office:value-type="string" office:string-value="$hum368$">
            <text:p>$hum368$</text:p>
          </table:table-cell>
        </table:table-row>
        <table:table-row table:style-name="ro1">
          <table:table-cell/>
          <table:table-cell office:value-type="string">
            <text:p>$date369</text:p>
          </table:table-cell>
          <table:table-cell office:value-type="string">
            <text:p>$temp369</text:p>
          </table:table-cell>
          <table:table-cell office:value-type="string">
            <text:p>$hum369</text:p>
          </table:table-cell>
          <table:table-cell/>
          <table:table-cell table:formula="of:=[.B373]&amp;&quot;$&quot;" office:value-type="string" office:string-value="$date369$">
            <text:p>$date369$</text:p>
          </table:table-cell>
          <table:table-cell table:formula="of:=[.C373]&amp;&quot;$&quot;" office:value-type="string" office:string-value="$temp369$">
            <text:p>$temp369$</text:p>
          </table:table-cell>
          <table:table-cell table:formula="of:=[.D373]&amp;&quot;$&quot;" office:value-type="string" office:string-value="$hum369$">
            <text:p>$hum369$</text:p>
          </table:table-cell>
        </table:table-row>
        <table:table-row table:style-name="ro1">
          <table:table-cell/>
          <table:table-cell office:value-type="string">
            <text:p>$date370</text:p>
          </table:table-cell>
          <table:table-cell office:value-type="string">
            <text:p>$temp370</text:p>
          </table:table-cell>
          <table:table-cell office:value-type="string">
            <text:p>$hum370</text:p>
          </table:table-cell>
          <table:table-cell/>
          <table:table-cell table:formula="of:=[.B374]&amp;&quot;$&quot;" office:value-type="string" office:string-value="$date370$">
            <text:p>$date370$</text:p>
          </table:table-cell>
          <table:table-cell table:formula="of:=[.C374]&amp;&quot;$&quot;" office:value-type="string" office:string-value="$temp370$">
            <text:p>$temp370$</text:p>
          </table:table-cell>
          <table:table-cell table:formula="of:=[.D374]&amp;&quot;$&quot;" office:value-type="string" office:string-value="$hum370$">
            <text:p>$hum370$</text:p>
          </table:table-cell>
        </table:table-row>
        <table:table-row table:style-name="ro1">
          <table:table-cell/>
          <table:table-cell office:value-type="string">
            <text:p>$date371</text:p>
          </table:table-cell>
          <table:table-cell office:value-type="string">
            <text:p>$temp371</text:p>
          </table:table-cell>
          <table:table-cell office:value-type="string">
            <text:p>$hum371</text:p>
          </table:table-cell>
          <table:table-cell/>
          <table:table-cell table:formula="of:=[.B375]&amp;&quot;$&quot;" office:value-type="string" office:string-value="$date371$">
            <text:p>$date371$</text:p>
          </table:table-cell>
          <table:table-cell table:formula="of:=[.C375]&amp;&quot;$&quot;" office:value-type="string" office:string-value="$temp371$">
            <text:p>$temp371$</text:p>
          </table:table-cell>
          <table:table-cell table:formula="of:=[.D375]&amp;&quot;$&quot;" office:value-type="string" office:string-value="$hum371$">
            <text:p>$hum371$</text:p>
          </table:table-cell>
        </table:table-row>
        <table:table-row table:style-name="ro1">
          <table:table-cell/>
          <table:table-cell office:value-type="string">
            <text:p>$date372</text:p>
          </table:table-cell>
          <table:table-cell office:value-type="string">
            <text:p>$temp372</text:p>
          </table:table-cell>
          <table:table-cell office:value-type="string">
            <text:p>$hum372</text:p>
          </table:table-cell>
          <table:table-cell/>
          <table:table-cell table:formula="of:=[.B376]&amp;&quot;$&quot;" office:value-type="string" office:string-value="$date372$">
            <text:p>$date372$</text:p>
          </table:table-cell>
          <table:table-cell table:formula="of:=[.C376]&amp;&quot;$&quot;" office:value-type="string" office:string-value="$temp372$">
            <text:p>$temp372$</text:p>
          </table:table-cell>
          <table:table-cell table:formula="of:=[.D376]&amp;&quot;$&quot;" office:value-type="string" office:string-value="$hum372$">
            <text:p>$hum372$</text:p>
          </table:table-cell>
        </table:table-row>
        <table:table-row table:style-name="ro1">
          <table:table-cell/>
          <table:table-cell office:value-type="string">
            <text:p>$date373</text:p>
          </table:table-cell>
          <table:table-cell office:value-type="string">
            <text:p>$temp373</text:p>
          </table:table-cell>
          <table:table-cell office:value-type="string">
            <text:p>$hum373</text:p>
          </table:table-cell>
          <table:table-cell/>
          <table:table-cell table:formula="of:=[.B377]&amp;&quot;$&quot;" office:value-type="string" office:string-value="$date373$">
            <text:p>$date373$</text:p>
          </table:table-cell>
          <table:table-cell table:formula="of:=[.C377]&amp;&quot;$&quot;" office:value-type="string" office:string-value="$temp373$">
            <text:p>$temp373$</text:p>
          </table:table-cell>
          <table:table-cell table:formula="of:=[.D377]&amp;&quot;$&quot;" office:value-type="string" office:string-value="$hum373$">
            <text:p>$hum373$</text:p>
          </table:table-cell>
        </table:table-row>
        <table:table-row table:style-name="ro1">
          <table:table-cell/>
          <table:table-cell office:value-type="string">
            <text:p>$date374</text:p>
          </table:table-cell>
          <table:table-cell office:value-type="string">
            <text:p>$temp374</text:p>
          </table:table-cell>
          <table:table-cell office:value-type="string">
            <text:p>$hum374</text:p>
          </table:table-cell>
          <table:table-cell/>
          <table:table-cell table:formula="of:=[.B378]&amp;&quot;$&quot;" office:value-type="string" office:string-value="$date374$">
            <text:p>$date374$</text:p>
          </table:table-cell>
          <table:table-cell table:formula="of:=[.C378]&amp;&quot;$&quot;" office:value-type="string" office:string-value="$temp374$">
            <text:p>$temp374$</text:p>
          </table:table-cell>
          <table:table-cell table:formula="of:=[.D378]&amp;&quot;$&quot;" office:value-type="string" office:string-value="$hum374$">
            <text:p>$hum374$</text:p>
          </table:table-cell>
        </table:table-row>
        <table:table-row table:style-name="ro1">
          <table:table-cell/>
          <table:table-cell office:value-type="string">
            <text:p>$date375</text:p>
          </table:table-cell>
          <table:table-cell office:value-type="string">
            <text:p>$temp375</text:p>
          </table:table-cell>
          <table:table-cell office:value-type="string">
            <text:p>$hum375</text:p>
          </table:table-cell>
          <table:table-cell/>
          <table:table-cell table:formula="of:=[.B379]&amp;&quot;$&quot;" office:value-type="string" office:string-value="$date375$">
            <text:p>$date375$</text:p>
          </table:table-cell>
          <table:table-cell table:formula="of:=[.C379]&amp;&quot;$&quot;" office:value-type="string" office:string-value="$temp375$">
            <text:p>$temp375$</text:p>
          </table:table-cell>
          <table:table-cell table:formula="of:=[.D379]&amp;&quot;$&quot;" office:value-type="string" office:string-value="$hum375$">
            <text:p>$hum375$</text:p>
          </table:table-cell>
        </table:table-row>
        <table:table-row table:style-name="ro1">
          <table:table-cell/>
          <table:table-cell office:value-type="string">
            <text:p>$date376</text:p>
          </table:table-cell>
          <table:table-cell office:value-type="string">
            <text:p>$temp376</text:p>
          </table:table-cell>
          <table:table-cell office:value-type="string">
            <text:p>$hum376</text:p>
          </table:table-cell>
          <table:table-cell/>
          <table:table-cell table:formula="of:=[.B380]&amp;&quot;$&quot;" office:value-type="string" office:string-value="$date376$">
            <text:p>$date376$</text:p>
          </table:table-cell>
          <table:table-cell table:formula="of:=[.C380]&amp;&quot;$&quot;" office:value-type="string" office:string-value="$temp376$">
            <text:p>$temp376$</text:p>
          </table:table-cell>
          <table:table-cell table:formula="of:=[.D380]&amp;&quot;$&quot;" office:value-type="string" office:string-value="$hum376$">
            <text:p>$hum376$</text:p>
          </table:table-cell>
        </table:table-row>
        <table:table-row table:style-name="ro1">
          <table:table-cell/>
          <table:table-cell office:value-type="string">
            <text:p>$date377</text:p>
          </table:table-cell>
          <table:table-cell office:value-type="string">
            <text:p>$temp377</text:p>
          </table:table-cell>
          <table:table-cell office:value-type="string">
            <text:p>$hum377</text:p>
          </table:table-cell>
          <table:table-cell/>
          <table:table-cell table:formula="of:=[.B381]&amp;&quot;$&quot;" office:value-type="string" office:string-value="$date377$">
            <text:p>$date377$</text:p>
          </table:table-cell>
          <table:table-cell table:formula="of:=[.C381]&amp;&quot;$&quot;" office:value-type="string" office:string-value="$temp377$">
            <text:p>$temp377$</text:p>
          </table:table-cell>
          <table:table-cell table:formula="of:=[.D381]&amp;&quot;$&quot;" office:value-type="string" office:string-value="$hum377$">
            <text:p>$hum377$</text:p>
          </table:table-cell>
        </table:table-row>
        <table:table-row table:style-name="ro1">
          <table:table-cell/>
          <table:table-cell office:value-type="string">
            <text:p>$date378</text:p>
          </table:table-cell>
          <table:table-cell office:value-type="string">
            <text:p>$temp378</text:p>
          </table:table-cell>
          <table:table-cell office:value-type="string">
            <text:p>$hum378</text:p>
          </table:table-cell>
          <table:table-cell/>
          <table:table-cell table:formula="of:=[.B382]&amp;&quot;$&quot;" office:value-type="string" office:string-value="$date378$">
            <text:p>$date378$</text:p>
          </table:table-cell>
          <table:table-cell table:formula="of:=[.C382]&amp;&quot;$&quot;" office:value-type="string" office:string-value="$temp378$">
            <text:p>$temp378$</text:p>
          </table:table-cell>
          <table:table-cell table:formula="of:=[.D382]&amp;&quot;$&quot;" office:value-type="string" office:string-value="$hum378$">
            <text:p>$hum378$</text:p>
          </table:table-cell>
        </table:table-row>
        <table:table-row table:style-name="ro1">
          <table:table-cell/>
          <table:table-cell office:value-type="string">
            <text:p>$date379</text:p>
          </table:table-cell>
          <table:table-cell office:value-type="string">
            <text:p>$temp379</text:p>
          </table:table-cell>
          <table:table-cell office:value-type="string">
            <text:p>$hum379</text:p>
          </table:table-cell>
          <table:table-cell/>
          <table:table-cell table:formula="of:=[.B383]&amp;&quot;$&quot;" office:value-type="string" office:string-value="$date379$">
            <text:p>$date379$</text:p>
          </table:table-cell>
          <table:table-cell table:formula="of:=[.C383]&amp;&quot;$&quot;" office:value-type="string" office:string-value="$temp379$">
            <text:p>$temp379$</text:p>
          </table:table-cell>
          <table:table-cell table:formula="of:=[.D383]&amp;&quot;$&quot;" office:value-type="string" office:string-value="$hum379$">
            <text:p>$hum379$</text:p>
          </table:table-cell>
        </table:table-row>
        <table:table-row table:style-name="ro1">
          <table:table-cell/>
          <table:table-cell office:value-type="string">
            <text:p>$date380</text:p>
          </table:table-cell>
          <table:table-cell office:value-type="string">
            <text:p>$temp380</text:p>
          </table:table-cell>
          <table:table-cell office:value-type="string">
            <text:p>$hum380</text:p>
          </table:table-cell>
          <table:table-cell/>
          <table:table-cell table:formula="of:=[.B384]&amp;&quot;$&quot;" office:value-type="string" office:string-value="$date380$">
            <text:p>$date380$</text:p>
          </table:table-cell>
          <table:table-cell table:formula="of:=[.C384]&amp;&quot;$&quot;" office:value-type="string" office:string-value="$temp380$">
            <text:p>$temp380$</text:p>
          </table:table-cell>
          <table:table-cell table:formula="of:=[.D384]&amp;&quot;$&quot;" office:value-type="string" office:string-value="$hum380$">
            <text:p>$hum380$</text:p>
          </table:table-cell>
        </table:table-row>
        <table:table-row table:style-name="ro1">
          <table:table-cell/>
          <table:table-cell office:value-type="string">
            <text:p>$date381</text:p>
          </table:table-cell>
          <table:table-cell office:value-type="string">
            <text:p>$temp381</text:p>
          </table:table-cell>
          <table:table-cell office:value-type="string">
            <text:p>$hum381</text:p>
          </table:table-cell>
          <table:table-cell/>
          <table:table-cell table:formula="of:=[.B385]&amp;&quot;$&quot;" office:value-type="string" office:string-value="$date381$">
            <text:p>$date381$</text:p>
          </table:table-cell>
          <table:table-cell table:formula="of:=[.C385]&amp;&quot;$&quot;" office:value-type="string" office:string-value="$temp381$">
            <text:p>$temp381$</text:p>
          </table:table-cell>
          <table:table-cell table:formula="of:=[.D385]&amp;&quot;$&quot;" office:value-type="string" office:string-value="$hum381$">
            <text:p>$hum381$</text:p>
          </table:table-cell>
        </table:table-row>
        <table:table-row table:style-name="ro1">
          <table:table-cell/>
          <table:table-cell office:value-type="string">
            <text:p>$date382</text:p>
          </table:table-cell>
          <table:table-cell office:value-type="string">
            <text:p>$temp382</text:p>
          </table:table-cell>
          <table:table-cell office:value-type="string">
            <text:p>$hum382</text:p>
          </table:table-cell>
          <table:table-cell/>
          <table:table-cell table:formula="of:=[.B386]&amp;&quot;$&quot;" office:value-type="string" office:string-value="$date382$">
            <text:p>$date382$</text:p>
          </table:table-cell>
          <table:table-cell table:formula="of:=[.C386]&amp;&quot;$&quot;" office:value-type="string" office:string-value="$temp382$">
            <text:p>$temp382$</text:p>
          </table:table-cell>
          <table:table-cell table:formula="of:=[.D386]&amp;&quot;$&quot;" office:value-type="string" office:string-value="$hum382$">
            <text:p>$hum382$</text:p>
          </table:table-cell>
        </table:table-row>
        <table:table-row table:style-name="ro1">
          <table:table-cell/>
          <table:table-cell office:value-type="string">
            <text:p>$date383</text:p>
          </table:table-cell>
          <table:table-cell office:value-type="string">
            <text:p>$temp383</text:p>
          </table:table-cell>
          <table:table-cell office:value-type="string">
            <text:p>$hum383</text:p>
          </table:table-cell>
          <table:table-cell/>
          <table:table-cell table:formula="of:=[.B387]&amp;&quot;$&quot;" office:value-type="string" office:string-value="$date383$">
            <text:p>$date383$</text:p>
          </table:table-cell>
          <table:table-cell table:formula="of:=[.C387]&amp;&quot;$&quot;" office:value-type="string" office:string-value="$temp383$">
            <text:p>$temp383$</text:p>
          </table:table-cell>
          <table:table-cell table:formula="of:=[.D387]&amp;&quot;$&quot;" office:value-type="string" office:string-value="$hum383$">
            <text:p>$hum383$</text:p>
          </table:table-cell>
        </table:table-row>
        <table:table-row table:style-name="ro1">
          <table:table-cell/>
          <table:table-cell office:value-type="string">
            <text:p>$date384</text:p>
          </table:table-cell>
          <table:table-cell office:value-type="string">
            <text:p>$temp384</text:p>
          </table:table-cell>
          <table:table-cell office:value-type="string">
            <text:p>$hum384</text:p>
          </table:table-cell>
          <table:table-cell/>
          <table:table-cell table:formula="of:=[.B388]&amp;&quot;$&quot;" office:value-type="string" office:string-value="$date384$">
            <text:p>$date384$</text:p>
          </table:table-cell>
          <table:table-cell table:formula="of:=[.C388]&amp;&quot;$&quot;" office:value-type="string" office:string-value="$temp384$">
            <text:p>$temp384$</text:p>
          </table:table-cell>
          <table:table-cell table:formula="of:=[.D388]&amp;&quot;$&quot;" office:value-type="string" office:string-value="$hum384$">
            <text:p>$hum384$</text:p>
          </table:table-cell>
        </table:table-row>
        <table:table-row table:style-name="ro1">
          <table:table-cell/>
          <table:table-cell office:value-type="string">
            <text:p>$date385</text:p>
          </table:table-cell>
          <table:table-cell office:value-type="string">
            <text:p>$temp385</text:p>
          </table:table-cell>
          <table:table-cell office:value-type="string">
            <text:p>$hum385</text:p>
          </table:table-cell>
          <table:table-cell/>
          <table:table-cell table:formula="of:=[.B389]&amp;&quot;$&quot;" office:value-type="string" office:string-value="$date385$">
            <text:p>$date385$</text:p>
          </table:table-cell>
          <table:table-cell table:formula="of:=[.C389]&amp;&quot;$&quot;" office:value-type="string" office:string-value="$temp385$">
            <text:p>$temp385$</text:p>
          </table:table-cell>
          <table:table-cell table:formula="of:=[.D389]&amp;&quot;$&quot;" office:value-type="string" office:string-value="$hum385$">
            <text:p>$hum385$</text:p>
          </table:table-cell>
        </table:table-row>
        <table:table-row table:style-name="ro1">
          <table:table-cell/>
          <table:table-cell office:value-type="string">
            <text:p>$date386</text:p>
          </table:table-cell>
          <table:table-cell office:value-type="string">
            <text:p>$temp386</text:p>
          </table:table-cell>
          <table:table-cell office:value-type="string">
            <text:p>$hum386</text:p>
          </table:table-cell>
          <table:table-cell/>
          <table:table-cell table:formula="of:=[.B390]&amp;&quot;$&quot;" office:value-type="string" office:string-value="$date386$">
            <text:p>$date386$</text:p>
          </table:table-cell>
          <table:table-cell table:formula="of:=[.C390]&amp;&quot;$&quot;" office:value-type="string" office:string-value="$temp386$">
            <text:p>$temp386$</text:p>
          </table:table-cell>
          <table:table-cell table:formula="of:=[.D390]&amp;&quot;$&quot;" office:value-type="string" office:string-value="$hum386$">
            <text:p>$hum386$</text:p>
          </table:table-cell>
        </table:table-row>
        <table:table-row table:style-name="ro1">
          <table:table-cell/>
          <table:table-cell office:value-type="string">
            <text:p>$date387</text:p>
          </table:table-cell>
          <table:table-cell office:value-type="string">
            <text:p>$temp387</text:p>
          </table:table-cell>
          <table:table-cell office:value-type="string">
            <text:p>$hum387</text:p>
          </table:table-cell>
          <table:table-cell/>
          <table:table-cell table:formula="of:=[.B391]&amp;&quot;$&quot;" office:value-type="string" office:string-value="$date387$">
            <text:p>$date387$</text:p>
          </table:table-cell>
          <table:table-cell table:formula="of:=[.C391]&amp;&quot;$&quot;" office:value-type="string" office:string-value="$temp387$">
            <text:p>$temp387$</text:p>
          </table:table-cell>
          <table:table-cell table:formula="of:=[.D391]&amp;&quot;$&quot;" office:value-type="string" office:string-value="$hum387$">
            <text:p>$hum387$</text:p>
          </table:table-cell>
        </table:table-row>
        <table:table-row table:style-name="ro1">
          <table:table-cell/>
          <table:table-cell office:value-type="string">
            <text:p>$date388</text:p>
          </table:table-cell>
          <table:table-cell office:value-type="string">
            <text:p>$temp388</text:p>
          </table:table-cell>
          <table:table-cell office:value-type="string">
            <text:p>$hum388</text:p>
          </table:table-cell>
          <table:table-cell/>
          <table:table-cell table:formula="of:=[.B392]&amp;&quot;$&quot;" office:value-type="string" office:string-value="$date388$">
            <text:p>$date388$</text:p>
          </table:table-cell>
          <table:table-cell table:formula="of:=[.C392]&amp;&quot;$&quot;" office:value-type="string" office:string-value="$temp388$">
            <text:p>$temp388$</text:p>
          </table:table-cell>
          <table:table-cell table:formula="of:=[.D392]&amp;&quot;$&quot;" office:value-type="string" office:string-value="$hum388$">
            <text:p>$hum388$</text:p>
          </table:table-cell>
        </table:table-row>
        <table:table-row table:style-name="ro1">
          <table:table-cell/>
          <table:table-cell office:value-type="string">
            <text:p>$date389</text:p>
          </table:table-cell>
          <table:table-cell office:value-type="string">
            <text:p>$temp389</text:p>
          </table:table-cell>
          <table:table-cell office:value-type="string">
            <text:p>$hum389</text:p>
          </table:table-cell>
          <table:table-cell/>
          <table:table-cell table:formula="of:=[.B393]&amp;&quot;$&quot;" office:value-type="string" office:string-value="$date389$">
            <text:p>$date389$</text:p>
          </table:table-cell>
          <table:table-cell table:formula="of:=[.C393]&amp;&quot;$&quot;" office:value-type="string" office:string-value="$temp389$">
            <text:p>$temp389$</text:p>
          </table:table-cell>
          <table:table-cell table:formula="of:=[.D393]&amp;&quot;$&quot;" office:value-type="string" office:string-value="$hum389$">
            <text:p>$hum389$</text:p>
          </table:table-cell>
        </table:table-row>
        <table:table-row table:style-name="ro1">
          <table:table-cell/>
          <table:table-cell office:value-type="string">
            <text:p>$date390</text:p>
          </table:table-cell>
          <table:table-cell office:value-type="string">
            <text:p>$temp390</text:p>
          </table:table-cell>
          <table:table-cell office:value-type="string">
            <text:p>$hum390</text:p>
          </table:table-cell>
          <table:table-cell/>
          <table:table-cell table:formula="of:=[.B394]&amp;&quot;$&quot;" office:value-type="string" office:string-value="$date390$">
            <text:p>$date390$</text:p>
          </table:table-cell>
          <table:table-cell table:formula="of:=[.C394]&amp;&quot;$&quot;" office:value-type="string" office:string-value="$temp390$">
            <text:p>$temp390$</text:p>
          </table:table-cell>
          <table:table-cell table:formula="of:=[.D394]&amp;&quot;$&quot;" office:value-type="string" office:string-value="$hum390$">
            <text:p>$hum390$</text:p>
          </table:table-cell>
        </table:table-row>
        <table:table-row table:style-name="ro1">
          <table:table-cell/>
          <table:table-cell office:value-type="string">
            <text:p>$date391</text:p>
          </table:table-cell>
          <table:table-cell office:value-type="string">
            <text:p>$temp391</text:p>
          </table:table-cell>
          <table:table-cell office:value-type="string">
            <text:p>$hum391</text:p>
          </table:table-cell>
          <table:table-cell/>
          <table:table-cell table:formula="of:=[.B395]&amp;&quot;$&quot;" office:value-type="string" office:string-value="$date391$">
            <text:p>$date391$</text:p>
          </table:table-cell>
          <table:table-cell table:formula="of:=[.C395]&amp;&quot;$&quot;" office:value-type="string" office:string-value="$temp391$">
            <text:p>$temp391$</text:p>
          </table:table-cell>
          <table:table-cell table:formula="of:=[.D395]&amp;&quot;$&quot;" office:value-type="string" office:string-value="$hum391$">
            <text:p>$hum391$</text:p>
          </table:table-cell>
        </table:table-row>
        <table:table-row table:style-name="ro1">
          <table:table-cell/>
          <table:table-cell office:value-type="string">
            <text:p>$date392</text:p>
          </table:table-cell>
          <table:table-cell office:value-type="string">
            <text:p>$temp392</text:p>
          </table:table-cell>
          <table:table-cell office:value-type="string">
            <text:p>$hum392</text:p>
          </table:table-cell>
          <table:table-cell/>
          <table:table-cell table:formula="of:=[.B396]&amp;&quot;$&quot;" office:value-type="string" office:string-value="$date392$">
            <text:p>$date392$</text:p>
          </table:table-cell>
          <table:table-cell table:formula="of:=[.C396]&amp;&quot;$&quot;" office:value-type="string" office:string-value="$temp392$">
            <text:p>$temp392$</text:p>
          </table:table-cell>
          <table:table-cell table:formula="of:=[.D396]&amp;&quot;$&quot;" office:value-type="string" office:string-value="$hum392$">
            <text:p>$hum392$</text:p>
          </table:table-cell>
        </table:table-row>
        <table:table-row table:style-name="ro1">
          <table:table-cell/>
          <table:table-cell office:value-type="string">
            <text:p>$date393</text:p>
          </table:table-cell>
          <table:table-cell office:value-type="string">
            <text:p>$temp393</text:p>
          </table:table-cell>
          <table:table-cell office:value-type="string">
            <text:p>$hum393</text:p>
          </table:table-cell>
          <table:table-cell/>
          <table:table-cell table:formula="of:=[.B397]&amp;&quot;$&quot;" office:value-type="string" office:string-value="$date393$">
            <text:p>$date393$</text:p>
          </table:table-cell>
          <table:table-cell table:formula="of:=[.C397]&amp;&quot;$&quot;" office:value-type="string" office:string-value="$temp393$">
            <text:p>$temp393$</text:p>
          </table:table-cell>
          <table:table-cell table:formula="of:=[.D397]&amp;&quot;$&quot;" office:value-type="string" office:string-value="$hum393$">
            <text:p>$hum393$</text:p>
          </table:table-cell>
        </table:table-row>
        <table:table-row table:style-name="ro1">
          <table:table-cell/>
          <table:table-cell office:value-type="string">
            <text:p>$date394</text:p>
          </table:table-cell>
          <table:table-cell office:value-type="string">
            <text:p>$temp394</text:p>
          </table:table-cell>
          <table:table-cell office:value-type="string">
            <text:p>$hum394</text:p>
          </table:table-cell>
          <table:table-cell/>
          <table:table-cell table:formula="of:=[.B398]&amp;&quot;$&quot;" office:value-type="string" office:string-value="$date394$">
            <text:p>$date394$</text:p>
          </table:table-cell>
          <table:table-cell table:formula="of:=[.C398]&amp;&quot;$&quot;" office:value-type="string" office:string-value="$temp394$">
            <text:p>$temp394$</text:p>
          </table:table-cell>
          <table:table-cell table:formula="of:=[.D398]&amp;&quot;$&quot;" office:value-type="string" office:string-value="$hum394$">
            <text:p>$hum394$</text:p>
          </table:table-cell>
        </table:table-row>
        <table:table-row table:style-name="ro1">
          <table:table-cell/>
          <table:table-cell office:value-type="string">
            <text:p>$date395</text:p>
          </table:table-cell>
          <table:table-cell office:value-type="string">
            <text:p>$temp395</text:p>
          </table:table-cell>
          <table:table-cell office:value-type="string">
            <text:p>$hum395</text:p>
          </table:table-cell>
          <table:table-cell/>
          <table:table-cell table:formula="of:=[.B399]&amp;&quot;$&quot;" office:value-type="string" office:string-value="$date395$">
            <text:p>$date395$</text:p>
          </table:table-cell>
          <table:table-cell table:formula="of:=[.C399]&amp;&quot;$&quot;" office:value-type="string" office:string-value="$temp395$">
            <text:p>$temp395$</text:p>
          </table:table-cell>
          <table:table-cell table:formula="of:=[.D399]&amp;&quot;$&quot;" office:value-type="string" office:string-value="$hum395$">
            <text:p>$hum395$</text:p>
          </table:table-cell>
        </table:table-row>
        <table:table-row table:style-name="ro1">
          <table:table-cell/>
          <table:table-cell office:value-type="string">
            <text:p>$date396</text:p>
          </table:table-cell>
          <table:table-cell office:value-type="string">
            <text:p>$temp396</text:p>
          </table:table-cell>
          <table:table-cell office:value-type="string">
            <text:p>$hum396</text:p>
          </table:table-cell>
          <table:table-cell/>
          <table:table-cell table:formula="of:=[.B400]&amp;&quot;$&quot;" office:value-type="string" office:string-value="$date396$">
            <text:p>$date396$</text:p>
          </table:table-cell>
          <table:table-cell table:formula="of:=[.C400]&amp;&quot;$&quot;" office:value-type="string" office:string-value="$temp396$">
            <text:p>$temp396$</text:p>
          </table:table-cell>
          <table:table-cell table:formula="of:=[.D400]&amp;&quot;$&quot;" office:value-type="string" office:string-value="$hum396$">
            <text:p>$hum396$</text:p>
          </table:table-cell>
        </table:table-row>
        <table:table-row table:style-name="ro1">
          <table:table-cell/>
          <table:table-cell office:value-type="string">
            <text:p>$date397</text:p>
          </table:table-cell>
          <table:table-cell office:value-type="string">
            <text:p>$temp397</text:p>
          </table:table-cell>
          <table:table-cell office:value-type="string">
            <text:p>$hum397</text:p>
          </table:table-cell>
          <table:table-cell/>
          <table:table-cell table:formula="of:=[.B401]&amp;&quot;$&quot;" office:value-type="string" office:string-value="$date397$">
            <text:p>$date397$</text:p>
          </table:table-cell>
          <table:table-cell table:formula="of:=[.C401]&amp;&quot;$&quot;" office:value-type="string" office:string-value="$temp397$">
            <text:p>$temp397$</text:p>
          </table:table-cell>
          <table:table-cell table:formula="of:=[.D401]&amp;&quot;$&quot;" office:value-type="string" office:string-value="$hum397$">
            <text:p>$hum397$</text:p>
          </table:table-cell>
        </table:table-row>
        <table:table-row table:style-name="ro1">
          <table:table-cell/>
          <table:table-cell office:value-type="string">
            <text:p>$date398</text:p>
          </table:table-cell>
          <table:table-cell office:value-type="string">
            <text:p>$temp398</text:p>
          </table:table-cell>
          <table:table-cell office:value-type="string">
            <text:p>$hum398</text:p>
          </table:table-cell>
          <table:table-cell/>
          <table:table-cell table:formula="of:=[.B402]&amp;&quot;$&quot;" office:value-type="string" office:string-value="$date398$">
            <text:p>$date398$</text:p>
          </table:table-cell>
          <table:table-cell table:formula="of:=[.C402]&amp;&quot;$&quot;" office:value-type="string" office:string-value="$temp398$">
            <text:p>$temp398$</text:p>
          </table:table-cell>
          <table:table-cell table:formula="of:=[.D402]&amp;&quot;$&quot;" office:value-type="string" office:string-value="$hum398$">
            <text:p>$hum398$</text:p>
          </table:table-cell>
        </table:table-row>
        <table:table-row table:style-name="ro1">
          <table:table-cell/>
          <table:table-cell office:value-type="string">
            <text:p>$date399</text:p>
          </table:table-cell>
          <table:table-cell office:value-type="string">
            <text:p>$temp399</text:p>
          </table:table-cell>
          <table:table-cell office:value-type="string">
            <text:p>$hum399</text:p>
          </table:table-cell>
          <table:table-cell/>
          <table:table-cell table:formula="of:=[.B403]&amp;&quot;$&quot;" office:value-type="string" office:string-value="$date399$">
            <text:p>$date399$</text:p>
          </table:table-cell>
          <table:table-cell table:formula="of:=[.C403]&amp;&quot;$&quot;" office:value-type="string" office:string-value="$temp399$">
            <text:p>$temp399$</text:p>
          </table:table-cell>
          <table:table-cell table:formula="of:=[.D403]&amp;&quot;$&quot;" office:value-type="string" office:string-value="$hum399$">
            <text:p>$hum399$</text:p>
          </table:table-cell>
        </table:table-row>
        <table:table-row table:style-name="ro1">
          <table:table-cell/>
          <table:table-cell office:value-type="string">
            <text:p>$date400</text:p>
          </table:table-cell>
          <table:table-cell office:value-type="string">
            <text:p>$temp400</text:p>
          </table:table-cell>
          <table:table-cell office:value-type="string">
            <text:p>$hum400</text:p>
          </table:table-cell>
          <table:table-cell/>
          <table:table-cell table:formula="of:=[.B404]&amp;&quot;$&quot;" office:value-type="string" office:string-value="$date400$">
            <text:p>$date400$</text:p>
          </table:table-cell>
          <table:table-cell table:formula="of:=[.C404]&amp;&quot;$&quot;" office:value-type="string" office:string-value="$temp400$">
            <text:p>$temp400$</text:p>
          </table:table-cell>
          <table:table-cell table:formula="of:=[.D404]&amp;&quot;$&quot;" office:value-type="string" office:string-value="$hum400$">
            <text:p>$hum400$</text:p>
          </table:table-cell>
        </table:table-row>
        <table:table-row table:style-name="ro1">
          <table:table-cell/>
          <table:table-cell office:value-type="string">
            <text:p>$date401</text:p>
          </table:table-cell>
          <table:table-cell office:value-type="string">
            <text:p>$temp401</text:p>
          </table:table-cell>
          <table:table-cell office:value-type="string">
            <text:p>$hum401</text:p>
          </table:table-cell>
          <table:table-cell/>
          <table:table-cell table:formula="of:=[.B405]&amp;&quot;$&quot;" office:value-type="string" office:string-value="$date401$">
            <text:p>$date401$</text:p>
          </table:table-cell>
          <table:table-cell table:formula="of:=[.C405]&amp;&quot;$&quot;" office:value-type="string" office:string-value="$temp401$">
            <text:p>$temp401$</text:p>
          </table:table-cell>
          <table:table-cell table:formula="of:=[.D405]&amp;&quot;$&quot;" office:value-type="string" office:string-value="$hum401$">
            <text:p>$hum401$</text:p>
          </table:table-cell>
        </table:table-row>
        <table:table-row table:style-name="ro1">
          <table:table-cell/>
          <table:table-cell office:value-type="string">
            <text:p>$date402</text:p>
          </table:table-cell>
          <table:table-cell office:value-type="string">
            <text:p>$temp402</text:p>
          </table:table-cell>
          <table:table-cell office:value-type="string">
            <text:p>$hum402</text:p>
          </table:table-cell>
          <table:table-cell/>
          <table:table-cell table:formula="of:=[.B406]&amp;&quot;$&quot;" office:value-type="string" office:string-value="$date402$">
            <text:p>$date402$</text:p>
          </table:table-cell>
          <table:table-cell table:formula="of:=[.C406]&amp;&quot;$&quot;" office:value-type="string" office:string-value="$temp402$">
            <text:p>$temp402$</text:p>
          </table:table-cell>
          <table:table-cell table:formula="of:=[.D406]&amp;&quot;$&quot;" office:value-type="string" office:string-value="$hum402$">
            <text:p>$hum402$</text:p>
          </table:table-cell>
        </table:table-row>
        <table:table-row table:style-name="ro1">
          <table:table-cell/>
          <table:table-cell office:value-type="string">
            <text:p>$date403</text:p>
          </table:table-cell>
          <table:table-cell office:value-type="string">
            <text:p>$temp403</text:p>
          </table:table-cell>
          <table:table-cell office:value-type="string">
            <text:p>$hum403</text:p>
          </table:table-cell>
          <table:table-cell/>
          <table:table-cell table:formula="of:=[.B407]&amp;&quot;$&quot;" office:value-type="string" office:string-value="$date403$">
            <text:p>$date403$</text:p>
          </table:table-cell>
          <table:table-cell table:formula="of:=[.C407]&amp;&quot;$&quot;" office:value-type="string" office:string-value="$temp403$">
            <text:p>$temp403$</text:p>
          </table:table-cell>
          <table:table-cell table:formula="of:=[.D407]&amp;&quot;$&quot;" office:value-type="string" office:string-value="$hum403$">
            <text:p>$hum403$</text:p>
          </table:table-cell>
        </table:table-row>
        <table:table-row table:style-name="ro1">
          <table:table-cell/>
          <table:table-cell office:value-type="string">
            <text:p>$date404</text:p>
          </table:table-cell>
          <table:table-cell office:value-type="string">
            <text:p>$temp404</text:p>
          </table:table-cell>
          <table:table-cell office:value-type="string">
            <text:p>$hum404</text:p>
          </table:table-cell>
          <table:table-cell/>
          <table:table-cell table:formula="of:=[.B408]&amp;&quot;$&quot;" office:value-type="string" office:string-value="$date404$">
            <text:p>$date404$</text:p>
          </table:table-cell>
          <table:table-cell table:formula="of:=[.C408]&amp;&quot;$&quot;" office:value-type="string" office:string-value="$temp404$">
            <text:p>$temp404$</text:p>
          </table:table-cell>
          <table:table-cell table:formula="of:=[.D408]&amp;&quot;$&quot;" office:value-type="string" office:string-value="$hum404$">
            <text:p>$hum404$</text:p>
          </table:table-cell>
        </table:table-row>
        <table:table-row table:style-name="ro1">
          <table:table-cell/>
          <table:table-cell office:value-type="string">
            <text:p>$date405</text:p>
          </table:table-cell>
          <table:table-cell office:value-type="string">
            <text:p>$temp405</text:p>
          </table:table-cell>
          <table:table-cell office:value-type="string">
            <text:p>$hum405</text:p>
          </table:table-cell>
          <table:table-cell/>
          <table:table-cell table:formula="of:=[.B409]&amp;&quot;$&quot;" office:value-type="string" office:string-value="$date405$">
            <text:p>$date405$</text:p>
          </table:table-cell>
          <table:table-cell table:formula="of:=[.C409]&amp;&quot;$&quot;" office:value-type="string" office:string-value="$temp405$">
            <text:p>$temp405$</text:p>
          </table:table-cell>
          <table:table-cell table:formula="of:=[.D409]&amp;&quot;$&quot;" office:value-type="string" office:string-value="$hum405$">
            <text:p>$hum405$</text:p>
          </table:table-cell>
        </table:table-row>
        <table:table-row table:style-name="ro1">
          <table:table-cell/>
          <table:table-cell office:value-type="string">
            <text:p>$date406</text:p>
          </table:table-cell>
          <table:table-cell office:value-type="string">
            <text:p>$temp406</text:p>
          </table:table-cell>
          <table:table-cell office:value-type="string">
            <text:p>$hum406</text:p>
          </table:table-cell>
          <table:table-cell/>
          <table:table-cell table:formula="of:=[.B410]&amp;&quot;$&quot;" office:value-type="string" office:string-value="$date406$">
            <text:p>$date406$</text:p>
          </table:table-cell>
          <table:table-cell table:formula="of:=[.C410]&amp;&quot;$&quot;" office:value-type="string" office:string-value="$temp406$">
            <text:p>$temp406$</text:p>
          </table:table-cell>
          <table:table-cell table:formula="of:=[.D410]&amp;&quot;$&quot;" office:value-type="string" office:string-value="$hum406$">
            <text:p>$hum406$</text:p>
          </table:table-cell>
        </table:table-row>
        <table:table-row table:style-name="ro1">
          <table:table-cell/>
          <table:table-cell office:value-type="string">
            <text:p>$date407</text:p>
          </table:table-cell>
          <table:table-cell office:value-type="string">
            <text:p>$temp407</text:p>
          </table:table-cell>
          <table:table-cell office:value-type="string">
            <text:p>$hum407</text:p>
          </table:table-cell>
          <table:table-cell/>
          <table:table-cell table:formula="of:=[.B411]&amp;&quot;$&quot;" office:value-type="string" office:string-value="$date407$">
            <text:p>$date407$</text:p>
          </table:table-cell>
          <table:table-cell table:formula="of:=[.C411]&amp;&quot;$&quot;" office:value-type="string" office:string-value="$temp407$">
            <text:p>$temp407$</text:p>
          </table:table-cell>
          <table:table-cell table:formula="of:=[.D411]&amp;&quot;$&quot;" office:value-type="string" office:string-value="$hum407$">
            <text:p>$hum407$</text:p>
          </table:table-cell>
        </table:table-row>
        <table:table-row table:style-name="ro1">
          <table:table-cell/>
          <table:table-cell office:value-type="string">
            <text:p>$date408</text:p>
          </table:table-cell>
          <table:table-cell office:value-type="string">
            <text:p>$temp408</text:p>
          </table:table-cell>
          <table:table-cell office:value-type="string">
            <text:p>$hum408</text:p>
          </table:table-cell>
          <table:table-cell/>
          <table:table-cell table:formula="of:=[.B412]&amp;&quot;$&quot;" office:value-type="string" office:string-value="$date408$">
            <text:p>$date408$</text:p>
          </table:table-cell>
          <table:table-cell table:formula="of:=[.C412]&amp;&quot;$&quot;" office:value-type="string" office:string-value="$temp408$">
            <text:p>$temp408$</text:p>
          </table:table-cell>
          <table:table-cell table:formula="of:=[.D412]&amp;&quot;$&quot;" office:value-type="string" office:string-value="$hum408$">
            <text:p>$hum408$</text:p>
          </table:table-cell>
        </table:table-row>
        <table:table-row table:style-name="ro1">
          <table:table-cell/>
          <table:table-cell office:value-type="string">
            <text:p>$date409</text:p>
          </table:table-cell>
          <table:table-cell office:value-type="string">
            <text:p>$temp409</text:p>
          </table:table-cell>
          <table:table-cell office:value-type="string">
            <text:p>$hum409</text:p>
          </table:table-cell>
          <table:table-cell/>
          <table:table-cell table:formula="of:=[.B413]&amp;&quot;$&quot;" office:value-type="string" office:string-value="$date409$">
            <text:p>$date409$</text:p>
          </table:table-cell>
          <table:table-cell table:formula="of:=[.C413]&amp;&quot;$&quot;" office:value-type="string" office:string-value="$temp409$">
            <text:p>$temp409$</text:p>
          </table:table-cell>
          <table:table-cell table:formula="of:=[.D413]&amp;&quot;$&quot;" office:value-type="string" office:string-value="$hum409$">
            <text:p>$hum409$</text:p>
          </table:table-cell>
        </table:table-row>
        <table:table-row table:style-name="ro1">
          <table:table-cell/>
          <table:table-cell office:value-type="string">
            <text:p>$date410</text:p>
          </table:table-cell>
          <table:table-cell office:value-type="string">
            <text:p>$temp410</text:p>
          </table:table-cell>
          <table:table-cell office:value-type="string">
            <text:p>$hum410</text:p>
          </table:table-cell>
          <table:table-cell/>
          <table:table-cell table:formula="of:=[.B414]&amp;&quot;$&quot;" office:value-type="string" office:string-value="$date410$">
            <text:p>$date410$</text:p>
          </table:table-cell>
          <table:table-cell table:formula="of:=[.C414]&amp;&quot;$&quot;" office:value-type="string" office:string-value="$temp410$">
            <text:p>$temp410$</text:p>
          </table:table-cell>
          <table:table-cell table:formula="of:=[.D414]&amp;&quot;$&quot;" office:value-type="string" office:string-value="$hum410$">
            <text:p>$hum410$</text:p>
          </table:table-cell>
        </table:table-row>
        <table:table-row table:style-name="ro1">
          <table:table-cell/>
          <table:table-cell office:value-type="string">
            <text:p>$date411</text:p>
          </table:table-cell>
          <table:table-cell office:value-type="string">
            <text:p>$temp411</text:p>
          </table:table-cell>
          <table:table-cell office:value-type="string">
            <text:p>$hum411</text:p>
          </table:table-cell>
          <table:table-cell/>
          <table:table-cell table:formula="of:=[.B415]&amp;&quot;$&quot;" office:value-type="string" office:string-value="$date411$">
            <text:p>$date411$</text:p>
          </table:table-cell>
          <table:table-cell table:formula="of:=[.C415]&amp;&quot;$&quot;" office:value-type="string" office:string-value="$temp411$">
            <text:p>$temp411$</text:p>
          </table:table-cell>
          <table:table-cell table:formula="of:=[.D415]&amp;&quot;$&quot;" office:value-type="string" office:string-value="$hum411$">
            <text:p>$hum411$</text:p>
          </table:table-cell>
        </table:table-row>
        <table:table-row table:style-name="ro1">
          <table:table-cell/>
          <table:table-cell office:value-type="string">
            <text:p>$date412</text:p>
          </table:table-cell>
          <table:table-cell office:value-type="string">
            <text:p>$temp412</text:p>
          </table:table-cell>
          <table:table-cell office:value-type="string">
            <text:p>$hum412</text:p>
          </table:table-cell>
          <table:table-cell/>
          <table:table-cell table:formula="of:=[.B416]&amp;&quot;$&quot;" office:value-type="string" office:string-value="$date412$">
            <text:p>$date412$</text:p>
          </table:table-cell>
          <table:table-cell table:formula="of:=[.C416]&amp;&quot;$&quot;" office:value-type="string" office:string-value="$temp412$">
            <text:p>$temp412$</text:p>
          </table:table-cell>
          <table:table-cell table:formula="of:=[.D416]&amp;&quot;$&quot;" office:value-type="string" office:string-value="$hum412$">
            <text:p>$hum412$</text:p>
          </table:table-cell>
        </table:table-row>
        <table:table-row table:style-name="ro1">
          <table:table-cell/>
          <table:table-cell office:value-type="string">
            <text:p>$date413</text:p>
          </table:table-cell>
          <table:table-cell office:value-type="string">
            <text:p>$temp413</text:p>
          </table:table-cell>
          <table:table-cell office:value-type="string">
            <text:p>$hum413</text:p>
          </table:table-cell>
          <table:table-cell/>
          <table:table-cell table:formula="of:=[.B417]&amp;&quot;$&quot;" office:value-type="string" office:string-value="$date413$">
            <text:p>$date413$</text:p>
          </table:table-cell>
          <table:table-cell table:formula="of:=[.C417]&amp;&quot;$&quot;" office:value-type="string" office:string-value="$temp413$">
            <text:p>$temp413$</text:p>
          </table:table-cell>
          <table:table-cell table:formula="of:=[.D417]&amp;&quot;$&quot;" office:value-type="string" office:string-value="$hum413$">
            <text:p>$hum413$</text:p>
          </table:table-cell>
        </table:table-row>
        <table:table-row table:style-name="ro1">
          <table:table-cell/>
          <table:table-cell office:value-type="string">
            <text:p>$date414</text:p>
          </table:table-cell>
          <table:table-cell office:value-type="string">
            <text:p>$temp414</text:p>
          </table:table-cell>
          <table:table-cell office:value-type="string">
            <text:p>$hum414</text:p>
          </table:table-cell>
          <table:table-cell/>
          <table:table-cell table:formula="of:=[.B418]&amp;&quot;$&quot;" office:value-type="string" office:string-value="$date414$">
            <text:p>$date414$</text:p>
          </table:table-cell>
          <table:table-cell table:formula="of:=[.C418]&amp;&quot;$&quot;" office:value-type="string" office:string-value="$temp414$">
            <text:p>$temp414$</text:p>
          </table:table-cell>
          <table:table-cell table:formula="of:=[.D418]&amp;&quot;$&quot;" office:value-type="string" office:string-value="$hum414$">
            <text:p>$hum414$</text:p>
          </table:table-cell>
        </table:table-row>
        <table:table-row table:style-name="ro1">
          <table:table-cell/>
          <table:table-cell office:value-type="string">
            <text:p>$date415</text:p>
          </table:table-cell>
          <table:table-cell office:value-type="string">
            <text:p>$temp415</text:p>
          </table:table-cell>
          <table:table-cell office:value-type="string">
            <text:p>$hum415</text:p>
          </table:table-cell>
          <table:table-cell/>
          <table:table-cell table:formula="of:=[.B419]&amp;&quot;$&quot;" office:value-type="string" office:string-value="$date415$">
            <text:p>$date415$</text:p>
          </table:table-cell>
          <table:table-cell table:formula="of:=[.C419]&amp;&quot;$&quot;" office:value-type="string" office:string-value="$temp415$">
            <text:p>$temp415$</text:p>
          </table:table-cell>
          <table:table-cell table:formula="of:=[.D419]&amp;&quot;$&quot;" office:value-type="string" office:string-value="$hum415$">
            <text:p>$hum415$</text:p>
          </table:table-cell>
        </table:table-row>
        <table:table-row table:style-name="ro1">
          <table:table-cell/>
          <table:table-cell office:value-type="string">
            <text:p>$date416</text:p>
          </table:table-cell>
          <table:table-cell office:value-type="string">
            <text:p>$temp416</text:p>
          </table:table-cell>
          <table:table-cell office:value-type="string">
            <text:p>$hum416</text:p>
          </table:table-cell>
          <table:table-cell/>
          <table:table-cell table:formula="of:=[.B420]&amp;&quot;$&quot;" office:value-type="string" office:string-value="$date416$">
            <text:p>$date416$</text:p>
          </table:table-cell>
          <table:table-cell table:formula="of:=[.C420]&amp;&quot;$&quot;" office:value-type="string" office:string-value="$temp416$">
            <text:p>$temp416$</text:p>
          </table:table-cell>
          <table:table-cell table:formula="of:=[.D420]&amp;&quot;$&quot;" office:value-type="string" office:string-value="$hum416$">
            <text:p>$hum416$</text:p>
          </table:table-cell>
        </table:table-row>
        <table:table-row table:style-name="ro1">
          <table:table-cell/>
          <table:table-cell office:value-type="string">
            <text:p>$date417</text:p>
          </table:table-cell>
          <table:table-cell office:value-type="string">
            <text:p>$temp417</text:p>
          </table:table-cell>
          <table:table-cell office:value-type="string">
            <text:p>$hum417</text:p>
          </table:table-cell>
          <table:table-cell/>
          <table:table-cell table:formula="of:=[.B421]&amp;&quot;$&quot;" office:value-type="string" office:string-value="$date417$">
            <text:p>$date417$</text:p>
          </table:table-cell>
          <table:table-cell table:formula="of:=[.C421]&amp;&quot;$&quot;" office:value-type="string" office:string-value="$temp417$">
            <text:p>$temp417$</text:p>
          </table:table-cell>
          <table:table-cell table:formula="of:=[.D421]&amp;&quot;$&quot;" office:value-type="string" office:string-value="$hum417$">
            <text:p>$hum417$</text:p>
          </table:table-cell>
        </table:table-row>
        <table:table-row table:style-name="ro1">
          <table:table-cell/>
          <table:table-cell office:value-type="string">
            <text:p>$date418</text:p>
          </table:table-cell>
          <table:table-cell office:value-type="string">
            <text:p>$temp418</text:p>
          </table:table-cell>
          <table:table-cell office:value-type="string">
            <text:p>$hum418</text:p>
          </table:table-cell>
          <table:table-cell/>
          <table:table-cell table:formula="of:=[.B422]&amp;&quot;$&quot;" office:value-type="string" office:string-value="$date418$">
            <text:p>$date418$</text:p>
          </table:table-cell>
          <table:table-cell table:formula="of:=[.C422]&amp;&quot;$&quot;" office:value-type="string" office:string-value="$temp418$">
            <text:p>$temp418$</text:p>
          </table:table-cell>
          <table:table-cell table:formula="of:=[.D422]&amp;&quot;$&quot;" office:value-type="string" office:string-value="$hum418$">
            <text:p>$hum418$</text:p>
          </table:table-cell>
        </table:table-row>
        <table:table-row table:style-name="ro1">
          <table:table-cell/>
          <table:table-cell office:value-type="string">
            <text:p>$date419</text:p>
          </table:table-cell>
          <table:table-cell office:value-type="string">
            <text:p>$temp419</text:p>
          </table:table-cell>
          <table:table-cell office:value-type="string">
            <text:p>$hum419</text:p>
          </table:table-cell>
          <table:table-cell/>
          <table:table-cell table:formula="of:=[.B423]&amp;&quot;$&quot;" office:value-type="string" office:string-value="$date419$">
            <text:p>$date419$</text:p>
          </table:table-cell>
          <table:table-cell table:formula="of:=[.C423]&amp;&quot;$&quot;" office:value-type="string" office:string-value="$temp419$">
            <text:p>$temp419$</text:p>
          </table:table-cell>
          <table:table-cell table:formula="of:=[.D423]&amp;&quot;$&quot;" office:value-type="string" office:string-value="$hum419$">
            <text:p>$hum419$</text:p>
          </table:table-cell>
        </table:table-row>
        <table:table-row table:style-name="ro1">
          <table:table-cell/>
          <table:table-cell office:value-type="string">
            <text:p>$date420</text:p>
          </table:table-cell>
          <table:table-cell office:value-type="string">
            <text:p>$temp420</text:p>
          </table:table-cell>
          <table:table-cell office:value-type="string">
            <text:p>$hum420</text:p>
          </table:table-cell>
          <table:table-cell/>
          <table:table-cell table:formula="of:=[.B424]&amp;&quot;$&quot;" office:value-type="string" office:string-value="$date420$">
            <text:p>$date420$</text:p>
          </table:table-cell>
          <table:table-cell table:formula="of:=[.C424]&amp;&quot;$&quot;" office:value-type="string" office:string-value="$temp420$">
            <text:p>$temp420$</text:p>
          </table:table-cell>
          <table:table-cell table:formula="of:=[.D424]&amp;&quot;$&quot;" office:value-type="string" office:string-value="$hum420$">
            <text:p>$hum420$</text:p>
          </table:table-cell>
        </table:table-row>
        <table:table-row table:style-name="ro1">
          <table:table-cell/>
          <table:table-cell office:value-type="string">
            <text:p>$date421</text:p>
          </table:table-cell>
          <table:table-cell office:value-type="string">
            <text:p>$temp421</text:p>
          </table:table-cell>
          <table:table-cell office:value-type="string">
            <text:p>$hum421</text:p>
          </table:table-cell>
          <table:table-cell/>
          <table:table-cell table:formula="of:=[.B425]&amp;&quot;$&quot;" office:value-type="string" office:string-value="$date421$">
            <text:p>$date421$</text:p>
          </table:table-cell>
          <table:table-cell table:formula="of:=[.C425]&amp;&quot;$&quot;" office:value-type="string" office:string-value="$temp421$">
            <text:p>$temp421$</text:p>
          </table:table-cell>
          <table:table-cell table:formula="of:=[.D425]&amp;&quot;$&quot;" office:value-type="string" office:string-value="$hum421$">
            <text:p>$hum421$</text:p>
          </table:table-cell>
        </table:table-row>
        <table:table-row table:style-name="ro1">
          <table:table-cell/>
          <table:table-cell office:value-type="string">
            <text:p>$date422</text:p>
          </table:table-cell>
          <table:table-cell office:value-type="string">
            <text:p>$temp422</text:p>
          </table:table-cell>
          <table:table-cell office:value-type="string">
            <text:p>$hum422</text:p>
          </table:table-cell>
          <table:table-cell/>
          <table:table-cell table:formula="of:=[.B426]&amp;&quot;$&quot;" office:value-type="string" office:string-value="$date422$">
            <text:p>$date422$</text:p>
          </table:table-cell>
          <table:table-cell table:formula="of:=[.C426]&amp;&quot;$&quot;" office:value-type="string" office:string-value="$temp422$">
            <text:p>$temp422$</text:p>
          </table:table-cell>
          <table:table-cell table:formula="of:=[.D426]&amp;&quot;$&quot;" office:value-type="string" office:string-value="$hum422$">
            <text:p>$hum422$</text:p>
          </table:table-cell>
        </table:table-row>
        <table:table-row table:style-name="ro1">
          <table:table-cell/>
          <table:table-cell office:value-type="string">
            <text:p>$date423</text:p>
          </table:table-cell>
          <table:table-cell office:value-type="string">
            <text:p>$temp423</text:p>
          </table:table-cell>
          <table:table-cell office:value-type="string">
            <text:p>$hum423</text:p>
          </table:table-cell>
          <table:table-cell/>
          <table:table-cell table:formula="of:=[.B427]&amp;&quot;$&quot;" office:value-type="string" office:string-value="$date423$">
            <text:p>$date423$</text:p>
          </table:table-cell>
          <table:table-cell table:formula="of:=[.C427]&amp;&quot;$&quot;" office:value-type="string" office:string-value="$temp423$">
            <text:p>$temp423$</text:p>
          </table:table-cell>
          <table:table-cell table:formula="of:=[.D427]&amp;&quot;$&quot;" office:value-type="string" office:string-value="$hum423$">
            <text:p>$hum423$</text:p>
          </table:table-cell>
        </table:table-row>
        <table:table-row table:style-name="ro1">
          <table:table-cell/>
          <table:table-cell office:value-type="string">
            <text:p>$date424</text:p>
          </table:table-cell>
          <table:table-cell office:value-type="string">
            <text:p>$temp424</text:p>
          </table:table-cell>
          <table:table-cell office:value-type="string">
            <text:p>$hum424</text:p>
          </table:table-cell>
          <table:table-cell/>
          <table:table-cell table:formula="of:=[.B428]&amp;&quot;$&quot;" office:value-type="string" office:string-value="$date424$">
            <text:p>$date424$</text:p>
          </table:table-cell>
          <table:table-cell table:formula="of:=[.C428]&amp;&quot;$&quot;" office:value-type="string" office:string-value="$temp424$">
            <text:p>$temp424$</text:p>
          </table:table-cell>
          <table:table-cell table:formula="of:=[.D428]&amp;&quot;$&quot;" office:value-type="string" office:string-value="$hum424$">
            <text:p>$hum424$</text:p>
          </table:table-cell>
        </table:table-row>
        <table:table-row table:style-name="ro1">
          <table:table-cell/>
          <table:table-cell office:value-type="string">
            <text:p>$date425</text:p>
          </table:table-cell>
          <table:table-cell office:value-type="string">
            <text:p>$temp425</text:p>
          </table:table-cell>
          <table:table-cell office:value-type="string">
            <text:p>$hum425</text:p>
          </table:table-cell>
          <table:table-cell/>
          <table:table-cell table:formula="of:=[.B429]&amp;&quot;$&quot;" office:value-type="string" office:string-value="$date425$">
            <text:p>$date425$</text:p>
          </table:table-cell>
          <table:table-cell table:formula="of:=[.C429]&amp;&quot;$&quot;" office:value-type="string" office:string-value="$temp425$">
            <text:p>$temp425$</text:p>
          </table:table-cell>
          <table:table-cell table:formula="of:=[.D429]&amp;&quot;$&quot;" office:value-type="string" office:string-value="$hum425$">
            <text:p>$hum425$</text:p>
          </table:table-cell>
        </table:table-row>
        <table:table-row table:style-name="ro1">
          <table:table-cell/>
          <table:table-cell office:value-type="string">
            <text:p>$date426</text:p>
          </table:table-cell>
          <table:table-cell office:value-type="string">
            <text:p>$temp426</text:p>
          </table:table-cell>
          <table:table-cell office:value-type="string">
            <text:p>$hum426</text:p>
          </table:table-cell>
          <table:table-cell/>
          <table:table-cell table:formula="of:=[.B430]&amp;&quot;$&quot;" office:value-type="string" office:string-value="$date426$">
            <text:p>$date426$</text:p>
          </table:table-cell>
          <table:table-cell table:formula="of:=[.C430]&amp;&quot;$&quot;" office:value-type="string" office:string-value="$temp426$">
            <text:p>$temp426$</text:p>
          </table:table-cell>
          <table:table-cell table:formula="of:=[.D430]&amp;&quot;$&quot;" office:value-type="string" office:string-value="$hum426$">
            <text:p>$hum426$</text:p>
          </table:table-cell>
        </table:table-row>
        <table:table-row table:style-name="ro1">
          <table:table-cell/>
          <table:table-cell office:value-type="string">
            <text:p>$date427</text:p>
          </table:table-cell>
          <table:table-cell office:value-type="string">
            <text:p>$temp427</text:p>
          </table:table-cell>
          <table:table-cell office:value-type="string">
            <text:p>$hum427</text:p>
          </table:table-cell>
          <table:table-cell/>
          <table:table-cell table:formula="of:=[.B431]&amp;&quot;$&quot;" office:value-type="string" office:string-value="$date427$">
            <text:p>$date427$</text:p>
          </table:table-cell>
          <table:table-cell table:formula="of:=[.C431]&amp;&quot;$&quot;" office:value-type="string" office:string-value="$temp427$">
            <text:p>$temp427$</text:p>
          </table:table-cell>
          <table:table-cell table:formula="of:=[.D431]&amp;&quot;$&quot;" office:value-type="string" office:string-value="$hum427$">
            <text:p>$hum427$</text:p>
          </table:table-cell>
        </table:table-row>
        <table:table-row table:style-name="ro1">
          <table:table-cell/>
          <table:table-cell office:value-type="string">
            <text:p>$date428</text:p>
          </table:table-cell>
          <table:table-cell office:value-type="string">
            <text:p>$temp428</text:p>
          </table:table-cell>
          <table:table-cell office:value-type="string">
            <text:p>$hum428</text:p>
          </table:table-cell>
          <table:table-cell/>
          <table:table-cell table:formula="of:=[.B432]&amp;&quot;$&quot;" office:value-type="string" office:string-value="$date428$">
            <text:p>$date428$</text:p>
          </table:table-cell>
          <table:table-cell table:formula="of:=[.C432]&amp;&quot;$&quot;" office:value-type="string" office:string-value="$temp428$">
            <text:p>$temp428$</text:p>
          </table:table-cell>
          <table:table-cell table:formula="of:=[.D432]&amp;&quot;$&quot;" office:value-type="string" office:string-value="$hum428$">
            <text:p>$hum428$</text:p>
          </table:table-cell>
        </table:table-row>
        <table:table-row table:style-name="ro1">
          <table:table-cell/>
          <table:table-cell office:value-type="string">
            <text:p>$date429</text:p>
          </table:table-cell>
          <table:table-cell office:value-type="string">
            <text:p>$temp429</text:p>
          </table:table-cell>
          <table:table-cell office:value-type="string">
            <text:p>$hum429</text:p>
          </table:table-cell>
          <table:table-cell/>
          <table:table-cell table:formula="of:=[.B433]&amp;&quot;$&quot;" office:value-type="string" office:string-value="$date429$">
            <text:p>$date429$</text:p>
          </table:table-cell>
          <table:table-cell table:formula="of:=[.C433]&amp;&quot;$&quot;" office:value-type="string" office:string-value="$temp429$">
            <text:p>$temp429$</text:p>
          </table:table-cell>
          <table:table-cell table:formula="of:=[.D433]&amp;&quot;$&quot;" office:value-type="string" office:string-value="$hum429$">
            <text:p>$hum429$</text:p>
          </table:table-cell>
        </table:table-row>
        <table:table-row table:style-name="ro1">
          <table:table-cell/>
          <table:table-cell office:value-type="string">
            <text:p>$date430</text:p>
          </table:table-cell>
          <table:table-cell office:value-type="string">
            <text:p>$temp430</text:p>
          </table:table-cell>
          <table:table-cell office:value-type="string">
            <text:p>$hum430</text:p>
          </table:table-cell>
          <table:table-cell/>
          <table:table-cell table:formula="of:=[.B434]&amp;&quot;$&quot;" office:value-type="string" office:string-value="$date430$">
            <text:p>$date430$</text:p>
          </table:table-cell>
          <table:table-cell table:formula="of:=[.C434]&amp;&quot;$&quot;" office:value-type="string" office:string-value="$temp430$">
            <text:p>$temp430$</text:p>
          </table:table-cell>
          <table:table-cell table:formula="of:=[.D434]&amp;&quot;$&quot;" office:value-type="string" office:string-value="$hum430$">
            <text:p>$hum430$</text:p>
          </table:table-cell>
        </table:table-row>
        <table:table-row table:style-name="ro1">
          <table:table-cell/>
          <table:table-cell office:value-type="string">
            <text:p>$date431</text:p>
          </table:table-cell>
          <table:table-cell office:value-type="string">
            <text:p>$temp431</text:p>
          </table:table-cell>
          <table:table-cell office:value-type="string">
            <text:p>$hum431</text:p>
          </table:table-cell>
          <table:table-cell/>
          <table:table-cell table:formula="of:=[.B435]&amp;&quot;$&quot;" office:value-type="string" office:string-value="$date431$">
            <text:p>$date431$</text:p>
          </table:table-cell>
          <table:table-cell table:formula="of:=[.C435]&amp;&quot;$&quot;" office:value-type="string" office:string-value="$temp431$">
            <text:p>$temp431$</text:p>
          </table:table-cell>
          <table:table-cell table:formula="of:=[.D435]&amp;&quot;$&quot;" office:value-type="string" office:string-value="$hum431$">
            <text:p>$hum431$</text:p>
          </table:table-cell>
        </table:table-row>
        <table:table-row table:style-name="ro1">
          <table:table-cell/>
          <table:table-cell office:value-type="string">
            <text:p>$date432</text:p>
          </table:table-cell>
          <table:table-cell office:value-type="string">
            <text:p>$temp432</text:p>
          </table:table-cell>
          <table:table-cell office:value-type="string">
            <text:p>$hum432</text:p>
          </table:table-cell>
          <table:table-cell/>
          <table:table-cell table:formula="of:=[.B436]&amp;&quot;$&quot;" office:value-type="string" office:string-value="$date432$">
            <text:p>$date432$</text:p>
          </table:table-cell>
          <table:table-cell table:formula="of:=[.C436]&amp;&quot;$&quot;" office:value-type="string" office:string-value="$temp432$">
            <text:p>$temp432$</text:p>
          </table:table-cell>
          <table:table-cell table:formula="of:=[.D436]&amp;&quot;$&quot;" office:value-type="string" office:string-value="$hum432$">
            <text:p>$hum432$</text:p>
          </table:table-cell>
        </table:table-row>
        <table:table-row table:style-name="ro1">
          <table:table-cell/>
          <table:table-cell office:value-type="string">
            <text:p>$date433</text:p>
          </table:table-cell>
          <table:table-cell office:value-type="string">
            <text:p>$temp433</text:p>
          </table:table-cell>
          <table:table-cell office:value-type="string">
            <text:p>$hum433</text:p>
          </table:table-cell>
          <table:table-cell/>
          <table:table-cell table:formula="of:=[.B437]&amp;&quot;$&quot;" office:value-type="string" office:string-value="$date433$">
            <text:p>$date433$</text:p>
          </table:table-cell>
          <table:table-cell table:formula="of:=[.C437]&amp;&quot;$&quot;" office:value-type="string" office:string-value="$temp433$">
            <text:p>$temp433$</text:p>
          </table:table-cell>
          <table:table-cell table:formula="of:=[.D437]&amp;&quot;$&quot;" office:value-type="string" office:string-value="$hum433$">
            <text:p>$hum433$</text:p>
          </table:table-cell>
        </table:table-row>
        <table:table-row table:style-name="ro1">
          <table:table-cell/>
          <table:table-cell office:value-type="string">
            <text:p>$date434</text:p>
          </table:table-cell>
          <table:table-cell office:value-type="string">
            <text:p>$temp434</text:p>
          </table:table-cell>
          <table:table-cell office:value-type="string">
            <text:p>$hum434</text:p>
          </table:table-cell>
          <table:table-cell/>
          <table:table-cell table:formula="of:=[.B438]&amp;&quot;$&quot;" office:value-type="string" office:string-value="$date434$">
            <text:p>$date434$</text:p>
          </table:table-cell>
          <table:table-cell table:formula="of:=[.C438]&amp;&quot;$&quot;" office:value-type="string" office:string-value="$temp434$">
            <text:p>$temp434$</text:p>
          </table:table-cell>
          <table:table-cell table:formula="of:=[.D438]&amp;&quot;$&quot;" office:value-type="string" office:string-value="$hum434$">
            <text:p>$hum434$</text:p>
          </table:table-cell>
        </table:table-row>
        <table:table-row table:style-name="ro1">
          <table:table-cell/>
          <table:table-cell office:value-type="string">
            <text:p>$date435</text:p>
          </table:table-cell>
          <table:table-cell office:value-type="string">
            <text:p>$temp435</text:p>
          </table:table-cell>
          <table:table-cell office:value-type="string">
            <text:p>$hum435</text:p>
          </table:table-cell>
          <table:table-cell/>
          <table:table-cell table:formula="of:=[.B439]&amp;&quot;$&quot;" office:value-type="string" office:string-value="$date435$">
            <text:p>$date435$</text:p>
          </table:table-cell>
          <table:table-cell table:formula="of:=[.C439]&amp;&quot;$&quot;" office:value-type="string" office:string-value="$temp435$">
            <text:p>$temp435$</text:p>
          </table:table-cell>
          <table:table-cell table:formula="of:=[.D439]&amp;&quot;$&quot;" office:value-type="string" office:string-value="$hum435$">
            <text:p>$hum435$</text:p>
          </table:table-cell>
        </table:table-row>
        <table:table-row table:style-name="ro1">
          <table:table-cell/>
          <table:table-cell office:value-type="string">
            <text:p>$date436</text:p>
          </table:table-cell>
          <table:table-cell office:value-type="string">
            <text:p>$temp436</text:p>
          </table:table-cell>
          <table:table-cell office:value-type="string">
            <text:p>$hum436</text:p>
          </table:table-cell>
          <table:table-cell/>
          <table:table-cell table:formula="of:=[.B440]&amp;&quot;$&quot;" office:value-type="string" office:string-value="$date436$">
            <text:p>$date436$</text:p>
          </table:table-cell>
          <table:table-cell table:formula="of:=[.C440]&amp;&quot;$&quot;" office:value-type="string" office:string-value="$temp436$">
            <text:p>$temp436$</text:p>
          </table:table-cell>
          <table:table-cell table:formula="of:=[.D440]&amp;&quot;$&quot;" office:value-type="string" office:string-value="$hum436$">
            <text:p>$hum436$</text:p>
          </table:table-cell>
        </table:table-row>
        <table:table-row table:style-name="ro1">
          <table:table-cell/>
          <table:table-cell office:value-type="string">
            <text:p>$date437</text:p>
          </table:table-cell>
          <table:table-cell office:value-type="string">
            <text:p>$temp437</text:p>
          </table:table-cell>
          <table:table-cell office:value-type="string">
            <text:p>$hum437</text:p>
          </table:table-cell>
          <table:table-cell/>
          <table:table-cell table:formula="of:=[.B441]&amp;&quot;$&quot;" office:value-type="string" office:string-value="$date437$">
            <text:p>$date437$</text:p>
          </table:table-cell>
          <table:table-cell table:formula="of:=[.C441]&amp;&quot;$&quot;" office:value-type="string" office:string-value="$temp437$">
            <text:p>$temp437$</text:p>
          </table:table-cell>
          <table:table-cell table:formula="of:=[.D441]&amp;&quot;$&quot;" office:value-type="string" office:string-value="$hum437$">
            <text:p>$hum437$</text:p>
          </table:table-cell>
        </table:table-row>
        <table:table-row table:style-name="ro1">
          <table:table-cell/>
          <table:table-cell office:value-type="string">
            <text:p>$date438</text:p>
          </table:table-cell>
          <table:table-cell office:value-type="string">
            <text:p>$temp438</text:p>
          </table:table-cell>
          <table:table-cell office:value-type="string">
            <text:p>$hum438</text:p>
          </table:table-cell>
          <table:table-cell/>
          <table:table-cell table:formula="of:=[.B442]&amp;&quot;$&quot;" office:value-type="string" office:string-value="$date438$">
            <text:p>$date438$</text:p>
          </table:table-cell>
          <table:table-cell table:formula="of:=[.C442]&amp;&quot;$&quot;" office:value-type="string" office:string-value="$temp438$">
            <text:p>$temp438$</text:p>
          </table:table-cell>
          <table:table-cell table:formula="of:=[.D442]&amp;&quot;$&quot;" office:value-type="string" office:string-value="$hum438$">
            <text:p>$hum438$</text:p>
          </table:table-cell>
        </table:table-row>
        <table:table-row table:style-name="ro1">
          <table:table-cell/>
          <table:table-cell office:value-type="string">
            <text:p>$date439</text:p>
          </table:table-cell>
          <table:table-cell office:value-type="string">
            <text:p>$temp439</text:p>
          </table:table-cell>
          <table:table-cell office:value-type="string">
            <text:p>$hum439</text:p>
          </table:table-cell>
          <table:table-cell/>
          <table:table-cell table:formula="of:=[.B443]&amp;&quot;$&quot;" office:value-type="string" office:string-value="$date439$">
            <text:p>$date439$</text:p>
          </table:table-cell>
          <table:table-cell table:formula="of:=[.C443]&amp;&quot;$&quot;" office:value-type="string" office:string-value="$temp439$">
            <text:p>$temp439$</text:p>
          </table:table-cell>
          <table:table-cell table:formula="of:=[.D443]&amp;&quot;$&quot;" office:value-type="string" office:string-value="$hum439$">
            <text:p>$hum439$</text:p>
          </table:table-cell>
        </table:table-row>
        <table:table-row table:style-name="ro1">
          <table:table-cell/>
          <table:table-cell office:value-type="string">
            <text:p>$date440</text:p>
          </table:table-cell>
          <table:table-cell office:value-type="string">
            <text:p>$temp440</text:p>
          </table:table-cell>
          <table:table-cell office:value-type="string">
            <text:p>$hum440</text:p>
          </table:table-cell>
          <table:table-cell/>
          <table:table-cell table:formula="of:=[.B444]&amp;&quot;$&quot;" office:value-type="string" office:string-value="$date440$">
            <text:p>$date440$</text:p>
          </table:table-cell>
          <table:table-cell table:formula="of:=[.C444]&amp;&quot;$&quot;" office:value-type="string" office:string-value="$temp440$">
            <text:p>$temp440$</text:p>
          </table:table-cell>
          <table:table-cell table:formula="of:=[.D444]&amp;&quot;$&quot;" office:value-type="string" office:string-value="$hum440$">
            <text:p>$hum440$</text:p>
          </table:table-cell>
        </table:table-row>
        <table:table-row table:style-name="ro1">
          <table:table-cell/>
          <table:table-cell office:value-type="string">
            <text:p>$date441</text:p>
          </table:table-cell>
          <table:table-cell office:value-type="string">
            <text:p>$temp441</text:p>
          </table:table-cell>
          <table:table-cell office:value-type="string">
            <text:p>$hum441</text:p>
          </table:table-cell>
          <table:table-cell/>
          <table:table-cell table:formula="of:=[.B445]&amp;&quot;$&quot;" office:value-type="string" office:string-value="$date441$">
            <text:p>$date441$</text:p>
          </table:table-cell>
          <table:table-cell table:formula="of:=[.C445]&amp;&quot;$&quot;" office:value-type="string" office:string-value="$temp441$">
            <text:p>$temp441$</text:p>
          </table:table-cell>
          <table:table-cell table:formula="of:=[.D445]&amp;&quot;$&quot;" office:value-type="string" office:string-value="$hum441$">
            <text:p>$hum441$</text:p>
          </table:table-cell>
        </table:table-row>
        <table:table-row table:style-name="ro1">
          <table:table-cell/>
          <table:table-cell office:value-type="string">
            <text:p>$date442</text:p>
          </table:table-cell>
          <table:table-cell office:value-type="string">
            <text:p>$temp442</text:p>
          </table:table-cell>
          <table:table-cell office:value-type="string">
            <text:p>$hum442</text:p>
          </table:table-cell>
          <table:table-cell/>
          <table:table-cell table:formula="of:=[.B446]&amp;&quot;$&quot;" office:value-type="string" office:string-value="$date442$">
            <text:p>$date442$</text:p>
          </table:table-cell>
          <table:table-cell table:formula="of:=[.C446]&amp;&quot;$&quot;" office:value-type="string" office:string-value="$temp442$">
            <text:p>$temp442$</text:p>
          </table:table-cell>
          <table:table-cell table:formula="of:=[.D446]&amp;&quot;$&quot;" office:value-type="string" office:string-value="$hum442$">
            <text:p>$hum442$</text:p>
          </table:table-cell>
        </table:table-row>
        <table:table-row table:style-name="ro1">
          <table:table-cell/>
          <table:table-cell office:value-type="string">
            <text:p>$date443</text:p>
          </table:table-cell>
          <table:table-cell office:value-type="string">
            <text:p>$temp443</text:p>
          </table:table-cell>
          <table:table-cell office:value-type="string">
            <text:p>$hum443</text:p>
          </table:table-cell>
          <table:table-cell/>
          <table:table-cell table:formula="of:=[.B447]&amp;&quot;$&quot;" office:value-type="string" office:string-value="$date443$">
            <text:p>$date443$</text:p>
          </table:table-cell>
          <table:table-cell table:formula="of:=[.C447]&amp;&quot;$&quot;" office:value-type="string" office:string-value="$temp443$">
            <text:p>$temp443$</text:p>
          </table:table-cell>
          <table:table-cell table:formula="of:=[.D447]&amp;&quot;$&quot;" office:value-type="string" office:string-value="$hum443$">
            <text:p>$hum443$</text:p>
          </table:table-cell>
        </table:table-row>
        <table:table-row table:style-name="ro1">
          <table:table-cell/>
          <table:table-cell office:value-type="string">
            <text:p>$date444</text:p>
          </table:table-cell>
          <table:table-cell office:value-type="string">
            <text:p>$temp444</text:p>
          </table:table-cell>
          <table:table-cell office:value-type="string">
            <text:p>$hum444</text:p>
          </table:table-cell>
          <table:table-cell/>
          <table:table-cell table:formula="of:=[.B448]&amp;&quot;$&quot;" office:value-type="string" office:string-value="$date444$">
            <text:p>$date444$</text:p>
          </table:table-cell>
          <table:table-cell table:formula="of:=[.C448]&amp;&quot;$&quot;" office:value-type="string" office:string-value="$temp444$">
            <text:p>$temp444$</text:p>
          </table:table-cell>
          <table:table-cell table:formula="of:=[.D448]&amp;&quot;$&quot;" office:value-type="string" office:string-value="$hum444$">
            <text:p>$hum444$</text:p>
          </table:table-cell>
        </table:table-row>
        <table:table-row table:style-name="ro1">
          <table:table-cell/>
          <table:table-cell office:value-type="string">
            <text:p>$date445</text:p>
          </table:table-cell>
          <table:table-cell office:value-type="string">
            <text:p>$temp445</text:p>
          </table:table-cell>
          <table:table-cell office:value-type="string">
            <text:p>$hum445</text:p>
          </table:table-cell>
          <table:table-cell/>
          <table:table-cell table:formula="of:=[.B449]&amp;&quot;$&quot;" office:value-type="string" office:string-value="$date445$">
            <text:p>$date445$</text:p>
          </table:table-cell>
          <table:table-cell table:formula="of:=[.C449]&amp;&quot;$&quot;" office:value-type="string" office:string-value="$temp445$">
            <text:p>$temp445$</text:p>
          </table:table-cell>
          <table:table-cell table:formula="of:=[.D449]&amp;&quot;$&quot;" office:value-type="string" office:string-value="$hum445$">
            <text:p>$hum445$</text:p>
          </table:table-cell>
        </table:table-row>
        <table:table-row table:style-name="ro1">
          <table:table-cell/>
          <table:table-cell office:value-type="string">
            <text:p>$date446</text:p>
          </table:table-cell>
          <table:table-cell office:value-type="string">
            <text:p>$temp446</text:p>
          </table:table-cell>
          <table:table-cell office:value-type="string">
            <text:p>$hum446</text:p>
          </table:table-cell>
          <table:table-cell/>
          <table:table-cell table:formula="of:=[.B450]&amp;&quot;$&quot;" office:value-type="string" office:string-value="$date446$">
            <text:p>$date446$</text:p>
          </table:table-cell>
          <table:table-cell table:formula="of:=[.C450]&amp;&quot;$&quot;" office:value-type="string" office:string-value="$temp446$">
            <text:p>$temp446$</text:p>
          </table:table-cell>
          <table:table-cell table:formula="of:=[.D450]&amp;&quot;$&quot;" office:value-type="string" office:string-value="$hum446$">
            <text:p>$hum446$</text:p>
          </table:table-cell>
        </table:table-row>
        <table:table-row table:style-name="ro1">
          <table:table-cell/>
          <table:table-cell office:value-type="string">
            <text:p>$date447</text:p>
          </table:table-cell>
          <table:table-cell office:value-type="string">
            <text:p>$temp447</text:p>
          </table:table-cell>
          <table:table-cell office:value-type="string">
            <text:p>$hum447</text:p>
          </table:table-cell>
          <table:table-cell/>
          <table:table-cell table:formula="of:=[.B451]&amp;&quot;$&quot;" office:value-type="string" office:string-value="$date447$">
            <text:p>$date447$</text:p>
          </table:table-cell>
          <table:table-cell table:formula="of:=[.C451]&amp;&quot;$&quot;" office:value-type="string" office:string-value="$temp447$">
            <text:p>$temp447$</text:p>
          </table:table-cell>
          <table:table-cell table:formula="of:=[.D451]&amp;&quot;$&quot;" office:value-type="string" office:string-value="$hum447$">
            <text:p>$hum447$</text:p>
          </table:table-cell>
        </table:table-row>
        <table:table-row table:style-name="ro1">
          <table:table-cell/>
          <table:table-cell office:value-type="string">
            <text:p>$date448</text:p>
          </table:table-cell>
          <table:table-cell office:value-type="string">
            <text:p>$temp448</text:p>
          </table:table-cell>
          <table:table-cell office:value-type="string">
            <text:p>$hum448</text:p>
          </table:table-cell>
          <table:table-cell/>
          <table:table-cell table:formula="of:=[.B452]&amp;&quot;$&quot;" office:value-type="string" office:string-value="$date448$">
            <text:p>$date448$</text:p>
          </table:table-cell>
          <table:table-cell table:formula="of:=[.C452]&amp;&quot;$&quot;" office:value-type="string" office:string-value="$temp448$">
            <text:p>$temp448$</text:p>
          </table:table-cell>
          <table:table-cell table:formula="of:=[.D452]&amp;&quot;$&quot;" office:value-type="string" office:string-value="$hum448$">
            <text:p>$hum448$</text:p>
          </table:table-cell>
        </table:table-row>
        <table:table-row table:style-name="ro1">
          <table:table-cell/>
          <table:table-cell office:value-type="string">
            <text:p>$date449</text:p>
          </table:table-cell>
          <table:table-cell office:value-type="string">
            <text:p>$temp449</text:p>
          </table:table-cell>
          <table:table-cell office:value-type="string">
            <text:p>$hum449</text:p>
          </table:table-cell>
          <table:table-cell/>
          <table:table-cell table:formula="of:=[.B453]&amp;&quot;$&quot;" office:value-type="string" office:string-value="$date449$">
            <text:p>$date449$</text:p>
          </table:table-cell>
          <table:table-cell table:formula="of:=[.C453]&amp;&quot;$&quot;" office:value-type="string" office:string-value="$temp449$">
            <text:p>$temp449$</text:p>
          </table:table-cell>
          <table:table-cell table:formula="of:=[.D453]&amp;&quot;$&quot;" office:value-type="string" office:string-value="$hum449$">
            <text:p>$hum449$</text:p>
          </table:table-cell>
        </table:table-row>
        <table:table-row table:style-name="ro1">
          <table:table-cell/>
          <table:table-cell office:value-type="string">
            <text:p>$date450</text:p>
          </table:table-cell>
          <table:table-cell office:value-type="string">
            <text:p>$temp450</text:p>
          </table:table-cell>
          <table:table-cell office:value-type="string">
            <text:p>$hum450</text:p>
          </table:table-cell>
          <table:table-cell/>
          <table:table-cell table:formula="of:=[.B454]&amp;&quot;$&quot;" office:value-type="string" office:string-value="$date450$">
            <text:p>$date450$</text:p>
          </table:table-cell>
          <table:table-cell table:formula="of:=[.C454]&amp;&quot;$&quot;" office:value-type="string" office:string-value="$temp450$">
            <text:p>$temp450$</text:p>
          </table:table-cell>
          <table:table-cell table:formula="of:=[.D454]&amp;&quot;$&quot;" office:value-type="string" office:string-value="$hum450$">
            <text:p>$hum450$</text:p>
          </table:table-cell>
        </table:table-row>
        <table:table-row table:style-name="ro1">
          <table:table-cell/>
          <table:table-cell office:value-type="string">
            <text:p>$date451</text:p>
          </table:table-cell>
          <table:table-cell office:value-type="string">
            <text:p>$temp451</text:p>
          </table:table-cell>
          <table:table-cell office:value-type="string">
            <text:p>$hum451</text:p>
          </table:table-cell>
          <table:table-cell/>
          <table:table-cell table:formula="of:=[.B455]&amp;&quot;$&quot;" office:value-type="string" office:string-value="$date451$">
            <text:p>$date451$</text:p>
          </table:table-cell>
          <table:table-cell table:formula="of:=[.C455]&amp;&quot;$&quot;" office:value-type="string" office:string-value="$temp451$">
            <text:p>$temp451$</text:p>
          </table:table-cell>
          <table:table-cell table:formula="of:=[.D455]&amp;&quot;$&quot;" office:value-type="string" office:string-value="$hum451$">
            <text:p>$hum451$</text:p>
          </table:table-cell>
        </table:table-row>
        <table:table-row table:style-name="ro1">
          <table:table-cell/>
          <table:table-cell office:value-type="string">
            <text:p>$date452</text:p>
          </table:table-cell>
          <table:table-cell office:value-type="string">
            <text:p>$temp452</text:p>
          </table:table-cell>
          <table:table-cell office:value-type="string">
            <text:p>$hum452</text:p>
          </table:table-cell>
          <table:table-cell/>
          <table:table-cell table:formula="of:=[.B456]&amp;&quot;$&quot;" office:value-type="string" office:string-value="$date452$">
            <text:p>$date452$</text:p>
          </table:table-cell>
          <table:table-cell table:formula="of:=[.C456]&amp;&quot;$&quot;" office:value-type="string" office:string-value="$temp452$">
            <text:p>$temp452$</text:p>
          </table:table-cell>
          <table:table-cell table:formula="of:=[.D456]&amp;&quot;$&quot;" office:value-type="string" office:string-value="$hum452$">
            <text:p>$hum452$</text:p>
          </table:table-cell>
        </table:table-row>
        <table:table-row table:style-name="ro1">
          <table:table-cell/>
          <table:table-cell office:value-type="string">
            <text:p>$date453</text:p>
          </table:table-cell>
          <table:table-cell office:value-type="string">
            <text:p>$temp453</text:p>
          </table:table-cell>
          <table:table-cell office:value-type="string">
            <text:p>$hum453</text:p>
          </table:table-cell>
          <table:table-cell/>
          <table:table-cell table:formula="of:=[.B457]&amp;&quot;$&quot;" office:value-type="string" office:string-value="$date453$">
            <text:p>$date453$</text:p>
          </table:table-cell>
          <table:table-cell table:formula="of:=[.C457]&amp;&quot;$&quot;" office:value-type="string" office:string-value="$temp453$">
            <text:p>$temp453$</text:p>
          </table:table-cell>
          <table:table-cell table:formula="of:=[.D457]&amp;&quot;$&quot;" office:value-type="string" office:string-value="$hum453$">
            <text:p>$hum453$</text:p>
          </table:table-cell>
        </table:table-row>
        <table:table-row table:style-name="ro1">
          <table:table-cell/>
          <table:table-cell office:value-type="string">
            <text:p>$date454</text:p>
          </table:table-cell>
          <table:table-cell office:value-type="string">
            <text:p>$temp454</text:p>
          </table:table-cell>
          <table:table-cell office:value-type="string">
            <text:p>$hum454</text:p>
          </table:table-cell>
          <table:table-cell/>
          <table:table-cell table:formula="of:=[.B458]&amp;&quot;$&quot;" office:value-type="string" office:string-value="$date454$">
            <text:p>$date454$</text:p>
          </table:table-cell>
          <table:table-cell table:formula="of:=[.C458]&amp;&quot;$&quot;" office:value-type="string" office:string-value="$temp454$">
            <text:p>$temp454$</text:p>
          </table:table-cell>
          <table:table-cell table:formula="of:=[.D458]&amp;&quot;$&quot;" office:value-type="string" office:string-value="$hum454$">
            <text:p>$hum454$</text:p>
          </table:table-cell>
        </table:table-row>
        <table:table-row table:style-name="ro1">
          <table:table-cell/>
          <table:table-cell office:value-type="string">
            <text:p>$date455</text:p>
          </table:table-cell>
          <table:table-cell office:value-type="string">
            <text:p>$temp455</text:p>
          </table:table-cell>
          <table:table-cell office:value-type="string">
            <text:p>$hum455</text:p>
          </table:table-cell>
          <table:table-cell/>
          <table:table-cell table:formula="of:=[.B459]&amp;&quot;$&quot;" office:value-type="string" office:string-value="$date455$">
            <text:p>$date455$</text:p>
          </table:table-cell>
          <table:table-cell table:formula="of:=[.C459]&amp;&quot;$&quot;" office:value-type="string" office:string-value="$temp455$">
            <text:p>$temp455$</text:p>
          </table:table-cell>
          <table:table-cell table:formula="of:=[.D459]&amp;&quot;$&quot;" office:value-type="string" office:string-value="$hum455$">
            <text:p>$hum455$</text:p>
          </table:table-cell>
        </table:table-row>
        <table:table-row table:style-name="ro1">
          <table:table-cell/>
          <table:table-cell office:value-type="string">
            <text:p>$date456</text:p>
          </table:table-cell>
          <table:table-cell office:value-type="string">
            <text:p>$temp456</text:p>
          </table:table-cell>
          <table:table-cell office:value-type="string">
            <text:p>$hum456</text:p>
          </table:table-cell>
          <table:table-cell/>
          <table:table-cell table:formula="of:=[.B460]&amp;&quot;$&quot;" office:value-type="string" office:string-value="$date456$">
            <text:p>$date456$</text:p>
          </table:table-cell>
          <table:table-cell table:formula="of:=[.C460]&amp;&quot;$&quot;" office:value-type="string" office:string-value="$temp456$">
            <text:p>$temp456$</text:p>
          </table:table-cell>
          <table:table-cell table:formula="of:=[.D460]&amp;&quot;$&quot;" office:value-type="string" office:string-value="$hum456$">
            <text:p>$hum456$</text:p>
          </table:table-cell>
        </table:table-row>
        <table:table-row table:style-name="ro1">
          <table:table-cell/>
          <table:table-cell office:value-type="string">
            <text:p>$date457</text:p>
          </table:table-cell>
          <table:table-cell office:value-type="string">
            <text:p>$temp457</text:p>
          </table:table-cell>
          <table:table-cell office:value-type="string">
            <text:p>$hum457</text:p>
          </table:table-cell>
          <table:table-cell/>
          <table:table-cell table:formula="of:=[.B461]&amp;&quot;$&quot;" office:value-type="string" office:string-value="$date457$">
            <text:p>$date457$</text:p>
          </table:table-cell>
          <table:table-cell table:formula="of:=[.C461]&amp;&quot;$&quot;" office:value-type="string" office:string-value="$temp457$">
            <text:p>$temp457$</text:p>
          </table:table-cell>
          <table:table-cell table:formula="of:=[.D461]&amp;&quot;$&quot;" office:value-type="string" office:string-value="$hum457$">
            <text:p>$hum457$</text:p>
          </table:table-cell>
        </table:table-row>
        <table:table-row table:style-name="ro1">
          <table:table-cell/>
          <table:table-cell office:value-type="string">
            <text:p>$date458</text:p>
          </table:table-cell>
          <table:table-cell office:value-type="string">
            <text:p>$temp458</text:p>
          </table:table-cell>
          <table:table-cell office:value-type="string">
            <text:p>$hum458</text:p>
          </table:table-cell>
          <table:table-cell/>
          <table:table-cell table:formula="of:=[.B462]&amp;&quot;$&quot;" office:value-type="string" office:string-value="$date458$">
            <text:p>$date458$</text:p>
          </table:table-cell>
          <table:table-cell table:formula="of:=[.C462]&amp;&quot;$&quot;" office:value-type="string" office:string-value="$temp458$">
            <text:p>$temp458$</text:p>
          </table:table-cell>
          <table:table-cell table:formula="of:=[.D462]&amp;&quot;$&quot;" office:value-type="string" office:string-value="$hum458$">
            <text:p>$hum458$</text:p>
          </table:table-cell>
        </table:table-row>
        <table:table-row table:style-name="ro1">
          <table:table-cell/>
          <table:table-cell office:value-type="string">
            <text:p>$date459</text:p>
          </table:table-cell>
          <table:table-cell office:value-type="string">
            <text:p>$temp459</text:p>
          </table:table-cell>
          <table:table-cell office:value-type="string">
            <text:p>$hum459</text:p>
          </table:table-cell>
          <table:table-cell/>
          <table:table-cell table:formula="of:=[.B463]&amp;&quot;$&quot;" office:value-type="string" office:string-value="$date459$">
            <text:p>$date459$</text:p>
          </table:table-cell>
          <table:table-cell table:formula="of:=[.C463]&amp;&quot;$&quot;" office:value-type="string" office:string-value="$temp459$">
            <text:p>$temp459$</text:p>
          </table:table-cell>
          <table:table-cell table:formula="of:=[.D463]&amp;&quot;$&quot;" office:value-type="string" office:string-value="$hum459$">
            <text:p>$hum459$</text:p>
          </table:table-cell>
        </table:table-row>
        <table:table-row table:style-name="ro1">
          <table:table-cell/>
          <table:table-cell office:value-type="string">
            <text:p>$date460</text:p>
          </table:table-cell>
          <table:table-cell office:value-type="string">
            <text:p>$temp460</text:p>
          </table:table-cell>
          <table:table-cell office:value-type="string">
            <text:p>$hum460</text:p>
          </table:table-cell>
          <table:table-cell/>
          <table:table-cell table:formula="of:=[.B464]&amp;&quot;$&quot;" office:value-type="string" office:string-value="$date460$">
            <text:p>$date460$</text:p>
          </table:table-cell>
          <table:table-cell table:formula="of:=[.C464]&amp;&quot;$&quot;" office:value-type="string" office:string-value="$temp460$">
            <text:p>$temp460$</text:p>
          </table:table-cell>
          <table:table-cell table:formula="of:=[.D464]&amp;&quot;$&quot;" office:value-type="string" office:string-value="$hum460$">
            <text:p>$hum460$</text:p>
          </table:table-cell>
        </table:table-row>
        <table:table-row table:style-name="ro1">
          <table:table-cell/>
          <table:table-cell office:value-type="string">
            <text:p>$date461</text:p>
          </table:table-cell>
          <table:table-cell office:value-type="string">
            <text:p>$temp461</text:p>
          </table:table-cell>
          <table:table-cell office:value-type="string">
            <text:p>$hum461</text:p>
          </table:table-cell>
          <table:table-cell/>
          <table:table-cell table:formula="of:=[.B465]&amp;&quot;$&quot;" office:value-type="string" office:string-value="$date461$">
            <text:p>$date461$</text:p>
          </table:table-cell>
          <table:table-cell table:formula="of:=[.C465]&amp;&quot;$&quot;" office:value-type="string" office:string-value="$temp461$">
            <text:p>$temp461$</text:p>
          </table:table-cell>
          <table:table-cell table:formula="of:=[.D465]&amp;&quot;$&quot;" office:value-type="string" office:string-value="$hum461$">
            <text:p>$hum461$</text:p>
          </table:table-cell>
        </table:table-row>
        <table:table-row table:style-name="ro1">
          <table:table-cell/>
          <table:table-cell office:value-type="string">
            <text:p>$date462</text:p>
          </table:table-cell>
          <table:table-cell office:value-type="string">
            <text:p>$temp462</text:p>
          </table:table-cell>
          <table:table-cell office:value-type="string">
            <text:p>$hum462</text:p>
          </table:table-cell>
          <table:table-cell/>
          <table:table-cell table:formula="of:=[.B466]&amp;&quot;$&quot;" office:value-type="string" office:string-value="$date462$">
            <text:p>$date462$</text:p>
          </table:table-cell>
          <table:table-cell table:formula="of:=[.C466]&amp;&quot;$&quot;" office:value-type="string" office:string-value="$temp462$">
            <text:p>$temp462$</text:p>
          </table:table-cell>
          <table:table-cell table:formula="of:=[.D466]&amp;&quot;$&quot;" office:value-type="string" office:string-value="$hum462$">
            <text:p>$hum462$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5">02/15/2021</text:date>, <text:time>13:23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3:26:30.58</meta:creation-date>
    <dc:date>2021-02-15T13:23:46.62</dc:date>
    <meta:editing-duration>PT22M52S</meta:editing-duration>
    <meta:editing-cycles>3</meta:editing-cycles>
    <meta:generator>OpenOffice/4.1.6$Win32 OpenOffice.org_project/416m1$Build-9790</meta:generator>
    <meta:document-statistic meta:table-count="3" meta:cell-count="2772" meta:object-count="0"/>
  </office:meta>
</office:document-meta>
</file>